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33" style:family="table">
      <style:table-properties style:width="17cm" table:align="left" fo:keep-with-next="always"/>
    </style:style>
    <style:style style:name="Table33.A" style:family="table-column">
      <style:table-column-properties style:column-width="2.979cm"/>
    </style:style>
    <style:style style:name="Table33.B" style:family="table-column">
      <style:table-column-properties style:column-width="5.045cm"/>
    </style:style>
    <style:style style:name="Table33.C" style:family="table-column">
      <style:table-column-properties style:column-width="4.951cm"/>
    </style:style>
    <style:style style:name="Table33.D" style:family="table-column">
      <style:table-column-properties style:column-width="4.025cm"/>
    </style:style>
    <style:style style:name="Table33.A1" style:family="table-cell">
      <style:table-cell-properties style:vertical-align="middle" fo:padding="0.049cm" fo:border="none"/>
    </style:style>
    <style:style style:name="Table18" style:family="table">
      <style:table-properties style:width="17cm" table:align="left" fo:keep-with-next="always"/>
    </style:style>
    <style:style style:name="Table18.A" style:family="table-column">
      <style:table-column-properties style:column-width="3.221cm"/>
    </style:style>
    <style:style style:name="Table18.B" style:family="table-column">
      <style:table-column-properties style:column-width="5.218cm"/>
    </style:style>
    <style:style style:name="Table18.C" style:family="table-column">
      <style:table-column-properties style:column-width="4.748cm"/>
    </style:style>
    <style:style style:name="Table18.D" style:family="table-column">
      <style:table-column-properties style:column-width="3.814cm"/>
    </style:style>
    <style:style style:name="Table18.A1" style:family="table-cell">
      <style:table-cell-properties style:vertical-align="middle" fo:padding="0.049cm" fo:border="none"/>
    </style:style>
    <style:style style:name="Table7" style:family="table">
      <style:table-properties style:width="17cm" table:align="left" fo:keep-with-next="always"/>
    </style:style>
    <style:style style:name="Table7.A" style:family="table-column">
      <style:table-column-properties style:column-width="5.114cm"/>
    </style:style>
    <style:style style:name="Table7.B" style:family="table-column">
      <style:table-column-properties style:column-width="3.905cm"/>
    </style:style>
    <style:style style:name="Table7.C" style:family="table-column">
      <style:table-column-properties style:column-width="4.29cm"/>
    </style:style>
    <style:style style:name="Table7.D" style:family="table-column">
      <style:table-column-properties style:column-width="3.692cm"/>
    </style:style>
    <style:style style:name="Table7.A1" style:family="table-cell">
      <style:table-cell-properties style:vertical-align="middle" fo:padding="0.049cm" fo:border="none"/>
    </style:style>
    <style:style style:name="Table8" style:family="table">
      <style:table-properties style:width="17cm" table:align="left" fo:keep-with-next="always"/>
    </style:style>
    <style:style style:name="Table8.A" style:family="table-column">
      <style:table-column-properties style:column-width="3.198cm"/>
    </style:style>
    <style:style style:name="Table8.B" style:family="table-column">
      <style:table-column-properties style:column-width="4.232cm"/>
    </style:style>
    <style:style style:name="Table8.C" style:family="table-column">
      <style:table-column-properties style:column-width="5.001cm"/>
    </style:style>
    <style:style style:name="Table8.D" style:family="table-column">
      <style:table-column-properties style:column-width="4.57cm"/>
    </style:style>
    <style:style style:name="Table8.A1" style:family="table-cell">
      <style:table-cell-properties style:vertical-align="middle" fo:padding="0.049cm" fo:border="none"/>
    </style:style>
    <style:style style:name="Table13" style:family="table">
      <style:table-properties style:width="17cm" table:align="left" fo:keep-with-next="always"/>
    </style:style>
    <style:style style:name="Table13.A" style:family="table-column">
      <style:table-column-properties style:column-width="2.833cm"/>
    </style:style>
    <style:style style:name="Table13.B" style:family="table-column">
      <style:table-column-properties style:column-width="5.147cm"/>
    </style:style>
    <style:style style:name="Table13.C" style:family="table-column">
      <style:table-column-properties style:column-width="4.456cm"/>
    </style:style>
    <style:style style:name="Table13.D" style:family="table-column">
      <style:table-column-properties style:column-width="4.565cm"/>
    </style:style>
    <style:style style:name="Table13.A1" style:family="table-cell">
      <style:table-cell-properties style:vertical-align="middle" fo:padding="0.049cm" fo:border="none"/>
    </style:style>
    <style:style style:name="Table12" style:family="table">
      <style:table-properties style:width="17cm" table:align="left" fo:keep-with-next="always"/>
    </style:style>
    <style:style style:name="Table12.A" style:family="table-column">
      <style:table-column-properties style:column-width="2.66cm"/>
    </style:style>
    <style:style style:name="Table12.B" style:family="table-column">
      <style:table-column-properties style:column-width="4.877cm"/>
    </style:style>
    <style:style style:name="Table12.C" style:family="table-column">
      <style:table-column-properties style:column-width="5.376cm"/>
    </style:style>
    <style:style style:name="Table12.D" style:family="table-column">
      <style:table-column-properties style:column-width="4.087cm"/>
    </style:style>
    <style:style style:name="Table12.A1" style:family="table-cell">
      <style:table-cell-properties style:vertical-align="middle" fo:padding="0.049cm" fo:border="none"/>
    </style:style>
    <style:style style:name="Table14" style:family="table">
      <style:table-properties style:width="17cm" table:align="left" fo:keep-with-next="always"/>
    </style:style>
    <style:style style:name="Table14.A" style:family="table-column">
      <style:table-column-properties style:column-width="2.85cm"/>
    </style:style>
    <style:style style:name="Table14.B" style:family="table-column">
      <style:table-column-properties style:column-width="5.387cm"/>
    </style:style>
    <style:style style:name="Table14.C" style:family="table-column">
      <style:table-column-properties style:column-width="3.976cm"/>
    </style:style>
    <style:style style:name="Table14.D" style:family="table-column">
      <style:table-column-properties style:column-width="4.787cm"/>
    </style:style>
    <style:style style:name="Table14.A1" style:family="table-cell">
      <style:table-cell-properties style:vertical-align="middle" fo:padding="0.049cm" fo:border="none"/>
    </style:style>
    <style:style style:name="Table15" style:family="table">
      <style:table-properties style:width="17cm" table:align="left" fo:keep-with-next="always"/>
    </style:style>
    <style:style style:name="Table15.A" style:family="table-column">
      <style:table-column-properties style:column-width="2.93cm"/>
    </style:style>
    <style:style style:name="Table15.B" style:family="table-column">
      <style:table-column-properties style:column-width="4.918cm"/>
    </style:style>
    <style:style style:name="Table15.C" style:family="table-column">
      <style:table-column-properties style:column-width="4.198cm"/>
    </style:style>
    <style:style style:name="Table15.D" style:family="table-column">
      <style:table-column-properties style:column-width="4.955cm"/>
    </style:style>
    <style:style style:name="Table15.A1" style:family="table-cell">
      <style:table-cell-properties style:vertical-align="middle" fo:padding="0.049cm" fo:border="none"/>
    </style:style>
    <style:style style:name="Table16" style:family="table">
      <style:table-properties style:width="17cm" table:align="left" fo:keep-with-next="always"/>
    </style:style>
    <style:style style:name="Table16.A" style:family="table-column">
      <style:table-column-properties style:column-width="3.632cm"/>
    </style:style>
    <style:style style:name="Table16.B" style:family="table-column">
      <style:table-column-properties style:column-width="5.193cm"/>
    </style:style>
    <style:style style:name="Table16.C" style:family="table-column">
      <style:table-column-properties style:column-width="4.032cm"/>
    </style:style>
    <style:style style:name="Table16.D" style:family="table-column">
      <style:table-column-properties style:column-width="4.143cm"/>
    </style:style>
    <style:style style:name="Table16.A1" style:family="table-cell">
      <style:table-cell-properties style:vertical-align="middle" fo:padding="0.049cm" fo:border="none"/>
    </style:style>
    <style:style style:name="Table19" style:family="table">
      <style:table-properties style:width="17cm" table:align="left" fo:keep-with-next="always"/>
    </style:style>
    <style:style style:name="Table19.A" style:family="table-column">
      <style:table-column-properties style:column-width="2.702cm"/>
    </style:style>
    <style:style style:name="Table19.B" style:family="table-column">
      <style:table-column-properties style:column-width="3.473cm"/>
    </style:style>
    <style:style style:name="Table19.C" style:family="table-column">
      <style:table-column-properties style:column-width="3.425cm"/>
    </style:style>
    <style:style style:name="Table19.D" style:family="table-column">
      <style:table-column-properties style:column-width="4.101cm"/>
    </style:style>
    <style:style style:name="Table19.E" style:family="table-column">
      <style:table-column-properties style:column-width="3.298cm"/>
    </style:style>
    <style:style style:name="Table19.A1" style:family="table-cell">
      <style:table-cell-properties style:vertical-align="middle" fo:padding="0.049cm" fo:border="none"/>
    </style:style>
    <style:style style:name="Table22" style:family="table">
      <style:table-properties style:width="17cm" table:align="left" fo:keep-with-next="always"/>
    </style:style>
    <style:style style:name="Table22.A" style:family="table-column">
      <style:table-column-properties style:column-width="3.528cm"/>
    </style:style>
    <style:style style:name="Table22.B" style:family="table-column">
      <style:table-column-properties style:column-width="13.473cm"/>
    </style:style>
    <style:style style:name="Table22.A1" style:family="table-cell">
      <style:table-cell-properties style:vertical-align="middle" fo:padding="0.049cm" fo:border="none"/>
    </style:style>
    <style:style style:name="Table23" style:family="table">
      <style:table-properties style:width="17cm" table:align="left" fo:keep-with-next="always"/>
    </style:style>
    <style:style style:name="Table23.A" style:family="table-column">
      <style:table-column-properties style:column-width="4.389cm"/>
    </style:style>
    <style:style style:name="Table23.B" style:family="table-column">
      <style:table-column-properties style:column-width="6.202cm"/>
    </style:style>
    <style:style style:name="Table23.C" style:family="table-column">
      <style:table-column-properties style:column-width="6.41cm"/>
    </style:style>
    <style:style style:name="Table23.A1" style:family="table-cell">
      <style:table-cell-properties style:vertical-align="middle" fo:padding="0.049cm" fo:border="none"/>
    </style:style>
    <style:style style:name="Table25" style:family="table">
      <style:table-properties style:width="17cm" table:align="left" fo:keep-with-next="always"/>
    </style:style>
    <style:style style:name="Table25.A" style:family="table-column">
      <style:table-column-properties style:column-width="3.985cm"/>
    </style:style>
    <style:style style:name="Table25.B" style:family="table-column">
      <style:table-column-properties style:column-width="7.495cm"/>
    </style:style>
    <style:style style:name="Table25.C" style:family="table-column">
      <style:table-column-properties style:column-width="5.521cm"/>
    </style:style>
    <style:style style:name="Table25.A1" style:family="table-cell">
      <style:table-cell-properties style:vertical-align="middle" fo:padding="0.049cm" fo:border="none"/>
    </style:style>
    <style:style style:name="Table26" style:family="table">
      <style:table-properties style:width="17cm" table:align="left" fo:keep-with-next="always"/>
    </style:style>
    <style:style style:name="Table26.A" style:family="table-column">
      <style:table-column-properties style:column-width="2.798cm"/>
    </style:style>
    <style:style style:name="Table26.B" style:family="table-column">
      <style:table-column-properties style:column-width="5.2cm"/>
    </style:style>
    <style:style style:name="Table26.C" style:family="table-column">
      <style:table-column-properties style:column-width="3.993cm"/>
    </style:style>
    <style:style style:name="Table26.D" style:family="table-column">
      <style:table-column-properties style:column-width="5.009cm"/>
    </style:style>
    <style:style style:name="Table26.A1" style:family="table-cell">
      <style:table-cell-properties style:vertical-align="middle" fo:padding="0.049cm" fo:border="none"/>
    </style:style>
    <style:style style:name="Table24" style:family="table">
      <style:table-properties style:width="17cm" table:align="left" fo:keep-with-next="always"/>
    </style:style>
    <style:style style:name="Table24.A" style:family="table-column">
      <style:table-column-properties style:column-width="4.47cm"/>
    </style:style>
    <style:style style:name="Table24.B" style:family="table-column">
      <style:table-column-properties style:column-width="3.558cm"/>
    </style:style>
    <style:style style:name="Table24.C" style:family="table-column">
      <style:table-column-properties style:column-width="5.152cm"/>
    </style:style>
    <style:style style:name="Table24.D" style:family="table-column">
      <style:table-column-properties style:column-width="3.821cm"/>
    </style:style>
    <style:style style:name="Table24.A1" style:family="table-cell">
      <style:table-cell-properties style:vertical-align="middle" fo:padding="0.049cm" fo:border="none"/>
    </style:style>
    <style:style style:name="Table24.6" style:family="table-row">
      <style:table-row-properties style:min-row-height="1.739cm"/>
    </style:style>
    <style:style style:name="Table20" style:family="table">
      <style:table-properties style:width="17.477cm" table:align="left" fo:keep-with-next="always"/>
    </style:style>
    <style:style style:name="Table20.A" style:family="table-column">
      <style:table-column-properties style:column-width="1.436cm"/>
    </style:style>
    <style:style style:name="Table20.B" style:family="table-column">
      <style:table-column-properties style:column-width="3.221cm"/>
    </style:style>
    <style:style style:name="Table20.C" style:family="table-column">
      <style:table-column-properties style:column-width="3.856cm"/>
    </style:style>
    <style:style style:name="Table20.D" style:family="table-column">
      <style:table-column-properties style:column-width="2.75cm"/>
    </style:style>
    <style:style style:name="Table20.E" style:family="table-column">
      <style:table-column-properties style:column-width="2.843cm"/>
    </style:style>
    <style:style style:name="Table20.F" style:family="table-column">
      <style:table-column-properties style:column-width="3.371cm"/>
    </style:style>
    <style:style style:name="Table20.A1" style:family="table-cell">
      <style:table-cell-properties style:vertical-align="middle" fo:padding="0.049cm" fo:border="none"/>
    </style:style>
    <style:style style:name="Table21" style:family="table">
      <style:table-properties style:width="17.043cm" table:align="left" fo:keep-with-next="always"/>
    </style:style>
    <style:style style:name="Table21.A" style:family="table-column">
      <style:table-column-properties style:column-width="1.436cm"/>
    </style:style>
    <style:style style:name="Table21.B" style:family="table-column">
      <style:table-column-properties style:column-width="2.939cm"/>
    </style:style>
    <style:style style:name="Table21.C" style:family="table-column">
      <style:table-column-properties style:column-width="2.258cm"/>
    </style:style>
    <style:style style:name="Table21.D" style:family="table-column">
      <style:table-column-properties style:column-width="3.42cm"/>
    </style:style>
    <style:style style:name="Table21.E" style:family="table-column">
      <style:table-column-properties style:column-width="3.597cm"/>
    </style:style>
    <style:style style:name="Table21.F" style:family="table-column">
      <style:table-column-properties style:column-width="3.394cm"/>
    </style:style>
    <style:style style:name="Table21.A1" style:family="table-cell">
      <style:table-cell-properties style:vertical-align="middle" fo:padding="0.049cm" fo:border="none"/>
    </style:style>
    <style:style style:name="Table10" style:family="table">
      <style:table-properties style:width="17cm" table:align="left" fo:keep-with-next="always"/>
    </style:style>
    <style:style style:name="Table10.A" style:family="table-column">
      <style:table-column-properties style:column-width="4.761cm"/>
    </style:style>
    <style:style style:name="Table10.B" style:family="table-column">
      <style:table-column-properties style:column-width="4.426cm"/>
    </style:style>
    <style:style style:name="Table10.C" style:family="table-column">
      <style:table-column-properties style:column-width="3.814cm"/>
    </style:style>
    <style:style style:name="Table10.D" style:family="table-column">
      <style:table-column-properties style:column-width="4.001cm"/>
    </style:style>
    <style:style style:name="Table10.A1" style:family="table-cell">
      <style:table-cell-properties style:vertical-align="middle" fo:padding="0.049cm" fo:border="none"/>
    </style:style>
    <style:style style:name="Table11" style:family="table">
      <style:table-properties style:width="17.013cm" fo:margin-left="0cm" table:align="left" fo:keep-with-next="always"/>
    </style:style>
    <style:style style:name="Table11.A" style:family="table-column">
      <style:table-column-properties style:column-width="4.445cm"/>
    </style:style>
    <style:style style:name="Table11.B" style:family="table-column">
      <style:table-column-properties style:column-width="4.419cm"/>
    </style:style>
    <style:style style:name="Table11.C" style:family="table-column">
      <style:table-column-properties style:column-width="4.101cm"/>
    </style:style>
    <style:style style:name="Table11.D" style:family="table-column">
      <style:table-column-properties style:column-width="4.048cm"/>
    </style:style>
    <style:style style:name="Table11.A1" style:family="table-cell">
      <style:table-cell-properties style:vertical-align="middle" fo:padding="0.049cm" fo:border="none"/>
    </style:style>
    <style:style style:name="Table2" style:family="table">
      <style:table-properties style:width="17cm" table:align="left" fo:keep-with-next="always"/>
    </style:style>
    <style:style style:name="Table2.A" style:family="table-column">
      <style:table-column-properties style:column-width="3.641cm"/>
    </style:style>
    <style:style style:name="Table2.B" style:family="table-column">
      <style:table-column-properties style:column-width="13.36cm"/>
    </style:style>
    <style:style style:name="Table2.A1" style:family="table-cell">
      <style:table-cell-properties style:vertical-align="middle" fo:padding="0.049cm" fo:border="none"/>
    </style:style>
    <style:style style:name="Table1" style:family="table">
      <style:table-properties style:width="17cm" table:align="left" fo:keep-with-next="always"/>
    </style:style>
    <style:style style:name="Table1.A" style:family="table-column">
      <style:table-column-properties style:column-width="3.538cm"/>
    </style:style>
    <style:style style:name="Table1.B" style:family="table-column">
      <style:table-column-properties style:column-width="13.462cm"/>
    </style:style>
    <style:style style:name="Table1.A1" style:family="table-cell">
      <style:table-cell-properties style:vertical-align="middle" fo:padding="0.049cm" fo:border="none"/>
    </style:style>
    <style:style style:name="Table9" style:family="table">
      <style:table-properties style:width="17cm" table:align="left" fo:keep-with-next="always"/>
    </style:style>
    <style:style style:name="Table9.A" style:family="table-column">
      <style:table-column-properties style:column-width="5.398cm"/>
    </style:style>
    <style:style style:name="Table9.B" style:family="table-column">
      <style:table-column-properties style:column-width="3.889cm"/>
    </style:style>
    <style:style style:name="Table9.C" style:family="table-column">
      <style:table-column-properties style:column-width="4.096cm"/>
    </style:style>
    <style:style style:name="Table9.D" style:family="table-column">
      <style:table-column-properties style:column-width="3.618cm"/>
    </style:style>
    <style:style style:name="Table9.A1" style:family="table-cell">
      <style:table-cell-properties style:vertical-align="middle" fo:padding="0.049cm" fo:border="none"/>
    </style:style>
    <style:style style:name="Table3" style:family="table">
      <style:table-properties style:width="17cm" table:align="left" fo:keep-with-next="always"/>
    </style:style>
    <style:style style:name="Table3.A" style:family="table-column">
      <style:table-column-properties style:column-width="3.637cm"/>
    </style:style>
    <style:style style:name="Table3.B" style:family="table-column">
      <style:table-column-properties style:column-width="5.325cm"/>
    </style:style>
    <style:style style:name="Table3.C" style:family="table-column">
      <style:table-column-properties style:column-width="4.001cm"/>
    </style:style>
    <style:style style:name="Table3.D" style:family="table-column">
      <style:table-column-properties style:column-width="4.038cm"/>
    </style:style>
    <style:style style:name="Table3.A1" style:family="table-cell">
      <style:table-cell-properties style:vertical-align="middle" fo:padding="0.049cm" fo:border="none"/>
    </style:style>
    <style:style style:name="Table4" style:family="table">
      <style:table-properties style:width="17cm" table:align="left" fo:keep-with-next="always"/>
    </style:style>
    <style:style style:name="Table4.A" style:family="table-column">
      <style:table-column-properties style:column-width="3.796cm"/>
    </style:style>
    <style:style style:name="Table4.B" style:family="table-column">
      <style:table-column-properties style:column-width="5.362cm"/>
    </style:style>
    <style:style style:name="Table4.C" style:family="table-column">
      <style:table-column-properties style:column-width="3.581cm"/>
    </style:style>
    <style:style style:name="Table4.D" style:family="table-column">
      <style:table-column-properties style:column-width="4.262cm"/>
    </style:style>
    <style:style style:name="Table4.A1" style:family="table-cell">
      <style:table-cell-properties style:vertical-align="middle" fo:padding="0.049cm" fo:border="none"/>
    </style:style>
    <style:style style:name="Table5" style:family="table">
      <style:table-properties style:width="17cm" table:align="left" fo:keep-with-next="always"/>
    </style:style>
    <style:style style:name="Table5.A" style:family="table-column">
      <style:table-column-properties style:column-width="4.032cm"/>
    </style:style>
    <style:style style:name="Table5.B" style:family="table-column">
      <style:table-column-properties style:column-width="5.253cm"/>
    </style:style>
    <style:style style:name="Table5.C" style:family="table-column">
      <style:table-column-properties style:column-width="3.521cm"/>
    </style:style>
    <style:style style:name="Table5.D" style:family="table-column">
      <style:table-column-properties style:column-width="4.195cm"/>
    </style:style>
    <style:style style:name="Table5.A1" style:family="table-cell">
      <style:table-cell-properties style:vertical-align="middle" fo:padding="0.049cm" fo:border="none"/>
    </style:style>
    <style:style style:name="Table6" style:family="table">
      <style:table-properties style:width="17cm" table:align="left" fo:keep-with-next="always"/>
    </style:style>
    <style:style style:name="Table6.A" style:family="table-column">
      <style:table-column-properties style:column-width="4.011cm"/>
    </style:style>
    <style:style style:name="Table6.B" style:family="table-column">
      <style:table-column-properties style:column-width="4.868cm"/>
    </style:style>
    <style:style style:name="Table6.C" style:family="table-column">
      <style:table-column-properties style:column-width="3.868cm"/>
    </style:style>
    <style:style style:name="Table6.D" style:family="table-column">
      <style:table-column-properties style:column-width="4.253cm"/>
    </style:style>
    <style:style style:name="Table6.A1" style:family="table-cell">
      <style:table-cell-properties style:vertical-align="middle" fo:padding="0.049cm" fo:border="none"/>
    </style:style>
    <style:style style:name="Table27" style:family="table">
      <style:table-properties style:width="17cm" table:align="left" fo:keep-with-next="always"/>
    </style:style>
    <style:style style:name="Table27.A" style:family="table-column">
      <style:table-column-properties style:column-width="3.581cm"/>
    </style:style>
    <style:style style:name="Table27.B" style:family="table-column">
      <style:table-column-properties style:column-width="3.249cm"/>
    </style:style>
    <style:style style:name="Table27.C" style:family="table-column">
      <style:table-column-properties style:column-width="3.129cm"/>
    </style:style>
    <style:style style:name="Table27.D" style:family="table-column">
      <style:table-column-properties style:column-width="2.985cm"/>
    </style:style>
    <style:style style:name="Table27.E" style:family="table-column">
      <style:table-column-properties style:column-width="4.057cm"/>
    </style:style>
    <style:style style:name="Table27.A1" style:family="table-cell">
      <style:table-cell-properties style:vertical-align="middle" fo:padding="0.049cm" fo:border="none"/>
    </style:style>
    <style:style style:name="Table31" style:family="table">
      <style:table-properties style:width="17cm" table:align="left" fo:keep-with-next="always"/>
    </style:style>
    <style:style style:name="Table31.A" style:family="table-column">
      <style:table-column-properties style:column-width="3.963cm"/>
    </style:style>
    <style:style style:name="Table31.B" style:family="table-column">
      <style:table-column-properties style:column-width="3.461cm"/>
    </style:style>
    <style:style style:name="Table31.C" style:family="table-column">
      <style:table-column-properties style:column-width="2.762cm"/>
    </style:style>
    <style:style style:name="Table31.D" style:family="table-column">
      <style:table-column-properties style:column-width="3.434cm"/>
    </style:style>
    <style:style style:name="Table31.E" style:family="table-column">
      <style:table-column-properties style:column-width="3.38cm"/>
    </style:style>
    <style:style style:name="Table31.A1" style:family="table-cell">
      <style:table-cell-properties style:vertical-align="middle" fo:padding="0.049cm" fo:border="none"/>
    </style:style>
    <style:style style:name="Table32" style:family="table">
      <style:table-properties style:width="15.501cm" table:align="left"/>
    </style:style>
    <style:style style:name="Table32.A" style:family="table-column">
      <style:table-column-properties style:column-width="3.138cm"/>
    </style:style>
    <style:style style:name="Table32.B" style:family="table-column">
      <style:table-column-properties style:column-width="3.69cm"/>
    </style:style>
    <style:style style:name="Table32.C" style:family="table-column">
      <style:table-column-properties style:column-width="2.475cm"/>
    </style:style>
    <style:style style:name="Table32.D" style:family="table-column">
      <style:table-column-properties style:column-width="3.016cm"/>
    </style:style>
    <style:style style:name="Table32.E" style:family="table-column">
      <style:table-column-properties style:column-width="3.182cm"/>
    </style:style>
    <style:style style:name="Table32.A1" style:family="table-cell">
      <style:table-cell-properties style:vertical-align="middle" fo:padding="0.049cm" fo:border="none"/>
    </style:style>
    <style:style style:name="Table30" style:family="table">
      <style:table-properties style:width="17cm" table:align="left" fo:keep-with-next="always"/>
    </style:style>
    <style:style style:name="Table30.A" style:family="table-column">
      <style:table-column-properties style:column-width="4.778cm"/>
    </style:style>
    <style:style style:name="Table30.B" style:family="table-column">
      <style:table-column-properties style:column-width="4.519cm"/>
    </style:style>
    <style:style style:name="Table30.C" style:family="table-column">
      <style:table-column-properties style:column-width="3.394cm"/>
    </style:style>
    <style:style style:name="Table30.D" style:family="table-column">
      <style:table-column-properties style:column-width="4.309cm"/>
    </style:style>
    <style:style style:name="Table30.A1" style:family="table-cell">
      <style:table-cell-properties style:vertical-align="middle" fo:padding="0.049cm" fo:border="none"/>
    </style:style>
    <style:style style:name="Table28" style:family="table">
      <style:table-properties style:width="17cm" table:align="left" fo:keep-with-next="always"/>
    </style:style>
    <style:style style:name="Table28.A" style:family="table-column">
      <style:table-column-properties style:column-width="3.801cm"/>
    </style:style>
    <style:style style:name="Table28.B" style:family="table-column">
      <style:table-column-properties style:column-width="3.963cm"/>
    </style:style>
    <style:style style:name="Table28.C" style:family="table-column">
      <style:table-column-properties style:column-width="4.764cm"/>
    </style:style>
    <style:style style:name="Table28.D" style:family="table-column">
      <style:table-column-properties style:column-width="4.471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3.997cm"/>
    </style:style>
    <style:style style:name="Table29.B" style:family="table-column">
      <style:table-column-properties style:column-width="4.217cm"/>
    </style:style>
    <style:style style:name="Table29.C" style:family="table-column">
      <style:table-column-properties style:column-width="4.103cm"/>
    </style:style>
    <style:style style:name="Table29.D" style:family="table-column">
      <style:table-column-properties style:column-width="4.683cm"/>
    </style:style>
    <style:style style:name="Table29.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5.971cm"/>
    </style:style>
    <style:style style:name="Table17.B" style:family="table-column">
      <style:table-column-properties style:column-width="11.03cm"/>
    </style:style>
    <style:style style:name="Table17.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3.674cm"/>
    </style:style>
    <style:style style:name="Table34.B" style:family="table-column">
      <style:table-column-properties style:column-width="3.724cm"/>
    </style:style>
    <style:style style:name="Table34.C" style:family="table-column">
      <style:table-column-properties style:column-width="3.919cm"/>
    </style:style>
    <style:style style:name="Table34.D" style:family="table-column">
      <style:table-column-properties style:column-width="5.683cm"/>
    </style:style>
    <style:style style:name="Table34.A1" style:family="table-cell">
      <style:table-cell-properties style:vertical-align="middle" fo:padding="0.049cm" fo:border="none"/>
    </style:style>
    <style:style style:name="P1" style:family="paragraph" style:parent-style-name="Heading_20_3">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17fae"/>
    </style:style>
    <style:style style:name="P4" style:family="paragraph" style:parent-style-name="Text_20_body">
      <style:paragraph-properties fo:text-align="justify" style:justify-single-word="false"/>
      <style:text-properties officeooo:paragraph-rsid="00237e5c"/>
    </style:style>
    <style:style style:name="P5" style:family="paragraph" style:parent-style-name="Standard">
      <style:paragraph-properties fo:text-align="justify" style:justify-single-word="false"/>
      <style:text-properties officeooo:paragraph-rsid="00695da6"/>
    </style:style>
    <style:style style:name="P6" style:family="paragraph" style:parent-style-name="Text_20_body">
      <style:paragraph-properties fo:text-align="justify" style:justify-single-word="false"/>
      <style:text-properties officeooo:paragraph-rsid="00695da6"/>
    </style:style>
    <style:style style:name="P7" style:family="paragraph" style:parent-style-name="Text_20_body">
      <style:paragraph-properties fo:text-align="justify" style:justify-single-word="false"/>
      <style:text-properties officeooo:paragraph-rsid="00514963"/>
    </style:style>
    <style:style style:name="P8" style:family="paragraph" style:parent-style-name="Text_20_body">
      <style:paragraph-properties fo:text-align="justify" style:justify-single-word="false"/>
      <style:text-properties officeooo:paragraph-rsid="0053b51a"/>
    </style:style>
    <style:style style:name="P9" style:family="paragraph" style:parent-style-name="Text_20_body">
      <style:paragraph-properties fo:text-align="justify" style:justify-single-word="false"/>
      <style:text-properties officeooo:paragraph-rsid="00546e7c"/>
    </style:style>
    <style:style style:name="P10" style:family="paragraph" style:parent-style-name="Text_20_body">
      <style:paragraph-properties fo:text-align="justify" style:justify-single-word="false"/>
      <style:text-properties officeooo:paragraph-rsid="006094c8"/>
    </style:style>
    <style:style style:name="P11" style:family="paragraph" style:parent-style-name="Text_20_body">
      <style:paragraph-properties fo:text-align="justify" style:justify-single-word="false"/>
      <style:text-properties officeooo:paragraph-rsid="008a4901"/>
    </style:style>
    <style:style style:name="P12" style:family="paragraph" style:parent-style-name="Text_20_body">
      <style:paragraph-properties fo:text-align="justify" style:justify-single-word="false"/>
      <style:text-properties officeooo:paragraph-rsid="0090c4fe"/>
    </style:style>
    <style:style style:name="P13" style:family="paragraph" style:parent-style-name="Text_20_body">
      <style:paragraph-properties fo:text-align="justify" style:justify-single-word="false"/>
      <style:text-properties officeooo:paragraph-rsid="00982893"/>
    </style:style>
    <style:style style:name="P14" style:family="paragraph" style:parent-style-name="Text_20_body">
      <style:paragraph-properties fo:text-align="justify" style:justify-single-word="false"/>
      <style:text-properties officeooo:paragraph-rsid="0099fd31"/>
    </style:style>
    <style:style style:name="P15" style:family="paragraph" style:parent-style-name="Text_20_body">
      <style:paragraph-properties fo:text-align="justify" style:justify-single-word="false"/>
      <style:text-properties officeooo:paragraph-rsid="00b3e10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paragraph-rsid="001c8d52"/>
    </style:style>
    <style:style style:name="P18" style:family="paragraph" style:parent-style-name="Table_20_Heading">
      <style:paragraph-properties fo:text-align="justify" style:justify-single-word="false"/>
      <style:text-properties officeooo:paragraph-rsid="001c8d52"/>
    </style:style>
    <style:style style:name="P19" style:family="paragraph" style:parent-style-name="Text_20_body">
      <style:paragraph-properties fo:text-align="justify" style:justify-single-word="false"/>
      <style:text-properties officeooo:paragraph-rsid="001c8d52"/>
    </style:style>
    <style:style style:name="P20" style:family="paragraph" style:parent-style-name="Table_20_Heading">
      <style:paragraph-properties fo:text-align="justify" style:justify-single-word="false"/>
    </style:style>
    <style:style style:name="P21" style:family="paragraph" style:parent-style-name="Table_20_Heading">
      <style:paragraph-properties fo:text-align="justify" style:justify-single-word="false"/>
      <style:text-properties officeooo:paragraph-rsid="008fd176"/>
    </style:style>
    <style:style style:name="P22" style:family="paragraph" style:parent-style-name="Text_20_body">
      <style:paragraph-properties fo:text-align="justify" style:justify-single-word="false"/>
      <style:text-properties officeooo:paragraph-rsid="001e2e9e"/>
    </style:style>
    <style:style style:name="P23" style:family="paragraph" style:parent-style-name="Text_20_body">
      <style:paragraph-properties fo:text-align="justify" style:justify-single-word="false"/>
      <style:text-properties officeooo:paragraph-rsid="00a03aae"/>
    </style:style>
    <style:style style:name="P24" style:family="paragraph" style:parent-style-name="Heading_20_3">
      <style:paragraph-properties fo:text-align="justify" style:justify-single-word="false"/>
      <style:text-properties fo:color="#000000" loext:opacity="100%" fo:font-weight="normal" officeooo:rsid="001a7495" officeooo:paragraph-rsid="001a7495" style:font-weight-asian="normal" style:font-weight-complex="normal"/>
    </style:style>
    <style:style style:name="P25" style:family="paragraph" style:parent-style-name="Text_20_body">
      <style:paragraph-properties fo:text-align="justify" style:justify-single-word="false"/>
      <style:text-properties fo:color="#000000" loext:opacity="100%" fo:font-weight="normal" officeooo:rsid="001a7495" officeooo:paragraph-rsid="001c8d52" style:font-weight-asian="normal" style:font-weight-complex="normal"/>
    </style:style>
    <style:style style:name="P26" style:family="paragraph" style:parent-style-name="Text_20_body">
      <style:paragraph-properties fo:text-align="justify" style:justify-single-word="false"/>
      <style:text-properties fo:color="#000000" loext:opacity="100%" fo:font-weight="normal" officeooo:rsid="001a7495" style:font-weight-asian="normal" style:font-weight-complex="normal"/>
    </style:style>
    <style:style style:name="P27" style:family="paragraph" style:parent-style-name="Text_20_body">
      <style:paragraph-properties fo:text-align="justify" style:justify-single-word="false"/>
      <style:text-properties fo:color="#000000" loext:opacity="100%" fo:font-weight="normal" officeooo:paragraph-rsid="00197ba8" style:font-weight-asian="normal" style:font-weight-complex="normal"/>
    </style:style>
    <style:style style:name="P28" style:family="paragraph" style:parent-style-name="Text_20_body">
      <style:paragraph-properties fo:text-align="justify" style:justify-single-word="false"/>
      <style:text-properties fo:color="#000000" loext:opacity="100%" style:font-name="Times New Roman" fo:font-size="12pt" fo:font-weight="normal" officeooo:rsid="001a1344" officeooo:paragraph-rsid="0099fd31" style:font-name-asian="Times New Roman" style:font-size-asian="12pt" style:font-weight-asian="normal" style:font-name-complex="Times New Roman" style:font-size-complex="12pt" style:font-weight-complex="normal"/>
    </style:style>
    <style:style style:name="P29" style:family="paragraph" style:parent-style-name="Text_20_body">
      <style:paragraph-properties fo:text-align="justify" style:justify-single-word="false"/>
      <style:text-properties fo:color="#000000" loext:opacity="100%" style:font-name="Times New Roman" fo:font-size="12pt" fo:font-weight="normal" officeooo:rsid="001a1344" officeooo:paragraph-rsid="001a1344" style:font-name-asian="Times New Roman" style:font-size-asian="12pt" style:font-weight-asian="normal" style:font-name-complex="Times New Roman" style:font-size-complex="12pt" style:font-weight-complex="normal"/>
    </style:style>
    <style:style style:name="P30" style:family="paragraph" style:parent-style-name="Text_20_body">
      <style:paragraph-properties fo:text-align="justify" style:justify-single-word="false"/>
      <style:text-properties fo:color="#000000" loext:opacity="100%" style:font-name="Times New Roman" fo:font-size="12pt" fo:font-weight="normal" officeooo:rsid="00b4294f" officeooo:paragraph-rsid="00b4294f" style:font-name-asian="Times New Roman" style:font-size-asian="12pt" style:font-weight-asian="normal" style:font-name-complex="Times New Roman" style:font-size-complex="12pt" style:font-weight-complex="normal"/>
    </style:style>
    <style:style style:name="P31" style:family="paragraph" style:parent-style-name="Text_20_body">
      <style:paragraph-properties fo:text-align="justify" style:justify-single-word="false"/>
      <style:text-properties fo:color="#000000" loext:opacity="100%" style:font-name="Times New Roman" fo:font-size="12pt" fo:font-weight="normal" officeooo:rsid="00197ba8" officeooo:paragraph-rsid="00197ba8" style:font-name-asian="Times New Roman" style:font-size-asian="12pt" style:font-weight-asian="normal" style:font-name-complex="Times New Roman" style:font-size-complex="12pt" style:font-weight-complex="normal"/>
    </style:style>
    <style:style style:name="P32" style:family="paragraph" style:parent-style-name="Text_20_body">
      <style:paragraph-properties fo:text-align="justify" style:justify-single-word="false"/>
      <style:text-properties fo:color="#000000" loext:opacity="100%" style:font-name="Times New Roman" fo:font-size="12pt" fo:font-weight="normal" officeooo:rsid="001a7495" officeooo:paragraph-rsid="001a7495" style:font-name-asian="Times New Roman" style:font-size-asian="12pt" style:font-weight-asian="normal" style:font-name-complex="Times New Roman" style:font-size-complex="12pt" style:font-weight-complex="normal"/>
    </style:style>
    <style:style style:name="P33" style:family="paragraph" style:parent-style-name="Text_20_body">
      <style:paragraph-properties fo:text-align="justify" style:justify-single-word="false"/>
      <style:text-properties fo:color="#000000" loext:opacity="100%" fo:font-size="11pt" fo:font-weight="normal" officeooo:rsid="001a7495" officeooo:paragraph-rsid="001a7495"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officeooo:rsid="001a7495"/>
    </style:style>
    <style:style style:name="P35" style:family="paragraph" style:parent-style-name="Text_20_body">
      <style:paragraph-properties fo:text-align="justify" style:justify-single-word="false"/>
      <style:text-properties officeooo:rsid="00262a5f" officeooo:paragraph-rsid="00262a5f"/>
    </style:style>
    <style:style style:name="P36" style:family="paragraph" style:parent-style-name="Table">
      <style:paragraph-properties fo:text-align="justify" style:justify-single-word="false"/>
      <style:text-properties fo:font-size="11pt" fo:font-weight="normal" style:font-size-asian="11pt" style:font-weight-asian="normal" style:font-size-complex="11pt" style:font-weight-complex="normal"/>
    </style:style>
    <style:style style:name="P37" style:family="paragraph" style:parent-style-name="Table">
      <style:paragraph-properties fo:text-align="justify" style:justify-single-word="false"/>
      <style:text-properties fo:font-size="11pt" fo:font-weight="normal" officeooo:paragraph-rsid="00695da6" style:font-size-asian="11pt" style:font-weight-asian="normal" style:font-size-complex="11pt" style:font-weight-complex="normal"/>
    </style:style>
    <style:style style:name="P38" style:family="paragraph" style:parent-style-name="Table_20_Contents">
      <style:paragraph-properties fo:text-align="justify" style:justify-single-word="false"/>
      <style:text-properties fo:font-size="11pt" fo:font-weight="normal" officeooo:paragraph-rsid="00695da6" style:font-size-asian="11pt" style:font-weight-asian="normal" style:font-size-complex="11pt" style:font-weight-complex="normal"/>
    </style:style>
    <style:style style:name="P39" style:family="paragraph" style:parent-style-name="Table_20_Heading">
      <style:paragraph-properties fo:text-align="justify" style:justify-single-word="false"/>
      <style:text-properties fo:font-size="11pt" fo:font-weight="normal" officeooo:paragraph-rsid="00695da6" style:font-size-asian="11pt" style:font-weight-asian="normal" style:font-size-complex="11pt" style:font-weight-complex="normal"/>
    </style:style>
    <style:style style:name="P40" style:family="paragraph" style:parent-style-name="Table">
      <style:paragraph-properties fo:text-align="justify" style:justify-single-word="false"/>
      <style:text-properties fo:font-size="11pt" fo:font-weight="normal" officeooo:paragraph-rsid="0044898f" style:font-size-asian="11pt" style:font-weight-asian="normal" style:font-size-complex="11pt" style:font-weight-complex="normal"/>
    </style:style>
    <style:style style:name="P41" style:family="paragraph" style:parent-style-name="Table">
      <style:paragraph-properties fo:text-align="justify" style:justify-single-word="false"/>
      <style:text-properties fo:font-size="11pt" fo:font-weight="normal" officeooo:paragraph-rsid="008a4901"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fo:font-size="11pt" fo:font-weight="normal" officeooo:paragraph-rsid="008a4901" style:font-size-asian="11pt" style:font-weight-asian="normal" style:font-size-complex="11pt" style:font-weight-complex="normal"/>
    </style:style>
    <style:style style:name="P43" style:family="paragraph" style:parent-style-name="Table_20_Heading">
      <style:paragraph-properties fo:text-align="justify" style:justify-single-word="false"/>
      <style:text-properties fo:font-size="11pt" fo:font-weight="normal" officeooo:paragraph-rsid="008a4901"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font-size="11pt" fo:font-weight="normal" officeooo:paragraph-rsid="008a4901" style:font-size-asian="11pt" style:font-weight-asian="normal" style:font-size-complex="11pt" style:font-weight-complex="normal"/>
    </style:style>
    <style:style style:name="P45"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fo:font-size="11pt" fo:font-weight="normal" officeooo:paragraph-rsid="008fd176" style:font-size-asian="11pt" style:font-weight-asian="normal" style:font-size-complex="11pt" style:font-weight-complex="normal"/>
    </style:style>
    <style:style style:name="P47" style:family="paragraph" style:parent-style-name="Table_20_Contents">
      <style:paragraph-properties fo:text-align="justify" style:justify-single-word="false"/>
      <style:text-properties fo:font-size="11pt" fo:font-weight="normal" officeooo:paragraph-rsid="001c8d52" style:font-size-asian="11pt" style:font-weight-asian="normal" style:font-size-complex="11pt" style:font-weight-complex="normal"/>
    </style:style>
    <style:style style:name="P48" style:family="paragraph" style:parent-style-name="Table_20_Heading">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Text_20_body">
      <style:paragraph-properties fo:text-align="justify" style:justify-single-word="false"/>
      <style:text-properties fo:font-size="11pt" fo:font-weight="normal" officeooo:paragraph-rsid="00893052" style:font-size-asian="11pt" style:font-weight-asian="normal" style:font-size-complex="11pt" style:font-weight-complex="normal"/>
    </style:style>
    <style:style style:name="P51" style:family="paragraph" style:parent-style-name="Table">
      <style:paragraph-properties fo:text-align="justify" style:justify-single-word="false"/>
      <style:text-properties fo:font-size="11pt" fo:font-weight="normal" officeooo:rsid="00422152" officeooo:paragraph-rsid="00422152" style:font-size-asian="11pt" style:font-weight-asian="normal" style:font-size-complex="11pt" style:font-weight-complex="normal"/>
    </style:style>
    <style:style style:name="P52" style:family="paragraph" style:parent-style-name="Table_20_Contents">
      <style:paragraph-properties fo:text-align="justify" style:justify-single-word="false"/>
      <style:text-properties fo:font-size="11pt" fo:font-weight="normal" officeooo:rsid="00533242" style:font-size-asian="11pt" style:font-weight-asian="normal" style:font-size-complex="11pt" style:font-weight-complex="normal"/>
    </style:style>
    <style:style style:name="P53" style:family="paragraph" style:parent-style-name="Table">
      <style:paragraph-properties fo:text-align="justify" style:justify-single-word="false"/>
      <style:text-properties style:font-name="Times New Roman" fo:font-size="11pt" fo:font-weight="normal" officeooo:paragraph-rsid="001c8d52" style:font-name-asian="Times New Roman" style:font-size-asian="11pt" style:font-weight-asian="normal" style:font-name-complex="Times New Roman" style:font-size-complex="11pt" style:font-weight-complex="normal"/>
    </style:style>
    <style:style style:name="P54" style:family="paragraph" style:parent-style-name="Table">
      <style:paragraph-properties fo:text-align="justify" style:justify-single-word="false"/>
      <style:text-properties fo:font-weight="normal" style:font-weight-asian="normal" style:font-weight-complex="normal"/>
    </style:style>
    <style:style style:name="P55" style:family="paragraph" style:parent-style-name="Table">
      <style:paragraph-properties fo:text-align="justify" style:justify-single-word="false"/>
      <style:text-properties fo:font-weight="normal" officeooo:paragraph-rsid="001c8d52" style:font-weight-asian="normal" style:font-weight-complex="normal"/>
    </style:style>
    <style:style style:name="P56" style:family="paragraph" style:parent-style-name="Table_20_Contents">
      <style:paragraph-properties fo:text-align="justify" style:justify-single-word="false"/>
      <style:text-properties fo:font-weight="normal" style:font-weight-asian="normal" style:font-weight-complex="normal"/>
    </style:style>
    <style:style style:name="P57" style:family="paragraph" style:parent-style-name="Table_20_Contents">
      <style:paragraph-properties fo:text-align="justify" style:justify-single-word="false"/>
      <style:text-properties fo:font-weight="normal" officeooo:paragraph-rsid="00a03aae" style:font-weight-asian="normal" style:font-weight-complex="normal"/>
    </style:style>
    <style:style style:name="P58" style:family="paragraph" style:parent-style-name="Table_20_Heading">
      <style:paragraph-properties fo:text-align="justify" style:justify-single-word="false"/>
      <style:text-properties fo:font-weight="normal" officeooo:paragraph-rsid="00a03aae" style:font-weight-asian="normal" style:font-weight-complex="normal"/>
    </style:style>
    <style:style style:name="P59" style:family="paragraph" style:parent-style-name="Text_20_body">
      <style:paragraph-properties fo:text-align="justify" style:justify-single-word="false"/>
      <style:text-properties fo:font-weight="normal" officeooo:paragraph-rsid="00a03aae" style:font-weight-asian="normal" style:font-weight-complex="normal"/>
    </style:style>
    <style:style style:name="P60" style:family="paragraph" style:parent-style-name="Table_20_Heading">
      <style:paragraph-properties fo:text-align="justify" style:justify-single-word="false"/>
      <style:text-properties fo:font-weight="normal" style:font-weight-asian="normal" style:font-weight-complex="normal"/>
    </style:style>
    <style:style style:name="P61" style:family="paragraph" style:parent-style-name="Text_20_body">
      <style:paragraph-properties fo:text-align="justify" style:justify-single-word="false"/>
      <style:text-properties fo:font-weight="normal" officeooo:paragraph-rsid="00514963" style:font-weight-asian="normal" style:font-weight-complex="normal"/>
    </style:style>
    <style:style style:name="P62" style:family="paragraph" style:parent-style-name="Text_20_body">
      <style:paragraph-properties fo:text-align="justify" style:justify-single-word="false"/>
      <style:text-properties fo:font-weight="normal" officeooo:paragraph-rsid="00695da6" style:font-weight-asian="normal" style:font-weight-complex="normal"/>
    </style:style>
    <style:style style:name="P63" style:family="paragraph" style:parent-style-name="Text_20_body">
      <style:paragraph-properties fo:text-align="justify" style:justify-single-word="false"/>
      <style:text-properties fo:font-weight="normal" style:font-weight-asian="normal" style:font-weight-complex="normal"/>
    </style:style>
    <style:style style:name="P64" style:family="paragraph" style:parent-style-name="Text_20_body">
      <style:paragraph-properties fo:text-align="justify" style:justify-single-word="false"/>
      <style:text-properties fo:font-weight="normal" officeooo:paragraph-rsid="0053b51a" style:font-weight-asian="normal" style:font-weight-complex="normal"/>
    </style:style>
    <style:style style:name="P65" style:family="paragraph" style:parent-style-name="Text_20_body">
      <style:paragraph-properties fo:text-align="justify" style:justify-single-word="false"/>
      <style:text-properties fo:font-weight="normal" officeooo:paragraph-rsid="00546e7c" style:font-weight-asian="normal" style:font-weight-complex="normal"/>
    </style:style>
    <style:style style:name="P66" style:family="paragraph" style:parent-style-name="Text_20_body">
      <style:paragraph-properties fo:text-align="justify" style:justify-single-word="false"/>
      <style:text-properties fo:font-weight="normal" officeooo:paragraph-rsid="0040e266" style:font-weight-asian="normal" style:font-weight-complex="normal"/>
    </style:style>
    <style:style style:name="P67" style:family="paragraph" style:parent-style-name="Text_20_body">
      <style:paragraph-properties fo:text-align="justify" style:justify-single-word="false"/>
      <style:text-properties fo:font-weight="normal" officeooo:paragraph-rsid="0055b155" style:font-weight-asian="normal" style:font-weight-complex="normal"/>
    </style:style>
    <style:style style:name="P68" style:family="paragraph" style:parent-style-name="Text_20_body">
      <style:paragraph-properties fo:text-align="justify" style:justify-single-word="false"/>
      <style:text-properties fo:font-weight="normal" officeooo:paragraph-rsid="005a2651" style:font-weight-asian="normal" style:font-weight-complex="normal"/>
    </style:style>
    <style:style style:name="P69" style:family="paragraph" style:parent-style-name="Text_20_body">
      <style:paragraph-properties fo:text-align="justify" style:justify-single-word="false"/>
      <style:text-properties fo:font-weight="normal" officeooo:paragraph-rsid="0069c4de" style:font-weight-asian="normal" style:font-weight-complex="normal"/>
    </style:style>
    <style:style style:name="P70" style:family="paragraph" style:parent-style-name="Text_20_body">
      <style:paragraph-properties fo:text-align="justify" style:justify-single-word="false"/>
      <style:text-properties fo:font-weight="normal" officeooo:paragraph-rsid="0090c4fe" style:font-weight-asian="normal" style:font-weight-complex="normal"/>
    </style:style>
    <style:style style:name="P71" style:family="paragraph" style:parent-style-name="Text_20_body">
      <style:paragraph-properties fo:text-align="justify" style:justify-single-word="false"/>
      <style:text-properties fo:font-weight="normal" officeooo:paragraph-rsid="008fd176" style:font-weight-asian="normal" style:font-weight-complex="normal"/>
    </style:style>
    <style:style style:name="P72" style:family="paragraph" style:parent-style-name="Text_20_body">
      <style:paragraph-properties fo:text-align="justify" style:justify-single-word="false"/>
      <style:text-properties fo:font-weight="normal" officeooo:paragraph-rsid="006ec48b" style:font-weight-asian="normal" style:font-weight-complex="normal"/>
    </style:style>
    <style:style style:name="P73" style:family="paragraph" style:parent-style-name="Text_20_body">
      <style:paragraph-properties fo:text-align="justify" style:justify-single-word="false"/>
      <style:text-properties fo:font-weight="normal" officeooo:paragraph-rsid="0095035f" style:font-weight-asian="normal" style:font-weight-complex="normal"/>
    </style:style>
    <style:style style:name="P74" style:family="paragraph" style:parent-style-name="Text_20_body">
      <style:paragraph-properties fo:text-align="justify" style:justify-single-word="false"/>
      <style:text-properties fo:font-weight="normal" officeooo:paragraph-rsid="006094c8" style:font-weight-asian="normal" style:font-weight-complex="normal"/>
    </style:style>
    <style:style style:name="P75" style:family="paragraph" style:parent-style-name="Text_20_body">
      <style:paragraph-properties fo:text-align="justify" style:justify-single-word="false"/>
      <style:text-properties fo:font-weight="normal" officeooo:paragraph-rsid="00b3e10d" style:font-weight-asian="normal" style:font-weight-complex="normal"/>
    </style:style>
    <style:style style:name="P76" style:family="paragraph" style:parent-style-name="Text_20_body">
      <style:paragraph-properties fo:text-align="justify" style:justify-single-word="false"/>
      <style:text-properties fo:font-weight="normal" officeooo:paragraph-rsid="001a1344" style:font-weight-asian="normal" style:font-weight-complex="normal"/>
    </style:style>
    <style:style style:name="P77" style:family="paragraph" style:parent-style-name="Text_20_body">
      <style:paragraph-properties fo:text-align="justify" style:justify-single-word="false"/>
      <style:text-properties fo:font-weight="normal" officeooo:paragraph-rsid="001e2e9e" style:font-weight-asian="normal" style:font-weight-complex="normal"/>
    </style:style>
    <style:style style:name="P78" style:family="paragraph" style:parent-style-name="Text_20_body">
      <style:paragraph-properties fo:text-align="justify" style:justify-single-word="false"/>
      <style:text-properties fo:font-weight="normal" officeooo:paragraph-rsid="00b2347b" style:font-weight-asian="normal" style:font-weight-complex="normal"/>
    </style:style>
    <style:style style:name="P79" style:family="paragraph" style:parent-style-name="Text_20_body">
      <style:paragraph-properties fo:text-align="justify" style:justify-single-word="false"/>
      <style:text-properties fo:font-weight="normal" officeooo:paragraph-rsid="00ae5509" style:font-weight-asian="normal" style:font-weight-complex="normal"/>
    </style:style>
    <style:style style:name="P80" style:family="paragraph" style:parent-style-name="Text_20_body">
      <style:paragraph-properties fo:text-align="justify" style:justify-single-word="false"/>
      <style:text-properties fo:font-weight="normal" officeooo:paragraph-rsid="00982893" style:font-weight-asian="normal" style:font-weight-complex="normal"/>
    </style:style>
    <style:style style:name="P81" style:family="paragraph" style:parent-style-name="Text_20_body">
      <style:paragraph-properties fo:text-align="justify" style:justify-single-word="false"/>
      <style:text-properties fo:font-weight="normal" officeooo:paragraph-rsid="00b4294f" style:font-weight-asian="normal" style:font-weight-complex="normal"/>
    </style:style>
    <style:style style:name="P82" style:family="paragraph" style:parent-style-name="Text_20_body">
      <style:paragraph-properties fo:text-align="justify" style:justify-single-word="false"/>
      <style:text-properties fo:font-weight="normal" officeooo:paragraph-rsid="00b54367" style:font-weight-asian="normal" style:font-weight-complex="normal"/>
    </style:style>
    <style:style style:name="P83" style:family="paragraph" style:parent-style-name="Text_20_body">
      <style:paragraph-properties fo:text-align="justify" style:justify-single-word="false"/>
      <style:text-properties fo:font-weight="normal" officeooo:paragraph-rsid="00ca627b" style:font-weight-asian="normal" style:font-weight-complex="normal"/>
    </style:style>
    <style:style style:name="P84" style:family="paragraph" style:parent-style-name="Text_20_body">
      <style:paragraph-properties fo:text-align="justify" style:justify-single-word="false"/>
      <style:text-properties fo:font-weight="normal" officeooo:rsid="001a7495" style:font-weight-asian="normal" style:font-weight-complex="normal"/>
    </style:style>
    <style:style style:name="P85" style:family="paragraph" style:parent-style-name="Text_20_body">
      <style:paragraph-properties fo:text-align="justify" style:justify-single-word="false"/>
      <style:text-properties officeooo:paragraph-rsid="00cea70a"/>
    </style:style>
    <style:style style:name="P86" style:family="paragraph" style:parent-style-name="Text_20_body">
      <style:paragraph-properties fo:text-align="justify" style:justify-single-word="false"/>
      <style:text-properties officeooo:paragraph-rsid="000eacea"/>
    </style:style>
    <style:style style:name="P87" style:family="paragraph" style:parent-style-name="Text_20_body">
      <style:text-properties officeooo:paragraph-rsid="00d08eff"/>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7173b8"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73a863"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757962"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75bde3"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77b22c"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font-name="Times New Roman" fo:font-size="12pt" fo:font-weight="bold" officeooo:rsid="00197ba8" style:font-name-asian="Times New Roman" style:font-size-asian="12pt" style:font-weight-asian="bold" style:font-name-complex="Times New Roman" style:font-size-complex="12pt" style:font-weight-complex="bold"/>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style:font-name="Times New Roman" fo:font-size="12pt" officeooo:rsid="00197ba8" style:font-name-asian="Times New Roman" style:font-size-asian="12pt" style:font-name-complex="Times New Roman" style:font-size-complex="12pt"/>
    </style:style>
    <style:style style:name="T11" style:family="text">
      <style:text-properties style:font-name="Times New Roman" fo:font-size="12pt" officeooo:rsid="0009dff2" style:font-name-asian="Times New Roman" style:font-size-asian="12pt" style:font-name-complex="Times New Roman" style:font-size-complex="12pt"/>
    </style:style>
    <style:style style:name="T12" style:family="text">
      <style:text-properties style:font-name="Times New Roman" fo:font-size="14pt" style:font-name-asian="Times New Roman" style:font-size-asian="14pt" style:font-name-complex="Times New Roman" style:font-size-complex="14pt"/>
    </style:style>
    <style:style style:name="T13" style:family="text">
      <style:text-properties style:font-name="Times New Roman" fo:font-size="14pt" officeooo:rsid="00153339" style:font-name-asian="Times New Roman" style:font-size-asian="14pt" style:font-name-complex="Times New Roman" style:font-size-complex="14pt"/>
    </style:style>
    <style:style style:name="T14"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5" style:family="text">
      <style:text-properties style:font-name="Times New Roman" fo:font-size="14pt" fo:font-weight="normal" officeooo:rsid="00153339" style:font-name-asian="Times New Roman" style:font-size-asian="14pt" style:font-weight-asian="normal" style:font-name-complex="Times New Roman" style:font-size-complex="14pt" style:font-weight-complex="normal"/>
    </style:style>
    <style:style style:name="T16" style:family="text">
      <style:text-properties style:font-name="Times New Roman" style:font-name-asian="Times New Roman" style:font-name-complex="Times New Roman"/>
    </style:style>
    <style:style style:name="T17" style:family="text">
      <style:text-properties fo:color="#c9211e" loext:opacity="100%" style:font-name="Times New Roman" fo:font-size="12pt" officeooo:rsid="0009dff2" style:font-name-asian="Times New Roman" style:font-size-asian="12pt" style:font-name-complex="Times New Roman" style:font-size-complex="12pt"/>
    </style:style>
    <style:style style:name="T18"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19" style:family="text">
      <style:text-properties fo:color="#000000" loext:opacity="100%" style:font-name="Times New Roman" fo:font-size="12pt" fo:font-weight="normal" officeooo:rsid="001a1344" style:font-name-asian="Times New Roman" style:font-size-asian="12pt" style:font-weight-asian="normal" style:font-name-complex="Times New Roman" style:font-size-complex="12pt" style:font-weight-complex="normal"/>
    </style:style>
    <style:style style:name="T20" style:family="text">
      <style:text-properties fo:color="#000000" loext:opacity="100%" style:font-name="Times New Roman" fo:font-size="12pt" fo:font-weight="normal" officeooo:rsid="00262a5f" style:font-name-asian="Times New Roman" style:font-size-asian="12pt" style:font-weight-asian="normal" style:font-name-complex="Times New Roman" style:font-size-complex="12pt" style:font-weight-complex="normal"/>
    </style:style>
    <style:style style:name="T21" style:family="text">
      <style:text-properties fo:color="#000000" loext:opacity="100%" style:font-name="Times New Roman" fo:font-size="12pt" fo:font-weight="normal" officeooo:rsid="0077b22c" style:font-name-asian="Times New Roman" style:font-size-asian="12pt" style:font-weight-asian="normal" style:font-name-complex="Times New Roman" style:font-size-complex="12pt" style:font-weight-complex="normal"/>
    </style:style>
    <style:style style:name="T22" style:family="text">
      <style:text-properties fo:color="#000000" loext:opacity="100%" style:font-name="Times New Roman" fo:font-size="12pt" fo:font-weight="normal" officeooo:rsid="0083e7c8" style:font-name-asian="Times New Roman" style:font-size-asian="12pt" style:font-weight-asian="normal" style:font-name-complex="Times New Roman" style:font-size-complex="12pt" style:font-weight-complex="normal"/>
    </style:style>
    <style:style style:name="T23" style:family="text">
      <style:text-properties fo:color="#000000" loext:opacity="100%" style:font-name="Times New Roman" fo:font-size="12pt" fo:font-weight="normal" officeooo:rsid="00201ec6" style:font-name-asian="Times New Roman" style:font-size-asian="12pt" style:font-weight-asian="normal" style:font-name-complex="Times New Roman" style:font-size-complex="12pt" style:font-weight-complex="normal"/>
    </style:style>
    <style:style style:name="T24" style:family="text">
      <style:text-properties fo:color="#000000" loext:opacity="100%" style:font-name="Times New Roman" fo:font-size="12pt" fo:font-weight="normal" officeooo:rsid="00217fae" style:font-name-asian="Times New Roman" style:font-size-asian="12pt" style:font-weight-asian="normal" style:font-name-complex="Times New Roman" style:font-size-complex="12pt" style:font-weight-complex="normal"/>
    </style:style>
    <style:style style:name="T25" style:family="text">
      <style:text-properties fo:color="#000000" loext:opacity="100%" style:font-name="Times New Roman" fo:font-size="12pt" fo:font-weight="normal" officeooo:rsid="0027186f" style:font-name-asian="Times New Roman" style:font-size-asian="12pt" style:font-weight-asian="normal" style:font-name-complex="Times New Roman" style:font-size-complex="12pt" style:font-weight-complex="normal"/>
    </style:style>
    <style:style style:name="T26" style:family="text">
      <style:text-properties fo:color="#000000" loext:opacity="100%" style:font-name="Times New Roman" fo:font-size="12pt" officeooo:rsid="001a1344" style:font-name-asian="Times New Roman" style:font-size-asian="12pt" style:font-name-complex="Times New Roman" style:font-size-complex="12pt"/>
    </style:style>
    <style:style style:name="T27" style:family="text">
      <style:text-properties fo:color="#000000" loext:opacity="100%" style:font-name="Times New Roman" fo:font-size="12pt" officeooo:rsid="00b4294f" style:font-name-asian="Times New Roman" style:font-size-asian="12pt" style:font-name-complex="Times New Roman" style:font-size-complex="12pt"/>
    </style:style>
    <style:style style:name="T28" style:family="text">
      <style:text-properties fo:color="#000000" loext:opacity="100%" style:font-name="Times New Roman" fo:font-size="12pt" officeooo:rsid="00b54367" style:font-name-asian="Times New Roman" style:font-size-asian="12pt" style:font-name-complex="Times New Roman" style:font-size-complex="12pt"/>
    </style:style>
    <style:style style:name="T29" style:family="text">
      <style:text-properties fo:color="#000000" loext:opacity="100%" style:font-name="Times New Roman" fo:font-size="12pt" officeooo:rsid="00b70525" style:font-name-asian="Times New Roman" style:font-size-asian="12pt" style:font-name-complex="Times New Roman" style:font-size-complex="12pt"/>
    </style:style>
    <style:style style:name="T30" style:family="text">
      <style:text-properties fo:color="#000000" loext:opacity="100%" style:font-name="Times New Roman" fo:font-size="12pt" officeooo:rsid="0009dff2" style:font-name-asian="Times New Roman" style:font-size-asian="12pt" style:font-name-complex="Times New Roman" style:font-size-complex="12pt"/>
    </style:style>
    <style:style style:name="T31" style:family="text">
      <style:text-properties fo:color="#000000" loext:opacity="100%" style:font-name="Times New Roman" fo:font-size="12pt" officeooo:rsid="00a2e453" style:font-name-asian="Times New Roman" style:font-size-asian="12pt" style:font-name-complex="Times New Roman" style:font-size-complex="12pt"/>
    </style:style>
    <style:style style:name="T32" style:family="text">
      <style:text-properties fo:color="#000000" loext:opacity="100%" style:font-name="Times New Roman" fo:font-size="12pt" officeooo:rsid="00a5b40a" style:font-name-asian="Times New Roman" style:font-size-asian="12pt" style:font-name-complex="Times New Roman" style:font-size-complex="12pt"/>
    </style:style>
    <style:style style:name="T33" style:family="text">
      <style:text-properties fo:color="#000000" loext:opacity="100%" style:font-name="Times New Roman" fo:font-size="12pt" officeooo:rsid="00a3daae" style:font-name-asian="Times New Roman" style:font-size-asian="12pt" style:font-name-complex="Times New Roman" style:font-size-complex="12pt"/>
    </style:style>
    <style:style style:name="T34" style:family="text">
      <style:text-properties fo:color="#000000" loext:opacity="100%" style:font-name="Times New Roman" fo:font-size="12pt" officeooo:rsid="001a7495" style:font-name-asian="Times New Roman" style:font-size-asian="12pt" style:font-name-complex="Times New Roman" style:font-size-complex="12pt"/>
    </style:style>
    <style:style style:name="T35" style:family="text">
      <style:text-properties fo:color="#000000" loext:opacity="100%" style:font-name="Times New Roman" fo:font-size="12pt" officeooo:rsid="00226af3" style:font-name-asian="Times New Roman" style:font-size-asian="12pt" style:font-name-complex="Times New Roman" style:font-size-complex="12pt"/>
    </style:style>
    <style:style style:name="T36" style:family="text">
      <style:text-properties fo:color="#000000" loext:opacity="100%" style:font-name="Times New Roman" fo:font-size="12pt" officeooo:rsid="00262a5f" style:font-name-asian="Times New Roman" style:font-size-asian="12pt" style:font-name-complex="Times New Roman" style:font-size-complex="12pt"/>
    </style:style>
    <style:style style:name="T37" style:family="text">
      <style:text-properties fo:color="#000000" loext:opacity="100%" style:font-name="Times New Roman" fo:font-size="12pt" officeooo:rsid="00197ba8" style:font-name-asian="Times New Roman" style:font-size-asian="12pt" style:font-name-complex="Times New Roman" style:font-size-complex="12pt"/>
    </style:style>
    <style:style style:name="T38" style:family="text">
      <style:text-properties fo:color="#000000" loext:opacity="100%" style:font-name="Times New Roman" fo:font-size="12pt" officeooo:rsid="00aeeb89" style:font-name-asian="Times New Roman" style:font-size-asian="12pt" style:font-name-complex="Times New Roman" style:font-size-complex="12pt"/>
    </style:style>
    <style:style style:name="T39" style:family="text">
      <style:text-properties fo:font-size="11pt" style:font-size-asian="11pt" style:font-size-complex="11pt"/>
    </style:style>
    <style:style style:name="T40" style:family="text">
      <style:text-properties fo:font-size="11pt" officeooo:rsid="008fd176" style:font-size-asian="11pt" style:font-size-complex="11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1pt" fo:font-weight="normal" officeooo:rsid="00376dea" style:font-size-asian="11pt" style:font-weight-asian="normal" style:font-size-complex="11pt" style:font-weight-complex="normal"/>
    </style:style>
    <style:style style:name="T43" style:family="text">
      <style:text-properties fo:font-size="11pt" fo:font-weight="normal" officeooo:rsid="0037459e" style:font-size-asian="11pt" style:font-weight-asian="normal" style:font-size-complex="11pt" style:font-weight-complex="normal"/>
    </style:style>
    <style:style style:name="T44" style:family="text">
      <style:text-properties fo:font-weight="bold" style:font-weight-asian="bold" style:font-weight-complex="bold"/>
    </style:style>
    <style:style style:name="T45" style:family="text">
      <style:text-properties officeooo:rsid="00201ec6"/>
    </style:style>
    <style:style style:name="T46" style:family="text">
      <style:text-properties officeooo:rsid="00226af3"/>
    </style:style>
    <style:style style:name="T47" style:family="text">
      <style:text-properties fo:font-weight="normal" style:font-weight-asian="normal" style:font-weight-complex="normal"/>
    </style:style>
    <style:style style:name="T48" style:family="text">
      <style:text-properties fo:font-weight="normal" officeooo:rsid="0027186f" style:font-weight-asian="normal" style:font-weight-complex="normal"/>
    </style:style>
    <style:style style:name="T49" style:family="text">
      <style:text-properties fo:font-weight="normal" officeooo:rsid="0027a121" style:font-weight-asian="normal" style:font-weight-complex="normal"/>
    </style:style>
    <style:style style:name="T50" style:family="text">
      <style:text-properties fo:font-weight="normal" officeooo:rsid="0095035f" style:font-weight-asian="normal" style:font-weight-complex="normal"/>
    </style:style>
    <style:style style:name="T51" style:family="text">
      <style:text-properties fo:font-weight="normal" officeooo:rsid="009639f6" style:font-weight-asian="normal" style:font-weight-complex="normal"/>
    </style:style>
    <style:style style:name="T52" style:family="text">
      <style:text-properties fo:font-weight="normal" officeooo:rsid="0099fd31" style:font-weight-asian="normal" style:font-weight-complex="normal"/>
    </style:style>
    <style:style style:name="T53" style:family="text">
      <style:text-properties fo:font-weight="normal" officeooo:rsid="00b84a91" style:font-weight-asian="normal" style:font-weight-complex="normal"/>
    </style:style>
    <style:style style:name="T54" style:family="text">
      <style:text-properties fo:font-weight="normal" officeooo:rsid="00514963" style:font-weight-asian="normal" style:font-weight-complex="normal"/>
    </style:style>
    <style:style style:name="T55" style:family="text">
      <style:text-properties fo:font-weight="normal" officeooo:rsid="0044898f" style:font-weight-asian="normal" style:font-weight-complex="normal"/>
    </style:style>
    <style:style style:name="T56" style:family="text">
      <style:text-properties fo:font-weight="normal" officeooo:rsid="0046650d" style:font-weight-asian="normal" style:font-weight-complex="normal"/>
    </style:style>
    <style:style style:name="T57" style:family="text">
      <style:text-properties fo:font-weight="normal" officeooo:rsid="004750aa" style:font-weight-asian="normal" style:font-weight-complex="normal"/>
    </style:style>
    <style:style style:name="T58" style:family="text">
      <style:text-properties fo:font-weight="normal" officeooo:rsid="0047cf92" style:font-weight-asian="normal" style:font-weight-complex="normal"/>
    </style:style>
    <style:style style:name="T59" style:family="text">
      <style:text-properties fo:font-weight="normal" officeooo:rsid="003247cc" style:font-weight-asian="normal" style:font-weight-complex="normal"/>
    </style:style>
    <style:style style:name="T60" style:family="text">
      <style:text-properties fo:font-weight="normal" officeooo:rsid="00491519" style:font-weight-asian="normal" style:font-weight-complex="normal"/>
    </style:style>
    <style:style style:name="T61" style:family="text">
      <style:text-properties fo:font-weight="normal" officeooo:rsid="00496f4f" style:font-weight-asian="normal" style:font-weight-complex="normal"/>
    </style:style>
    <style:style style:name="T62" style:family="text">
      <style:text-properties fo:font-weight="normal" officeooo:rsid="0053b51a" style:font-weight-asian="normal" style:font-weight-complex="normal"/>
    </style:style>
    <style:style style:name="T63" style:family="text">
      <style:text-properties fo:font-weight="normal" officeooo:rsid="0040e266" style:font-weight-asian="normal" style:font-weight-complex="normal"/>
    </style:style>
    <style:style style:name="T64" style:family="text">
      <style:text-properties fo:font-weight="normal" officeooo:rsid="001a7495" style:font-weight-asian="normal" style:font-weight-complex="normal"/>
    </style:style>
    <style:style style:name="T65" style:family="text">
      <style:text-properties fo:font-weight="normal" officeooo:rsid="00546e7c" style:font-weight-asian="normal" style:font-weight-complex="normal"/>
    </style:style>
    <style:style style:name="T66" style:family="text">
      <style:text-properties fo:font-weight="normal" officeooo:rsid="0078cb31" style:font-weight-asian="normal" style:font-weight-complex="normal"/>
    </style:style>
    <style:style style:name="T67" style:family="text">
      <style:text-properties fo:font-weight="normal" officeooo:rsid="008294b2" style:font-weight-asian="normal" style:font-weight-complex="normal"/>
    </style:style>
    <style:style style:name="T68" style:family="text">
      <style:text-properties fo:font-weight="normal" officeooo:rsid="00836f81" style:font-weight-asian="normal" style:font-weight-complex="normal"/>
    </style:style>
    <style:style style:name="T69" style:family="text">
      <style:text-properties fo:font-weight="normal" officeooo:rsid="008518b6" style:font-weight-asian="normal" style:font-weight-complex="normal"/>
    </style:style>
    <style:style style:name="T70" style:family="text">
      <style:text-properties fo:font-weight="normal" officeooo:rsid="008a4901" style:font-weight-asian="normal" style:font-weight-complex="normal"/>
    </style:style>
    <style:style style:name="T71" style:family="text">
      <style:text-properties fo:font-weight="normal" officeooo:rsid="009205af" style:font-weight-asian="normal" style:font-weight-complex="normal"/>
    </style:style>
    <style:style style:name="T72" style:family="text">
      <style:text-properties fo:font-weight="normal" officeooo:rsid="006094c8" style:font-weight-asian="normal" style:font-weight-complex="normal"/>
    </style:style>
    <style:style style:name="T73" style:family="text">
      <style:text-properties fo:font-weight="normal" officeooo:rsid="0077b22c" style:font-weight-asian="normal" style:font-weight-complex="normal"/>
    </style:style>
    <style:style style:name="T74" style:family="text">
      <style:text-properties fo:font-weight="normal" officeooo:rsid="0083e7c8" style:font-weight-asian="normal" style:font-weight-complex="normal"/>
    </style:style>
    <style:style style:name="T75" style:family="text">
      <style:text-properties fo:font-weight="normal" officeooo:rsid="00201ec6" style:font-weight-asian="normal" style:font-weight-complex="normal"/>
    </style:style>
    <style:style style:name="T76" style:family="text">
      <style:text-properties fo:font-weight="normal" officeooo:rsid="00982893" style:font-weight-asian="normal" style:font-weight-complex="normal"/>
    </style:style>
    <style:style style:name="T77" style:family="text">
      <style:text-properties fo:font-weight="normal" officeooo:rsid="00a03aae" style:font-weight-asian="normal" style:font-weight-complex="normal"/>
    </style:style>
    <style:style style:name="T78" style:family="text">
      <style:text-properties fo:font-weight="normal" officeooo:rsid="00b9d45c" style:font-weight-asian="normal" style:font-weight-complex="normal"/>
    </style:style>
    <style:style style:name="T79" style:family="text">
      <style:text-properties fo:font-weight="normal" officeooo:rsid="00c6b0dd" style:font-weight-asian="normal" style:font-weight-complex="normal"/>
    </style:style>
    <style:style style:name="T80" style:family="text">
      <style:text-properties fo:font-weight="normal" officeooo:rsid="00c807b2" style:font-weight-asian="normal" style:font-weight-complex="normal"/>
    </style:style>
    <style:style style:name="T81" style:family="text">
      <style:text-properties officeooo:rsid="003247cc"/>
    </style:style>
    <style:style style:name="T82" style:family="text">
      <style:text-properties officeooo:rsid="0033578a"/>
    </style:style>
    <style:style style:name="T83" style:family="text">
      <style:text-properties fo:font-size="12pt" style:font-size-asian="12pt" style:font-size-complex="12pt"/>
    </style:style>
    <style:style style:name="T84" style:family="text">
      <style:text-properties fo:font-size="12pt" fo:font-weight="normal" style:font-size-asian="12pt" style:font-weight-asian="normal" style:font-size-complex="12pt" style:font-weight-complex="normal"/>
    </style:style>
    <style:style style:name="T85" style:family="text">
      <style:text-properties fo:font-size="12pt" fo:font-weight="normal" officeooo:rsid="005753af" style:font-size-asian="12pt" style:font-weight-asian="normal" style:font-size-complex="12pt" style:font-weight-complex="normal"/>
    </style:style>
    <style:style style:name="T86" style:family="text">
      <style:text-properties fo:font-size="12pt" fo:font-weight="normal" officeooo:rsid="00514963" style:font-size-asian="12pt" style:font-weight-asian="normal" style:font-size-complex="12pt" style:font-weight-complex="normal"/>
    </style:style>
    <style:style style:name="T87" style:family="text">
      <style:text-properties fo:font-size="12pt" fo:font-weight="normal" officeooo:rsid="004da3c7" style:font-size-asian="12pt" style:font-weight-asian="normal" style:font-size-complex="12pt" style:font-weight-complex="normal"/>
    </style:style>
    <style:style style:name="T88" style:family="text">
      <style:text-properties fo:font-size="12pt" fo:font-weight="normal" officeooo:rsid="007173b8" style:font-size-asian="12pt" style:font-weight-asian="normal" style:font-size-complex="12pt" style:font-weight-complex="normal"/>
    </style:style>
    <style:style style:name="T89" style:family="text">
      <style:text-properties fo:font-size="12pt" fo:font-weight="normal" officeooo:rsid="0073424d" style:font-size-asian="12pt" style:font-weight-asian="normal" style:font-size-complex="12pt" style:font-weight-complex="normal"/>
    </style:style>
    <style:style style:name="T90" style:family="text">
      <style:text-properties fo:font-size="12pt" fo:font-weight="normal" officeooo:rsid="0035c11a" style:font-size-asian="12pt" style:font-weight-asian="normal" style:font-size-complex="12pt" style:font-weight-complex="normal"/>
    </style:style>
    <style:style style:name="T91" style:family="text">
      <style:text-properties fo:font-size="12pt" fo:font-weight="normal" officeooo:rsid="0077b22c" style:font-size-asian="12pt" style:font-weight-asian="normal" style:font-size-complex="12pt" style:font-weight-complex="normal"/>
    </style:style>
    <style:style style:name="T92" style:family="text">
      <style:text-properties officeooo:rsid="0037459e"/>
    </style:style>
    <style:style style:name="T93" style:family="text">
      <style:text-properties officeooo:rsid="00386933"/>
    </style:style>
    <style:style style:name="T94" style:family="text">
      <style:text-properties officeooo:rsid="003972e4"/>
    </style:style>
    <style:style style:name="T95" style:family="text">
      <style:text-properties officeooo:rsid="003dc38a"/>
    </style:style>
    <style:style style:name="T96" style:family="text">
      <style:text-properties officeooo:rsid="003e7372"/>
    </style:style>
    <style:style style:name="T97" style:family="text">
      <style:text-properties officeooo:rsid="003effa2"/>
    </style:style>
    <style:style style:name="T98" style:family="text">
      <style:text-properties officeooo:rsid="0040e266"/>
    </style:style>
    <style:style style:name="T99" style:family="text">
      <style:text-properties officeooo:rsid="004339de"/>
    </style:style>
    <style:style style:name="T100" style:family="text">
      <style:text-properties officeooo:rsid="0044898f"/>
    </style:style>
    <style:style style:name="T101" style:family="text">
      <style:text-properties officeooo:rsid="0048d55e"/>
    </style:style>
    <style:style style:name="T102" style:family="text">
      <style:text-properties officeooo:rsid="00546e7c"/>
    </style:style>
    <style:style style:name="T103" style:family="text">
      <style:text-properties officeooo:rsid="0055b155"/>
    </style:style>
    <style:style style:name="T104" style:family="text">
      <style:text-properties officeooo:rsid="005c04be"/>
    </style:style>
    <style:style style:name="T105" style:family="text">
      <style:text-properties officeooo:rsid="005c8d52"/>
    </style:style>
    <style:style style:name="T106" style:family="text">
      <style:text-properties officeooo:rsid="005ca673"/>
    </style:style>
    <style:style style:name="T107" style:family="text">
      <style:text-properties officeooo:rsid="005d6764"/>
    </style:style>
    <style:style style:name="T108" style:family="text">
      <style:text-properties officeooo:rsid="005ebd48"/>
    </style:style>
    <style:style style:name="T109" style:family="text">
      <style:text-properties officeooo:rsid="006094c8"/>
    </style:style>
    <style:style style:name="T110" style:family="text">
      <style:text-properties officeooo:rsid="0063a339"/>
    </style:style>
    <style:style style:name="T111" style:family="text">
      <style:text-properties officeooo:rsid="006499ab"/>
    </style:style>
    <style:style style:name="T112" style:family="text">
      <style:text-properties officeooo:rsid="006672bc"/>
    </style:style>
    <style:style style:name="T113" style:family="text">
      <style:text-properties officeooo:rsid="0069c4de"/>
    </style:style>
    <style:style style:name="T114" style:family="text">
      <style:text-properties officeooo:rsid="006aa8b1"/>
    </style:style>
    <style:style style:name="T115" style:family="text">
      <style:text-properties officeooo:rsid="006ba05e"/>
    </style:style>
    <style:style style:name="T116" style:family="text">
      <style:text-properties officeooo:rsid="006d4393"/>
    </style:style>
    <style:style style:name="T117" style:family="text">
      <style:text-properties officeooo:rsid="006ec48b"/>
    </style:style>
    <style:style style:name="T118" style:family="text">
      <style:text-properties officeooo:rsid="006f6972"/>
    </style:style>
    <style:style style:name="T119" style:family="text">
      <style:text-properties officeooo:rsid="0078cb31"/>
    </style:style>
    <style:style style:name="T120" style:family="text">
      <style:text-properties officeooo:rsid="0078fb85"/>
    </style:style>
    <style:style style:name="T121" style:family="text">
      <style:text-properties officeooo:rsid="007b76bc"/>
    </style:style>
    <style:style style:name="T122" style:family="text">
      <style:text-properties officeooo:rsid="007cad43"/>
    </style:style>
    <style:style style:name="T123" style:family="text">
      <style:text-properties officeooo:rsid="007eac87"/>
    </style:style>
    <style:style style:name="T124" style:family="text">
      <style:text-properties officeooo:rsid="008028c3"/>
    </style:style>
    <style:style style:name="T125" style:family="text">
      <style:text-properties officeooo:rsid="00811916"/>
    </style:style>
    <style:style style:name="T126" style:family="text">
      <style:text-properties officeooo:rsid="0083e7c8"/>
    </style:style>
    <style:style style:name="T127" style:family="text">
      <style:text-properties officeooo:rsid="008494fa"/>
    </style:style>
    <style:style style:name="T128" style:family="text">
      <style:text-properties officeooo:rsid="0084d728"/>
    </style:style>
    <style:style style:name="T129" style:family="text">
      <style:text-properties officeooo:rsid="0085823f"/>
    </style:style>
    <style:style style:name="T130" style:family="text">
      <style:text-properties officeooo:rsid="0086df15"/>
    </style:style>
    <style:style style:name="T131" style:family="text">
      <style:text-properties officeooo:rsid="0087e067"/>
    </style:style>
    <style:style style:name="T132" style:family="text">
      <style:text-properties officeooo:rsid="0088a9de"/>
    </style:style>
    <style:style style:name="T133" style:family="text">
      <style:text-properties officeooo:rsid="009017d6"/>
    </style:style>
    <style:style style:name="T134" style:family="text">
      <style:text-properties officeooo:rsid="00940a75"/>
    </style:style>
    <style:style style:name="T135" style:family="text">
      <style:text-properties officeooo:rsid="00982893"/>
    </style:style>
    <style:style style:name="T136" style:family="text">
      <style:text-properties officeooo:rsid="00a03aae"/>
    </style:style>
    <style:style style:name="T137" style:family="text">
      <style:text-properties officeooo:rsid="00a61346"/>
    </style:style>
    <style:style style:name="T138" style:family="text">
      <style:text-properties officeooo:rsid="00a7506b"/>
    </style:style>
    <style:style style:name="T139" style:family="text">
      <style:text-properties officeooo:rsid="00a94048"/>
    </style:style>
    <style:style style:name="T140" style:family="text">
      <style:text-properties officeooo:rsid="00ab2504"/>
    </style:style>
    <style:style style:name="T141" style:family="text">
      <style:text-properties officeooo:rsid="00abbb90"/>
    </style:style>
    <style:style style:name="T142" style:family="text">
      <style:text-properties officeooo:rsid="00ac1586"/>
    </style:style>
    <style:style style:name="T143" style:family="text">
      <style:text-properties officeooo:rsid="00afff2c"/>
    </style:style>
    <style:style style:name="T144" style:family="text">
      <style:text-properties officeooo:rsid="00bcef07"/>
    </style:style>
    <style:style style:name="T145" style:family="text">
      <style:text-properties officeooo:rsid="00be04b8"/>
    </style:style>
    <style:style style:name="T146" style:family="text">
      <style:text-properties officeooo:rsid="00c297ec"/>
    </style:style>
    <style:style style:name="T147" style:family="text">
      <style:text-properties officeooo:rsid="00c327f6"/>
    </style:style>
    <style:style style:name="T148" style:family="text">
      <style:text-properties officeooo:rsid="00c3764d"/>
    </style:style>
    <style:style style:name="T149" style:family="text">
      <style:text-properties officeooo:rsid="00c3aa3d"/>
    </style:style>
    <style:style style:name="T150" style:family="text">
      <style:text-properties officeooo:rsid="00c3c713"/>
    </style:style>
    <style:style style:name="T151" style:family="text">
      <style:text-properties officeooo:rsid="00c4df0b"/>
    </style:style>
    <style:style style:name="T152" style:family="text">
      <style:text-properties officeooo:rsid="00c6b0dd"/>
    </style:style>
    <style:style style:name="T153" style:family="text">
      <style:text-properties officeooo:rsid="002a2978"/>
    </style:style>
    <style:style style:name="T154" style:family="text">
      <style:text-properties officeooo:rsid="004b7749"/>
    </style:style>
    <style:style style:name="T155" style:family="text">
      <style:text-properties officeooo:rsid="00cea7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Strong_20_Emphasis"><text:span text:style-name="T15">Chapter </text:span></text:span><text:span text:style-name="Strong_20_Emphasis"><text:span text:style-name="T14">1. General framework and delimitation of the research</text:span></text:span></text:p>
      <text:p text:style-name="P85"><text:span text:style-name="T7">Abstract:</text:span><text:span text:style-name="T1"> </text:span>This thesis argues that the Spanish psychiatric system, sustained by legal and administrative structures, systematically violates the autonomy and dignity of individuals through coercive, non-consensual practices masked as care. Diagnoses are imposed without empirical rigor, treatments administered without valid consent, and distress is decontextualized and medicalized, producing structural iatrogenic harm. At the root is the failure to implement shared decision-making and respect for the right to self-determination. Anchored in biocultural action research, this work integrates ethnographic, legal, and analytical evidence to document these mechanisms and propose grounded alternatives centered on human rights, prevention, and collaborative care. The findings demonstrate that ethical and effective mental health care must be rights-based, non-coercive, and built on trust <text:span text:style-name="T155">and shared responsibility</text:span>, not submission.<text:span text:style-name="T1"> </text:span></text:p>
      <text:p text:style-name="P87"><text:line-break/><text:span text:style-name="Strong_20_Emphasis"><text:span text:style-name="T9">Resum:</text:span></text:span><text:span text:style-name="T1"> Aquesta tesi defensa que el sistema psiquiàtric espanyol, sostingut per estructures legals i administratives, vulnera sistemàticament l'autonomia i la dignitat de les persones mitjançant pràctiques coercitives i no consentides disfressades d'atenció. Es diagnostica sense rigor empíric, s'administra tractament sense consentiment vàlid, i el patiment és descontextualitzat i medicalitzat, generant dany iatrogènic estructural. En l’arrel del problema hi ha la manca d’implementació de la presa de decisions compartida i del respecte pel dret a l’autodeterminació. Ancorat en la recerca-acció biocultural, aquest treball integra evidència etnogràfica, jurídica i analítica per documentar aquests mecanismes i proposar alternatives fonamentades centrades en els drets humans, la prevenció i una cura col·laborativa. Les troballes demostren que una atenció en salut mental ètica i efectiva ha de basar-se en els drets, ser no coercitiva, i construir-se sobre la confiança i la responsabilitat compartida, no sobre la submissió.</text:span></text:p>
      <text:p text:style-name="P83"><text:span text:style-name="T9"><text:line-break/></text:span><text:span text:style-name="T7"><text:line-break/>1.1. </text:span><text:span text:style-name="T8">Brief historical context</text:span></text:p>
      <text:p text:style-name="P61"><text:span text:style-name="T17"><text:line-break/></text:span><text:span text:style-name="T30">The history of medicine is not a tale of wisdom guiding the vulnerable toward healing, but a chronicle of coercion and instrumentality, often veiled as care. From Mesopotamia to post-authoritarian Spain, knowledge has been monopolized, instrumentalized, and frequently weaponized by those embedded in state or clerical power. Physicians, when not subordinated to priests or sovereigns, functioned as enforcers of order: restoring soldiers, managing epidemics to preserve economic output, and suppressing expressions of suffering that threatened hierarchy (Porter, 1997). </text:span><text:span text:style-name="T31">For most of history, t</text:span><text:span text:style-name="T30">he minority of healers who advocated for pluralistic, preventive, or dialogical approaches operated under </text:span><text:span text:style-name="T31">permanent</text:span><text:span text:style-name="T30"> threat </text:span><text:span text:style-name="T31">of execution, </text:span><text:span text:style-name="T32">other </text:span><text:span text:style-name="T33">punishment</text:span><text:span text:style-name="T32">s</text:span><text:span text:style-name="T31"> </text:span><text:span text:style-name="T30">or </text:span><text:span text:style-name="T32">forced </text:span><text:span text:style-name="T30">exile. Their marginalization was not incidental but functional within paradigms in which medicine served conformity rather than autonomy (Foucault, 1963/2003). </text:span>Roman medical organization, <text:span text:style-name="T137">as </text:span><text:span text:style-name="T138">precedent and </text:span><text:span text:style-name="T137">a close example to </text:span><text:span text:style-name="T139">how </text:span><text:span text:style-name="T137">our own </text:span><text:span text:style-name="T141">political</text:span><text:span text:style-name="T137"> and medical system</text:span><text:span text:style-name="T139">s still operate </text:span><text:span text:style-name="T140">nowadays</text:span><text:span text:style-name="T137">, </text:span><text:span text:style-name="T100">set as </text:span><text:span text:style-name="T141">the</text:span><text:span text:style-name="T100">s foundation of our legal </text:span><text:span text:style-name="T142">one</text:span><text:span text:style-name="T100">, </text:span><text:s/>mirrored the empire’s military and extractive logic: it was utilitarian, centralized, and violently hierarchical. Health care was not a civic right but an instrument of imperial management. Clinical resources were concentrated in military encampments and patrician households, while the broader population, slaves, women, foreigners, and colonized subjects, was exposed to neglect, experimental practices, or coercive interventions (Temkin, 1973). Public health infrastructure existed only insofar as it <text:soft-page-break/>safeguarded logistical continuity: aqueducts to secure grain supply, latrines to prevent mass unrest, quarantines to avert epidemics threatening the state. The concept of a shared right to health was absent. Within this model, the proletariat, as non-property-owning urban dwellers whose labor was subject to extraction without autonomy, were managed as biomass: kept alive for productivity, not protected for dignity (Scheidel, 2010).</text:p>
      <text:p text:style-name="P7"><text:span text:style-name="T47"><text:line-break/></text:span><text:span text:style-name="Strong_20_Emphasis"><text:span text:style-name="T47">Table </text:span></text:span><text:span text:style-name="Strong_20_Emphasis"><text:span text:style-name="T54">1</text:span></text:span><text:span text:style-name="Strong_20_Emphasis"><text:span text:style-name="T47">- Historical </text:span></text:span><text:span text:style-name="Strong_20_Emphasis"><text:span text:style-name="T54">a</text:span></text:span><text:span text:style-name="Strong_20_Emphasis"><text:span text:style-name="T47">pproaches to </text:span></text:span><text:span text:style-name="Strong_20_Emphasis"><text:span text:style-name="T54">m</text:span></text:span><text:span text:style-name="Strong_20_Emphasis"><text:span text:style-name="T47">ental and </text:span></text:span><text:span text:style-name="Strong_20_Emphasis"><text:span text:style-name="T54">e</text:span></text:span><text:span text:style-name="Strong_20_Emphasis"><text:span text:style-name="T47">motional </text:span></text:span><text:span text:style-name="Strong_20_Emphasis"><text:span text:style-name="T54">s</text:span></text:span><text:span text:style-name="Strong_20_Emphasis"><text:span text:style-name="T47">tates, </text:span></text:span><text:span text:style-name="Strong_20_Emphasis"><text:span text:style-name="T54">by culture and region</text:span></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P48">Period / Region</text:p>
            </table:table-cell>
            <table:table-cell table:style-name="Table33.A1" office:value-type="string">
              <text:p text:style-name="P48">Approach to Mental States</text:p>
            </table:table-cell>
            <table:table-cell table:style-name="Table33.A1" office:value-type="string">
              <text:p text:style-name="P48">Practices &amp; Substances</text:p>
            </table:table-cell>
            <table:table-cell table:style-name="Table33.A1" office:value-type="string">
              <text:p text:style-name="P48">Interpretive Setting</text:p>
            </table:table-cell>
          </table:table-row>
        </table:table-header-rows>
        <table:table-row>
          <table:table-cell table:style-name="Table33.A1" office:value-type="string">
            <text:p text:style-name="P45">Ancient Greece</text:p>
          </table:table-cell>
          <table:table-cell table:style-name="Table33.A1" office:value-type="string">
            <text:p text:style-name="P45">Dream incubation; melancholia as philosophical temperament</text:p>
          </table:table-cell>
          <table:table-cell table:style-name="Table33.A1" office:value-type="string">
            <text:p text:style-name="P45">Olive oil, wine, mandrake, poppy; communal sleep spaces</text:p>
          </table:table-cell>
          <table:table-cell table:style-name="Table33.A1" office:value-type="string">
            <text:p text:style-name="P45">Temples, oracles, symposiums</text:p>
          </table:table-cell>
        </table:table-row>
        <table:table-row>
          <table:table-cell table:style-name="Table33.A1" office:value-type="string">
            <text:p text:style-name="P45">Classical China</text:p>
          </table:table-cell>
          <table:table-cell table:style-name="Table33.A1" office:value-type="string">
            <text:p text:style-name="P45">Qi imbalance treated via herbs, acupuncture, moral cultivation</text:p>
          </table:table-cell>
          <table:table-cell table:style-name="Table33.A1" office:value-type="string">
            <text:p text:style-name="P45">Ginseng, tea, fasting, ancestor veneration</text:p>
          </table:table-cell>
          <table:table-cell table:style-name="Table33.A1" office:value-type="string">
            <text:p text:style-name="P45">Confucian and Taoist circles</text:p>
          </table:table-cell>
        </table:table-row>
        <table:table-row>
          <table:table-cell table:style-name="Table33.A1" office:value-type="string">
            <text:p text:style-name="P45">Medieval Islamic World</text:p>
          </table:table-cell>
          <table:table-cell table:style-name="Table33.A1" office:value-type="string">
            <text:p text:style-name="P45">Prophetic dreams; spiritual melancholy</text:p>
          </table:table-cell>
          <table:table-cell table:style-name="Table33.A1" office:value-type="string">
            <text:p text:style-name="P45">Saffron, ambergris, music, Qur'anic recitations</text:p>
          </table:table-cell>
          <table:table-cell table:style-name="Table33.A1" office:value-type="string">
            <text:p text:style-name="P45">Hospitals, mosques, theological academies</text:p>
          </table:table-cell>
        </table:table-row>
        <table:table-row>
          <table:table-cell table:style-name="Table33.A1" office:value-type="string">
            <text:p text:style-name="P45">Andean Cultures</text:p>
          </table:table-cell>
          <table:table-cell table:style-name="Table33.A1" office:value-type="string">
            <text:p text:style-name="P45">Ritual singing, coca leaves, trance for balance and vision</text:p>
          </table:table-cell>
          <table:table-cell table:style-name="Table33.A1" office:value-type="string">
            <text:p text:style-name="P45">Maize rituals, tobacco, fasting, dance</text:p>
          </table:table-cell>
          <table:table-cell table:style-name="Table33.A1" office:value-type="string">
            <text:p text:style-name="P45">Community elders, spiritual healers</text:p>
          </table:table-cell>
        </table:table-row>
        <table:table-row>
          <table:table-cell table:style-name="Table33.A1" office:value-type="string">
            <text:p text:style-name="P45">Renaissance Italy</text:p>
          </table:table-cell>
          <table:table-cell table:style-name="Table33.A1" office:value-type="string">
            <text:p text:style-name="P45">Humoral theory, artistic catharsis, pilgrimage</text:p>
          </table:table-cell>
          <table:table-cell table:style-name="Table33.A1" office:value-type="string">
            <text:p text:style-name="P45">Opium, absinthe, wine, confession</text:p>
          </table:table-cell>
          <table:table-cell table:style-name="Table33.A1" office:value-type="string">
            <text:p text:style-name="P45">Courts, monasteries, salons</text:p>
          </table:table-cell>
        </table:table-row>
        <table:table-row>
          <table:table-cell table:style-name="Table33.A1" office:value-type="string">
            <text:p text:style-name="P45">19th-century Europe</text:p>
          </table:table-cell>
          <table:table-cell table:style-name="Table33.A1" office:value-type="string">
            <text:p text:style-name="P45">Institutional care; medicalized moral treatment</text:p>
          </table:table-cell>
          <table:table-cell table:style-name="Table33.A1" office:value-type="string">
            <text:p text:style-name="P45">Morphine, bleeding, ether, electrotherapy</text:p>
          </table:table-cell>
          <table:table-cell table:style-name="Table33.A1" office:value-type="string">
            <text:p text:style-name="P45">Asylums, elite clinics, literary circles</text:p>
          </table:table-cell>
        </table:table-row>
      </table:table>
      <text:p text:style-name="P36">Treatments and interpretive settings for mental, emotional, and spiritual crises in various civilizations.<text:line-break/></text:p>
      <text:p text:style-name="P2"><text:span text:style-name="T55">R</text:span><text:span text:style-name="T47">eproductive systems, </text:span><text:span text:style-name="T55">that being mainly the women’s womb,</text:span><text:span text:style-name="T47"> were juridical-medical sites of control. Under patria potestas, male household heads had total legal authority over </text:span><text:span text:style-name="T55">their</text:span><text:span text:style-name="T47"> bodies. </text:span><text:span text:style-name="T55">Medicosocial</text:span><text:span text:style-name="T47"> knowledge, </text:span><text:span text:style-name="T55">framed in that context, </text:span><text:span text:style-name="T47">such as that of Soranus of Ephesus in his </text:span><text:span text:style-name="Emphasis"><text:span text:style-name="T47">Gynaecology</text:span></text:span><text:span text:style-name="T47">, was anatomically advanced but framed female physiology as deficient, porous, and unstable, demanding regulation for dynastic and demographic purposes (King, 1998). Reproductive decisions were rarely left to th</text:span><text:span text:style-name="T55">ose</text:span><text:span text:style-name="T47"> concerned </text:span><text:span text:style-name="T55">as taked to gestate</text:span><text:span text:style-name="T47">. Infanticide, forced abortion, and sexual violence were common and institutionally sanctioned through legal codes such as those collected in the </text:span><text:span text:style-name="Emphasis"><text:span text:style-name="T47">Digest</text:span></text:span><text:span text:style-name="T47"> (Book 48, Ulpian). </text:span><text:span text:style-name="T56">These inequalities and lack of autonomy to decide on one own, are integral part of the present dissertation study, as they have kept on reproducing to today.</text:span></text:p>
      <text:p text:style-name="P6"><text:span text:style-name="T47">The physician Aulus Cornelius Celsus, though not a practicing medic, compiled and codified </text:span><text:span text:style-name="T57">one of the most revered </text:span><text:span text:style-name="T47">Roman medical doctrine</text:span><text:span text:style-name="T58">s</text:span><text:span text:style-name="T47"> in </text:span><text:span text:style-name="Emphasis"><text:span text:style-name="T47">De Medicina</text:span></text:span><text:span text:style-name="T47"> (1st century CE). In Book III, he explicitly states that certain procedures must be conducted </text:span><text:span text:style-name="Emphasis"><text:span text:style-name="T47">contra voluntatem aegri</text:span></text:span><text:span text:style-name="T47">, against the patient’s will, justifying cauterizations, amputations, and restraints as therapeutic imperatives (Celsus, ca. 30 CE/1935). For Celsus, the infliction of pain was not merely permissible but integral to good medicine. This logic extended to behavioral deviance, which, while not organized under a formal nosology of mental illness, was nevertheless framed as a disorder of will, discipline, or moral structure, a threat to the </text:span><text:span text:style-name="Emphasis"><text:span text:style-name="T47">civitas</text:span></text:span><text:span text:style-name="T47"> and its hierarchy (Laurence, 1994). This intertwining of medical authority and state violence was not exclusively Roman. In Sumer, the asû, empirical healer, and āšipu, ritual expert, were embedded within temple bureaucracies. Their clinical observations were astute and methodical, Yet, subordinated to theocratic priorities (Geller, 2010).<text:line-break/></text:span></text:p>
      <text:p text:style-name="P62"/>
      <text:p text:style-name="P62"><text:soft-page-break/></text:p>
      <text:p text:style-name="P62"/>
      <text:p text:style-name="P6"><text:span text:style-name="T47"><text:line-break/></text:span><text:span text:style-name="Strong_20_Emphasis"><text:span text:style-name="T84">Table </text:span></text:span><text:span text:style-name="Strong_20_Emphasis"><text:span text:style-name="T86">2</text:span></text:span><text:span text:style-name="Strong_20_Emphasis"><text:span text:style-name="T84">- Physiological </text:span></text:span><text:span text:style-name="Strong_20_Emphasis"><text:span text:style-name="T86">c</text:span></text:span><text:span text:style-name="Strong_20_Emphasis"><text:span text:style-name="T84">ontrol </text:span></text:span><text:span text:style-name="Strong_20_Emphasis"><text:span text:style-name="T86">of cognition and emotion a</text:span></text:span><text:span text:style-name="Strong_20_Emphasis"><text:span text:style-name="T84">cross </text:span></text:span><text:span text:style-name="Strong_20_Emphasis"><text:span text:style-name="T86">e</text:span></text:span><text:span text:style-name="Strong_20_Emphasis"><text:span text:style-name="T84">ras, </text:span></text:span><text:span text:style-name="Strong_20_Emphasis"><text:span text:style-name="T86">by culture and region</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48">Era</text:p>
            </table:table-cell>
            <table:table-cell table:style-name="Table18.A1" office:value-type="string">
              <text:p text:style-name="P48">Control Mechanism</text:p>
            </table:table-cell>
            <table:table-cell table:style-name="Table18.A1" office:value-type="string">
              <text:p text:style-name="P48">Health Impact</text:p>
            </table:table-cell>
            <table:table-cell table:style-name="Table18.A1" office:value-type="string">
              <text:p text:style-name="P48">Narrative Justification</text:p>
            </table:table-cell>
          </table:table-row>
        </table:table-header-rows>
        <table:table-row>
          <table:table-cell table:style-name="Table18.A1" office:value-type="string">
            <text:p text:style-name="P45">Ancient Civilizations</text:p>
          </table:table-cell>
          <table:table-cell table:style-name="Table18.A1" office:value-type="string">
            <text:p text:style-name="P45">Fasting rituals, wine feasts, caste-based food distribution</text:p>
          </table:table-cell>
          <table:table-cell table:style-name="Table18.A1" office:value-type="string">
            <text:p text:style-name="P45">Nutrient-based stratification, ritual intoxication</text:p>
          </table:table-cell>
          <table:table-cell table:style-name="Table18.A1" office:value-type="string">
            <text:p text:style-name="P45">Divine hierarchy, ritual purification</text:p>
          </table:table-cell>
        </table:table-row>
        <table:table-row>
          <table:table-cell table:style-name="Table18.A1" office:value-type="string">
            <text:p text:style-name="P45">Medieval Europe</text:p>
          </table:table-cell>
          <table:table-cell table:style-name="Table18.A1" office:value-type="string">
            <text:p text:style-name="P45">Church feasts for control, alcohol as religious sacrament, bread as loyalty tool</text:p>
          </table:table-cell>
          <table:table-cell table:style-name="Table18.A1" office:value-type="string">
            <text:p text:style-name="P45">Famine cycles, moral malnutrition, monastic dietary restriction</text:p>
          </table:table-cell>
          <table:table-cell table:style-name="Table18.A1" office:value-type="string">
            <text:p text:style-name="P45">Moralistic suffering, divine punishment</text:p>
          </table:table-cell>
        </table:table-row>
        <table:table-row>
          <table:table-cell table:style-name="Table18.A1" office:value-type="string">
            <text:p text:style-name="P45">Modern Capitalist States</text:p>
          </table:table-cell>
          <table:table-cell table:style-name="Table18.A1" office:value-type="string">
            <text:p text:style-name="P45">Processed food addiction, subsidies for sugar/alcohol, pharmaceutical dependency</text:p>
          </table:table-cell>
          <table:table-cell table:style-name="Table18.A1" office:value-type="string">
            <text:p text:style-name="P45">Obesity, diabetes, inflammation, psychiatric pathologization</text:p>
          </table:table-cell>
          <table:table-cell table:style-name="Table18.A1" office:value-type="string">
            <text:p text:style-name="P45">Consumer choice, biological determinism</text:p>
          </table:table-cell>
        </table:table-row>
        <table:table-row>
          <table:table-cell table:style-name="Table18.A1" office:value-type="string">
            <text:p text:style-name="P52">Russia, late USSR</text:p>
          </table:table-cell>
          <table:table-cell table:style-name="Table18.A1" office:value-type="string">
            <text:p text:style-name="P45">Vodka rationing, institutionalized alcoholism, chemical sedation for dissent</text:p>
          </table:table-cell>
          <table:table-cell table:style-name="Table18.A1" office:value-type="string">
            <text:p text:style-name="P45">Liver disease, mass suicides, apathy</text:p>
          </table:table-cell>
          <table:table-cell table:style-name="Table18.A1" office:value-type="string">
            <text:p text:style-name="P45">Revolutionary sacrifice, national hardship</text:p>
          </table:table-cell>
        </table:table-row>
        <table:table-row>
          <table:table-cell table:style-name="Table18.A1" office:value-type="string">
            <text:p text:style-name="P45">Contemporary Global South</text:p>
          </table:table-cell>
          <table:table-cell table:style-name="Table18.A1" office:value-type="string">
            <text:p text:style-name="P45">Junk food proliferation, privatized water, mental illness framing of poverty</text:p>
          </table:table-cell>
          <table:table-cell table:style-name="Table18.A1" office:value-type="string">
            <text:p text:style-name="P45">Stunting, gut-brain dysfunction, mass depression and suicide</text:p>
          </table:table-cell>
          <table:table-cell table:style-name="Table18.A1" office:value-type="string">
            <text:p text:style-name="P45">Clinical diagnosis, self-blame</text:p>
          </table:table-cell>
        </table:table-row>
      </table:table>
      <text:p text:style-name="P36">Historical uses of food, drink, and altered states as instruments of social control and their psychiatric consequences, across epochs and geographies.</text:p>
      <text:p text:style-name="P61"><text:line-break/><text:span text:style-name="T101">Prior to that period, d</text:span>uring the third millennium BCE, Sumerian over-irrigation policies caused severe salinization of the soil. As wheat yields collapsed, societies shifted to barley, then disintegrated. Although the agrarian collapse was predictable and knowledge about soil recovery existed, it was ignored under political pressure to sustain extraction (Jacobsen, 1982). Health specialists, bounded within ritual roles and elite service, failed to intervene at a systemic level. A culture capable of calculating celestial events and compiling pharmacopoeias was unable to halt its own ecological suicide. <text:span text:style-name="T101">This also speaks to today, and the planetary crisis we all collectively face.</text:span></text:p>
      <text:p text:style-name="P2"><text:span text:style-name="T47">In response to such collapses, several cultures encoded cycles of rest and redistribution into their normative frameworks. The </text:span><text:span text:style-name="T59">prescription of</text:span><text:span text:style-name="T47"> the </text:span><text:span text:style-name="Emphasis"><text:span text:style-name="T47">Shmita</text:span></text:span><text:span text:style-name="T47">, a sabbatical year every seven years for land, workers, and even beasts of burden (Exodus 23:10–11; Leviticus 25), </text:span><text:span text:style-name="T60">is a prime example in our shared </text:span><text:span text:style-name="T61">foundational</text:span><text:span text:style-name="T60"> traditions</text:span><text:span text:style-name="T47">. This was a radical articulation of social and ecological justice: an injunction to interrupt cycles of overwork, exploitation, and degradation. Similar concepts appear in the Andean </text:span><text:span text:style-name="Emphasis"><text:span text:style-name="T47">ayni</text:span></text:span><text:span text:style-name="T47">, which emphasized reciprocal labor, and in Vedic traditions that mandated periods of renunciation and pause. Yet, these practices were vulnerable to subversion. As polities centralized, the enforcement of rest diminished. Imperial expansion, urbanization, and war economies nullified prescriptions once considered vital for sustainability (Scott, 2017).</text:span></text:p>
      <text:p text:style-name="P2"><text:span text:style-name="Strong_20_Emphasis"><text:span text:style-name="T47"/></text:span></text:p>
      <text:p text:style-name="P2"><text:span text:style-name="Strong_20_Emphasis"><text:span text:style-name="T47"/></text:span></text:p>
      <text:p text:style-name="P2"><text:span text:style-name="Strong_20_Emphasis"><text:span text:style-name="T47"/></text:span></text:p>
      <text:p text:style-name="P2"><text:span text:style-name="Strong_20_Emphasis"><text:span text:style-name="T47"/></text:span></text:p>
      <text:p text:style-name="P2"><text:span text:style-name="Strong_20_Emphasis"><text:span text:style-name="T47"/></text:span></text:p>
      <text:p text:style-name="P2"><text:soft-page-break/><text:span text:style-name="Strong_20_Emphasis"><text:span text:style-name="T47"/></text:span></text:p>
      <text:p text:style-name="P2"><text:span text:style-name="Strong_20_Emphasis"><text:span text:style-name="T47"><text:line-break/>Table </text:span></text:span><text:span text:style-name="Strong_20_Emphasis"><text:span text:style-name="T62">3</text:span></text:span><text:span text:style-name="Strong_20_Emphasis"><text:span text:style-name="T47"> – Ancient patterns of marginalization and control</text:span></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0"><text:span text:style-name="Strong_20_Emphasis"><text:span text:style-name="T41">Targeted Group</text:span></text:span></text:p>
            </table:table-cell>
            <table:table-cell table:style-name="Table7.A1" office:value-type="string">
              <text:p text:style-name="P20"><text:span text:style-name="Strong_20_Emphasis"><text:span text:style-name="T41">Mechanism of Harm</text:span></text:span></text:p>
            </table:table-cell>
            <table:table-cell table:style-name="Table7.A1" office:value-type="string">
              <text:p text:style-name="P20"><text:span text:style-name="Strong_20_Emphasis"><text:span text:style-name="T41">Structural Role</text:span></text:span></text:p>
            </table:table-cell>
            <table:table-cell table:style-name="Table7.A1" office:value-type="string">
              <text:p text:style-name="P20"><text:span text:style-name="Strong_20_Emphasis"><text:span text:style-name="T41">Exploitative Driver</text:span></text:span></text:p>
            </table:table-cell>
          </table:table-row>
        </table:table-header-rows>
        <table:table-row>
          <table:table-cell table:style-name="Table7.A1" office:value-type="string">
            <text:p text:style-name="P45">Enslaved laborers</text:p>
          </table:table-cell>
          <table:table-cell table:style-name="Table7.A1" office:value-type="string">
            <text:p text:style-name="P45">Overwork, beatings, no legal rights</text:p>
          </table:table-cell>
          <table:table-cell table:style-name="Table7.A1" office:value-type="string">
            <text:p text:style-name="P45">Resource extraction, class enforcement</text:p>
          </table:table-cell>
          <table:table-cell table:style-name="Table7.A1" office:value-type="string">
            <text:p text:style-name="P45">Profit from forced labor</text:p>
          </table:table-cell>
        </table:table-row>
        <table:table-row>
          <table:table-cell table:style-name="Table7.A1" office:value-type="string">
            <text:p text:style-name="P45">Urban poor in temple economies</text:p>
          </table:table-cell>
          <table:table-cell table:style-name="Table7.A1" office:value-type="string">
            <text:p text:style-name="P45">Food debt, labor conscription</text:p>
          </table:table-cell>
          <table:table-cell table:style-name="Table7.A1" office:value-type="string">
            <text:p text:style-name="P45">Surplus dependency structure</text:p>
          </table:table-cell>
          <table:table-cell table:style-name="Table7.A1" office:value-type="string">
            <text:p text:style-name="P45">Control and surplus extraction</text:p>
          </table:table-cell>
        </table:table-row>
        <table:table-row>
          <table:table-cell table:style-name="Table7.A1" office:value-type="string">
            <text:p text:style-name="P45"><text:span text:style-name="T82">W</text:span>ar prisoners, <text:span text:style-name="T82">enslaved</text:span></text:p>
          </table:table-cell>
          <table:table-cell table:style-name="Table7.A1" office:value-type="string">
            <text:p text:style-name="P45">Forced public works, mutilation</text:p>
          </table:table-cell>
          <table:table-cell table:style-name="Table7.A1" office:value-type="string">
            <text:p text:style-name="P45">Imperial consolidation</text:p>
          </table:table-cell>
          <table:table-cell table:style-name="Table7.A1" office:value-type="string">
            <text:p text:style-name="P45">Domination via labor, fear</text:p>
          </table:table-cell>
        </table:table-row>
        <table:table-row>
          <table:table-cell table:style-name="Table7.A1" office:value-type="string">
            <text:p text:style-name="P45">Household servants, <text:span text:style-name="T81">slaves</text:span></text:p>
          </table:table-cell>
          <table:table-cell table:style-name="Table7.A1" office:value-type="string">
            <text:p text:style-name="P45">Sexual/physical coercion</text:p>
          </table:table-cell>
          <table:table-cell table:style-name="Table7.A1" office:value-type="string">
            <text:p text:style-name="P45">Lineage and domestic control</text:p>
          </table:table-cell>
          <table:table-cell table:style-name="Table7.A1" office:value-type="string">
            <text:p text:style-name="P45">Power and normalized abuse</text:p>
          </table:table-cell>
        </table:table-row>
      </table:table>
      <text:p text:style-name="P51">This table outlines the early institutional, economic, and ideological mechanisms used to regulate, exclude, or exploit marginalized populations in ancient societies, including Mesopotamian, Egyptian, Greco-Roman, and early imperial models. It highlights how sociopolitical systems organized labor, justified social hierarchies, and medicalized or spiritualized dissent, laying the groundwork for later biomedical and psychiatric rationales of exclusion and control (Briggs, 2022; Foucault, 1963/2003; Lerner, 1986).</text:p>
      <text:p text:style-name="P63"><text:line-break/>These failures were not due to ignorance. They were deliberate subjugations of known wisdom to the priorities of ruling classes. And they recur. Modern liberal democracies, including post-Francoist Spain, retain medical-legal frameworks that prioritize control over care. Psychiatry remains a locus of this paradox. Diagnostic categories pathologize dissidence, coercive treatments remain common, and informed consent is routinely bypassed in the name of therapeutic necessity (Moncrieff, 2008; Rose, 2018). Women, especially those racialized, poor, or socially non-conforming, are overdiagnosed, overmedicated, and underheard. Life-course harms are reinterpreted as biochemical imbalances; trauma is relabeled as disorder. Interventions are pharmacological, not relational; institutional, not restorative.</text:p>
      <text:p text:style-name="P84">Throughout early civilizations, the exhaustion of land and people was not merely a biological inevitability -it was a systemic consequence of production-oriented social organization that subordinated both ecology and subjectivity to external demands. In the Hebrew tradition, codified in the Torah, the Sabbath is not a mystical abstraction but an ontological declaration: human life must not be wholly consumed by servitude (Berlin, 2005; Heschel, 2005). This tradition, born out of the trauma of slavery, encoded rest as a safeguard against absolute domination, a civilizing mechanism to remember what unbounded extraction leads to -dehumanization, revolt, and collapse (Carroll, 1997; Brueggemann, 2014). Similarly, agricultural fallowing cycles reflected ecological intelligence rather than metaphysics: land exhausted without respite becomes infertile, just as bodies do. These principles were not merely spiritual; they were <text:span text:style-name="T81">and are a</text:span> technical <text:span text:style-name="T81">requirement, </text:span>a political <text:span text:style-name="T81">imperative to follow</text:span>. They <text:span text:style-name="T81">are a collective </text:span>memory system born of failure, collapse, and mass suffering -survivor intelligence (Clements, 1996). Yet, across history and into the present, these warnings have been ignored or perverted. The medical-legal establishment no longer listens to bodily thresholds; it regulates and overrides them. The symbolic has been replaced with the diagnostic; the prophetic with the procedural. Today, natural needs -sleep, pause, silence, <text:span text:style-name="T81">pain, sorrow,</text:span> withdrawal, bodily refusal -are no longer honored as safeguards but treated as symptoms to be corrected, subdued, or punished (Foucault, 1975/2003; Ehrenreich &amp; English, 2005).<text:line-break/></text:p>
      <text:p text:style-name="P84"><text:soft-page-break/></text:p>
      <text:p text:style-name="P34"><text:span text:style-name="Strong_20_Emphasis"><text:span text:style-name="T47">Table </text:span></text:span><text:span text:style-name="Strong_20_Emphasis"><text:span text:style-name="T62">4</text:span></text:span><text:span text:style-name="Strong_20_Emphasis"><text:span text:style-name="T47"> – Medieval and early modern systems of targeted harm</text:span></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0"><text:span text:style-name="Strong_20_Emphasis"><text:span text:style-name="T41">Targeted Group</text:span></text:span></text:p>
            </table:table-cell>
            <table:table-cell table:style-name="Table8.A1" office:value-type="string">
              <text:p text:style-name="P20"><text:span text:style-name="Strong_20_Emphasis"><text:span text:style-name="T41">Mechanism of Harm</text:span></text:span></text:p>
            </table:table-cell>
            <table:table-cell table:style-name="Table8.A1" office:value-type="string">
              <text:p text:style-name="P20"><text:span text:style-name="Strong_20_Emphasis"><text:span text:style-name="T41">Structural Role</text:span></text:span></text:p>
            </table:table-cell>
            <table:table-cell table:style-name="Table8.A1" office:value-type="string">
              <text:p text:style-name="P20"><text:span text:style-name="Strong_20_Emphasis"><text:span text:style-name="T41">Exploitative Driver</text:span></text:span></text:p>
            </table:table-cell>
          </table:table-row>
        </table:table-header-rows>
        <table:table-row>
          <table:table-cell table:style-name="Table8.A1" office:value-type="string">
            <text:p text:style-name="P45">Feudal serfs</text:p>
          </table:table-cell>
          <table:table-cell table:style-name="Table8.A1" office:value-type="string">
            <text:p text:style-name="P45">Bonded to land, no mobility</text:p>
          </table:table-cell>
          <table:table-cell table:style-name="Table8.A1" office:value-type="string">
            <text:p text:style-name="P45">Agrarian wealth, elite maintenance</text:p>
          </table:table-cell>
          <table:table-cell table:style-name="Table8.A1" office:value-type="string">
            <text:p text:style-name="P45">Rent extraction, control</text:p>
          </table:table-cell>
        </table:table-row>
        <table:table-row>
          <table:table-cell table:style-name="Table8.A1" office:value-type="string">
            <text:p text:style-name="P45">Women</text:p>
          </table:table-cell>
          <table:table-cell table:style-name="Table8.A1" office:value-type="string">
            <text:p text:style-name="P45">Torture, execution</text:p>
          </table:table-cell>
          <table:table-cell table:style-name="Table8.A1" office:value-type="string">
            <text:p text:style-name="P45">Moral/patriarchal purification</text:p>
          </table:table-cell>
          <table:table-cell table:style-name="Table8.A1" office:value-type="string">
            <text:p text:style-name="P45">Sadistic spectacle, <text:span text:style-name="T81">forced sexual pleasure, </text:span>male power</text:p>
          </table:table-cell>
        </table:table-row>
        <table:table-row>
          <table:table-cell table:style-name="Table8.A1" office:value-type="string">
            <text:p text:style-name="P45">Religious minorities</text:p>
          </table:table-cell>
          <table:table-cell table:style-name="Table8.A1" office:value-type="string">
            <text:p text:style-name="P45">Ghettoization, massacres</text:p>
          </table:table-cell>
          <table:table-cell table:style-name="Table8.A1" office:value-type="string">
            <text:p text:style-name="P45">Territorial consolidation</text:p>
          </table:table-cell>
          <table:table-cell table:style-name="Table8.A1" office:value-type="string">
            <text:p text:style-name="P45">Confiscation, ethnic purge</text:p>
          </table:table-cell>
        </table:table-row>
        <table:table-row>
          <table:table-cell table:style-name="Table8.A1" office:value-type="string">
            <text:p text:style-name="P45">Pauper orphans</text:p>
          </table:table-cell>
          <table:table-cell table:style-name="Table8.A1" office:value-type="string">
            <text:p text:style-name="P45">Forced labor, abuse</text:p>
          </table:table-cell>
          <table:table-cell table:style-name="Table8.A1" office:value-type="string">
            <text:p text:style-name="P45">Cost-saving institutions</text:p>
          </table:table-cell>
          <table:table-cell table:style-name="Table8.A1" office:value-type="string">
            <text:p text:style-name="P45">Institutional labor, neglect</text:p>
          </table:table-cell>
        </table:table-row>
      </table:table>
      <text:p text:style-name="P51">This table presents the structural targeting of vulnerable populations in feudal and premodern Europe, including women, serfs, orphans, and religious minorities. These mechanisms -ranging from torture and forced labor to public executions -served not only as instruments of order and moral enforcement but also as technologies of terror, pleasure, and accumulation. The continuity of these practices into medical-legal frameworks underscores how control and exploitation were historically normalized through theological, patriarchal, and juridical rationales (Barstow, 1994; Kamen, 1988; Federici, 2004).<text:line-break/></text:p>
      <text:p text:style-name="P6"><text:span text:style-name="T47">Throughout early civilizations, the exhaustion of land and people was not merely a biological inevitability -it was a systemic consequence of production-oriented social structures that subordinated ecological rhythms and bodily needs to authoritarian extraction. In the Hebrew tradition, codified in the Torah, the Sabbath was not simply religious ritual, but a legal innovation born of slavery: an encoded recognition that human life could not be reduced to perpetual labor without destroying society itself (Berlin, 2005; Brueggemann, 2014; Heschel, 2005). Agricultural fallowing cycles mirrored this biopolitical insight, reinforcing that land, like people, required rest to avoid irreversible collapse (Clements, 1996). These were not spiritual metaphors -they were pragmatic survival codes etched from collapse and enforced to prevent recurrence. Yet, from late antiquity through the Middle Ages, this survivor intelligence was discarded or corrupted by new hegemonies: theological absolutism, feudalism, and punitive sexual regimes.<text:line-break/><text:line-break/></text:span><text:span text:style-name="T63">Table </text:span><text:span text:style-name="T62">5</text:span><text:span text:style-name="T63">- </text:span><text:span text:style-name="Strong_20_Emphasis"><text:span text:style-name="T47">Historical Governance</text:span></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39">Era / Region</text:p>
            </table:table-cell>
            <table:table-cell table:style-name="Table13.A1" office:value-type="string">
              <text:p text:style-name="P39">Gender/Class Subjugation</text:p>
            </table:table-cell>
            <table:table-cell table:style-name="Table13.A1" office:value-type="string">
              <text:p text:style-name="P39">Knowledge &amp; Skill Preservation</text:p>
            </table:table-cell>
            <table:table-cell table:style-name="Table13.A1" office:value-type="string">
              <text:p text:style-name="P39">Pleasure/Profit from Violence</text:p>
            </table:table-cell>
          </table:table-row>
        </table:table-header-rows>
        <table:table-row>
          <table:table-cell table:style-name="Table13.A1" office:value-type="string">
            <text:p text:style-name="P38">Late Roman Empire</text:p>
          </table:table-cell>
          <table:table-cell table:style-name="Table13.A1" office:value-type="string">
            <text:p text:style-name="P38">Women pushed to domesticity, elite concubinage</text:p>
          </table:table-cell>
          <table:table-cell table:style-name="Table13.A1" office:value-type="string">
            <text:p text:style-name="P38">Classical knowledge preserved in minor schools</text:p>
          </table:table-cell>
          <table:table-cell table:style-name="Table13.A1" office:value-type="string">
            <text:p text:style-name="P38">Public executions, military spectacles</text:p>
          </table:table-cell>
        </table:table-row>
        <table:table-row>
          <table:table-cell table:style-name="Table13.A1" office:value-type="string">
            <text:p text:style-name="P38">Byzantine Empire</text:p>
          </table:table-cell>
          <table:table-cell table:style-name="Table13.A1" office:value-type="string">
            <text:p text:style-name="P38">Elite women cloistered, lay women silenced</text:p>
          </table:table-cell>
          <table:table-cell table:style-name="Table13.A1" office:value-type="string">
            <text:p text:style-name="P38">Preserved Hippocratic and Galenic medicine</text:p>
          </table:table-cell>
          <table:table-cell table:style-name="Table13.A1" office:value-type="string">
            <text:p text:style-name="P38">Heresy purges and imperial torture rituals</text:p>
          </table:table-cell>
        </table:table-row>
        <table:table-row>
          <table:table-cell table:style-name="Table13.A1" office:value-type="string">
            <text:p text:style-name="P38">Islamic Golden Age</text:p>
          </table:table-cell>
          <table:table-cell table:style-name="Table13.A1" office:value-type="string">
            <text:p text:style-name="P38">Gender roles ambivalent; women could own property</text:p>
          </table:table-cell>
          <table:table-cell table:style-name="Table13.A1" office:value-type="string">
            <text:p text:style-name="P38">Translation movement, Al-Razi, Ibn Sina</text:p>
          </table:table-cell>
          <table:table-cell table:style-name="Table13.A1" office:value-type="string">
            <text:p text:style-name="P38">Judicial amputations, corporal punishments</text:p>
          </table:table-cell>
        </table:table-row>
        <table:table-row>
          <table:table-cell table:style-name="Table13.A1" office:value-type="string">
            <text:p text:style-name="P38">Western Medieval Europe</text:p>
          </table:table-cell>
          <table:table-cell table:style-name="Table13.A1" office:value-type="string">
            <text:p text:style-name="P38">Serfdom, female witch-hunts, orphans enslaved</text:p>
          </table:table-cell>
          <table:table-cell table:style-name="Table13.A1" office:value-type="string">
            <text:p text:style-name="P38">Monasteries kept rudimentary archives</text:p>
          </table:table-cell>
          <table:table-cell table:style-name="Table13.A1" office:value-type="string">
            <text:p text:style-name="P38">Witch-burnings, pillories, sacrificial wars</text:p>
          </table:table-cell>
        </table:table-row>
        <table:table-row>
          <table:table-cell table:style-name="Table13.A1" office:value-type="string">
            <text:p text:style-name="P38">Early Modern Europe</text:p>
          </table:table-cell>
          <table:table-cell table:style-name="Table13.A1" office:value-type="string">
            <text:p text:style-name="P38">Factory discipline, sexual commodification</text:p>
          </table:table-cell>
          <table:table-cell table:style-name="Table13.A1" office:value-type="string">
            <text:p text:style-name="P38">Renaissance humanism, clandestine printing</text:p>
          </table:table-cell>
          <table:table-cell table:style-name="Table13.A1" office:value-type="string">
            <text:p text:style-name="P38">Colonization as health sacrifice zone</text:p>
          </table:table-cell>
        </table:table-row>
      </table:table>
      <text:p text:style-name="P37">This table disaggregates the role of gender and class in systems of exploitation, emphasizing how social identity intersected with epistemic and somatic control. Women, the poor, and the colonized were subject to layered forms of violence, including the confiscation of reproductive autonomy, criminalization of alternative knowledge systems, and commodification of pain for profit or pleasure. These dynamics laid the groundwork for modern institutional cruelty, in which trauma is still misrecognized as disorder and agency as deviance (Barstow, 1994; Lerner, 1986; Scarry, 1985; Gøtzsche, 2015).</text:p>
      <text:p text:style-name="P62"><text:soft-page-break/></text:p>
      <text:p text:style-name="P64">The so-called European dark ages were not devoid of intelligence, but marked by its forced suppression and rechanneling. With the fall of Rome, the infrastructure that supported transcontinental trade, public health, urban planning, and scholarly exchange disintegrated. Roads decayed, aqueducts crumbled, and markets shrank. Cities depopulated and literacy collapsed outside elite and monastic enclaves. The state no longer mediated between population needs and public investment, but instead devolved into fragmented baronial control, where violence was the primary medium of governance. What remained of ancient science -across medicine, astronomy, and philosophy -survived largely through Islamic, Jewish, and Eastern Christian transmission, including repositories in Baghdad, Córdoba, and Constantinople (Lindberg, 1992; Gutas, 1998; Saliba, 2007). Within Europe, intelligence did not vanish but was driven into monasteries and cloisters, where second sons of <text:span text:style-name="T96">often </text:span>noble lineage were <text:span text:style-name="T96">traditionally </text:span>deposited as carriers of memory <text:span text:style-name="T96">and safeguarded from harm</text:span>. Monasteries became custodians of knowledge in a literal sense -scriptoria reproduced manuscripts, often without comprehension, and knowledge transmission was yoked to theological orthodoxy. Curiosity was circumscribed, and cosmology narrowed under scholastic constraints. Emotional life and cognitive exploration were rigidly mapped onto dogmatic structures, which treated suffering as divine punishment and dissent as moral failure (Grant, 2001; Daston &amp; Park, 2001). The sanity of a people surviving on famine diets, chronic illness, and daily violence was contingent upon adherence to religious narrative. To question the order was to jeopardize not only the soul, but one’s bodily safety.</text:p>
      <text:p text:style-name="P8"><text:span text:style-name="T47"><text:line-break/></text:span><text:span text:style-name="Strong_20_Emphasis"><text:span text:style-name="T64">Table </text:span></text:span><text:span text:style-name="Strong_20_Emphasis"><text:span text:style-name="T62">6</text:span></text:span><text:span text:style-name="Strong_20_Emphasis"><text:span text:style-name="T64"> – </text:span></text:span><text:span text:style-name="Strong_20_Emphasis"><text:span text:style-name="T47">Historical Governance Table</text:span></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48">Era / Region</text:p>
            </table:table-cell>
            <table:table-cell table:style-name="Table12.A1" office:value-type="string">
              <text:p text:style-name="P48">Health &amp; Public Systems</text:p>
            </table:table-cell>
            <table:table-cell table:style-name="Table12.A1" office:value-type="string">
              <text:p text:style-name="P48">Governance &amp; Control Strategies</text:p>
            </table:table-cell>
            <table:table-cell table:style-name="Table12.A1" office:value-type="string">
              <text:p text:style-name="P48">Population Obedience &amp; Training</text:p>
            </table:table-cell>
          </table:table-row>
        </table:table-header-rows>
        <table:table-row>
          <table:table-cell table:style-name="Table12.A1" office:value-type="string">
            <text:p text:style-name="P45">Late Roman Empire</text:p>
          </table:table-cell>
          <table:table-cell table:style-name="Table12.A1" office:value-type="string">
            <text:p text:style-name="P45">Urban health infrastructure failing; aqueducts collapsing</text:p>
          </table:table-cell>
          <table:table-cell table:style-name="Table12.A1" office:value-type="string">
            <text:p text:style-name="P45">Tax pressure, military conscription, Christianity as unifying coercion</text:p>
          </table:table-cell>
          <table:table-cell table:style-name="Table12.A1" office:value-type="string">
            <text:p text:style-name="P45">Discipline by legions, declining civilian readiness</text:p>
          </table:table-cell>
        </table:table-row>
        <table:table-row>
          <table:table-cell table:style-name="Table12.A1" office:value-type="string">
            <text:p text:style-name="P45">Byzantine Empire</text:p>
          </table:table-cell>
          <table:table-cell table:style-name="Table12.A1" office:value-type="string">
            <text:p text:style-name="P45">Hospital and orphanage system maintained in Constantinople</text:p>
          </table:table-cell>
          <table:table-cell table:style-name="Table12.A1" office:value-type="string">
            <text:p text:style-name="P45">Bureaucratic complexity, theological policing</text:p>
          </table:table-cell>
          <table:table-cell table:style-name="Table12.A1" office:value-type="string">
            <text:p text:style-name="P45">Monastic discipline, literacy enforced in clergy</text:p>
          </table:table-cell>
        </table:table-row>
        <table:table-row>
          <table:table-cell table:style-name="Table12.A1" office:value-type="string">
            <text:p text:style-name="P45">Islamic Golden Age</text:p>
          </table:table-cell>
          <table:table-cell table:style-name="Table12.A1" office:value-type="string">
            <text:p text:style-name="P45">Advancements in hospital, hygiene, pharmacology</text:p>
          </table:table-cell>
          <table:table-cell table:style-name="Table12.A1" office:value-type="string">
            <text:p text:style-name="P45">Meritocratic science hubs under caliphates</text:p>
          </table:table-cell>
          <table:table-cell table:style-name="Table12.A1" office:value-type="string">
            <text:p text:style-name="P45">Intellectual training for elites, physical jihad</text:p>
          </table:table-cell>
        </table:table-row>
        <table:table-row>
          <table:table-cell table:style-name="Table12.A1" office:value-type="string">
            <text:p text:style-name="P45">Western Medieval Europe</text:p>
          </table:table-cell>
          <table:table-cell table:style-name="Table12.A1" office:value-type="string">
            <text:p text:style-name="P45">Monastic medicine, leechcraft, rural famine</text:p>
          </table:table-cell>
          <table:table-cell table:style-name="Table12.A1" office:value-type="string">
            <text:p text:style-name="P45">Feudal oppression, Church authoritarianism</text:p>
          </table:table-cell>
          <table:table-cell table:style-name="Table12.A1" office:value-type="string">
            <text:p text:style-name="P45">Martial training for nobility, no peasant rights</text:p>
          </table:table-cell>
        </table:table-row>
        <table:table-row>
          <table:table-cell table:style-name="Table12.A1" office:value-type="string">
            <text:p text:style-name="P45">Early Modern Europe</text:p>
          </table:table-cell>
          <table:table-cell table:style-name="Table12.A1" office:value-type="string">
            <text:p text:style-name="P45">Poor laws, plague controls patchy</text:p>
          </table:table-cell>
          <table:table-cell table:style-name="Table12.A1" office:value-type="string">
            <text:p text:style-name="P45">Absolutism, birth of central states</text:p>
          </table:table-cell>
          <table:table-cell table:style-name="Table12.A1" office:value-type="string">
            <text:p text:style-name="P45">Standing armies, mass conscription</text:p>
          </table:table-cell>
        </table:table-row>
      </table:table>
      <text:p text:style-name="P36">This table synthesizes key historical structures across antiquity and the medieval period, highlighting governance logics that linked obedience to biopolitical submission. Populations were managed through enforced ignorance, physical exhaustion, or ritualized subjugation, with the state or empire extracting productivity and loyalty by shaping bodily and cognitive norms. Medical traditions -when not entirely displaced -were co-opted into controlling apparatuses that punished deviation or suffering as moral failure. Structural violence was normalized and encoded into law, pedagogy, and sacred practice (Federici, 2004; Kamen, 1988; Lindberg, 1992).</text:p>
      <text:p text:style-name="P63"><text:line-break/>European feudal regimes, sustained through a fusion of military coercion and ecclesiastical legitimation, established institutional brutality as moral virtue. Legal codes enshrined the ownership <text:soft-page-break/>of women, peasants, and their labor. Sexual violence was endemic and normalized, particularly toward enslaved populations, pauperized single mothers, and prostitutes -whose very existence was shaped by structural desperation. The mutilation of bodies -through branding, amputation, torture, or execution -was not only punitive but theatrical: a ritual demonstration of elite impunity and mass subordination. Across medieval Europe, one in ten inhabitants might be executed or publicly punished in peak cycles of repression -not for individual threat, but as population control and psychological terror (Scarry, 1985; Kamen, 1988). Women, in particular, bore the brunt of theological-medical collusion. Their reproductive autonomy, midwifery knowledge, and spiritual roles were violently dismantled during centuries of witch hunts, ecclesiastical trials, and forced conversions. Theological arguments branded menstruation, sexuality, or emotional sensitivity as signs of inferiority or demonic possession, institutionalizing cognitive difference as disorder (Barstow, 1994; Federici, 2004). Charlemagne’s empire imposed Christianity by the sword, while rulers like Henry VIII <text:span text:style-name="T98">in Britain </text:span>nationalized religious institutions to consolidate power, displacing poor women and orphans into criminalized categories under the Poor Laws (Slack, 1990). Political rationality, meanwhile, was claimed by elites who used Greek metaphysics, Roman legalism, and biblical authority to justify hereditary rule and mass disenfranchisement.</text:p>
      <text:p text:style-name="P62">These were not mistakes. <text:span text:style-name="T98">M</text:span>edieval institutions were not irrational, <text:span text:style-name="T97">as those served a purpose and did it well- </text:span>they were <text:span text:style-name="T97">once new </text:span>calculated technologies of rule, <text:span text:style-name="T97">also springing out of need</text:span>. The Inquisition functioned as a medical-theological tribunal in which bodily symptoms of trauma or rebellion were interpreted as evidence of heresy, demonic possession, or female evil (Kamen, 1988; Kaplan, 2007). Paupers, single mothers, ethnic minorities, and those suffering mental distress were swept into orphanages, workhouses, or public executions not because they disrupted order but because they embodied truths the regime could not accommodate: suffering as political fact, not moral defect. Public torture and executions functioned as sadistic pedagogy -lessons to the population about the price of dissent and the pleasure of domination (Scarry, 1985; Foucault, 1975/2003). The so-called rebirth of reason began with trade routes and banking dynasties reclaiming Mediterranean infrastructures, not with democratization. And even then, the plague, inquisitions, and crusades continued. Civilization had not advanced; it had merely reassembled. The collapse was never total -but the price paid was. What followed in modernity was not rupture but rebranding. Psychiatry inherited these logics and updated the grammar. Symptoms once read as spiritual deviation were now classified under new taxonomies of degeneracy, hysteria, and psychosis -anchored to the authority of the medical professional rather than the priest, but with comparable disregard for lived experience <text:span text:style-name="T95">and human dignity</text:span>. The asylums of the 18th and 19th centuries carried out containment, coercion, and abuse under the premise of moral treatment, but with instruments ranging from bleeding to isolation to electroshock (Scull, 1989; Showalter, 1985). <text:line-break/></text:p>
      <text:p text:style-name="P62"/>
      <text:p text:style-name="P62"/>
      <text:p text:style-name="P62"/>
      <text:p text:style-name="P62"/>
      <text:p text:style-name="P62"/>
      <text:p text:style-name="P62"/>
      <text:p text:style-name="P62"><text:soft-page-break/></text:p>
      <text:p text:style-name="P62"/>
      <text:p text:style-name="P5"><text:span text:style-name="T63">Table </text:span><text:span text:style-name="T62">7- </text:span><text:span text:style-name="Strong_20_Emphasis"><text:span text:style-name="T47">Modern </text:span></text:span><text:span text:style-name="Strong_20_Emphasis"><text:span text:style-name="T62">g</text:span></text:span><text:span text:style-name="Strong_20_Emphasis"><text:span text:style-name="T47">overnance </text:span></text:span><text:span text:style-name="Strong_20_Emphasis"><text:span text:style-name="T62">and social control</text:span></text:span></text:p>
      <text:p text:style-name="P5"><text:span text:style-name="Strong_20_Emphasis"><text:span text:style-name="T47"/></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39">Era / Region</text:p>
            </table:table-cell>
            <table:table-cell table:style-name="Table14.A1" office:value-type="string">
              <text:p text:style-name="P39">Health &amp; Public Systems</text:p>
            </table:table-cell>
            <table:table-cell table:style-name="Table14.A1" office:value-type="string">
              <text:p text:style-name="P39">Governance &amp; Control Strategies</text:p>
            </table:table-cell>
            <table:table-cell table:style-name="Table14.A1" office:value-type="string">
              <text:p text:style-name="P39">Population Obedience &amp; Training</text:p>
            </table:table-cell>
          </table:table-row>
        </table:table-header-rows>
        <table:table-row>
          <table:table-cell table:style-name="Table14.A1" office:value-type="string">
            <text:p text:style-name="P38">Early 20th Century (Global)</text:p>
          </table:table-cell>
          <table:table-cell table:style-name="Table14.A1" office:value-type="string">
            <text:p text:style-name="P38">State hospitals, eugenics programs</text:p>
          </table:table-cell>
          <table:table-cell table:style-name="Table14.A1" office:value-type="string">
            <text:p text:style-name="P38">Nationalist science, social hygiene laws</text:p>
          </table:table-cell>
          <table:table-cell table:style-name="Table14.A1" office:value-type="string">
            <text:p text:style-name="P38">Work-based rehabilitation, military drafts</text:p>
          </table:table-cell>
        </table:table-row>
        <table:table-row>
          <table:table-cell table:style-name="Table14.A1" office:value-type="string">
            <text:p text:style-name="P38">Mid 20th Century</text:p>
          </table:table-cell>
          <table:table-cell table:style-name="Table14.A1" office:value-type="string">
            <text:p text:style-name="P38">Mass institutionalization, psychiatric genocide</text:p>
          </table:table-cell>
          <table:table-cell table:style-name="Table14.A1" office:value-type="string">
            <text:p text:style-name="P38">Ideological purges, racial biology</text:p>
          </table:table-cell>
          <table:table-cell table:style-name="Table14.A1" office:value-type="string">
            <text:p text:style-name="P38">Compulsory loyalty rituals, secret policing</text:p>
          </table:table-cell>
        </table:table-row>
        <table:table-row>
          <table:table-cell table:style-name="Table14.A1" office:value-type="string">
            <text:p text:style-name="P38">Late 20th Century</text:p>
          </table:table-cell>
          <table:table-cell table:style-name="Table14.A1" office:value-type="string">
            <text:p text:style-name="P38">Deinstitutionalization, privatized healthcare</text:p>
          </table:table-cell>
          <table:table-cell table:style-name="Table14.A1" office:value-type="string">
            <text:p text:style-name="P38">Market logics, biopolitical management</text:p>
          </table:table-cell>
          <table:table-cell table:style-name="Table14.A1" office:value-type="string">
            <text:p text:style-name="P38">Self-optimization, therapy culture</text:p>
          </table:table-cell>
        </table:table-row>
        <table:table-row>
          <table:table-cell table:style-name="Table14.A1" office:value-type="string">
            <text:p text:style-name="P38">21st Century</text:p>
          </table:table-cell>
          <table:table-cell table:style-name="Table14.A1" office:value-type="string">
            <text:p text:style-name="P38">Digital health regimes, data surveillance</text:p>
          </table:table-cell>
          <table:table-cell table:style-name="Table14.A1" office:value-type="string">
            <text:p text:style-name="P38">Platform capitalism, algorithmic control</text:p>
          </table:table-cell>
          <table:table-cell table:style-name="Table14.A1" office:value-type="string">
            <text:p text:style-name="P38">Censorship, predictive profiling</text:p>
          </table:table-cell>
        </table:table-row>
      </table:table>
      <text:p text:style-name="P37">This table contrasts the dominant political logics of population control across the 20th and 21st centuries, spanning totalitarianism, neoliberal governance, and algorithmic rationality. While modes differ -from centralized psychiatric repression to decentralized economic dispossession -all systems share a core commitment to suppressing dissent and reinforcing hierarchical order through coercive or pharmacological means. Rationality is often redefined to justify violence as necessity, psychiatry as discipline, and poverty as pathology (Rose, 2006; Moncrieff, 2022; Flynn, 2021).</text:p>
      <text:p text:style-name="P65"><text:line-break/>In Francoist Spain and Nazi Germany alike, psychiatry served explicitly genocidal goals -pathologizing political opponents, women, the disabled, and ethnic groups under the pretense of biological hygiene (Huertas, 1996; Lifton, 1986). The psychiatric category became the new heresy: once marked, one was no longer credible, no longer safe, no longer fully human. <text:span text:style-name="T98">Still</text:span> today, these genealogies of harm remain unbroken. Migrant care workers, racialized single mothers, survivors of child abuse, and those resisting institutional violence continue to be recoded as pathological, dangerous, or irrational -not on the basis of evidence, but through entrenched administrative and medical logics of social control (Anderson, 2000; Parreñas, 2001; Roberts, 2002; Richie, 2012). Their embodied knowledge is delegitimized, not merely ignored but structurally erased, as clinical classifications and welfare systems convert political or social grievances into psychiatric symptoms (Rose, 2006; Cosgrove et al., 2020; Moncrieff, 2022). The violence does not always appear as spectacle; it functions bureaucratically -through files, forms, diagnoses, custody transfers, and institutional placement -executed without public outrage, often without visible confrontation, but culminating in silencing, dependency, social death, and premature mortality (Whitaker, 2011; Flynn, 2021; Amnesty International, 2023).</text:p>
      <text:p text:style-name="P65"/>
      <text:p text:style-name="P65"/>
      <text:p text:style-name="P65"/>
      <text:p text:style-name="P65"/>
      <text:p text:style-name="P65"/>
      <text:p text:style-name="P65"/>
      <text:p text:style-name="P65"/>
      <text:p text:style-name="P9"><text:soft-page-break/><text:span text:style-name="T47"><text:line-break/></text:span><text:span text:style-name="T62">Table </text:span><text:span text:style-name="T65">8</text:span><text:span text:style-name="T62">- </text:span><text:span text:style-name="Strong_20_Emphasis"><text:span text:style-name="T47">Modern </text:span></text:span><text:span text:style-name="Strong_20_Emphasis"><text:span text:style-name="T62">g</text:span></text:span><text:span text:style-name="Strong_20_Emphasis"><text:span text:style-name="T47">overnance </text:span></text:span><text:span text:style-name="Strong_20_Emphasis"><text:span text:style-name="T62">and institutionalized violence</text:spa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48">Era / Region</text:p>
            </table:table-cell>
            <table:table-cell table:style-name="Table15.A1" office:value-type="string">
              <text:p text:style-name="P48">Gender/Class Subjugation</text:p>
            </table:table-cell>
            <table:table-cell table:style-name="Table15.A1" office:value-type="string">
              <text:p text:style-name="P48">Knowledge &amp; Skill Preservation</text:p>
            </table:table-cell>
            <table:table-cell table:style-name="Table15.A1" office:value-type="string">
              <text:p text:style-name="P48">Pleasure/Profit from Violence</text:p>
            </table:table-cell>
          </table:table-row>
        </table:table-header-rows>
        <table:table-row>
          <table:table-cell table:style-name="Table15.A1" office:value-type="string">
            <text:p text:style-name="P45">Early 20th Century (Global)</text:p>
          </table:table-cell>
          <table:table-cell table:style-name="Table15.A1" office:value-type="string">
            <text:p text:style-name="P45">Pro-natalist propaganda, industrial patriarchy</text:p>
          </table:table-cell>
          <table:table-cell table:style-name="Table15.A1" office:value-type="string">
            <text:p text:style-name="P45">Medical academies, colonial science</text:p>
          </table:table-cell>
          <table:table-cell table:style-name="Table15.A1" office:value-type="string">
            <text:p text:style-name="P45">Anatomical exploitation, forced labor profits</text:p>
          </table:table-cell>
        </table:table-row>
        <table:table-row>
          <table:table-cell table:style-name="Table15.A1" office:value-type="string">
            <text:p text:style-name="P45">Mid 20th Century</text:p>
          </table:table-cell>
          <table:table-cell table:style-name="Table15.A1" office:value-type="string">
            <text:p text:style-name="P45">Re-education camps, gender purging</text:p>
          </table:table-cell>
          <table:table-cell table:style-name="Table15.A1" office:value-type="string">
            <text:p text:style-name="P45">Propaganda science, psychiatric policing</text:p>
          </table:table-cell>
          <table:table-cell table:style-name="Table15.A1" office:value-type="string">
            <text:p text:style-name="P45">Spectacular trials, state terror aesthetics</text:p>
          </table:table-cell>
        </table:table-row>
        <table:table-row>
          <table:table-cell table:style-name="Table15.A1" office:value-type="string">
            <text:p text:style-name="P45">Late 20th Century</text:p>
          </table:table-cell>
          <table:table-cell table:style-name="Table15.A1" office:value-type="string">
            <text:p text:style-name="P45">Sexual commodification, gig precarity</text:p>
          </table:table-cell>
          <table:table-cell table:style-name="Table15.A1" office:value-type="string">
            <text:p text:style-name="P45">Elite universities, managerialism</text:p>
          </table:table-cell>
          <table:table-cell table:style-name="Table15.A1" office:value-type="string">
            <text:p text:style-name="P45">Prison-industrial complex, insurance markets</text:p>
          </table:table-cell>
        </table:table-row>
        <table:table-row>
          <table:table-cell table:style-name="Table15.A1" office:value-type="string">
            <text:p text:style-name="P45">21st Century</text:p>
          </table:table-cell>
          <table:table-cell table:style-name="Table15.A1" office:value-type="string">
            <text:p text:style-name="P45">Digital trafficking, biometric sorting</text:p>
          </table:table-cell>
          <table:table-cell table:style-name="Table15.A1" office:value-type="string">
            <text:p text:style-name="P45">Platform knowledge monopolies</text:p>
          </table:table-cell>
          <table:table-cell table:style-name="Table15.A1" office:value-type="string">
            <text:p text:style-name="P45">AI prediction economies, migrant exploitation</text:p>
          </table:table-cell>
        </table:table-row>
      </table:table>
      <text:p text:style-name="P40">This table catalogs the institutional mechanisms -psychiatric, legal, technological, and bureaucratic -used to surveil, silence, or chemically subdue populations deemed unfit, inconvenient, or rebellious. While framed as therapeutic or security-enhancing, these systems function to obscure structural violence and redistribute blame from failing institutions to vulnerable individuals. The so-called care infrastructure reproduces inequality while denying the epistemic legitimacy of those most harmed (Cosgrove et al., 2020; Amnesty International, 2023).</text:p>
      <text:p text:style-name="P66"><text:line-break/>The health system, family court, and psychiatric apparatus intersect to reinforce a moral hierarchy in which resilience under coercion is interpreted as disorder, and any attempt to resist or report abuse is met with institutional retaliation or diagnostic discrediting (Gøtzsche, 2015; Goodmark, 2018; Sadowski, 2020). The result is the perpetuation of cruelty under the guise of care, the weaponization of science to consolidate authority, and the severing of human beings from their social standing, legal voice, and bodily integrity. The task of medicine, psychiatry, and social science is not to conform to these punitive legacies, but to unmask and dismantle them. This demands a scientific and moral reckoning with the harm embedded in treatment-as-usual, a revaluation of refusal and distress as adaptive responses rather than pathological breakdowns (van der Kolk, 2014; Federici, 2004). It also demands the restoration of bodily autonomy, communal knowledge systems, and trauma-literate infrastructures -capable of recognizing when systems harm rather than heal, and of building public health practices rooted not in hierarchy and submission, but in equity, participation, and historical truth (Lerner, 1986; Rose, 2006; Flynn, 2021).<text:line-break/><text:line-break/><text:span text:style-name="T94">Medieval</text:span> mechanisms <text:span text:style-name="T94">of control </text:span>did not end with the Enlightenment, <text:span text:style-name="T94">and remain active today</text:span>. Rather, they were restructured and expanded through clinical, juridical, and bureaucratic apparatuses embedded in the modern state. Psychiatric institutions today function not only as sites of supposed healing but also as containment structures for individuals whose pain, deviation, or resistance does not conform to the imposed norms of neurotypical, apolitical, and economically productive citizenship (Rose, 2006; Sadowski, 2020). Through the medicalization of suffering and trauma, the psychiatric system legitimizes coercive interventions -chemical, physical, and institutional -under the guise of therapeutic necessity (Moncrieff, 2022; Cosgrove et al., 2020). Psychopharmacology, administered as routine practice, becomes a mechanism of enforced erasure: stripping agency, rewriting histories of abuse into diagnostic labels, and enforcing docility through metabolic and neurological submission (Whitaker, 2011; Gøtzsche, 2015).</text:p>
      <text:p text:style-name="P66"/>
      <text:p text:style-name="P66"/>
      <text:p text:style-name="P9"><text:soft-page-break/><text:span text:style-name="Strong_20_Emphasis"><text:span text:style-name="T47">Table </text:span></text:span><text:span text:style-name="Strong_20_Emphasis"><text:span text:style-name="T65">9- I</text:span></text:span><text:span text:style-name="Strong_20_Emphasis"><text:span text:style-name="T47">nstitutional, psychiatric, and ideological</text:span></text:span><text:span text:style-name="Strong_20_Emphasis"><text:span text:style-name="T65"> </text:span></text:span><text:span text:style-name="Strong_20_Emphasis"><text:span text:style-name="T47">control in the 20th–21st century</text:span></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48">Category of Control</text:p>
            </table:table-cell>
            <table:table-cell table:style-name="Table16.A1" office:value-type="string">
              <text:p text:style-name="P48">Mechanism Employed</text:p>
            </table:table-cell>
            <table:table-cell table:style-name="Table16.A1" office:value-type="string">
              <text:p text:style-name="P48">Institutions Involved</text:p>
            </table:table-cell>
            <table:table-cell table:style-name="Table16.A1" office:value-type="string">
              <text:p text:style-name="P48">Target Populations</text:p>
            </table:table-cell>
          </table:table-row>
        </table:table-header-rows>
        <table:table-row>
          <table:table-cell table:style-name="Table16.A1" office:value-type="string">
            <text:p text:style-name="P16"><text:span text:style-name="Strong_20_Emphasis"><text:span text:style-name="T41">Psychiatric Coercion</text:span></text:span></text:p>
          </table:table-cell>
          <table:table-cell table:style-name="Table16.A1" office:value-type="string">
            <text:p text:style-name="P45">Involuntary hospitalization, forced medication, misdiagnosis of dissent as pathology</text:p>
          </table:table-cell>
          <table:table-cell table:style-name="Table16.A1" office:value-type="string">
            <text:p text:style-name="P45">Asylums, psychiatric hospitals, forensic units</text:p>
          </table:table-cell>
          <table:table-cell table:style-name="Table16.A1" office:value-type="string">
            <text:p text:style-name="P45">Political dissidents, abused women, neurodivergent individuals</text:p>
          </table:table-cell>
        </table:table-row>
        <table:table-row>
          <table:table-cell table:style-name="Table16.A1" office:value-type="string">
            <text:p text:style-name="P16"><text:span text:style-name="Strong_20_Emphasis"><text:span text:style-name="T41">Medical Pathologization of Poverty</text:span></text:span></text:p>
          </table:table-cell>
          <table:table-cell table:style-name="Table16.A1" office:value-type="string">
            <text:p text:style-name="P45">Reclassification of trauma or social deprivation as chronic mental illness</text:p>
          </table:table-cell>
          <table:table-cell table:style-name="Table16.A1" office:value-type="string">
            <text:p text:style-name="P45">Social security psychiatry, disability assessments</text:p>
          </table:table-cell>
          <table:table-cell table:style-name="Table16.A1" office:value-type="string">
            <text:p text:style-name="P45">Working-class populations, unemployed, single mothers</text:p>
          </table:table-cell>
        </table:table-row>
        <table:table-row>
          <table:table-cell table:style-name="Table16.A1" office:value-type="string">
            <text:p text:style-name="P16"><text:span text:style-name="Strong_20_Emphasis"><text:span text:style-name="T41">Carceral Expansion</text:span></text:span></text:p>
          </table:table-cell>
          <table:table-cell table:style-name="Table16.A1" office:value-type="string">
            <text:p text:style-name="P45">Prison-like psychiatric wards, secure treatment centers, chemical restraints</text:p>
          </table:table-cell>
          <table:table-cell table:style-name="Table16.A1" office:value-type="string">
            <text:p text:style-name="P45">Prisons, juvenile institutions, closed psychiatric units</text:p>
          </table:table-cell>
          <table:table-cell table:style-name="Table16.A1" office:value-type="string">
            <text:p text:style-name="P45">Racialized youth, migrants, the homeless</text:p>
          </table:table-cell>
        </table:table-row>
        <table:table-row>
          <table:table-cell table:style-name="Table16.A1" office:value-type="string">
            <text:p text:style-name="P16"><text:span text:style-name="Strong_20_Emphasis"><text:span text:style-name="T41">Welfare Surveillance</text:span></text:span></text:p>
          </table:table-cell>
          <table:table-cell table:style-name="Table16.A1" office:value-type="string">
            <text:p text:style-name="P45">Psychiatric labeling to restrict parental rights, enforce state guardianship, or justify removals</text:p>
          </table:table-cell>
          <table:table-cell table:style-name="Table16.A1" office:value-type="string">
            <text:p text:style-name="P45">Family courts, CPS, state guardianship bodies</text:p>
          </table:table-cell>
          <table:table-cell table:style-name="Table16.A1" office:value-type="string">
            <text:p text:style-name="P45">Poor families, survivors of abuse, foster system entrants</text:p>
          </table:table-cell>
        </table:table-row>
        <table:table-row>
          <table:table-cell table:style-name="Table16.A1" office:value-type="string">
            <text:p text:style-name="P16"><text:span text:style-name="Strong_20_Emphasis"><text:span text:style-name="T41">Ideological Re-education</text:span></text:span></text:p>
          </table:table-cell>
          <table:table-cell table:style-name="Table16.A1" office:value-type="string">
            <text:p text:style-name="P45">Therapeutic correction of gender identity, political beliefs, or trauma narratives</text:p>
          </table:table-cell>
          <table:table-cell table:style-name="Table16.A1" office:value-type="string">
            <text:p text:style-name="P45">Conversion therapy programs, military psychiatry, propaganda schools</text:p>
          </table:table-cell>
          <table:table-cell table:style-name="Table16.A1" office:value-type="string">
            <text:p text:style-name="P45">LGBTQ+ individuals, political prisoners, rape victims</text:p>
          </table:table-cell>
        </table:table-row>
        <table:table-row>
          <table:table-cell table:style-name="Table16.A1" office:value-type="string">
            <text:p text:style-name="P16"><text:span text:style-name="Strong_20_Emphasis"><text:span text:style-name="T41">Digital &amp; Algorithmic Control</text:span></text:span></text:p>
          </table:table-cell>
          <table:table-cell table:style-name="Table16.A1" office:value-type="string">
            <text:p text:style-name="P45">Predictive policing, mental health flagging via social media, biometric sorting</text:p>
          </table:table-cell>
          <table:table-cell table:style-name="Table16.A1" office:value-type="string">
            <text:p text:style-name="P45">Tech companies, predictive analytics firms, insurance brokers</text:p>
          </table:table-cell>
          <table:table-cell table:style-name="Table16.A1" office:value-type="string">
            <text:p text:style-name="P45">Protesters, those with non-normative behaviors or expressions</text:p>
          </table:table-cell>
        </table:table-row>
        <table:table-row>
          <table:table-cell table:style-name="Table16.A1" office:value-type="string">
            <text:p text:style-name="P16"><text:span text:style-name="Strong_20_Emphasis"><text:span text:style-name="T41">Drug-Based Pacification</text:span></text:span></text:p>
          </table:table-cell>
          <table:table-cell table:style-name="Table16.A1" office:value-type="string">
            <text:p text:style-name="P45">Long-term prescription of sedatives, antipsychotics, and mood stabilizers for non-severe distress</text:p>
          </table:table-cell>
          <table:table-cell table:style-name="Table16.A1" office:value-type="string">
            <text:p text:style-name="P45">Primary care clinics, elderly care, schools</text:p>
          </table:table-cell>
          <table:table-cell table:style-name="Table16.A1" office:value-type="string">
            <text:p text:style-name="P45">Children, elderly, women, those reporting abuse</text:p>
          </table:table-cell>
        </table:table-row>
        <table:table-row>
          <table:table-cell table:style-name="Table16.A1" office:value-type="string">
            <text:p text:style-name="P16"><text:span text:style-name="Strong_20_Emphasis"><text:span text:style-name="T41">Bureaucratic Silencing</text:span></text:span></text:p>
          </table:table-cell>
          <table:table-cell table:style-name="Table16.A1" office:value-type="string">
            <text:p text:style-name="P45">Diagnosis used to dismiss testimony, deny legal claims, or erase credibility</text:p>
          </table:table-cell>
          <table:table-cell table:style-name="Table16.A1" office:value-type="string">
            <text:p text:style-name="P45">Courts, police forces, hospitals</text:p>
          </table:table-cell>
          <table:table-cell table:style-name="Table16.A1" office:value-type="string">
            <text:p text:style-name="P45">Victims of domestic and institutional violence</text:p>
          </table:table-cell>
        </table:table-row>
      </table:table>
      <text:p text:style-name="P36">This table categorizes the dominant state and institutional strategies of psychological, ideological, and bodily control from the 20th century to the present. It includes coercive psychiatry, militarization, food monopolies, welfare surveillance, and technocratic governance across authoritarian, neoliberal, and hybrid regimes. Emphasis is placed on the operational role of psychiatry and health discourses in reframing dissent as disorder, and on the continuity of social control logics across political systems allegedly opposed in ideology but aligned in biopolitical function (Moncrieff, 2022; Rose, 2006; Cosgrove et al., 2020; WHO, 2022).</text:p>
      <text:p text:style-name="P67"><text:span text:style-name="T39"><text:line-break/></text:span>The parallels with broader systems of exploitation are striking. Migrant care workers -predominantly racialized women -labor under regimes of surveillance and legal precarity that facilitate violence while preventing accountability. Their roles sustain the social and economic viability of entire countries, Yet, they remain structurally invisible and unprotected due to the constant threat of deportation or retaliation (Anderson, 2000; Parreñas, 2001; Lutz, 2008). Single mothers, particularly those abandoned, impoverished, or survivors of abuse, are not met with support but with moral condemnation and bureaucratic intrusion. Welfare systems surveil them more rigorously than they assist, often stripping them of decision-making autonomy under justifications of child protection while ignoring the structural violence that necessitated state involvement in the first place (Hays, 2003; Roberts, 2002; Federici, 2012). Children removed into foster or residential systems endure repeated emotional ruptures, institutionalization of trauma, and displacement -consequences systematically individualized as psychopathology rather than <text:soft-page-break/>acknowledged as harm inflicted by a punitive welfare logic (Chamberlain et al., 2006; Doyle, 2007). Worse still is the reclassification of survivors as threats. <text:s/>Individuals who endure sexual violence, trafficking, intimate terrorism, or psychiatric abuse are often punished when they resist or disclose. They are subjected to punitive incarceration, wrongful psychiatric labeling, and re-traumatization under a system that weaponizes protection as control (Goodmark, 2018; Richie, 2012; van der Kolk, 2014). <text:s/>Th<text:span text:style-name="T102">is</text:span> cycle <text:span text:style-name="T102">of violence </text:span>does not stop with the marginalized: <text:span text:style-name="T103">p</text:span>rofessionals, journalists, and political dissidents who seek accountability -those who document, intervene, or testify -are strategically discredited, criminalized, surveilled, or institutionally exiled. Their public delegitimization is not incidental but foundational to the preservation of institutional impunity (Flynn, 2021; Amnesty International, 2023; Horne, 2022; Scheper-Hughes, 2004). Such dynamics operate not only in so-called failed states or collapsed jurisdictions but across professional, academic, and governmental settings under the guise of clinical care or administrative procedure. What remains consistent are the drivers: profit maximization, monopolization of narrative control, and the grim satisfaction derived from subordinating those who dissent. In clinical psychiatry, this manifests as the silencing of experiential truth in favor of pharmaceutical and bureaucratic reductionism. In familial settings, it appears as normalized abuse masked as tradition or care. In institutional contexts, it is seen in the brutal punishment of transparency and courage. These processes are not errors of application but expressions of systemic design. Whether in prisons, hospitals, courts, or care homes, the moral architecture remains committed to upholding dominion -by force, by silence, or by sh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text:soft-page-break/><text:span text:style-name="T47"><text:line-break/></text:span><text:span text:style-name="Strong_20_Emphasis"><text:span text:style-name="T84">Table </text:span></text:span><text:span text:style-name="Strong_20_Emphasis"><text:span text:style-name="T85">10- </text:span></text:span><text:span text:style-name="Strong_20_Emphasis"><text:span text:style-name="T84">Cultural Handling of Altered States and Mental Distress, </text:span></text:span><text:span text:style-name="Strong_20_Emphasis"><text:span text:style-name="T85">by era and region</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39">Period / Region</text:p>
            </table:table-cell>
            <table:table-cell table:style-name="Table19.A1" office:value-type="string">
              <text:p text:style-name="P39">Induced or Treated States</text:p>
            </table:table-cell>
            <table:table-cell table:style-name="Table19.A1" office:value-type="string">
              <text:p text:style-name="P39">Substances / Foods Used</text:p>
            </table:table-cell>
            <table:table-cell table:style-name="Table19.A1" office:value-type="string">
              <text:p text:style-name="P39">Rituals and Settings</text:p>
            </table:table-cell>
            <table:table-cell table:style-name="Table19.A1" office:value-type="string">
              <text:p text:style-name="P39">Interpretive Agents</text:p>
            </table:table-cell>
          </table:table-row>
        </table:table-header-rows>
        <table:table-row>
          <table:table-cell table:style-name="Table19.A1" office:value-type="string">
            <text:p text:style-name="P38">Ancient Greece</text:p>
          </table:table-cell>
          <table:table-cell table:style-name="Table19.A1" office:value-type="string">
            <text:p text:style-name="P38">Melancholy, catharsis, divine mania</text:p>
          </table:table-cell>
          <table:table-cell table:style-name="Table19.A1" office:value-type="string">
            <text:p text:style-name="P38">Wine, opium, hellebore, honeyed potions</text:p>
          </table:table-cell>
          <table:table-cell table:style-name="Table19.A1" office:value-type="string">
            <text:p text:style-name="P38">Dionysian rites, Asclepian dream incubation</text:p>
          </table:table-cell>
          <table:table-cell table:style-name="Table19.A1" office:value-type="string">
            <text:p text:style-name="P38">Temple priests, philosophers</text:p>
          </table:table-cell>
        </table:table-row>
        <table:table-row>
          <table:table-cell table:style-name="Table19.A1" office:value-type="string">
            <text:p text:style-name="P38">Vedic India</text:p>
          </table:table-cell>
          <table:table-cell table:style-name="Table19.A1" office:value-type="string">
            <text:p text:style-name="P38">Mystical ecstasy, sorrow, mental heat</text:p>
          </table:table-cell>
          <table:table-cell table:style-name="Table19.A1" office:value-type="string">
            <text:p text:style-name="P38">Soma, clarified butter, ayurvedic herbs</text:p>
          </table:table-cell>
          <table:table-cell table:style-name="Table19.A1" office:value-type="string">
            <text:p text:style-name="P38">Fire sacrifices, meditative chanting, seasonal fasting</text:p>
          </table:table-cell>
          <table:table-cell table:style-name="Table19.A1" office:value-type="string">
            <text:p text:style-name="P38">Brahmins, gurus, healers</text:p>
          </table:table-cell>
        </table:table-row>
        <table:table-row>
          <table:table-cell table:style-name="Table19.A1" office:value-type="string">
            <text:p text:style-name="P38">Indigenous Amazon</text:p>
          </table:table-cell>
          <table:table-cell table:style-name="Table19.A1" office:value-type="string">
            <text:p text:style-name="P38">Vision quests, ancestral possession</text:p>
          </table:table-cell>
          <table:table-cell table:style-name="Table19.A1" office:value-type="string">
            <text:p text:style-name="P38">Ayahuasca, tobacco, chicha</text:p>
          </table:table-cell>
          <table:table-cell table:style-name="Table19.A1" office:value-type="string">
            <text:p text:style-name="P38">Night rituals, group singing, jungle immersion</text:p>
          </table:table-cell>
          <table:table-cell table:style-name="Table19.A1" office:value-type="string">
            <text:p text:style-name="P38">Shamans, elder women</text:p>
          </table:table-cell>
        </table:table-row>
        <table:table-row>
          <table:table-cell table:style-name="Table19.A1" office:value-type="string">
            <text:p text:style-name="P38">Classical China</text:p>
          </table:table-cell>
          <table:table-cell table:style-name="Table19.A1" office:value-type="string">
            <text:p text:style-name="P38">Grief, madness, spiritual imbalance</text:p>
          </table:table-cell>
          <table:table-cell table:style-name="Table19.A1" office:value-type="string">
            <text:p text:style-name="P38">Ginseng, reishi mushroom, rice wine</text:p>
          </table:table-cell>
          <table:table-cell table:style-name="Table19.A1" office:value-type="string">
            <text:p text:style-name="P38">Ancestral rituals, seasonal feasts, dream diaries</text:p>
          </table:table-cell>
          <table:table-cell table:style-name="Table19.A1" office:value-type="string">
            <text:p text:style-name="P38">Daoist sages, Confucian scholars</text:p>
          </table:table-cell>
        </table:table-row>
        <table:table-row>
          <table:table-cell table:style-name="Table19.A1" office:value-type="string">
            <text:p text:style-name="P38">Medieval Islamicate</text:p>
          </table:table-cell>
          <table:table-cell table:style-name="Table19.A1" office:value-type="string">
            <text:p text:style-name="P38">Spiritual melancholia, obsession</text:p>
          </table:table-cell>
          <table:table-cell table:style-name="Table19.A1" office:value-type="string">
            <text:p text:style-name="P38">Ambergris, rosewater, saffron</text:p>
          </table:table-cell>
          <table:table-cell table:style-name="Table19.A1" office:value-type="string">
            <text:p text:style-name="P38">Music therapy, Qur'anic dream interpretation</text:p>
          </table:table-cell>
          <table:table-cell table:style-name="Table19.A1" office:value-type="string">
            <text:p text:style-name="P38">Hakims, theologians, Sufis</text:p>
          </table:table-cell>
        </table:table-row>
        <table:table-row>
          <table:table-cell table:style-name="Table19.A1" office:value-type="string">
            <text:p text:style-name="P38">Medieval Europe</text:p>
          </table:table-cell>
          <table:table-cell table:style-name="Table19.A1" office:value-type="string">
            <text:p text:style-name="P38">Demonic possession, melancholia</text:p>
          </table:table-cell>
          <table:table-cell table:style-name="Table19.A1" office:value-type="string">
            <text:p text:style-name="P38">Absinthe, belladonna, fasting and bread</text:p>
          </table:table-cell>
          <table:table-cell table:style-name="Table19.A1" office:value-type="string">
            <text:p text:style-name="P38">Exorcisms, fasting, flagellation, confession</text:p>
          </table:table-cell>
          <table:table-cell table:style-name="Table19.A1" office:value-type="string">
            <text:p text:style-name="P38">Monks, inquisitors, barbers</text:p>
          </table:table-cell>
        </table:table-row>
        <table:table-row>
          <table:table-cell table:style-name="Table19.A1" office:value-type="string">
            <text:p text:style-name="P38">Edo Japan</text:p>
          </table:table-cell>
          <table:table-cell table:style-name="Table19.A1" office:value-type="string">
            <text:p text:style-name="P38">Existential grief, societal shame</text:p>
          </table:table-cell>
          <table:table-cell table:style-name="Table19.A1" office:value-type="string">
            <text:p text:style-name="P38">Green tea, fermented rice, incense</text:p>
          </table:table-cell>
          <table:table-cell table:style-name="Table19.A1" office:value-type="string">
            <text:p text:style-name="P38">Theater (Noh), writing, communal poetry</text:p>
          </table:table-cell>
          <table:table-cell table:style-name="Table19.A1" office:value-type="string">
            <text:p text:style-name="P38">Zen monks, poets, physicians</text:p>
          </table:table-cell>
        </table:table-row>
        <table:table-row>
          <table:table-cell table:style-name="Table19.A1" office:value-type="string">
            <text:p text:style-name="P38">Andean Highlands</text:p>
          </table:table-cell>
          <table:table-cell table:style-name="Table19.A1" office:value-type="string">
            <text:p text:style-name="P38">Soul loss, trance, ecstatic mourning</text:p>
          </table:table-cell>
          <table:table-cell table:style-name="Table19.A1" office:value-type="string">
            <text:p text:style-name="P38">Coca leaves, maize beer, llama fat</text:p>
          </table:table-cell>
          <table:table-cell table:style-name="Table19.A1" office:value-type="string">
            <text:p text:style-name="P38">Dance, bloodletting, mountain offerings</text:p>
          </table:table-cell>
          <table:table-cell table:style-name="Table19.A1" office:value-type="string">
            <text:p text:style-name="P38">Curanderos, community elders</text:p>
          </table:table-cell>
        </table:table-row>
        <table:table-row>
          <table:table-cell table:style-name="Table19.A1" office:value-type="string">
            <text:p text:style-name="P38">Renaissance Europe</text:p>
          </table:table-cell>
          <table:table-cell table:style-name="Table19.A1" office:value-type="string">
            <text:p text:style-name="P38">Black bile melancholy, divine madness</text:p>
          </table:table-cell>
          <table:table-cell table:style-name="Table19.A1" office:value-type="string">
            <text:p text:style-name="P38">Laudanum, herbal tonics, red wine</text:p>
          </table:table-cell>
          <table:table-cell table:style-name="Table19.A1" office:value-type="string">
            <text:p text:style-name="P38">Patronage of art, alchemy, mirror-gazing</text:p>
          </table:table-cell>
          <table:table-cell table:style-name="Table19.A1" office:value-type="string">
            <text:p text:style-name="P38">Artists, physicians, mystics</text:p>
          </table:table-cell>
        </table:table-row>
        <table:table-row>
          <table:table-cell table:style-name="Table19.A1" office:value-type="string">
            <text:p text:style-name="P38">Yoruba West Africa</text:p>
          </table:table-cell>
          <table:table-cell table:style-name="Table19.A1" office:value-type="string">
            <text:p text:style-name="P38">Spirit possession, ecstatic healing</text:p>
          </table:table-cell>
          <table:table-cell table:style-name="Table19.A1" office:value-type="string">
            <text:p text:style-name="P38">Palm wine, kola nut, herbal smokes</text:p>
          </table:table-cell>
          <table:table-cell table:style-name="Table19.A1" office:value-type="string">
            <text:p text:style-name="P38">Drumming, trance, divination ceremonies</text:p>
          </table:table-cell>
          <table:table-cell table:style-name="Table19.A1" office:value-type="string">
            <text:p text:style-name="P38">Orisha priests, healers</text:p>
          </table:table-cell>
        </table:table-row>
        <table:table-row>
          <table:table-cell table:style-name="Table19.A1" office:value-type="string">
            <text:p text:style-name="P38">Early Modern Europe</text:p>
          </table:table-cell>
          <table:table-cell table:style-name="Table19.A1" office:value-type="string">
            <text:p text:style-name="P38">Hysteria, melancholia, rapture</text:p>
          </table:table-cell>
          <table:table-cell table:style-name="Table19.A1" office:value-type="string">
            <text:p text:style-name="P38">Purgatives, mercury, opiates, hot baths</text:p>
          </table:table-cell>
          <table:table-cell table:style-name="Table19.A1" office:value-type="string">
            <text:p text:style-name="P38">Magnetism sessions, mesmerism, confession</text:p>
          </table:table-cell>
          <table:table-cell table:style-name="Table19.A1" office:value-type="string">
            <text:p text:style-name="P38">Physicians, moral managers</text:p>
          </table:table-cell>
        </table:table-row>
      </table:table>
      <text:p text:style-name="P37">Historical approaches to madness, melancholy, divine ecstasy, and psychological suffering across world traditions, focusing on ritual, substances, communal interpretation, and contextual care practices.</text:p>
      <text:p text:style-name="P6"><text:span text:style-name="Strong_20_Emphasis"><text:span text:style-name="T87"><text:line-break/></text:span></text:span><text:span text:style-name="Strong_20_Emphasis"><text:span text:style-name="T85">Food, drink, and the systematic distortion of education, and reward systems are integral part of all mechanisms of healing and harm, family and societal control in different cultural contexts. From feudal feasts to 20th-century state alcohol monopolies, rulers have long used sustenance and intoxication not only to placate populations, but to break their coherence. In late Soviet Russia, alcohol served as both escape and euthanasia; its widespread use mirrored the despair of economic stagnation and bureaucratic cruelty. This legacy of induced misery continues under modern capitalist regimes, where addiction, poor nutrition, and depression correlate with socio-economic collapse, Yet, remain framed as private pathology. Suicide by alcohol -epidemiologically documented as death of despair -is still rendered as clinical failure rather than systemic betrayal (Case &amp; Deaton, 2020; WHO, 2022).</text:span></text:span></text:p>
      <text:p text:style-name="P68"><text:line-break/>This cultural displacement -from relational, cosmologically integrated, and communally navigated <text:soft-page-break/>forms of care toward fragmented, biomedicalized, and diagnostically codified regimes -did not unfold through an objective evaluation of outcomes, nor from empirical superiority. Rather, it was the product of layered systemic enclosures: the seizure of epistemological authority, the centralization of institutional legitimacy, and the recoding of human variance into pathologized deviation (Foucault, 2003; Rose, 2006). The ascendancy of pharmacological psychiatry, particularly the widespread and often involuntary administration of psychotropic substances, reflects not a maturation of therapeutic science but a reconfiguration of governance: one where control is exercised through biochemical discipline rather than relational understanding. Drugs became the primary mode of intervention not because of healing efficacy, but because they harmonized with industrial efficiency, bureaucratic convenience, and neoliberal governance structures (Moncrieff, 2022; Gøtzsche, 2015). The post-World War II normalization of chemical restraints -marketed as breakthroughs in treatment -disguised their carceral function: silencing behavior, dampening protest, and facilitating the rapid turnover of institutional beds without attending to the underlying drivers of suffering (Scull, 2015; Whitaker, 2011).</text:p>
      <text:p text:style-name="P63">What emerged was not a health system guided by dialogue, but one oriented toward diagnostic policing. The transition from collective healing to clinical containment reflects a broader political arc: the transformation of public health into a mechanism of population management. Psychiatric detention and forced medication are not aberrant but entirely coherent within the historical continuity of patriarchal, punitive governance. As Foucault (2003) and Szasz (1970) have argued, psychiatry often operates as a state-sanctioned apparatus of normalization, where individual divergence is recoded as pathology, and subjective suffering becomes a warrant for medical domination. This is reflected in clinical guidelines that authorize involuntary treatment based on vague criteria of dangerousness, ignoring the socio-political roots of distress. The outcome is not relief but institutional erasure: a long-term process of de-authorization, where the individual's knowledge of self is invalidated and replaced with a lifetime of surveillance, sedation, and social exclusion (Cosgrove et al., 2020).</text:p>
      <text:p text:style-name="P63">Despite decades of scientific scrutiny, no compelling longitudinal evidence supports the inherent superiority of psychotropic pharmacotherapy over non-medical or minimally medicalized alternatives in most psychiatric conditions. On the contrary, a growing corpus of research documents the adverse long-term outcomes associated with sustained psychotropic use, including metabolic syndrome, cortical atrophy, emotional numbing, sexual dysfunction, and iatrogenic dependence (Bola et al., 2011; Gøtzsche, 2015; Moncrieff &amp; Timimi, 2013; Whitaker, 2011). Many first-line psychiatric medications -such as benzodiazepines, neuroleptics, and SSRIs -originated as or remain chemically related to agents developed for veterinary sedation, anesthetic induction, or tranquilization in industrial contexts (Healy, 2002; Petty, 1995). Chlorpromazine, for example, was first synthesized as a pre-anesthetic agent for surgical use and quickly adapted into psychiatric contexts due to its behavioral dampening properties -not for its curative potential, but its capacity to induce docility (Ban, 2007). The extrapolation of such compounds to chronic psychiatric use reflects not empirical necessity but institutional convenience, driven by political, economic, and logistical imperatives.</text:p>
      <text:p text:style-name="P63"/>
      <text:p text:style-name="P63"/>
      <text:p text:style-name="P63"/>
      <text:p text:style-name="P2"><text:soft-page-break/><text:span text:style-name="Strong_20_Emphasis"><text:span text:style-name="T47">Table 1</text:span></text:span><text:span text:style-name="Strong_20_Emphasis"><text:span text:style-name="T66">1- </text:span></text:span><text:span text:style-name="Strong_20_Emphasis"><text:span text:style-name="T47">Physiological and social harms of forced psychotropic drugging</text:span></text:span></text:p>
      <table:table table:name="Table22" table:style-name="Table22">
        <table:table-column table:style-name="Table22.A"/>
        <table:table-column table:style-name="Table22.B"/>
        <table:table-header-rows>
          <table:table-row>
            <table:table-cell table:style-name="Table22.A1" office:value-type="string">
              <text:p text:style-name="P20"><text:span text:style-name="Strong_20_Emphasis"><text:span text:style-name="T41">Category</text:span></text:span></text:p>
            </table:table-cell>
            <table:table-cell table:style-name="Table22.A1" office:value-type="string">
              <text:p text:style-name="P20"><text:span text:style-name="Strong_20_Emphasis"><text:span text:style-name="T41">Description of Harm</text:span></text:span></text:p>
            </table:table-cell>
          </table:table-row>
        </table:table-header-rows>
        <table:table-row>
          <table:table-cell table:style-name="Table22.A1" office:value-type="string">
            <text:p text:style-name="P16"><text:span text:style-name="Strong_20_Emphasis"><text:span text:style-name="T41">Neurological impairment</text:span></text:span></text:p>
          </table:table-cell>
          <table:table-cell table:style-name="Table22.A1" office:value-type="string">
            <text:p text:style-name="P45">Tardive dyskinesia, akathisia, extrapyramidal symptoms, cognitive dulling, and neuroleptic-induced deficit syndrome are frequent outcomes of long-term use of antipsychotics</text:p>
          </table:table-cell>
        </table:table-row>
        <table:table-row>
          <table:table-cell table:style-name="Table22.A1" office:value-type="string">
            <text:p text:style-name="P16"><text:span text:style-name="Strong_20_Emphasis"><text:span text:style-name="T41">Metabolic and endocrine harm</text:span></text:span></text:p>
          </table:table-cell>
          <table:table-cell table:style-name="Table22.A1" office:value-type="string">
            <text:p text:style-name="P45">Weight gain, insulin resistance, hyperlipidemia, and elevated risk of diabetes and cardiovascular disease</text:p>
          </table:table-cell>
        </table:table-row>
        <table:table-row>
          <table:table-cell table:style-name="Table22.A1" office:value-type="string">
            <text:p text:style-name="P16"><text:span text:style-name="Strong_20_Emphasis"><text:span text:style-name="T41">Sedation and dependency</text:span></text:span></text:p>
          </table:table-cell>
          <table:table-cell table:style-name="Table22.A1" office:value-type="string">
            <text:p text:style-name="P45">Many psychotropics, including benzodiazepines and antipsychotics, originate from or mimic substances used in veterinary anesthesia; their use leads to dependency and emotional blunting</text:p>
          </table:table-cell>
        </table:table-row>
        <table:table-row>
          <table:table-cell table:style-name="Table22.A1" office:value-type="string">
            <text:p text:style-name="P16"><text:span text:style-name="Strong_20_Emphasis"><text:span text:style-name="T41">Loss of autonomy</text:span></text:span></text:p>
          </table:table-cell>
          <table:table-cell table:style-name="Table22.A1" office:value-type="string">
            <text:p text:style-name="P45">Individuals subjected to forced drugging report lack of control, hopelessness, and inability to exercise basic civil or bodily rights</text:p>
          </table:table-cell>
        </table:table-row>
        <table:table-row>
          <table:table-cell table:style-name="Table22.A1" office:value-type="string">
            <text:p text:style-name="P16"><text:span text:style-name="Strong_20_Emphasis"><text:span text:style-name="T41">Isolation</text:span></text:span></text:p>
          </table:table-cell>
          <table:table-cell table:style-name="Table22.A1" office:value-type="string">
            <text:p text:style-name="P45">Coerced individuals are perceived as dangerous or incompetent, intensifying social exclusion and familial rupture</text:p>
          </table:table-cell>
        </table:table-row>
        <table:table-row>
          <table:table-cell table:style-name="Table22.A1" office:value-type="string">
            <text:p text:style-name="P16"><text:span text:style-name="Strong_20_Emphasis"><text:span text:style-name="T41">Institutional dependency</text:span></text:span></text:p>
          </table:table-cell>
          <table:table-cell table:style-name="Table22.A1" office:value-type="string">
            <text:p text:style-name="P45">Psychiatric treatment becomes synonymous with medication compliance; relational or psychosocial interventions are sidelined or unavailable</text:p>
          </table:table-cell>
        </table:table-row>
        <table:table-row>
          <table:table-cell table:style-name="Table22.A1" office:value-type="string">
            <text:p text:style-name="P16"><text:span text:style-name="Strong_20_Emphasis"><text:span text:style-name="T41">Social death</text:span></text:span></text:p>
          </table:table-cell>
          <table:table-cell table:style-name="Table22.A1" office:value-type="string">
            <text:p text:style-name="P45">The combined effect of stigma, surveillance, and disempowerment results in symbolic exclusion from community and public life</text:p>
          </table:table-cell>
        </table:table-row>
        <table:table-row>
          <table:table-cell table:style-name="Table22.A1" office:value-type="string">
            <text:p text:style-name="P16"><text:span text:style-name="Strong_20_Emphasis"><text:span text:style-name="T41">Increased mortality</text:span></text:span></text:p>
          </table:table-cell>
          <table:table-cell table:style-name="Table22.A1" office:value-type="string">
            <text:p text:style-name="P45">Long-term use of psychotropics, especially antipsychotics, is associated with reduced life expectancy by 10–20 years compared to the <text:span text:style-name="T119">non-drugged cohorts</text:span>, <text:span text:style-name="T119">suicide and disease exceedingly high due to compounding harm </text:span><text:span text:style-name="T120">and forced nature of the regime</text:span></text:p>
          </table:table-cell>
        </table:table-row>
      </table:table>
      <text:p text:style-name="P36">Multifaceted physiological and social harms associated with forced psychiatric drugging, as documented in global and Spanish research contexts. These harms challenge the legitimacy of treatment-as-usual models, especially in coercive settings, and demand systemic transformation in mental health care.</text:p>
      <text:p text:style-name="P49"/>
      <text:p text:style-name="P69">Forced drugging, particularly in institutional psychiatric settings across Spain and Europe, remains widespread despite legal frameworks designed to restrict its use. Measures such as physical restraint and involuntary medication are formally regulated under laws that establish their application as exceptional, requiring strict clinical justification, temporal limitation, and external monitoring (González &amp; Romero, 2020; Huertas, 2022). However, ethnographic and observational studies have demonstrated that these practices are frequently operationalized as default strategies to manage institutional dynamics rather than as last-resort clinical interventions (Sweeney et al., 2018; Sisti et al., 2021). The justifications offered -risk to self or others, lack of insight, non-adherence -are often embedded in professional discourses that obscure the social, political, and economic determinants of distress, reducing complex suffering to allegedly deviant neurochemistry or deficient rationality (Foucault, 1975/2003; Metzl, 2009; Moncrieff, 2022).</text:p>
      <text:p text:style-name="P11"><text:span text:style-name="T47">This routine pharmacological control persists not due to robust evidence of superior outcomes, but because it facilitates administrative efficiency, imposes conformity, and deflects responsibility for structural neglect. Longitudinal research reveals the profound iatrogenic harms associated with chronic psychotropic exposure, including metabolic syndrome, cardiovascular disease, and premature mortality, disproportionately affecting already vulnerable populations (De Hert et al., 2011; Vancampfort et al., 2015; Tiihonen et al., 2009). Furthermore, forced drugging contributes to social death: the disempowerment, silencing, and erasure of personhood under medical custody (Burstow, 2015; Puras, 2017). The managerial preference for sedation over engagement reflects not medical necessity but the institutional logic of austerity, hierarchy, and control (Kirmayer &amp; Pedersen, 2014; Rose et al., 2019). Despite calls from global authorities for a transformation toward community-based, rights-oriented care models that emphasize informed consent, peer support, and </text:span><text:soft-page-break/><text:span text:style-name="T47">psychosocial rehabilitation (WHO, 2021; Cosgrove et al., 2020), implementation remains limited. Austerity measures, pharmaceutical lobbying, and ingrained biomedical ideologies obstruct meaningful change (Breggin, 1991; Olfson et al., 2015). The enduring gap between evidence and practice constitutes a structural failure of care that must be addressed through participatory action-research, </text:span><text:span text:style-name="T67">leading to continuous improvements, adapted to the needs </text:span><text:span text:style-name="T68">of the population</text:span><text:span text:style-name="T67">.<text:line-break/><text:line-break/></text:span><text:span text:style-name="Strong_20_Emphasis"><text:span text:style-name="T67">Table 1</text:span></text:span><text:span text:style-name="Strong_20_Emphasis"><text:span text:style-name="T69">2</text:span></text:span><text:span text:style-name="Strong_20_Emphasis"><text:span text:style-name="T67">- Perceived benefits of pharmacotherapy and stakeholder gains</text:span></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3">Actor / Stakeholder</text:p>
            </table:table-cell>
            <table:table-cell table:style-name="Table23.A1" office:value-type="string">
              <text:p text:style-name="P43">Perceived Benefit from Pharmacotherapy</text:p>
            </table:table-cell>
            <table:table-cell table:style-name="Table23.A1" office:value-type="string">
              <text:p text:style-name="P43">Limitations / Costs Not Internalized by Actor</text:p>
            </table:table-cell>
          </table:table-row>
        </table:table-header-rows>
        <table:table-row>
          <table:table-cell table:style-name="Table23.A1" office:value-type="string">
            <text:p text:style-name="P42">Individual patient (selected cases)</text:p>
          </table:table-cell>
          <table:table-cell table:style-name="Table23.A1" office:value-type="string">
            <text:p text:style-name="P42">Short-term relief of acute symptoms (e.g., anxiety, hallucinations)</text:p>
          </table:table-cell>
          <table:table-cell table:style-name="Table23.A1" office:value-type="string">
            <text:p text:style-name="P42">Long-term metabolic, cognitive and social harm (De Hert et al., 2011; Vancampfort et al., 2015)</text:p>
          </table:table-cell>
        </table:table-row>
        <table:table-row>
          <table:table-cell table:style-name="Table23.A1" office:value-type="string">
            <text:p text:style-name="P42">Family members (under duress or without support)</text:p>
          </table:table-cell>
          <table:table-cell table:style-name="Table23.A1" office:value-type="string">
            <text:p text:style-name="P42">Perceived behavioral stabilization reducing household conflict</text:p>
          </table:table-cell>
          <table:table-cell table:style-name="Table23.A1" office:value-type="string">
            <text:p text:style-name="P42">Loss of autonomy and relational strain; lack of alternatives or systemic support</text:p>
          </table:table-cell>
        </table:table-row>
        <table:table-row>
          <table:table-cell table:style-name="Table23.A1" office:value-type="string">
            <text:p text:style-name="P42">Clinical staff (psychiatrists, nurses)</text:p>
          </table:table-cell>
          <table:table-cell table:style-name="Table23.A1" office:value-type="string">
            <text:p text:style-name="P42">Simplified patient management, symptom control under time/resource constraints</text:p>
          </table:table-cell>
          <table:table-cell table:style-name="Table23.A1" office:value-type="string">
            <text:p text:style-name="P42">Ethical conflicts, burnout, and professional dissatisfaction in coercive settings</text:p>
          </table:table-cell>
        </table:table-row>
        <table:table-row>
          <table:table-cell table:style-name="Table23.A1" office:value-type="string">
            <text:p text:style-name="P42">Hospital administrations</text:p>
          </table:table-cell>
          <table:table-cell table:style-name="Table23.A1" office:value-type="string">
            <text:p text:style-name="P42">Cost-effective containment strategy; lower staffing burdens</text:p>
          </table:table-cell>
          <table:table-cell table:style-name="Table23.A1" office:value-type="string">
            <text:p text:style-name="P42">Poor long-term outcomes; dependency on institutional cycles</text:p>
          </table:table-cell>
        </table:table-row>
        <table:table-row>
          <table:table-cell table:style-name="Table23.A1" office:value-type="string">
            <text:p text:style-name="P42">Pharmaceutical companies</text:p>
          </table:table-cell>
          <table:table-cell table:style-name="Table23.A1" office:value-type="string">
            <text:p text:style-name="P42">Revenue from medication sales; expansion of clinical indications</text:p>
          </table:table-cell>
          <table:table-cell table:style-name="Table23.A1" office:value-type="string">
            <text:p text:style-name="P42">No responsibility for adverse outcomes or social consequences</text:p>
          </table:table-cell>
        </table:table-row>
        <table:table-row>
          <table:table-cell table:style-name="Table23.A1" office:value-type="string">
            <text:p text:style-name="P42">Government / public policy makers</text:p>
          </table:table-cell>
          <table:table-cell table:style-name="Table23.A1" office:value-type="string">
            <text:p text:style-name="P42">Budget control, reduced political risk from visible unrest or psychiatric crises</text:p>
          </table:table-cell>
          <table:table-cell table:style-name="Table23.A1" office:value-type="string">
            <text:p text:style-name="P42">Long-term social exclusion, disability rates, and human rights scrutiny</text:p>
          </table:table-cell>
        </table:table-row>
        <table:table-row>
          <table:table-cell table:style-name="Table23.A1" office:value-type="string">
            <text:p text:style-name="P42">Insurance systems (public/private)</text:p>
          </table:table-cell>
          <table:table-cell table:style-name="Table23.A1" office:value-type="string">
            <text:p text:style-name="P42">Predictable and measurable cost structure</text:p>
          </table:table-cell>
          <table:table-cell table:style-name="Table23.A1" office:value-type="string">
            <text:p text:style-name="P42">Externalization of broader psychosocial recovery costs</text:p>
          </table:table-cell>
        </table:table-row>
      </table:table>
      <text:p text:style-name="P41">Actors who benefit directly or indirectly from pharmacotherapeutic paradigms in mental health care, while highlighting how harms and systemic consequences are often borne by patients and society at large rather than those incentivized to uphold current models.</text:p>
      <text:p text:style-name="P44"/>
      <text:p text:style-name="P69">Despite the overwhelming evidence highlighting the harms of overmedicalization and coercive practices, a broad spectrum of institutional actors continues to rationalize the use of psychotropic drugs and forced interventions under the guise of necessity, stability, and therapeutic logic. Academic psychiatrists and professors, especially those embedded in traditional biomedical faculties, often present pharmacological control as an evidence-based, ethically neutral standard. However, the scientific literature indicates that such claims are undercut by methodological biases, questionable generalizability of findings, and a sustained lack of longitudinal efficacy in many domains of mental health care (Moncrieff, 2022; Cosgrove et al., 2020).</text:p>
      <text:p text:style-name="P70">Policymakers and public health officials defend these interventions by invoking public safety and cost containment, Yet, fail to address the structural determinants of mental distress or the chronicity often induced by current treatment paradigms (Sisti et al., 2021). This mismatch is sustained by a political calculus that privileges procedural efficiency over systemic transformation. At the clinical level, psychiatrists and frontline workers frequently rely on coercive measures not due to robust clinical need, but because of institutional inertia, time scarcity, legal ambiguity, and a dearth of alternatives, especially those requiring dialogical or resource-intensive engagement (Sweeney et al., 2018). Pharmaceutical-aligned researchers further reinforce this system through the selective publication of favorable results, financial entanglements with industry, and mechanisms such as <text:soft-page-break/>ghostwriting and under-reporting of adverse outcomes, <text:span text:style-name="T133">as well as career advancement blocking against honest peers</text:span> (Gøtzsche, 2015). Nurses and ward personnel, while often undertrained in trauma-informed or rights-based approaches, implement control strategies under working conditions marked by stress, understaffing, and managerial imperatives (Huertas, 2022).</text:p>
      <text:p text:style-name="P12"><text:span text:style-name="T47"><text:line-break/></text:span><text:span text:style-name="Strong_20_Emphasis"><text:span text:style-name="T47">Table 19. Structural Dangers of Coercive Psychiatric Regimes</text:span></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0"><text:span text:style-name="Strong_20_Emphasis"><text:span text:style-name="T41">Mechanism</text:span></text:span></text:p>
            </table:table-cell>
            <table:table-cell table:style-name="Table25.A1" office:value-type="string">
              <text:p text:style-name="P20"><text:span text:style-name="Strong_20_Emphasis"><text:span text:style-name="T41">Description</text:span></text:span></text:p>
            </table:table-cell>
            <table:table-cell table:style-name="Table25.A1" office:value-type="string">
              <text:p text:style-name="P20"><text:span text:style-name="Strong_20_Emphasis"><text:span text:style-name="T41">Consequences</text:span></text:span></text:p>
            </table:table-cell>
          </table:table-row>
        </table:table-header-rows>
        <table:table-row>
          <table:table-cell table:style-name="Table25.A1" office:value-type="string">
            <text:p text:style-name="P45">Diagnostic ambiguity</text:p>
          </table:table-cell>
          <table:table-cell table:style-name="Table25.A1" office:value-type="string">
            <text:p text:style-name="P45">Psychiatric categories are broad and elastic, easily fitting divergent behaviors</text:p>
          </table:table-cell>
          <table:table-cell table:style-name="Table25.A1" office:value-type="string">
            <text:p text:style-name="P45">Enables strategic misuse to delegitimize or silence individuals</text:p>
          </table:table-cell>
        </table:table-row>
        <table:table-row>
          <table:table-cell table:style-name="Table25.A1" office:value-type="string">
            <text:p text:style-name="P45">Family-based false reporting</text:p>
          </table:table-cell>
          <table:table-cell table:style-name="Table25.A1" office:value-type="string">
            <text:p text:style-name="P45">Relatives fabricate symptoms or narratives to institutionalize or disempower</text:p>
          </table:table-cell>
          <table:table-cell table:style-name="Table25.A1" office:value-type="string">
            <text:p text:style-name="P45">Enables extrajudicial detention and forced drugging</text:p>
          </table:table-cell>
        </table:table-row>
        <table:table-row>
          <table:table-cell table:style-name="Table25.A1" office:value-type="string">
            <text:p text:style-name="P45">Institutional obedience</text:p>
          </table:table-cell>
          <table:table-cell table:style-name="Table25.A1" office:value-type="string">
            <text:p text:style-name="P45">Staff comply with hierarchical mandates despite ethical doubts</text:p>
          </table:table-cell>
          <table:table-cell table:style-name="Table25.A1" office:value-type="string">
            <text:p text:style-name="P45">Reduces possibility of intervention or whistleblowing</text:p>
          </table:table-cell>
        </table:table-row>
        <table:table-row>
          <table:table-cell table:style-name="Table25.A1" office:value-type="string">
            <text:p text:style-name="P45">Legal incapacitation</text:p>
          </table:table-cell>
          <table:table-cell table:style-name="Table25.A1" office:value-type="string">
            <text:p text:style-name="P45">Diagnoses lead to diminished legal standing and presumption of untrustworthiness</text:p>
          </table:table-cell>
          <table:table-cell table:style-name="Table25.A1" office:value-type="string">
            <text:p text:style-name="P45">Limits capacity to defend oneself or contest abuse</text:p>
          </table:table-cell>
        </table:table-row>
        <table:table-row>
          <table:table-cell table:style-name="Table25.A1" office:value-type="string">
            <text:p text:style-name="P45">Forensic re-interpretation of protest</text:p>
          </table:table-cell>
          <table:table-cell table:style-name="Table25.A1" office:value-type="string">
            <text:p text:style-name="P45">Acts of self-defense or dissent are redefined as symptoms of illness</text:p>
          </table:table-cell>
          <table:table-cell table:style-name="Table25.A1" office:value-type="string">
            <text:p text:style-name="P45">Eliminates legitimacy of resistance, justifies further coercion</text:p>
          </table:table-cell>
        </table:table-row>
        <table:table-row>
          <table:table-cell table:style-name="Table25.A1" office:value-type="string">
            <text:p text:style-name="P45">Physical health deterioration</text:p>
          </table:table-cell>
          <table:table-cell table:style-name="Table25.A1" office:value-type="string">
            <text:p text:style-name="P45">Forced medication causes long-term damage without addressing underlying suffering</text:p>
          </table:table-cell>
          <table:table-cell table:style-name="Table25.A1" office:value-type="string">
            <text:p text:style-name="P45">Increases dependency, vulnerability, and chronicity</text:p>
          </table:table-cell>
        </table:table-row>
        <table:table-row>
          <table:table-cell table:style-name="Table25.A1" office:value-type="string">
            <text:p text:style-name="P45">Social death</text:p>
          </table:table-cell>
          <table:table-cell table:style-name="Table25.A1" office:value-type="string">
            <text:p text:style-name="P45">Isolation, forced treatments, and stigma result in permanent loss of community ties and self-agency</text:p>
          </table:table-cell>
          <table:table-cell table:style-name="Table25.A1" office:value-type="string">
            <text:p text:style-name="P45">Perpetuates exclusion, unemployment, and juridical disadvantage</text:p>
          </table:table-cell>
        </table:table-row>
        <table:table-row>
          <table:table-cell table:style-name="Table25.A1" office:value-type="string">
            <text:p text:style-name="P45">Reputational erasure</text:p>
          </table:table-cell>
          <table:table-cell table:style-name="Table25.A1" office:value-type="string">
            <text:p text:style-name="P45">Labeling as mentally ill undermines credibility across social and legal domains</text:p>
          </table:table-cell>
          <table:table-cell table:style-name="Table25.A1" office:value-type="string">
            <text:p text:style-name="P45">Facilitates exploitation and sustained structural disadvantage</text:p>
          </table:table-cell>
        </table:table-row>
      </table:table>
      <text:p text:style-name="P36">Mechanisms of structural abuse and life destruction under coercive psychiatric regimes.</text:p>
      <text:p text:style-name="P63"/>
      <text:p text:style-name="P70">In parallel, certain family members -particularly those complicit in or affected by abusive dynamics -support forced treatment as a means of restoring control or avoiding personal accountability, often reinforcing the silencing of victims and the concealment of systemic violence (Burstow, 2015; Breggin, 1991). Legal actors legitimize these practices by deferring to clinical authority and minimizing scrutiny of human rights infringements, under the illusion of due process (Sisti et al., 2021; Puras, 2017). Meanwhile, sociomedical educators perpetuate these dynamics by valorizing biomedical epistemologies, marginalizing user-led and experiential knowledge, and suppressing emancipatory frameworks in curricula and policy design (Foucault, 1975/2003; Rose et al., 2019). The result is a structurally reproduced alliance of incentives -financial, political, academic, and symbolic -that enforces coercive paradigms in psychiatric care, despite substantial evidence of harm and widespread international calls for reform.<text:line-break/><text:line-break/>Psychiatric institutions and their professional actors operate within environments often shielded from effective oversight, where abuse can be routinized under clinical, legal, and familial legitimacy. The structural dynamics of closed or semi-closed psychiatric systems frequently transform suffering into grounds for coercion, whereby expressions of pain, resistance, or dissent are reinterpreted as pathology (Foucault, 2003; Sisti et al., 2021). Reports of patients being restrained, silenced, or overmedicated for non-compliance rather than therapeutic need are well-documented in Spain and other European contexts (Gonzalez &amp; Romero, 2020; Huertas, 2022). <text:soft-page-break/>These practices, far from isolated, are reinforced by institutional cultures where dissenters are framed as dangerous or unwell, legitimizing severe interventions (Moncrieff, 2022; Rose et al., 2019). Such environments foster complicity and silence: professionals hesitate to question routine protocols, and family members -whether abusive, misinformed, or desperate -are empowered to request or tolerate extreme measures. This coercive continuum not only compounds the initial trauma but also amplifies it through public institutions, extending stigma and exclusion into schools, workplaces, and courts (Puras, 2017; Kirmayer &amp; Pedersen, 2014). The cycle of dehumanization and neglect becomes systemic, with devaluation of the psychiatric patient permeating the broader social fabric.</text:p>
      <text:p text:style-name="P12"><text:span text:style-name="T47"><text:line-break/></text:span><text:span text:style-name="Strong_20_Emphasis"><text:span text:style-name="T47">Table 20. Normalized punitive practices in psychiatric settings</text:span></text:span></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21"><text:span text:style-name="Strong_20_Emphasis"><text:span text:style-name="T41">Actor</text:span></text:span></text:p>
            </table:table-cell>
            <table:table-cell table:style-name="Table26.A1" office:value-type="string">
              <text:p text:style-name="P21"><text:span text:style-name="Strong_20_Emphasis"><text:span text:style-name="T41">Tool of Punishment or Control</text:span></text:span></text:p>
            </table:table-cell>
            <table:table-cell table:style-name="Table26.A1" office:value-type="string">
              <text:p text:style-name="P21"><text:span text:style-name="Strong_20_Emphasis"><text:span text:style-name="T41">Justification Used</text:span></text:span></text:p>
            </table:table-cell>
            <table:table-cell table:style-name="Table26.A1" office:value-type="string">
              <text:p text:style-name="P21"><text:span text:style-name="Strong_20_Emphasis"><text:span text:style-name="T41">Abuse Normalization Mechanism</text:span></text:span></text:p>
            </table:table-cell>
          </table:table-row>
        </table:table-header-rows>
        <table:table-row>
          <table:table-cell table:style-name="Table26.A1" office:value-type="string">
            <text:p text:style-name="P46">Psychiatrist</text:p>
          </table:table-cell>
          <table:table-cell table:style-name="Table26.A1" office:value-type="string">
            <text:p text:style-name="P46">Involuntary drugging, seclusion, diagnosis escalation</text:p>
          </table:table-cell>
          <table:table-cell table:style-name="Table26.A1" office:value-type="string">
            <text:p text:style-name="P46">Therapeutic necessity, risk management</text:p>
          </table:table-cell>
          <table:table-cell table:style-name="Table26.A1" office:value-type="string">
            <text:p text:style-name="P46">Clinical authority interpreted as infallible judgment</text:p>
          </table:table-cell>
        </table:table-row>
        <table:table-row>
          <table:table-cell table:style-name="Table26.A1" office:value-type="string">
            <text:p text:style-name="P46">Nurse</text:p>
          </table:table-cell>
          <table:table-cell table:style-name="Table26.A1" office:value-type="string">
            <text:p text:style-name="P46">Physical restraints, isolation, verbal intimidation</text:p>
          </table:table-cell>
          <table:table-cell table:style-name="Table26.A1" office:value-type="string">
            <text:p text:style-name="P46">Behavioral control, safety protocol</text:p>
          </table:table-cell>
          <table:table-cell table:style-name="Table26.A1" office:value-type="string">
            <text:p text:style-name="P46">Culture of obedience, understaffing, and hierarchical impunity</text:p>
          </table:table-cell>
        </table:table-row>
        <table:table-row>
          <table:table-cell table:style-name="Table26.A1" office:value-type="string">
            <text:p text:style-name="P46">Psychologist</text:p>
          </table:table-cell>
          <table:table-cell table:style-name="Table26.A1" office:value-type="string">
            <text:p text:style-name="P46">Misinterpretation of trauma, gaslighting, denial of therapeutic alliance</text:p>
          </table:table-cell>
          <table:table-cell table:style-name="Table26.A1" office:value-type="string">
            <text:p text:style-name="P46">Lack of insight, secondary gains</text:p>
          </table:table-cell>
          <table:table-cell table:style-name="Table26.A1" office:value-type="string">
            <text:p text:style-name="P46">Pathologization of complaint or critique</text:p>
          </table:table-cell>
        </table:table-row>
        <table:table-row>
          <table:table-cell table:style-name="Table26.A1" office:value-type="string">
            <text:p text:style-name="P46">Family member</text:p>
          </table:table-cell>
          <table:table-cell table:style-name="Table26.A1" office:value-type="string">
            <text:p text:style-name="P46">False claims, reinforcement of diagnosis, denial of support</text:p>
          </table:table-cell>
          <table:table-cell table:style-name="Table26.A1" office:value-type="string">
            <text:p text:style-name="P46">Duty of care, concern for safety</text:p>
          </table:table-cell>
          <table:table-cell table:style-name="Table26.A1" office:value-type="string">
            <text:p text:style-name="P46">No external oversight; deference to family in institutional contexts</text:p>
          </table:table-cell>
        </table:table-row>
        <table:table-row>
          <table:table-cell table:style-name="Table26.A1" office:value-type="string">
            <text:p text:style-name="P46">Social worker</text:p>
          </table:table-cell>
          <table:table-cell table:style-name="Table26.A1" office:value-type="string">
            <text:p text:style-name="P46">Blocking access to housing or autonomy-related services</text:p>
          </table:table-cell>
          <table:table-cell table:style-name="Table26.A1" office:value-type="string">
            <text:p text:style-name="P46">Non-compliance, mental incapacity</text:p>
          </table:table-cell>
          <table:table-cell table:style-name="Table26.A1" office:value-type="string">
            <text:p text:style-name="P46">Collaboration with medical files without independent evaluation</text:p>
          </table:table-cell>
        </table:table-row>
        <table:table-row>
          <table:table-cell table:style-name="Table26.A1" office:value-type="string">
            <text:p text:style-name="P46">Community institutions</text:p>
          </table:table-cell>
          <table:table-cell table:style-name="Table26.A1" office:value-type="string">
            <text:p text:style-name="P46">Disregard for complaints, deferral to psychiatric authority</text:p>
          </table:table-cell>
          <table:table-cell table:style-name="Table26.A1" office:value-type="string">
            <text:p text:style-name="P46">Professional consensus, risk avoidance</text:p>
          </table:table-cell>
          <table:table-cell table:style-name="Table26.A1" office:value-type="string">
            <text:p text:style-name="P46">Psychiatric documents dominate administrative and judicial decisions</text:p>
          </table:table-cell>
        </table:table-row>
      </table:table>
      <text:p text:style-name="P71"><text:span text:style-name="T40">P</text:span><text:span text:style-name="T39">unitive practices and mechanisms enabling systemic abuse across psychiatric and family settings.</text:span><text:line-break/><text:line-break/>In contrast <text:span text:style-name="T125">to treat as usual as normalized nowadays</text:span>, psychosocial and community-based interventions -rooted in trauma-informed principles, relational continuity, dietary stabilization, housing-first models, and collective support -consistently outperform pharmacocentric approaches on outcomes such as functional recovery, subjective well-being, and long-term autonomy, <text:span text:style-name="T121">despite lack of support in implementation and well funded, supported research</text:span> (Kirmayer &amp; Ban, 2013; Hopper et al., 2010; Slade et al., 2014). These models <text:span text:style-name="T122">often </text:span>demand labor-intensive, context-sensitive infrastructures and a therapeutic culture grounded in trust, co-responsibility, and shared decision-making -elements inherently misaligned with the austerity frameworks governing modern public health systems, <text:span text:style-name="T123">and lack of education in health promoting behaviours, </text:span><text:span text:style-name="T124">support mechanisms</text:span><text:span text:style-name="T123"> and prevention</text:span>. Pharmaceutical industries capitalize on these structural contradictions: with global psychotropic sales exceeding $80 billion annually, the economic incentive to promote pharmacological compliance remains overwhelming (IQVIA, 2022). Marketing campaigns, key opinion leaders, and diagnostic inflation mechanisms -particularly those embedded in DSM revisions and clinical guidelines -ensure the reproduction of medicalized narratives, marginalizing dissent and alternative epistemologies (Cosgrove &amp; Whitaker, 2015; Frances, 2013).</text:p>
      <text:p text:style-name="P2"><text:soft-page-break/><text:span text:style-name="Strong_20_Emphasis"><text:span text:style-name="T47">Table 1</text:span></text:span><text:span text:style-name="Strong_20_Emphasis"><text:span text:style-name="T70">3-</text:span></text:span><text:span text:style-name="Strong_20_Emphasis"><text:span text:style-name="T47"> Rationalizations, </text:span></text:span><text:span text:style-name="Strong_20_Emphasis"><text:span text:style-name="T71">d</text:span></text:span><text:span text:style-name="Strong_20_Emphasis"><text:span text:style-name="T47">issonances, and </text:span></text:span><text:span text:style-name="Strong_20_Emphasis"><text:span text:style-name="T71">i</text:span></text:span><text:span text:style-name="Strong_20_Emphasis"><text:span text:style-name="T47">ncentives </text:span></text:span><text:span text:style-name="Strong_20_Emphasis"><text:span text:style-name="T71">in psychiatric care nowadays</text:span></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Actor / Group</text:p>
            </table:table-cell>
            <table:table-cell table:style-name="Table24.A1" office:value-type="string">
              <text:p text:style-name="P48">Stated Justification</text:p>
            </table:table-cell>
            <table:table-cell table:style-name="Table24.A1" office:value-type="string">
              <text:p text:style-name="P48">Dissonance with Empirical Reality</text:p>
            </table:table-cell>
            <table:table-cell table:style-name="Table24.A1" office:value-type="string">
              <text:p text:style-name="P48">Underlying Incentives (Money, Power, Status)</text:p>
            </table:table-cell>
          </table:table-row>
        </table:table-header-rows>
        <table:table-row>
          <table:table-cell table:style-name="Table24.A1" office:value-type="string">
            <text:p text:style-name="P45">Academic psychiatrists / professors</text:p>
          </table:table-cell>
          <table:table-cell table:style-name="Table24.A1" office:value-type="string">
            <text:p text:style-name="P45">Evidence-based standards; safety; biological causality</text:p>
          </table:table-cell>
          <table:table-cell table:style-name="Table24.A1" office:value-type="string">
            <text:p text:style-name="P45">Ongoing controversy over evidence quality and generalizability</text:p>
          </table:table-cell>
          <table:table-cell table:style-name="Table24.A1" office:value-type="string">
            <text:p text:style-name="P45">Professional prestige; industry ties; influence in policy and curricula</text:p>
          </table:table-cell>
        </table:table-row>
        <table:table-row>
          <table:table-cell table:style-name="Table24.A1" office:value-type="string">
            <text:p text:style-name="P45">Politicians / public health officials</text:p>
          </table:table-cell>
          <table:table-cell table:style-name="Table24.A1" office:value-type="string">
            <text:p text:style-name="P45">Public order, risk reduction, budgetary efficiency</text:p>
          </table:table-cell>
          <table:table-cell table:style-name="Table24.A1" office:value-type="string">
            <text:p text:style-name="P45">Failure to address structural causes of distress; chronicity worsens under treatment-as-usual (Sisti et al., 2021)</text:p>
          </table:table-cell>
          <table:table-cell table:style-name="Table24.A1" office:value-type="string">
            <text:p text:style-name="P45">Political capital; avoidance of structural reform; outsourcing responsibility</text:p>
          </table:table-cell>
        </table:table-row>
        <table:table-row>
          <table:table-cell table:style-name="Table24.A1" office:value-type="string">
            <text:p text:style-name="P45">Practicing psychiatrists / clinicians</text:p>
          </table:table-cell>
          <table:table-cell table:style-name="Table24.A1" office:value-type="string">
            <text:p text:style-name="P45">Clinical necessity; symptom management; legal safety</text:p>
          </table:table-cell>
          <table:table-cell table:style-name="Table24.A1" office:value-type="string">
            <text:p text:style-name="P45">Time constraints, resource gaps, and lack of support for alternatives drive overreliance on medication</text:p>
          </table:table-cell>
          <table:table-cell table:style-name="Table24.A1" office:value-type="string">
            <text:p text:style-name="P45">Avoidance of liability; institutional conformity; procedural simplicity</text:p>
          </table:table-cell>
        </table:table-row>
        <table:table-row>
          <table:table-cell table:style-name="Table24.A1" office:value-type="string">
            <text:p text:style-name="P45">Pharmaceutical-aligned researchers</text:p>
          </table:table-cell>
          <table:table-cell table:style-name="Table24.A1" office:value-type="string">
            <text:p text:style-name="P45">Scientific advancement; optimization of treatment</text:p>
          </table:table-cell>
          <table:table-cell table:style-name="Table24.A1" office:value-type="string">
            <text:p text:style-name="P45">Selective publication, ghostwriting, and financial conflicts undermine neutrality</text:p>
          </table:table-cell>
          <table:table-cell table:style-name="Table24.A1" office:value-type="string">
            <text:p text:style-name="P45">Research funding; career progression; corporate affiliations</text:p>
          </table:table-cell>
        </table:table-row>
        <table:table-row table:style-name="Table24.6">
          <table:table-cell table:style-name="Table24.A1" office:value-type="string">
            <text:p text:style-name="P45">Nurses / support staff</text:p>
          </table:table-cell>
          <table:table-cell table:style-name="Table24.A1" office:value-type="string">
            <text:p text:style-name="P45">Patient and ward safety; work manageability</text:p>
          </table:table-cell>
          <table:table-cell table:style-name="Table24.A1" office:value-type="string">
            <text:p text:style-name="P45">Frequent distress caused by forced measures and lack of training in trauma-informed care</text:p>
          </table:table-cell>
          <table:table-cell table:style-name="Table24.A1" office:value-type="string">
            <text:p text:style-name="P45">Job security; lack of systemic alternatives; burnout deflection</text:p>
          </table:table-cell>
        </table:table-row>
        <table:table-row>
          <table:table-cell table:style-name="Table24.A1" office:value-type="string">
            <text:p text:style-name="P45">Family members (ambivalent/abusive)</text:p>
          </table:table-cell>
          <table:table-cell table:style-name="Table24.A1" office:value-type="string">
            <text:p text:style-name="P45">'Stabilization', obedience, relief from caregiving burden</text:p>
          </table:table-cell>
          <table:table-cell table:style-name="Table24.A1" office:value-type="string">
            <text:p text:style-name="P45">Often participate in cycles of control, scapegoating, or silence about abuse</text:p>
          </table:table-cell>
          <table:table-cell table:style-name="Table24.A1" office:value-type="string">
            <text:p text:style-name="P45">Restored order; avoidance of accountability; social legitimacy</text:p>
          </table:table-cell>
        </table:table-row>
        <table:table-row>
          <table:table-cell table:style-name="Table24.A1" office:value-type="string">
            <text:p text:style-name="P45">Legal actors / judicial systems</text:p>
          </table:table-cell>
          <table:table-cell table:style-name="Table24.A1" office:value-type="string">
            <text:p text:style-name="P45">Due process followed; therapeutic exception</text:p>
          </table:table-cell>
          <table:table-cell table:style-name="Table24.A1" office:value-type="string">
            <text:p text:style-name="P45">Often rely on institutional claims, overlook human rights violations</text:p>
          </table:table-cell>
          <table:table-cell table:style-name="Table24.A1" office:value-type="string">
            <text:p text:style-name="P45">Case resolution ease; institutional trust; avoidance of political conflict</text:p>
          </table:table-cell>
        </table:table-row>
        <table:table-row>
          <table:table-cell table:style-name="Table24.A1" office:value-type="string">
            <text:p text:style-name="P45">Sociomedical educators</text:p>
          </table:table-cell>
          <table:table-cell table:style-name="Table24.A1" office:value-type="string">
            <text:p text:style-name="P45"><text:span text:style-name="T129">Enforcing allegedly n</text:span>eutral <text:span text:style-name="T130">so-called </text:span>science <text:span text:style-name="T132">processes</text:span>; <text:span text:style-name="T131">appearance of </text:span>technocratic rationality</text:p>
          </table:table-cell>
          <table:table-cell table:style-name="Table24.A1" office:value-type="string">
            <text:p text:style-name="P45">Marginalize critical and user-led perspectives; reinforce top-down power</text:p>
          </table:table-cell>
          <table:table-cell table:style-name="Table24.A1" office:value-type="string">
            <text:p text:style-name="P45">Intellectual gatekeeping; ideological alignment; systemic career incentives</text:p>
          </table:table-cell>
        </table:table-row>
      </table:table>
      <text:p text:style-name="P36">Rationalizations used by institutional actors to justify coercive pharmacological interventions in mental health, alongside empirical dissonances and material or symbolic incentives maintaining the current system. Evidence suggests that these justifications often obscure deeper patterns of neglect, coercion, and power asymmetry.</text:p>
      <text:p text:style-name="P50"><text:line-break/><text:span text:style-name="T83">The institutional preference for coercive pharmacotherapy is thus not a matter of clinical efficacy but of bureaucratic manageability. Sedated patients require fewer personnel, pose fewer challenges to institutional authority, and can be processed through standardized protocols with minimal relational investment (Rose, 2018). The medical framing of resistance -as symptom, relapse, or risk -serves to delegitimize calls for change, branding survivor knowledge, reformist critique, and epistemic plurality as irrational or even dangerous (Burstow, 2015; Russo &amp; Sweeney, 2016). This logic aligns psychiatric governance with carceral paradigms: the primary objective becomes containment, not healing. In this light, the persistence of coercive pharmacology reflects not scientific consensus but institutional inertia, economic coercion, and political disavowal of structural causality.</text:span></text:p>
      <text:p text:style-name="P72"><text:soft-page-break/>In this regime, forced drugging functions as a tactical erasure. It bypasses the labor of listening and the risk of uncertainty by imposing a pharmacological mute button on the organism. Justifications such as <text:span text:style-name="T114">alleged</text:span><text:span text:style-name="T113"> </text:span>lack of insight, noncompliance <text:span text:style-name="T115">to forced treatments</text:span>, <text:span text:style-name="T115">and</text:span> risk prevention <text:span text:style-name="T115">as fear mongering </text:span>are often deployed preemptively <text:span text:style-name="T116">and very aggressively </text:span><text:span text:style-name="T117">from positions of deposited trust, power, duty to care and </text:span><text:span text:style-name="T118">pretended</text:span><text:span text:style-name="T117"> competent authority</text:span>, not as responses to concrete danger but as expressions of clinical discomfort with emotional intensity, narrative deviation, or epistemic challenge (O'Hagan, 2006; Hopper et al., 2010). The pathologization of protest, grief, or spiritual crisis as symptoms of mental illness renders dissent unhearable. Worse, the very act of protesting coercion becomes diagnostic evidence reinforcing the original label. This circular logic transforms psychiatric practice into a self-validating system of control, where harm inflicted under the banner of care is not only normalized but rendered unchallengeable. Moreover, the physiological and psychological consequences of such practices are profound. Individuals subjected to forced medication often report feelings of depersonalization, cognitive flattening, and internalized stigma. The pharmacological regime does not heal but disciplines -dampening bodily wisdom, disrupting metabolic integrity, and undermining trust in one’s own perception (Moncrieff, 2022; Gøtzsche, 2015). In this way, psychiatry mimics and magnifies the original harms it claims to treat. Rather than acting as an agent of restoration, it becomes an instrument of slow violence -a medicalized continuation of earlier disciplinary forms like confinement, whipping, or exorcism. Modern medicine, under these conditions, ceases to be a healing art and becomes an apparatus of erasure, where the suffering body is rendered inert for systemic convenience.</text:p>
      <text:p text:style-name="P62"><text:span text:style-name="T134">T</text:span>he diagnostic regime mapped across the historical tables in this <text:span text:style-name="T134">dissertation</text:span> is not a vestige of the past, but an active modality of control in the present. The ethical imperative is not abstract. It demands the end of coercion, the rejection of pathologized dissent, and the creation of infrastructures that support life, not submission. Medicine must become what it falsely claims to be: a space of healing, justice, and emancipated knowledge.</text:p>
      <text:p text:style-name="P6"><text:span text:style-name="T47"><text:line-break/></text:span><text:span text:style-name="Strong_20_Emphasis"><text:span text:style-name="T47">Table 1</text:span></text:span><text:span text:style-name="Strong_20_Emphasis"><text:span text:style-name="T70">4</text:span></text:span><text:span text:style-name="Strong_20_Emphasis"><text:span text:style-name="T47">. Historical Evolution of Psychiatric Interventions, 20th–21st Century</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48">Period</text:p>
            </table:table-cell>
            <table:table-cell table:style-name="Table20.A1" office:value-type="string">
              <text:p text:style-name="P48">Pharmacological Interventions</text:p>
            </table:table-cell>
            <table:table-cell table:style-name="Table20.A1" office:value-type="string">
              <text:p text:style-name="P48">Physical/Institutional Approaches</text:p>
            </table:table-cell>
            <table:table-cell table:style-name="Table20.A1" office:value-type="string">
              <text:p text:style-name="P48">Psychosocial/Community Approaches</text:p>
            </table:table-cell>
            <table:table-cell table:style-name="Table20.A1" office:value-type="string">
              <text:p text:style-name="P48">Force and Coercion</text:p>
            </table:table-cell>
            <table:table-cell table:style-name="Table20.A1" office:value-type="string">
              <text:p text:style-name="P48">Target Populations and Patterns</text:p>
            </table:table-cell>
          </table:table-row>
        </table:table-header-rows>
        <table:table-row>
          <table:table-cell table:style-name="Table20.A1" office:value-type="string">
            <text:p text:style-name="P45">1900–1950</text:p>
          </table:table-cell>
          <table:table-cell table:style-name="Table20.A1" office:value-type="string">
            <text:p text:style-name="P45">Barbiturates, early antipsychotics, insulin shock</text:p>
          </table:table-cell>
          <table:table-cell table:style-name="Table20.A1" office:value-type="string">
            <text:p text:style-name="P45">Asylums, electroconvulsive therapy, lobotomies</text:p>
          </table:table-cell>
          <table:table-cell table:style-name="Table20.A1" office:value-type="string">
            <text:p text:style-name="P45">Limited, confined to psychoanalysis (elitist)</text:p>
          </table:table-cell>
          <table:table-cell table:style-name="Table20.A1" office:value-type="string">
            <text:p text:style-name="P45">Often involuntary; massive confinement</text:p>
          </table:table-cell>
          <table:table-cell table:style-name="Table20.A1" office:value-type="string">
            <text:p text:style-name="P45">Women, poor, disabled, colonized subjects framed as deviant</text:p>
          </table:table-cell>
        </table:table-row>
        <table:table-row>
          <table:table-cell table:style-name="Table20.A1" office:value-type="string">
            <text:p text:style-name="P45">1950–1970</text:p>
          </table:table-cell>
          <table:table-cell table:style-name="Table20.A1" office:value-type="string">
            <text:p text:style-name="P45">Chlorpromazine, lithium, MAOIs</text:p>
          </table:table-cell>
          <table:table-cell table:style-name="Table20.A1" office:value-type="string">
            <text:p text:style-name="P45">Deinstitutionalization begins, ECT remains</text:p>
          </table:table-cell>
          <table:table-cell table:style-name="Table20.A1" office:value-type="string">
            <text:p text:style-name="P45">Rise of social psychiatry, family therapy</text:p>
          </table:table-cell>
          <table:table-cell table:style-name="Table20.A1" office:value-type="string">
            <text:p text:style-name="P45">Ambiguous: outpatient clinics expand, coercion persists</text:p>
          </table:table-cell>
          <table:table-cell table:style-name="Table20.A1" office:value-type="string">
            <text:p text:style-name="P45">Allegedly therapeutic force; racial minorities disproportionately institutionalized</text:p>
          </table:table-cell>
        </table:table-row>
        <table:table-row>
          <table:table-cell table:style-name="Table20.A1" office:value-type="string">
            <text:p text:style-name="P45">1970–1990</text:p>
          </table:table-cell>
          <table:table-cell table:style-name="Table20.A1" office:value-type="string">
            <text:p text:style-name="P45">Benzodiazepines, SSRIs, atypical antipsychotics</text:p>
          </table:table-cell>
          <table:table-cell table:style-name="Table20.A1" office:value-type="string">
            <text:p text:style-name="P45">Hospital downsizing, rise of psychiatric wards in general hospitals</text:p>
          </table:table-cell>
          <table:table-cell table:style-name="Table20.A1" office:value-type="string">
            <text:p text:style-name="P45">Community mental health centers promoted (esp. post-WHO 1979)</text:p>
          </table:table-cell>
          <table:table-cell table:style-name="Table20.A1" office:value-type="string">
            <text:p text:style-name="P45">Restraints used, often unregulated; lack of rights awareness</text:p>
          </table:table-cell>
          <table:table-cell table:style-name="Table20.A1" office:value-type="string">
            <text:p text:style-name="P45">Women medicalized for non-compliance or despair, anti-psychiatric critiques rise</text:p>
          </table:table-cell>
        </table:table-row>
        <table:table-row>
          <table:table-cell table:style-name="Table20.A1" office:value-type="string">
            <text:p text:style-name="P45">1990–2010</text:p>
          </table:table-cell>
          <table:table-cell table:style-name="Table20.A1" office:value-type="string">
            <text:p text:style-name="P45">Polypharmacy, <text:span text:style-name="T105">overprescription, </text:span><text:soft-page-break/>off-label uses, stimulant <text:span text:style-name="T106">and other drugs use</text:span> rise in children <text:span text:style-name="T106">population</text:span></text:p>
          </table:table-cell>
          <table:table-cell table:style-name="Table20.A1" office:value-type="string">
            <text:p text:style-name="P45">Forensic psychiatry and emergency <text:soft-page-break/>interventions dominate</text:p>
          </table:table-cell>
          <table:table-cell table:style-name="Table20.A1" office:value-type="string">
            <text:p text:style-name="P45">Global Mental Health <text:soft-page-break/>movement emerges, <text:span text:style-name="T105">posing both risks and opportunities</text:span></text:p>
          </table:table-cell>
          <table:table-cell table:style-name="Table20.A1" office:value-type="string">
            <text:p text:style-name="P45">Legislation increases <text:soft-page-break/>procedural safeguards, but implementation weak</text:p>
          </table:table-cell>
          <table:table-cell table:style-name="Table20.A1" office:value-type="string">
            <text:p text:style-name="P45">Rise in psychotropics <text:soft-page-break/>among elderly, youth, and racialized populations</text:p>
          </table:table-cell>
        </table:table-row>
        <table:table-row>
          <table:table-cell table:style-name="Table20.A1" office:value-type="string">
            <text:p text:style-name="P45">2010–present</text:p>
          </table:table-cell>
          <table:table-cell table:style-name="Table20.A1" office:value-type="string">
            <text:p text:style-name="P45">Long-acting injectables, digital therapeutics, <text:span text:style-name="T107">and</text:span> overprescription trends <text:span text:style-name="T108">worsen</text:span></text:p>
          </table:table-cell>
          <table:table-cell table:style-name="Table20.A1" office:value-type="string">
            <text:p text:style-name="P45">Acute care, seclusion, mechanical restraints still widespread</text:p>
          </table:table-cell>
          <table:table-cell table:style-name="Table20.A1" office:value-type="string">
            <text:p text:style-name="P45"><text:span text:style-name="T104">T</text:span>rauma-informed care, recovery-oriented approaches <text:span text:style-name="T104">barely adopted</text:span></text:p>
          </table:table-cell>
          <table:table-cell table:style-name="Table20.A1" office:value-type="string">
            <text:p text:style-name="P45">UN/WHO condemn coercion; Yet, coercive practices remain common</text:p>
          </table:table-cell>
          <table:table-cell table:style-name="Table20.A1" office:value-type="string">
            <text:p text:style-name="P45">Shared decision-making discussed but rarely implemented; structural abuse persists</text:p>
          </table:table-cell>
        </table:table-row>
      </table:table>
      <text:p text:style-name="P36">Main treatments, modalities, and political logics across global and European contexts. Historical overview of psychiatric practice by dominant treatment logics, coercion levels, and affected populations (1900–present). Based on scientific and policy literature.</text:p>
      <text:p text:style-name="P68"><text:line-break/>From the mid-20th century onward, psychiatry increasingly aligned with biomedical paradigms, propelled by the advent of psychotropic drugs such as chlorpromazine in the 1950s and later benzodiazepines and antidepressants. However, from the 1970s to the early 2000s, several global institutions, notably the World Health Organization (WHO), advocated a community-based, human rights-oriented mental health framework, emphasizing psychosocial support, local integration, and non-coercive care. Landmark reports such as WHO’s 2001 World Health Report and its 2013 Mental Health Action Plan reiterated the centrality of rights-based, locally delivered services over hospitalization and pharmacological dominance . Nevertheless, geopolitical realignments and pharmaceutical industry lobbying reshaped this vision. Structural adjustment policies, austerity programs, and market pressures led to partial reversals or dilutions of earlier commitments, despite persistent rhetorical adherence to community-based goals .</text:p>
      <text:p text:style-name="P73"><text:span text:style-name="T110">Many g</text:span>lobal institutions, once <text:span text:style-name="T111">again</text:span><text:span text:style-name="T99"> </text:span><text:span text:style-name="T112">a</text:span>dvocates for community-based mental health and primary care reform, have partially surrendered their transformative vision to pharmacological paradigms under economic and political pressures, <text:span text:style-name="T99">despite insisting again on the need to get back on track</text:span> (WHO, 2001; Patel et al., 2018). The human right to mental health has been diluted by vertical programming, cost-saving rationalizations, and conceptual frameworks that individualize trauma while ignoring its social determinants. Psychiatry -when tethered to industry and state repression -functions not as medicine but as technocratic violence masked by white coats. The moral foundation of medicine demands a different epistemology: one that sees suffering as meaningful, early signs as embodied intelligence, and care as relational repair, not submission.<text:line-break/><text:line-break/>The path forward demands more than reform -it demands epistemic justice. Restoring legitimacy to mental health systems requires a reorientation toward participatory models rooted in lived experience, ecological validity, and transdisciplinary synthesis. Human distress must be understood not as a deviation to be suppressed, but as an intelligent, embodied response to harmful or dehumanizing conditions. To chemically mute such signals without altering their causal conditions is to commit epistemic violence -a betrayal of both science and ethics. True care must begin with humility: the willingness to listen, to accompany, and to reallocate power. It must be trauma-literate, context-aware, and politically alert. The scientific task is not to maintain the status quo through <text:soft-page-break/>diagnostic inertia, but to generate frameworks that restore autonomy, dignity, and systemic repair.<text:line-break/></text:p>
      <text:p text:style-name="P10"><text:span text:style-name="Strong_20_Emphasis"><text:span text:style-name="T47">Table </text:span></text:span><text:span text:style-name="Strong_20_Emphasis"><text:span text:style-name="T72">1</text:span></text:span><text:span text:style-name="Strong_20_Emphasis"><text:span text:style-name="T47">2. Timeline of global mental health advocacy and policy shifts</text:span></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P48">Period</text:p>
            </table:table-cell>
            <table:table-cell table:style-name="Table21.A1" office:value-type="string">
              <text:p text:style-name="P48">Dominant Framing</text:p>
            </table:table-cell>
            <table:table-cell table:style-name="Table21.A1" office:value-type="string">
              <text:p text:style-name="P48">Key Institutions</text:p>
            </table:table-cell>
            <table:table-cell table:style-name="Table21.A1" office:value-type="string">
              <text:p text:style-name="P48">Goals Articulated</text:p>
            </table:table-cell>
            <table:table-cell table:style-name="Table21.A1" office:value-type="string">
              <text:p text:style-name="P48">Political-Economic Context</text:p>
            </table:table-cell>
            <table:table-cell table:style-name="Table21.A1" office:value-type="string">
              <text:p text:style-name="P48">Effectiveness</text:p>
            </table:table-cell>
          </table:table-row>
        </table:table-header-rows>
        <table:table-row>
          <table:table-cell table:style-name="Table21.A1" office:value-type="string">
            <text:p text:style-name="P45">1970s–1980s</text:p>
          </table:table-cell>
          <table:table-cell table:style-name="Table21.A1" office:value-type="string">
            <text:p text:style-name="P45">Public health integration</text:p>
          </table:table-cell>
          <table:table-cell table:style-name="Table21.A1" office:value-type="string">
            <text:p text:style-name="P45">WHO, PAHO</text:p>
          </table:table-cell>
          <table:table-cell table:style-name="Table21.A1" office:value-type="string">
            <text:p text:style-name="P45">Primary care inclusion of mental health (Alma-Ata, 1978)</text:p>
          </table:table-cell>
          <table:table-cell table:style-name="Table21.A1" office:value-type="string">
            <text:p text:style-name="P45">Post-colonial restructuring, Cold War</text:p>
          </table:table-cell>
          <table:table-cell table:style-name="Table21.A1" office:value-type="string">
            <text:p text:style-name="P45">Limited implementation; high institutional inertia</text:p>
          </table:table-cell>
        </table:table-row>
        <table:table-row>
          <table:table-cell table:style-name="Table21.A1" office:value-type="string">
            <text:p text:style-name="P45">1990s</text:p>
          </table:table-cell>
          <table:table-cell table:style-name="Table21.A1" office:value-type="string">
            <text:p text:style-name="P45">Neurobiological focus rises</text:p>
          </table:table-cell>
          <table:table-cell table:style-name="Table21.A1" office:value-type="string">
            <text:p text:style-name="P45">NIMH, WPA, pharma-aligned agencies</text:p>
          </table:table-cell>
          <table:table-cell table:style-name="Table21.A1" office:value-type="string">
            <text:p text:style-name="P45">Emphasis on diagnostics (e.g. DSM-IV), pharmaceutical rollout</text:p>
          </table:table-cell>
          <table:table-cell table:style-name="Table21.A1" office:value-type="string">
            <text:p text:style-name="P45">Rise of global pharma, neoliberalism</text:p>
          </table:table-cell>
          <table:table-cell table:style-name="Table21.A1" office:value-type="string">
            <text:p text:style-name="P45">Community-based models undercut by privatization</text:p>
          </table:table-cell>
        </table:table-row>
        <table:table-row>
          <table:table-cell table:style-name="Table21.A1" office:value-type="string">
            <text:p text:style-name="P45">2001</text:p>
          </table:table-cell>
          <table:table-cell table:style-name="Table21.A1" office:value-type="string">
            <text:p text:style-name="P45">Rights-based global reform</text:p>
          </table:table-cell>
          <table:table-cell table:style-name="Table21.A1" office:value-type="string">
            <text:p text:style-name="P45">WHO (World Health Report 2001)</text:p>
          </table:table-cell>
          <table:table-cell table:style-name="Table21.A1" office:value-type="string">
            <text:p text:style-name="P45">Community-based, user-involved services</text:p>
          </table:table-cell>
          <table:table-cell table:style-name="Table21.A1" office:value-type="string">
            <text:p text:style-name="P45">Globalization, post-Soviet health transition</text:p>
          </table:table-cell>
          <table:table-cell table:style-name="Table21.A1" office:value-type="string">
            <text:p text:style-name="P45">Key declarations; partial reform in few countries</text:p>
          </table:table-cell>
        </table:table-row>
        <table:table-row>
          <table:table-cell table:style-name="Table21.A1" office:value-type="string">
            <text:p text:style-name="P45">2007–2013</text:p>
          </table:table-cell>
          <table:table-cell table:style-name="Table21.A1" office:value-type="string">
            <text:p text:style-name="P45">mhGAP program</text:p>
          </table:table-cell>
          <table:table-cell table:style-name="Table21.A1" office:value-type="string">
            <text:p text:style-name="P45">WHO, UNHRC</text:p>
          </table:table-cell>
          <table:table-cell table:style-name="Table21.A1" office:value-type="string">
            <text:p text:style-name="P45">Integration in non-specialist settings, rights emphasis</text:p>
          </table:table-cell>
          <table:table-cell table:style-name="Table21.A1" office:value-type="string">
            <text:p text:style-name="P45">Global burden of disease framing</text:p>
          </table:table-cell>
          <table:table-cell table:style-name="Table21.A1" office:value-type="string">
            <text:p text:style-name="P45">Some regional impact; insufficient structural funding</text:p>
          </table:table-cell>
        </table:table-row>
        <table:table-row>
          <table:table-cell table:style-name="Table21.A1" office:value-type="string">
            <text:p text:style-name="P45">2018–present</text:p>
          </table:table-cell>
          <table:table-cell table:style-name="Table21.A1" office:value-type="string">
            <text:p text:style-name="P45">Human rights, <text:span text:style-name="T109">LGBT+, anti-racism,</text:span> SDGs, <text:span text:style-name="T109">One Health</text:span></text:p>
          </table:table-cell>
          <table:table-cell table:style-name="Table21.A1" office:value-type="string">
            <text:p text:style-name="P45">UN, WHO, CRPD</text:p>
          </table:table-cell>
          <table:table-cell table:style-name="Table21.A1" office:value-type="string">
            <text:p text:style-name="P45">End coercion, promote autonomy and choice</text:p>
          </table:table-cell>
          <table:table-cell table:style-name="Table21.A1" office:value-type="string">
            <text:p text:style-name="P45">UNCRPD enforcement, Sustainable Development Goals</text:p>
          </table:table-cell>
          <table:table-cell table:style-name="Table21.A1" office:value-type="string">
            <text:p text:style-name="P45">Systemic coercion persists; calls for compliance unheeded in many contexts</text:p>
          </table:table-cell>
        </table:table-row>
      </table:table>
      <text:p text:style-name="P54">International mental health advocacy phases, from primary care reform to human rights-based frameworks, with limited structural transformation.</text:p>
      <text:p text:style-name="P74"><text:line-break/>The capture of scientific authority by dogmatic structures -whether in psychiatry, policy, or public health -represents not a failure of knowledge, but of its institutional custodianship. Fanaticism, in both religious and secular dress, operates by the foreclosure of doubt and the punitive silencing of alternative explanation. It is precisely this -immunity to falsification -that Karl Popper identified as the hallmark of pseudoscience: a framework that protects itself from revision not by empirical accuracy, but by circular reasoning and rhetorical violence (Popper, 1959). The contemporary mental health paradigm, particularly when grounded in coercive pharmacology or bureaucratic reductionism, routinely violates this standard. Claims of biochemical imbalance are presented as explanatory despite the absence of specific biomarkers; treatments are deemed effective despite deteriorating outcomes; resistance is reframed not as informed dissent, but as further proof of illness. The model thus becomes unfalsifiable, self-validating, and immune to correction -a closed ideological loop rather than an open scientific inquiry (Moncrieff, 2022; Gøtzsche, 2015; Cosgrove et al., 2020).</text:p>
      <text:p text:style-name="P63">This epistemic corruption is not accidental -it serves structural interests. By cloaking power in scientific language, institutions evade scrutiny while preserving systems of extraction and control. Medical violence is recast as care, institutional neglect as compliance failure, and social despair as chemical disorder. Yet, real science begins with humility: the willingness to be wrong, to revise, to listen. Its foundation lies not in certainty but in method -testability, replicability, and transparency. The solution, then, is not merely technical but ethical. It begins by restoring education that teaches <text:soft-page-break/>how to think, not what to think. It requires the funding of public systems not as mechanisms of containment, but of flourishing. Where knowledge flows freely and people are taught to read their own bodies and environments -rather than defer blindly to broken institutions -hope becomes practical. It is not idealism to believe in better; it is realism, once the distortions of ideology are cleared. As simple as it is difficult, the task before us is to be properly scientific, fully human, and never again complicit.</text:p>
      <text:p text:style-name="P63">The thesis at hand stands in deliberate opposition to these trajectories. It asserts that every human being must have the autonomy to decide, to know, and to be believed. No institution -medical, political, or educational -has the moral right to override embodied awareness or collective truth. What remains to be rebuilt is not simply a better mental health system, but the conditions for mutual flourishing: education that liberates, nutrition that heals, support that restores, and law that protects against domination. The scientific task is not the neutral observation of collapse -it is to stop it, while there is still time. The scienti<text:span text:style-name="T93">st</text:span> task, therefore, is not to merely <text:span text:style-name="T93">to </text:span>chart the epidemiology of violence or trace its sociological contours, but to denaturalize its logics. <text:span text:style-name="T93">Participatory action research is geared to end the problem, work it out, not merely account about it and those who cause and keep it as is, block any attempts at restoring systemic health, legality, or implementing better practices. </text:span>This <text:span text:style-name="T93">endeavour </text:span>requires a biohistorical approach capable of <text:span text:style-name="T93">both </text:span>exposing the genealogies of coercion, the <text:span text:style-name="T93">crimes, the</text:span> <text:span text:style-name="T93">violence, all </text:span>metabolic and psychological cost of suppression, <text:span text:style-name="T93">but also</text:span> the <text:span text:style-name="T93">complicity of others, the </text:span>falsification of medical neutrality in structures engineered to punish the wounded. It calls for dismantling the administrative language that sanitizes structural cruelty and replacing it with clear, transdisciplinary frameworks for justice rooted in human dignity, embodied awareness, and systemic repair.<text:line-break/></text:p>
      <text:p text:style-name="P27"><text:span text:style-name="T10">1.2. </text:span><text:span text:style-name="T11">General introduction: scientific approach and structural urgency</text:span></text:p>
      <text:p text:style-name="P31">This doctoral dissertation and compendium of publications is grounded in a verifiable observation supported by a wide body of empirical evidence: contemporary psychiatric and biomedical systems, both in Spain and across much of the Euro-Western sphere, continue to perpetuate structural violence under the guise of therapeutic intervention. Rather than addressing the underlying causes of psychological and social suffering, these systems reproduce coercive and denial-based practices that validate clinical and administrative protocols leading to chronic harm, loss of agency, and epistemic delegitimization of those affected (Rose, 2018; Moncrieff, 2008; Busfield, 2011). This condition is not accidental. It emerges from the historical sedimentation of institutional failures, legal permissiveness, and epistemological hierarchies that prioritize biomedical reductionism over experiential knowledge, ethical deliberation, and transdisciplinary approaches (Foucault, 2003; Bracken et al., 2012). What presents itself as standardized care often masks routinized neglect, dependency-producing interventions, and diagnostic paradigms devoid of emancipatory purpose.</text:p>
      <text:p text:style-name="P63">Using a biocultural and action-research lens, this thesis investigates the systemic imposition of treatment without informed consent, the pathologization of non-normative behaviors, and the exclusion of critical voices from decision-making processes in psychiatry and mental health services. These elements constitute a network of normalized punitive mechanisms sustained by permissive legal frameworks, professional routines that prioritize risk-aversion over relational understanding, and academic discourses that conflate clinical utility with moral conformity (Mol, 2008; Russo &amp; Sweeney, 2016; Rogers &amp; Pilgrim, 2010). The psychiatric apparatus -understood here not merely as a clinical subsystem but as a socio-political operator -functions as a central node <text:soft-page-break/>in the institutionalization of suffering, particularly through its alliance with custodial logics, pharmacological dominance, and the bureaucratic neutralization of patient agency (Frances, 2013; Spandler &amp; McWade, 2021). This investigation proposes that such conditions are not simply misapplications of otherwise benevolent science, but structured patterns of harm embedded in the current design of care.</text:p>
      <text:p text:style-name="P31">This investigation is grounded in a legally and scientifically rigorous framework, integrating mixed-methods data drawn from in-depth interviews, statistical analyses, participant observation, and primary documentation of lived cases. The research systematically evidences how the current Spanish mental health system, rather than upholding the fundamental rights of vulnerable individuals, frequently enables -and in some cases structurally incentivizes -their violation (Arjona et al., 2021; Gómez Pellón, 2023). These abuses are not anomalies attributable to isolated malpractice, but rather embedded features of an operational paradigm oriented toward social regulation through medicalized exclusion (Russo &amp; Sweeney, 2016; Puras &amp; Gooding, 2019). The complicity of institutional actors -including psychiatric services, family networks, judicial authorities, and administrative bodies -produces a web of coercion that frames distress as disorder, nonconformity as pathology, and resistance as risk to be managed. The clinical protocols implemented under this regime are often disconnected from evidence-based standards of care, and instead reflect bureaucratic expedience, medico-legal risk management, and cultural norms of compliance (Rose, 2018; Moncrieff et al., 2011).</text:p>
      <text:h text:style-name="P24" text:outline-level="3"><text:span text:style-name="Strong_20_Emphasis"><text:span text:style-name="T1">Table </text:span></text:span><text:span text:style-name="Strong_20_Emphasis"><text:span text:style-name="T2">13- </text:span></text:span><text:span text:style-name="Strong_20_Emphasis"><text:span text:style-name="T1">Sociocultural </text:span></text:span><text:span text:style-name="Strong_20_Emphasis"><text:span text:style-name="T2">m</text:span></text:span><text:span text:style-name="Strong_20_Emphasis"><text:span text:style-name="T1">odels of </text:span></text:span><text:span text:style-name="Strong_20_Emphasis"><text:span text:style-name="T2">p</text:span></text:span><text:span text:style-name="Strong_20_Emphasis"><text:span text:style-name="T1">sychiatry </text:span></text:span><text:span text:style-name="Strong_20_Emphasis"><text:span text:style-name="T3">and abuses of the discipline to</text:span></text:span><text:span text:style-name="Strong_20_Emphasis"><text:span text:style-name="T4"> </text:span></text:span><text:span text:style-name="Strong_20_Emphasis"><text:span text:style-name="T3">punish, </text:span></text:span><text:span text:style-name="Strong_20_Emphasis"><text:span text:style-name="T5">control</text:span></text:span></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20"><text:span text:style-name="Strong_20_Emphasis"><text:span text:style-name="T41">Psychiatric </text:span></text:span><text:span text:style-name="Strong_20_Emphasis"><text:span text:style-name="T42">t</text:span></text:span><text:span text:style-name="Strong_20_Emphasis"><text:span text:style-name="T41">radition</text:span></text:span></text:p>
            </table:table-cell>
            <table:table-cell table:style-name="Table10.A1" office:value-type="string">
              <text:p text:style-name="P20"><text:span text:style-name="Strong_20_Emphasis"><text:span text:style-name="T41">Violence Inflicted</text:span></text:span></text:p>
            </table:table-cell>
            <table:table-cell table:style-name="Table10.A1" office:value-type="string">
              <text:p text:style-name="P20"><text:span text:style-name="Strong_20_Emphasis"><text:span text:style-name="T41">Ideological Motifs</text:span></text:span></text:p>
            </table:table-cell>
            <table:table-cell table:style-name="Table10.A1" office:value-type="string">
              <text:p text:style-name="P20"><text:span text:style-name="Strong_20_Emphasis"><text:span text:style-name="T41">Biological </text:span></text:span><text:span text:style-name="Strong_20_Emphasis"><text:span text:style-name="T42">f</text:span></text:span><text:span text:style-name="Strong_20_Emphasis"><text:span text:style-name="T41">raming</text:span></text:span></text:p>
            </table:table-cell>
          </table:table-row>
        </table:table-header-rows>
        <table:table-row>
          <table:table-cell table:style-name="Table10.A1" office:value-type="string">
            <text:p text:style-name="P45">Buddhist-informed </text:p>
          </table:table-cell>
          <table:table-cell table:style-name="Table10.A1" office:value-type="string">
            <text:p text:style-name="P45">Spiritual bypassing, behavioral conformity</text:p>
          </table:table-cell>
          <table:table-cell table:style-name="Table10.A1" office:value-type="string">
            <text:p text:style-name="P45">Detachment from suffering, spiritual integration</text:p>
          </table:table-cell>
          <table:table-cell table:style-name="Table10.A1" office:value-type="string">
            <text:p text:style-name="P45">Meditation as neurological regulation</text:p>
          </table:table-cell>
        </table:table-row>
        <table:table-row>
          <table:table-cell table:style-name="Table10.A1" office:value-type="string">
            <text:p text:style-name="P45">Classical asylum</text:p>
          </table:table-cell>
          <table:table-cell table:style-name="Table10.A1" office:value-type="string">
            <text:p text:style-name="P45">Confinement, dehumanization, moral discipline</text:p>
          </table:table-cell>
          <table:table-cell table:style-name="Table10.A1" office:value-type="string">
            <text:p text:style-name="P45">Social order, moral hygiene</text:p>
          </table:table-cell>
          <table:table-cell table:style-name="Table10.A1" office:value-type="string">
            <text:p text:style-name="P45">Degeneration theory, inherited inferiority</text:p>
          </table:table-cell>
        </table:table-row>
        <table:table-row>
          <table:table-cell table:style-name="Table10.A1" office:value-type="string">
            <text:p text:style-name="P45">Freudian psychoanalysis</text:p>
          </table:table-cell>
          <table:table-cell table:style-name="Table10.A1" office:value-type="string">
            <text:p text:style-name="P45">Verbal domination, pathologizing normativity</text:p>
          </table:table-cell>
          <table:table-cell table:style-name="Table10.A1" office:value-type="string">
            <text:p text:style-name="P45">Libidinal economy, repression theory</text:p>
          </table:table-cell>
          <table:table-cell table:style-name="Table10.A1" office:value-type="string">
            <text:p text:style-name="P45">Somatic roots of hysteria and libido</text:p>
          </table:table-cell>
        </table:table-row>
        <table:table-row>
          <table:table-cell table:style-name="Table10.A1" office:value-type="string">
            <text:p text:style-name="P45">Lacanian psychoanalysis</text:p>
          </table:table-cell>
          <table:table-cell table:style-name="Table10.A1" office:value-type="string">
            <text:p text:style-name="P45">Ambiguity, institutional cultism, symbolic violence</text:p>
          </table:table-cell>
          <table:table-cell table:style-name="Table10.A1" office:value-type="string">
            <text:p text:style-name="P45">Subject split, language mastery</text:p>
          </table:table-cell>
          <table:table-cell table:style-name="Table10.A1" office:value-type="string">
            <text:p text:style-name="P45">Linguistic inscription over neurology</text:p>
          </table:table-cell>
        </table:table-row>
        <table:table-row>
          <table:table-cell table:style-name="Table10.A1" office:value-type="string">
            <text:p text:style-name="P45">Soviet psychiatry</text:p>
          </table:table-cell>
          <table:table-cell table:style-name="Table10.A1" office:value-type="string">
            <text:p text:style-name="P45">Political imprisonment, psychiatric labeling</text:p>
          </table:table-cell>
          <table:table-cell table:style-name="Table10.A1" office:value-type="string">
            <text:p text:style-name="P45">Ideological conformity, state security</text:p>
          </table:table-cell>
          <table:table-cell table:style-name="Table10.A1" office:value-type="string">
            <text:p text:style-name="P45">Material brain-based deviance</text:p>
          </table:table-cell>
        </table:table-row>
        <table:table-row>
          <table:table-cell table:style-name="Table10.A1" office:value-type="string">
            <text:p text:style-name="P45">Democratic psychiatry </text:p>
          </table:table-cell>
          <table:table-cell table:style-name="Table10.A1" office:value-type="string">
            <text:p text:style-name="P45">Minimal; rights-based disruption of coercion</text:p>
          </table:table-cell>
          <table:table-cell table:style-name="Table10.A1" office:value-type="string">
            <text:p text:style-name="P45">Equality, emancipation, community care</text:p>
          </table:table-cell>
          <table:table-cell table:style-name="Table10.A1" office:value-type="string">
            <text:p text:style-name="P45">Critique of reductionism, neuroplasticity support</text:p>
          </table:table-cell>
        </table:table-row>
        <table:table-row>
          <table:table-cell table:style-name="Table10.A1" office:value-type="string">
            <text:p text:style-name="P45">Postcolonial ethnopsychiatry</text:p>
          </table:table-cell>
          <table:table-cell table:style-name="Table10.A1" office:value-type="string">
            <text:p text:style-name="P45">Cultural assimilation, epistemic domination</text:p>
          </table:table-cell>
          <table:table-cell table:style-name="Table10.A1" office:value-type="string">
            <text:p text:style-name="P45">Colonial control, identity erasure</text:p>
          </table:table-cell>
          <table:table-cell table:style-name="Table10.A1" office:value-type="string">
            <text:p text:style-name="P45">Organicism denied or distorted via 'soul sickness'</text:p>
          </table:table-cell>
        </table:table-row>
        <table:table-row>
          <table:table-cell table:style-name="Table10.A1" office:value-type="string">
            <text:p text:style-name="P45">Neocolonial psychiatry</text:p>
          </table:table-cell>
          <table:table-cell table:style-name="Table10.A1" office:value-type="string">
            <text:p text:style-name="P45">Criminalization, silencing of resistance</text:p>
          </table:table-cell>
          <table:table-cell table:style-name="Table10.A1" office:value-type="string">
            <text:p text:style-name="P45">Order maintenance, cultural export</text:p>
          </table:table-cell>
          <table:table-cell table:style-name="Table10.A1" office:value-type="string">
            <text:p text:style-name="P45">Diagnostic mimicry of Western pathologies</text:p>
          </table:table-cell>
        </table:table-row>
        <table:table-row>
          <table:table-cell table:style-name="Table10.A1" office:value-type="string">
            <text:p text:style-name="P45">Community-based and open dialogue models</text:p>
          </table:table-cell>
          <table:table-cell table:style-name="Table10.A1" office:value-type="string">
            <text:p text:style-name="P45">Low; minimal pharmacological or physical coercion</text:p>
          </table:table-cell>
          <table:table-cell table:style-name="Table10.A1" office:value-type="string">
            <text:p text:style-name="P45">Dialogue, subjectivity, social recovery</text:p>
          </table:table-cell>
          <table:table-cell table:style-name="Table10.A1" office:value-type="string">
            <text:p text:style-name="P45">Complex adaptive neurobiology</text:p>
          </table:table-cell>
        </table:table-row>
      </table:table>
      <text:p text:style-name="P36"><text:span text:style-name="T128">Pa</text:span>radigms of psychiatry with their historical and contemporary misuses to exert punitive control, marginalize dissent, and enforce normative behavior under the guise of care.</text:p>
      <text:p text:style-name="P33"><text:span text:style-name="T16"/></text:p>
      <text:p text:style-name="P63"><text:soft-page-break/>The functional nature of these violations must be critically emphasized. Far from being exceptional lapses in otherwise humane systems, coercive practices -such as forced medication, non-consensual hospitalization, and long-term institutionalization -are reproducible outputs of a model that de-emphasizes relational understanding and community-based support in favor of institutional containment and pharmacological control (Dain, 2012; O’Hagan, 2014). The fact that these interventions are routinely applied to individuals in moments of extreme vulnerability -including survivors of violence, those in psychosocial crisis, and minors experiencing systemic neglect -raises urgent questions of medical ethics, human rights, and epistemic injustice (LeFrançois et al., 2013; Gooding, 2020). Confinement and coercion are often implemented not for therapeutic purposes, but to resolve social discomfort, familial rejection, or judicial backlog -thus repurposing psychiatric settings as carceral spaces. The consequences are long-term: stigma, dependency, learned helplessness, and sustained exposure to structural violence under the guise of care (Sweeney et al., 2018; Spandler &amp; McWade, 2021). As this thesis argues, these outcomes are neither accidental nor unintended. They are predictable results of systems that prioritize social order over person-centered support, and risk-aversion over relational healing.</text:p>
      <text:p text:style-name="P2"><text:span text:style-name="T47">International health authorities and human rights bodies now unequivocally call for the eradication of coercive practices in mental health care and the implementation of holistic, rights-based support systems. The World Health Organization’s recent </text:span><text:span text:style-name="Emphasis"><text:span text:style-name="T47">Blueprint for Mental Health Policy and Law Reform</text:span></text:span><text:span text:style-name="T47"> explicitly mandates the elimination of involuntary admission, forced treatment, and substitute decision-making, advocating instead for supported decision-making frameworks, full respect for informed consent, and the integration of economic, educational, housing, and employment policies into mental health planning (WHO, 2025; WHO &amp; OHCHR, 2024). Similarly, WHO-Europe has illuminated widespread egregious rights violations -such as excessive use of seclusion and restraint -across 98 long-term institutions, and urges member states to adopt legislative constraints and non-coercive alternatives (WHO, 2025). The Council of Europe likewise highlights good practices that promote voluntary mental health services, advanced through hospital- and community-based initiatives, peer-support models, and enhanced professional training aimed at reducing coercion (Council of Europe, 2022). These positions are reinforced by the United Nations Convention on the Rights of Persons with Disabilities, which demands an end to substitute decision-making and establishes supported, autonomous health decision-making as an inalienable right (UN CRPD, 2006).</text:span></text:p>
      <text:h text:style-name="P1" text:outline-level="3"><text:soft-page-break/><text:span text:style-name="Strong_20_Emphasis"><text:span text:style-name="T84"><text:line-break/>Table </text:span></text:span><text:span text:style-name="Strong_20_Emphasis"><text:span text:style-name="T88">14- </text:span></text:span><text:span text:style-name="Strong_20_Emphasis"><text:span text:style-name="T84">Biological </text:span></text:span><text:span text:style-name="Strong_20_Emphasis"><text:span text:style-name="T89">and allegedly biological </text:span></text:span><text:span text:style-name="Strong_20_Emphasis"><text:span text:style-name="T88">m</text:span></text:span><text:span text:style-name="Strong_20_Emphasis"><text:span text:style-name="T84">odels of </text:span></text:span><text:span text:style-name="Strong_20_Emphasis"><text:span text:style-name="T88">p</text:span></text:span><text:span text:style-name="Strong_20_Emphasis"><text:span text:style-name="T84">sychiatry</text:span></text:spa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0"><text:span text:style-name="Strong_20_Emphasis"><text:span text:style-name="T41">Psychiatric </text:span></text:span><text:span text:style-name="Strong_20_Emphasis"><text:span text:style-name="T43">t</text:span></text:span><text:span text:style-name="Strong_20_Emphasis"><text:span text:style-name="T41">radition</text:span></text:span></text:p>
            </table:table-cell>
            <table:table-cell table:style-name="Table11.A1" office:value-type="string">
              <text:p text:style-name="P20"><text:span text:style-name="Strong_20_Emphasis"><text:span text:style-name="T41">Violence Inflicted</text:span></text:span></text:p>
            </table:table-cell>
            <table:table-cell table:style-name="Table11.A1" office:value-type="string">
              <text:p text:style-name="P20"><text:span text:style-name="Strong_20_Emphasis"><text:span text:style-name="T41">Ideological Motifs</text:span></text:span></text:p>
            </table:table-cell>
            <table:table-cell table:style-name="Table11.A1" office:value-type="string">
              <text:p text:style-name="P20"><text:span text:style-name="Strong_20_Emphasis"><text:span text:style-name="T41">Social Framing</text:span></text:span></text:p>
            </table:table-cell>
          </table:table-row>
        </table:table-header-rows>
        <table:table-row>
          <table:table-cell table:style-name="Table11.A1" office:value-type="string">
            <text:p text:style-name="P45">Francoist</text:p>
          </table:table-cell>
          <table:table-cell table:style-name="Table11.A1" office:value-type="string">
            <text:p text:style-name="P45">Political repression through biological deviance</text:p>
          </table:table-cell>
          <table:table-cell table:style-name="Table11.A1" office:value-type="string">
            <text:p text:style-name="P45">Biological inferiority justifying national moral order</text:p>
          </table:table-cell>
          <table:table-cell table:style-name="Table11.A1" office:value-type="string">
            <text:p text:style-name="P45">Moral deviation encoded in bloodline and class</text:p>
          </table:table-cell>
        </table:table-row>
        <table:table-row>
          <table:table-cell table:style-name="Table11.A1" office:value-type="string">
            <text:p text:style-name="P45">National Socialist</text:p>
          </table:table-cell>
          <table:table-cell table:style-name="Table11.A1" office:value-type="string">
            <text:p text:style-name="P45">Sterilization, extermination by racial-biological doctrine</text:p>
          </table:table-cell>
          <table:table-cell table:style-name="Table11.A1" office:value-type="string">
            <text:p text:style-name="P45">Racial hygiene, eugenic cleansing, societal purification</text:p>
          </table:table-cell>
          <table:table-cell table:style-name="Table11.A1" office:value-type="string">
            <text:p text:style-name="P45">Biological race as societal value metric</text:p>
          </table:table-cell>
        </table:table-row>
        <table:table-row>
          <table:table-cell table:style-name="Table11.A1" office:value-type="string">
            <text:p text:style-name="P45">Biologic<text:span text:style-name="T92">ist</text:span> Psychiatry</text:p>
          </table:table-cell>
          <table:table-cell table:style-name="Table11.A1" office:value-type="string">
            <text:p text:style-name="P45">Polypharmacy, chronicization, dismissal of cause</text:p>
          </table:table-cell>
          <table:table-cell table:style-name="Table11.A1" office:value-type="string">
            <text:p text:style-name="P45">Neurochemical correction, diagnostic standardization</text:p>
          </table:table-cell>
          <table:table-cell table:style-name="Table11.A1" office:value-type="string">
            <text:p text:style-name="P45">Functional adaptation to disorder; lifestyle blamed</text:p>
          </table:table-cell>
        </table:table-row>
        <table:table-row>
          <table:table-cell table:style-name="Table11.A1" office:value-type="string">
            <text:p text:style-name="P45">Nutritional Psychiatry</text:p>
          </table:table-cell>
          <table:table-cell table:style-name="Table11.A1" office:value-type="string">
            <text:p text:style-name="P45">Neglect of social context, over-focus on micronutrients</text:p>
          </table:table-cell>
          <table:table-cell table:style-name="Table11.A1" office:value-type="string">
            <text:p text:style-name="P45">Gut-brain restoration, micronutrient optimization</text:p>
          </table:table-cell>
          <table:table-cell table:style-name="Table11.A1" office:value-type="string">
            <text:p text:style-name="P45">Diet-driven personality traits and cognition</text:p>
          </table:table-cell>
        </table:table-row>
        <table:table-row>
          <table:table-cell table:style-name="Table11.A1" office:value-type="string">
            <text:p text:style-name="P45">Metabolic Psychiatry</text:p>
          </table:table-cell>
          <table:table-cell table:style-name="Table11.A1" office:value-type="string">
            <text:p text:style-name="P45">Metabolic labeling, medicalization of stress</text:p>
          </table:table-cell>
          <table:table-cell table:style-name="Table11.A1" office:value-type="string">
            <text:p text:style-name="P45">Systemic resilience, glucose-lipid-mental health link</text:p>
          </table:table-cell>
          <table:table-cell table:style-name="Table11.A1" office:value-type="string">
            <text:p text:style-name="P45">Stress as pathology of social performance</text:p>
          </table:table-cell>
        </table:table-row>
        <table:table-row>
          <table:table-cell table:style-name="Table11.A1" office:value-type="string">
            <text:p text:style-name="P45">Psychoneuroimmunology-based Approaches</text:p>
          </table:table-cell>
          <table:table-cell table:style-name="Table11.A1" office:value-type="string">
            <text:p text:style-name="P45">Reductive immune profiling, biomarker essentialism</text:p>
          </table:table-cell>
          <table:table-cell table:style-name="Table11.A1" office:value-type="string">
            <text:p text:style-name="P45">Inflammation control, cytokine-mediated regulation</text:p>
          </table:table-cell>
          <table:table-cell table:style-name="Table11.A1" office:value-type="string">
            <text:p text:style-name="P45">Social threat read as immune activation</text:p>
          </table:table-cell>
        </table:table-row>
        <table:table-row>
          <table:table-cell table:style-name="Table11.A1" office:value-type="string">
            <text:p text:style-name="P45">Neuroendocrine-Informed Models</text:p>
          </table:table-cell>
          <table:table-cell table:style-name="Table11.A1" office:value-type="string">
            <text:p text:style-name="P45">Hormonal manipulation, gendered bias</text:p>
          </table:table-cell>
          <table:table-cell table:style-name="Table11.A1" office:value-type="string">
            <text:p text:style-name="P45">Hormonal balance, HPA axis recalibration</text:p>
          </table:table-cell>
          <table:table-cell table:style-name="Table11.A1" office:value-type="string">
            <text:p text:style-name="P45">Stress exposure framed through gendered life roles</text:p>
          </table:table-cell>
        </table:table-row>
        <table:table-row>
          <table:table-cell table:style-name="Table11.A1" office:value-type="string">
            <text:p text:style-name="P45">Microbiota-Gut-Brain Axis Psychiatry</text:p>
          </table:table-cell>
          <table:table-cell table:style-name="Table11.A1" office:value-type="string">
            <text:p text:style-name="P45">Overinterpretation of correlations, probiotic overselling</text:p>
          </table:table-cell>
          <table:table-cell table:style-name="Table11.A1" office:value-type="string">
            <text:p text:style-name="P45">Barrier protection, digestive-immune co-regulation</text:p>
          </table:table-cell>
          <table:table-cell table:style-name="Table11.A1" office:value-type="string">
            <text:p text:style-name="P45">Western diet and urbanization as disease vectors</text:p>
          </table:table-cell>
        </table:table-row>
        <table:table-row>
          <table:table-cell table:style-name="Table11.A1" office:value-type="string">
            <text:p text:style-name="P45">Systems Biology</text:p>
          </table:table-cell>
          <table:table-cell table:style-name="Table11.A1" office:value-type="string">
            <text:p text:style-name="P45">Datafied abstraction, individual burden framing</text:p>
          </table:table-cell>
          <table:table-cell table:style-name="Table11.A1" office:value-type="string">
            <text:p text:style-name="P45">Multi-scalar modeling, predictive health frameworks</text:p>
          </table:table-cell>
          <table:table-cell table:style-name="Table11.A1" office:value-type="string">
            <text:p text:style-name="P45">Individualized responsibility for failure to self-regulate</text:p>
          </table:table-cell>
        </table:table-row>
      </table:table>
      <text:p text:style-name="P36"><text:span text:style-name="T127">B</text:span>iologically framed psychiatric models, their scientific foundations and controversies, including critique of chemical imbalance theories and reductionist diagnostic frameworks.</text:p>
      <text:p text:style-name="P49"/>
      <text:p text:style-name="P75">Despite clear and consistent international standards, the translation of policy into practice remains severely lagging. Peer-reviewed evaluations demonstrate that countries with coercion-reduction programmes -such as Denmark, Finland, Germany, Israel, and Italy -have achieved significant reductions in forced measures through staff training in de-escalation, open-door ward policies, and community integration (Mental Health Europe, 2019; WHO, 2022). However, a pan-European survey within FOSTREN revealed that only 31 % of experts believed that total abolition of coercion was feasible in current systems -a perception rooted in persistent risk-averse cultures and legal ambiguity regarding dangerousness (Birkeland et al., 2024). In contrast, the renowned Italian Trieste model, underpinned by the Basaglia Law, demonstrates that complete closure of psychiatric asylums and reinvestment into community services can reduce suicide rates and improve social inclusion -albeit requiring political commitment, cross-sector coordination, and sustained investment (Financial Times, 2024; Tansella, 1986). Shared decision-making tools originating from the United States and supported by SAMHSA have been shown to increase patient knowledge, autonomy, satisfaction, and adherence, while diminishing coercion -but their integration remains marginal in most European health systems (SAMHSA, 2009). The literature unanimously indicates that systemic transformation -grounded in action-research, continuous feedback loops, workforce <text:soft-page-break/>retraining, and legal realignment -is essential to prevent cycles of harm, to move from treatment-as-usual to treatment-as-best, and to realize a genuinely emancipatory mental health framework (Puras &amp; Gooding, 2019; Russo &amp; Sweeney, 2016; WHO, 2025).</text:p>
      <text:p text:style-name="P75"/>
      <text:p text:style-name="P19"><text:span text:style-name="Strong_20_Emphasis"><text:span text:style-name="T47">Table </text:span></text:span><text:span text:style-name="Strong_20_Emphasis"><text:span text:style-name="T73">15- </text:span></text:span><text:span text:style-name="Strong_20_Emphasis"><text:span text:style-name="T47">Coercive measures in psychiatric and general healthcare settings in spain</text:span></text:span></text:p>
      <table:table table:name="Table2" table:style-name="Table2">
        <table:table-column table:style-name="Table2.A"/>
        <table:table-column table:style-name="Table2.B"/>
        <table:table-header-rows>
          <table:table-row>
            <table:table-cell table:style-name="Table2.A1" office:value-type="string">
              <text:p text:style-name="P18"><text:span text:style-name="Strong_20_Emphasis"><text:span text:style-name="T41">Setting</text:span></text:span></text:p>
            </table:table-cell>
            <table:table-cell table:style-name="Table2.A1" office:value-type="string">
              <text:p text:style-name="P18"><text:span text:style-name="Strong_20_Emphasis"><text:span text:style-name="T41">Coercive Practices</text:span></text:span></text:p>
            </table:table-cell>
          </table:table-row>
        </table:table-header-rows>
        <table:table-row>
          <table:table-cell table:style-name="Table2.A1" office:value-type="string">
            <text:p text:style-name="P17"><text:span text:style-name="Strong_20_Emphasis"><text:span text:style-name="T41">Primary Care</text:span></text:span></text:p>
          </table:table-cell>
          <table:table-cell table:style-name="Table2.A1" office:value-type="string">
            <text:p text:style-name="P47">Coercion is primarily symbolic. Patients pressured into pharmacological compliance. Referral used to discipline rather than support (Moncrieff, 2022).</text:p>
          </table:table-cell>
        </table:table-row>
        <table:table-row>
          <table:table-cell table:style-name="Table2.A1" office:value-type="string">
            <text:p text:style-name="P17"><text:span text:style-name="Strong_20_Emphasis"><text:span text:style-name="T41">Outpatient Mental Health Units</text:span></text:span></text:p>
          </table:table-cell>
          <table:table-cell table:style-name="Table2.A1" office:value-type="string">
            <text:p text:style-name="P47">Legal coercion via guardianship and compulsory outpatient treatment. Emergency measures sometimes bypass procedural safeguards (Muñoz &amp; Lobato, 2021).</text:p>
          </table:table-cell>
        </table:table-row>
        <table:table-row>
          <table:table-cell table:style-name="Table2.A1" office:value-type="string">
            <text:p text:style-name="P17"><text:span text:style-name="Strong_20_Emphasis"><text:span text:style-name="T41">Hospital Psychiatry Wards</text:span></text:span></text:p>
          </table:table-cell>
          <table:table-cell table:style-name="Table2.A1" office:value-type="string">
            <text:p text:style-name="P47">Mechanical restraints and isolation used routinely under therapeutic pretext. Often applied punitively or to suppress distress (González Pinto et al., 2020; WHO, 2021).</text:p>
          </table:table-cell>
        </table:table-row>
        <table:table-row>
          <table:table-cell table:style-name="Table2.A1" office:value-type="string">
            <text:p text:style-name="P17"><text:span text:style-name="Strong_20_Emphasis"><text:span text:style-name="T41">Forensic Psychiatry Units</text:span></text:span></text:p>
          </table:table-cell>
          <table:table-cell table:style-name="Table2.A1" office:value-type="string">
            <text:p text:style-name="P47">Prolonged seclusion and forced medication normalized. Coercion institutionalized and poorly monitored. Human rights safeguards minimal (Rodríguez-Pulido et al., 2021).</text:p>
          </table:table-cell>
        </table:table-row>
      </table:table>
      <text:p text:style-name="P55"><text:span text:style-name="T39">Common coercive practices in mental health settings in Spain, showing normalization of physical and legal control mechanisms.</text:span><text:span text:style-name="T34"><text:line-break/></text:span></text:p>
      <text:p text:style-name="P32">Despite legal protections that restrict physical restraint and seclusion to exceptionally rare, time-limited circumstances, Spanish psychiatric services routinely utilize these coercive practices in non-therapeutic ways -often to punish, control, or manage patients rather than provide care (Gutiérrez &amp; González, 2022; Fernández, 2021). National legislation such as Ley General de Sanidad and Ley de Autonomía del Paciente nominally imposes strict criteria: only as last resort, with proportionality and recording requirements, and always subject to external oversight (BOE, 2002; BOE, 2003). However, observational studies demonstrate widespread non-compliance. In hospital-based settings, structured surveys and patient follow-up interviews reveal that between 15% and 31% of psychiatric inpatients have experienced at least one episode of mechanical or pharmacological restraint annually; in many cases, staff justify these measures as necessary for unit control rather than actual clinical benefit (Martínez-Cañavate et al., 2023; Pérez et al., 2020). Seclusion, likewise, is reported to occur for reasons of convenience or institutional expedience -patients are isolated not because of acute risk, but as a disciplinary measure against non-compliant behavior (Ruiz-Limón et al., 2022). These actions are taking place in resource-poor, overstretched wards where structural support is minimal, contributing to a decline in relational care and escalating medication doses, with limited attention beyond symptom suppression (Ortega-Carrion &amp; Moreno, 2022).</text:p>
      <text:p text:style-name="P63">The consequences of these practices are deeply harmful and systematically under-recognized. Empirical evidence links frequent use of restraint and seclusion to post-traumatic stress, deterioration in therapeutic alliance, and accelerated psychotic relapse (Svedberg et al., 2021; Steinert, 2018). Patients describe these experiences as dehumanizing -akin to institutional punishment -resulting in increased distrust in health providers, social withdrawal, and long-term avoidance of mental health services (Bowers et al., 2014; Goudge et al., 2016). Children subjected to coercive interventions during critical developmental periods show measurable impairments in emotional regulation, attachment formation, and neurodevelopment, with effects that persist into adulthood (Van der Kolk, 2014; Tarolla et al., 2015). The structural failure to provide holistic, socially informed care perpetuates a cycle: individuals with unmet psychosocial needs re-enter acute services, experience renewed coercion, and exit at baseline or worse (O’Hagan et al., 2023; <text:soft-page-break/>Watson et al., 2022). These outcomes underscore that current practices reflect not isolated abuses, but predictable results of systems built on normalization of institutional control. Without substantial reform -realigning wards with human rights frameworks, expanding community-based support, integrating trauma-informed training, and embedding ongoing action-research -Spain risks perpetuating cycles of harm under the guise of mental health care.</text:p>
      <text:p text:style-name="P26"><text:span text:style-name="Strong_20_Emphasis"><text:span text:style-name="T1"/></text:span></text:p>
      <text:p text:style-name="P25"><text:span text:style-name="Strong_20_Emphasis"><text:span text:style-name="T1">Table </text:span></text:span><text:span text:style-name="Strong_20_Emphasis"><text:span text:style-name="T6">16- </text:span></text:span><text:span text:style-name="Strong_20_Emphasis"><text:span text:style-name="T1">Patterns of psychotropic overprescription in spain by clinical setting</text:span></text:span></text:p>
      <table:table table:name="Table1" table:style-name="Table1">
        <table:table-column table:style-name="Table1.A"/>
        <table:table-column table:style-name="Table1.B"/>
        <table:table-header-rows>
          <table:table-row>
            <table:table-cell table:style-name="Table1.A1" office:value-type="string">
              <text:p text:style-name="P18"><text:span text:style-name="Strong_20_Emphasis"><text:span text:style-name="T41">Setting</text:span></text:span></text:p>
            </table:table-cell>
            <table:table-cell table:style-name="Table1.A1" office:value-type="string">
              <text:p text:style-name="P18"><text:span text:style-name="Strong_20_Emphasis"><text:span text:style-name="T41">Overprescription of Psychotropics</text:span></text:span></text:p>
            </table:table-cell>
          </table:table-row>
        </table:table-header-rows>
        <table:table-row>
          <table:table-cell table:style-name="Table1.A1" office:value-type="string">
            <text:p text:style-name="P17"><text:span text:style-name="Strong_20_Emphasis"><text:span text:style-name="T41">Primary Care</text:span></text:span></text:p>
          </table:table-cell>
          <table:table-cell table:style-name="Table1.A1" office:value-type="string">
            <text:p text:style-name="P47">Benzodiazepines and antidepressants frequently prescribed as first-line treatment without comprehensive assessment. Most affected: elderly and women (Abas et al., 2018; WHO, 2021).</text:p>
          </table:table-cell>
        </table:table-row>
        <table:table-row>
          <table:table-cell table:style-name="Table1.A1" office:value-type="string">
            <text:p text:style-name="P17"><text:span text:style-name="Strong_20_Emphasis"><text:span text:style-name="T41">Outpatient Mental Health Units</text:span></text:span></text:p>
          </table:table-cell>
          <table:table-cell table:style-name="Table1.A1" office:value-type="string">
            <text:p text:style-name="P47">Polypharmacy is common. Medication is maintained over time without regular review. Consent procedures often inadequate or absent (Rose et al., 2022).</text:p>
          </table:table-cell>
        </table:table-row>
        <table:table-row>
          <table:table-cell table:style-name="Table1.A1" office:value-type="string">
            <text:p text:style-name="P17"><text:span text:style-name="Strong_20_Emphasis"><text:span text:style-name="T41">Hospital Psychiatry Wards</text:span></text:span></text:p>
          </table:table-cell>
          <table:table-cell table:style-name="Table1.A1" office:value-type="string">
            <text:p text:style-name="P47">Dosage increases and drug switching are frequent during crises. Informed consent not prioritized. Medication dominates therapeutic approach (Rodríguez-Pulido et al., 2021).</text:p>
          </table:table-cell>
        </table:table-row>
        <table:table-row>
          <table:table-cell table:style-name="Table1.A1" office:value-type="string">
            <text:p text:style-name="P17"><text:span text:style-name="Strong_20_Emphasis"><text:span text:style-name="T41">Forensic Psychiatry Units</text:span></text:span></text:p>
          </table:table-cell>
          <table:table-cell table:style-name="Table1.A1" office:value-type="string">
            <text:p text:style-name="P47">Antipsychotics administered systematically for behavioral containment. Alternatives rarely considered. Consent typically circumvented (Otero &amp; Pérez, 2019).</text:p>
          </table:table-cell>
        </table:table-row>
      </table:table>
      <text:p text:style-name="P53">Summary of overprescription trends in different healthcare settings in Spain, highlighting systemic pharmacological excess and lack of dialogical care.</text:p>
      <text:p text:style-name="P76"><text:span text:style-name="T26"/></text:p>
      <text:p text:style-name="P29">The widespread overprescription of psychotropic medication in Spain constitutes not only a public health failure but a symptom of deeper structural dysfunctions within the mental health system. Benzodiazepines and other sedative-hypnotics remain among the most frequently prescribed drugs, particularly to women and older adults, despite well-documented risks of dependency, cognitive impairment, and deterioration of overall health (García-Campayo et al., 2015; Olfson et al., 2015). Rather than being addressed as a complex biopsychosocial phenomenon, insomnia is often reduced to a biochemical deficit or nuisance to be suppressed, ignoring evidence-based guidelines that recommend behavioral interventions, environmental modifications, and psychoeducation as first-line strategies (Qaseem et al., 2016). These approaches are rarely implemented in clinical practice, even though poor sleep hygiene is endemic and its correction both feasible and inexpensive. Children and adolescents, whose neurodevelopment requires stable circadian rhythms and restorative sleep, are particularly vulnerable to this neglect. Yet, the promotion of healthy sleep routines is virtually absent from public policy or pediatric care. The normalization of television use late into the night, unsupervised screen exposure, and chaotic home environments are all too common -and silently reinforced when pharmacological sedation substitutes educational or social responses.</text:p>
      <text:p text:style-name="P63">This overreliance on medication coexists with alarming levels of coercion in psychiatric care. Although Spanish legislation limits the use of physical restraints to exceptional cases of imminent risk and for the shortest possible duration (Ley 41/2002, de autonomía del paciente), empirical studies and patient testimonies confirm that such practices are routine in many inpatient units and are often applied punitively, disproportionately, and without proper documentation (Puras, 2021; González-Hernández et al., 2020). The resort to mechanical restraints, forced medication, and prolonged seclusion reflects not therapeutic necessity, but institutional convenience and a failure of <text:soft-page-break/>professional ethos. Far from representing a protective environment, psychiatric wards in Spain have been repeatedly denounced by international bodies for degrading, traumatizing, or re-traumatizing vulnerable individuals, especially women and people with prior histories of abuse (Committee on the Rights of Persons with Disabilities [CRPD], 2019). The problem is not merely legal or administrative: it is deeply cultural. Consent is not requested, or is requested only once and never revisited. The subjective experience of patients is sidelined, diagnoses are often presented as definitive judgments rather than evolving hypotheses, and pharmacological adjustments are frequently made without any dialogical process. In such conditions, the relationship between caregiver and patient ceases to be one of alliance and becomes one of submission. Shared decision-making is rendered meaningless in a context where options are not genuinely offered and compliance is a precondition for access to services.</text:p>
      <text:p text:style-name="P63"/>
      <text:h text:style-name="P1" text:outline-level="3"><text:span text:style-name="Strong_20_Emphasis"><text:span text:style-name="T90">Table </text:span></text:span><text:span text:style-name="Strong_20_Emphasis"><text:span text:style-name="T91">17- </text:span></text:span><text:span text:style-name="Strong_20_Emphasis"><text:span text:style-name="T84">Contemporary institutional violence and social death</text:span></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0"><text:span text:style-name="Strong_20_Emphasis"><text:span text:style-name="T41">Targeted Group</text:span></text:span></text:p>
            </table:table-cell>
            <table:table-cell table:style-name="Table9.A1" office:value-type="string">
              <text:p text:style-name="P20"><text:span text:style-name="Strong_20_Emphasis"><text:span text:style-name="T41">Mechanism of Harm</text:span></text:span></text:p>
            </table:table-cell>
            <table:table-cell table:style-name="Table9.A1" office:value-type="string">
              <text:p text:style-name="P20"><text:span text:style-name="Strong_20_Emphasis"><text:span text:style-name="T41">Structural Role</text:span></text:span></text:p>
            </table:table-cell>
            <table:table-cell table:style-name="Table9.A1" office:value-type="string">
              <text:p text:style-name="P20"><text:span text:style-name="Strong_20_Emphasis"><text:span text:style-name="T41">Exploitative Driver</text:span></text:span></text:p>
            </table:table-cell>
          </table:table-row>
        </table:table-header-rows>
        <table:table-row>
          <table:table-cell table:style-name="Table9.A1" office:value-type="string">
            <text:p text:style-name="P45">Psychiatric patients (institutionalized or community-surveilled)</text:p>
          </table:table-cell>
          <table:table-cell table:style-name="Table9.A1" office:value-type="string">
            <text:p text:style-name="P45">Forced treatment, stigma, narrative erasure</text:p>
          </table:table-cell>
          <table:table-cell table:style-name="Table9.A1" office:value-type="string">
            <text:p text:style-name="P45">Enforcing docility, silencing deviation</text:p>
          </table:table-cell>
          <table:table-cell table:style-name="Table9.A1" office:value-type="string">
            <text:p text:style-name="P45">Pharma profit, diagnostic control</text:p>
          </table:table-cell>
        </table:table-row>
        <table:table-row>
          <table:table-cell table:style-name="Table9.A1" office:value-type="string">
            <text:p text:style-name="P45">Migrant care workers and domestic laborers</text:p>
          </table:table-cell>
          <table:table-cell table:style-name="Table9.A1" office:value-type="string">
            <text:p text:style-name="P45">Legal precarity, abuse, overwork, invisibility</text:p>
          </table:table-cell>
          <table:table-cell table:style-name="Table9.A1" office:value-type="string">
            <text:p text:style-name="P45">Sustaining care economies without accountability</text:p>
          </table:table-cell>
          <table:table-cell table:style-name="Table9.A1" office:value-type="string">
            <text:p text:style-name="P45">Free labor, racial-gender domination</text:p>
          </table:table-cell>
        </table:table-row>
        <table:table-row>
          <table:table-cell table:style-name="Table9.A1" office:value-type="string">
            <text:p text:style-name="P45">Children in foster and child welfare systems</text:p>
          </table:table-cell>
          <table:table-cell table:style-name="Table9.A1" office:value-type="string">
            <text:p text:style-name="P45">Neglect, instability, denied kinship, trauma recycling</text:p>
          </table:table-cell>
          <table:table-cell table:style-name="Table9.A1" office:value-type="string">
            <text:p text:style-name="P45">Maintaining demographic control under austerity</text:p>
          </table:table-cell>
          <table:table-cell table:style-name="Table9.A1" office:value-type="string">
            <text:p text:style-name="P45">Cost efficiency, institutional survival</text:p>
          </table:table-cell>
        </table:table-row>
        <table:table-row>
          <table:table-cell table:style-name="Table9.A1" office:value-type="string">
            <text:p text:style-name="P45">Working-class and single mothers</text:p>
          </table:table-cell>
          <table:table-cell table:style-name="Table9.A1" office:value-type="string">
            <text:p text:style-name="P45">Blame, moral shaming, no structural support</text:p>
          </table:table-cell>
          <table:table-cell table:style-name="Table9.A1" office:value-type="string">
            <text:p text:style-name="P45">Enforcing gender roles and punishing autonomy</text:p>
          </table:table-cell>
          <table:table-cell table:style-name="Table9.A1" office:value-type="string">
            <text:p text:style-name="P45">Moral policing, patriarchal pressure</text:p>
          </table:table-cell>
        </table:table-row>
        <table:table-row>
          <table:table-cell table:style-name="Table9.A1" office:value-type="string">
            <text:p text:style-name="P45">Criminalized survivors (e.g. trafficked, abused, or resisting)</text:p>
          </table:table-cell>
          <table:table-cell table:style-name="Table9.A1" office:value-type="string">
            <text:p text:style-name="P45">Punishment for survival, incarceration, medical neglect</text:p>
          </table:table-cell>
          <table:table-cell table:style-name="Table9.A1" office:value-type="string">
            <text:p text:style-name="P45">Concealing systemic failure by criminalizing victims</text:p>
          </table:table-cell>
          <table:table-cell table:style-name="Table9.A1" office:value-type="string">
            <text:p text:style-name="P45">Profit from bodies, punitive normalization</text:p>
          </table:table-cell>
        </table:table-row>
        <table:table-row>
          <table:table-cell table:style-name="Table9.A1" office:value-type="string">
            <text:p text:style-name="P45">Political dissidents and health rights advocates</text:p>
          </table:table-cell>
          <table:table-cell table:style-name="Table9.A1" office:value-type="string">
            <text:p text:style-name="P45">Surveillance, discreditation, legal harassment, exile</text:p>
          </table:table-cell>
          <table:table-cell table:style-name="Table9.A1" office:value-type="string">
            <text:p text:style-name="P45">Preserving institutional impunity and silencing resistance</text:p>
          </table:table-cell>
          <table:table-cell table:style-name="Table9.A1" office:value-type="string">
            <text:p text:style-name="P45">Political containment, epistemic violence</text:p>
          </table:table-cell>
        </table:table-row>
      </table:table>
      <text:p text:style-name="P36"><text:span text:style-name="T126">Fo</text:span>rms of institutional coercion in modern psychiatric systems, examining how they result in social exclusion, identity erosion, and civic dispossession</text:p>
      <text:p text:style-name="P63"/>
      <text:p text:style-name="P75">The consequences are profound and long-lasting. Individuals who enter psychiatric services during crises -often triggered by social adversity, violence, or accumulated trauma -find themselves subjected to biomedical interventions that neither address nor acknowledge these root causes. They are maintained in states of chronicity, their records saturated with labels that shape future encounters, opportunities, and identities (Rose, 2006; Russo, 2018). Time allocated for appointments is minimal, with professionals focusing disproportionately on pharmacological regimes while neglecting holistic needs or socio-relational determinants. Follow-up may be irregular, trust eroded, and opportunities for personal recovery undermined. When patients deteriorate, the system typically responds with increased doses, not increased listening. This loop perpetuates both human suffering and professional burnout, cementing a model of care that is neither caring nor sustainable.</text:p>
      <text:p text:style-name="P15"><text:soft-page-break/><text:span text:style-name="T47"><text:line-break/></text:span><text:span text:style-name="Strong_20_Emphasis"><text:span text:style-name="T47">Table </text:span></text:span><text:span text:style-name="Strong_20_Emphasis"><text:span text:style-name="T73">1</text:span></text:span><text:span text:style-name="Strong_20_Emphasis"><text:span text:style-name="T74">8</text:span></text:span><text:span text:style-name="Strong_20_Emphasis"><text:span text:style-name="T73">- </text:span></text:span><text:span text:style-name="Strong_20_Emphasis"><text:span text:style-name="T47">Neurobiology of social trauma, </text:span></text:span><text:span text:style-name="Strong_20_Emphasis"><text:span text:style-name="T75">early-life developmental stage</text:spa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8">Triggering Event or Condition</text:p>
            </table:table-cell>
            <table:table-cell table:style-name="Table3.A1" office:value-type="string">
              <text:p text:style-name="P48">Key Neurophysiological Alterations</text:p>
            </table:table-cell>
            <table:table-cell table:style-name="Table3.A1" office:value-type="string">
              <text:p text:style-name="P48">Subjective Experience</text:p>
            </table:table-cell>
            <table:table-cell table:style-name="Table3.A1" office:value-type="string">
              <text:p text:style-name="P48">Clinical Misinterpretation</text:p>
            </table:table-cell>
          </table:table-row>
        </table:table-header-rows>
        <table:table-row>
          <table:table-cell table:style-name="Table3.A1" office:value-type="string">
            <text:p text:style-name="P45">Chronic childhood neglect</text:p>
          </table:table-cell>
          <table:table-cell table:style-name="Table3.A1" office:value-type="string">
            <text:p text:style-name="P45">Amygdala hyperactivity, mPFC hypoactivation</text:p>
          </table:table-cell>
          <table:table-cell table:style-name="Table3.A1" office:value-type="string">
            <text:p text:style-name="P45">Rejection sensitivity, emotional flooding</text:p>
          </table:table-cell>
          <table:table-cell table:style-name="Table3.A1" office:value-type="string">
            <text:p text:style-name="P45">Borderline disorder</text:p>
          </table:table-cell>
        </table:table-row>
        <table:table-row>
          <table:table-cell table:style-name="Table3.A1" office:value-type="string">
            <text:p text:style-name="P45">Social exclusion, discrimination</text:p>
          </table:table-cell>
          <table:table-cell table:style-name="Table3.A1" office:value-type="string">
            <text:p text:style-name="P45">DMN hypoactivity, SN hyperactivity</text:p>
          </table:table-cell>
          <table:table-cell table:style-name="Table3.A1" office:value-type="string">
            <text:p text:style-name="P45">Identity confusion, internal chaos</text:p>
          </table:table-cell>
          <table:table-cell table:style-name="Table3.A1" office:value-type="string">
            <text:p text:style-name="P45">Psychosis, dissociation</text:p>
          </table:table-cell>
        </table:table-row>
        <table:table-row>
          <table:table-cell table:style-name="Table3.A1" office:value-type="string">
            <text:p text:style-name="P45">Forced migration, cultural loss</text:p>
          </table:table-cell>
          <table:table-cell table:style-name="Table3.A1" office:value-type="string">
            <text:p text:style-name="P45">Insular disruption, vagal desynchrony</text:p>
          </table:table-cell>
          <table:table-cell table:style-name="Table3.A1" office:value-type="string">
            <text:p text:style-name="P45">Bodily dislocation, numbness</text:p>
          </table:table-cell>
          <table:table-cell table:style-name="Table3.A1" office:value-type="string">
            <text:p text:style-name="P45">Somatization</text:p>
          </table:table-cell>
        </table:table-row>
        <table:table-row>
          <table:table-cell table:style-name="Table3.A1" office:value-type="string">
            <text:p text:style-name="P45">Recurrent interpersonal violence</text:p>
          </table:table-cell>
          <table:table-cell table:style-name="Table3.A1" office:value-type="string">
            <text:p text:style-name="P45">HPA dysregulation, immune activation</text:p>
          </table:table-cell>
          <table:table-cell table:style-name="Table3.A1" office:value-type="string">
            <text:p text:style-name="P45">Fatigue, panic, helplessness</text:p>
          </table:table-cell>
          <table:table-cell table:style-name="Table3.A1" office:value-type="string">
            <text:p text:style-name="P45">Atypical depression, GAD</text:p>
          </table:table-cell>
        </table:table-row>
        <table:table-row>
          <table:table-cell table:style-name="Table3.A1" office:value-type="string">
            <text:p text:style-name="P45">Institutional confinement</text:p>
          </table:table-cell>
          <table:table-cell table:style-name="Table3.A1" office:value-type="string">
            <text:p text:style-name="P45">PAG activation, executive suppression</text:p>
          </table:table-cell>
          <table:table-cell table:style-name="Table3.A1" office:value-type="string">
            <text:p text:style-name="P45">Muteness, cognitive narrowing</text:p>
          </table:table-cell>
          <table:table-cell table:style-name="Table3.A1" office:value-type="string">
            <text:p text:style-name="P45">Negative symptoms</text:p>
          </table:table-cell>
        </table:table-row>
      </table:table>
      <text:p text:style-name="P36">Early-life and institutional trauma triggers, associated physiological changes, subjective experiences, and psychiatric misinterpretations.</text:p>
      <text:p text:style-name="P63"/>
      <text:p text:style-name="P63">Table <text:span text:style-name="T46">3</text:span> presents a condensed translational framework linking early adverse experiences -including childhood neglect, social exclusion, forced displacement, interpersonal violence, and institutional confinement -to specific neurophysiological alterations consistently described in the literature (Teicher &amp; Samson, 2016; Daskalakis et al., 2013; McLaughlin et al., 2019). These alterations are not random but involve conserved neurocircuits related to threat detection, social cognition, and autonomic regulation. In Spain, despite widespread evidence from both EU-funded studies and national reports (Ministerio de Sanidad, 2023), current psychiatric practice continues to mislabel these biologically coherent responses as idiopathic pathology. Catalonia’s Plan Integral de Salut Mental i Addiccions 2022–2026 acknowledges some of these dimensions, Yet, it remains structurally disconnected from the neurodevelopmental and systemic trauma literature. The implementation gap is exacerbated by decades of underinvestment, ideological resistance from conservative psychiatric sectors, and the absence of robust trauma-informed education in medical curricula.<text:line-break/></text:p>
      <text:p text:style-name="P22"><text:span text:style-name="Strong_20_Emphasis"><text:span text:style-name="T19">Table </text:span></text:span><text:span text:style-name="Strong_20_Emphasis"><text:span text:style-name="T21">1</text:span></text:span><text:span text:style-name="Strong_20_Emphasis"><text:span text:style-name="T22">9</text:span></text:span><text:span text:style-name="Strong_20_Emphasis"><text:span text:style-name="T21">- </text:span></text:span><text:span text:style-name="Strong_20_Emphasis"><text:span text:style-name="T19">Neurobiology of social trauma, </text:span></text:span><text:span text:style-name="Strong_20_Emphasis"><text:span text:style-name="T23">later-life and end of life stage</text:span></text:span></text:p>
      <table:table table:name="Table4" table:style-name="Table4">
        <table:table-column table:style-name="Table4.A"/>
        <table:table-column table:style-name="Table4.B"/>
        <table:table-column table:style-name="Table4.C"/>
        <table:table-column table:style-name="Table4.D"/>
        <table:table-header-rows>
          <text:soft-page-break/>
          <table:table-row>
            <table:table-cell table:style-name="Table4.A1" office:value-type="string">
              <text:p text:style-name="P48">Triggering Event or Condition</text:p>
            </table:table-cell>
            <table:table-cell table:style-name="Table4.A1" office:value-type="string">
              <text:p text:style-name="P48">Key Neurophysiological Alterations</text:p>
            </table:table-cell>
            <table:table-cell table:style-name="Table4.A1" office:value-type="string">
              <text:p text:style-name="P48">Subjective Experience</text:p>
            </table:table-cell>
            <table:table-cell table:style-name="Table4.A1" office:value-type="string">
              <text:p text:style-name="P48">Clinical Misinterpretation</text:p>
            </table:table-cell>
          </table:table-row>
        </table:table-header-rows>
        <table:table-row>
          <table:table-cell table:style-name="Table4.A1" office:value-type="string">
            <text:p text:style-name="P45">Sexual violence</text:p>
          </table:table-cell>
          <table:table-cell table:style-name="Table4.A1" office:value-type="string">
            <text:p text:style-name="P45">Vagal collapse, limbic sensitization</text:p>
          </table:table-cell>
          <table:table-cell table:style-name="Table4.A1" office:value-type="string">
            <text:p text:style-name="P45">Freeze, distrust, detachment</text:p>
          </table:table-cell>
          <table:table-cell table:style-name="Table4.A1" office:value-type="string">
            <text:p text:style-name="P45">PTSD, bipolar disorder</text:p>
          </table:table-cell>
        </table:table-row>
        <table:table-row>
          <table:table-cell table:style-name="Table4.A1" office:value-type="string">
            <text:p text:style-name="P45">Displacement (war/climate)</text:p>
          </table:table-cell>
          <table:table-cell table:style-name="Table4.A1" office:value-type="string">
            <text:p text:style-name="P45">Hippocampal, dopaminergic disruption</text:p>
          </table:table-cell>
          <table:table-cell table:style-name="Table4.A1" office:value-type="string">
            <text:p text:style-name="P45">Demotivation, disorientation</text:p>
          </table:table-cell>
          <table:table-cell table:style-name="Table4.A1" office:value-type="string">
            <text:p text:style-name="P45">Depression, cognitive disorder</text:p>
          </table:table-cell>
        </table:table-row>
        <table:table-row>
          <table:table-cell table:style-name="Table4.A1" office:value-type="string">
            <text:p text:style-name="P45">Death of caregiver</text:p>
          </table:table-cell>
          <table:table-cell table:style-name="Table4.A1" office:value-type="string">
            <text:p text:style-name="P45">ACC, mPFC suppression, oxytocin disruption</text:p>
          </table:table-cell>
          <table:table-cell table:style-name="Table4.A1" office:value-type="string">
            <text:p text:style-name="P45">Void, withdrawal, yearning</text:p>
          </table:table-cell>
          <table:table-cell table:style-name="Table4.A1" office:value-type="string">
            <text:p text:style-name="P45">Bereavement disorder</text:p>
          </table:table-cell>
        </table:table-row>
        <table:table-row>
          <table:table-cell table:style-name="Table4.A1" office:value-type="string">
            <text:p text:style-name="P45">Medical misdiagnosis or trauma</text:p>
          </table:table-cell>
          <table:table-cell table:style-name="Table4.A1" office:value-type="string">
            <text:p text:style-name="P45">Gut-brain axis disturbance, inflammation</text:p>
          </table:table-cell>
          <table:table-cell table:style-name="Table4.A1" office:value-type="string">
            <text:p text:style-name="P45">Bodily distrust, anxiety</text:p>
          </table:table-cell>
          <table:table-cell table:style-name="Table4.A1" office:value-type="string">
            <text:p text:style-name="P45">Somatic symptom disorder</text:p>
          </table:table-cell>
        </table:table-row>
        <table:table-row>
          <table:table-cell table:style-name="Table4.A1" office:value-type="string">
            <text:p text:style-name="P45">Loss of existential framework</text:p>
          </table:table-cell>
          <table:table-cell table:style-name="Table4.A1" office:value-type="string">
            <text:p text:style-name="P45">DMN destabilization, limbic noise</text:p>
          </table:table-cell>
          <table:table-cell table:style-name="Table4.A1" office:value-type="string">
            <text:p text:style-name="P45">Ontological insecurity</text:p>
          </table:table-cell>
          <table:table-cell table:style-name="Table4.A1" office:value-type="string">
            <text:p text:style-name="P45">First episode psychosis</text:p>
          </table:table-cell>
        </table:table-row>
      </table:table>
      <text:p text:style-name="P36">Later-life <text:span text:style-name="T45">and end of life stage</text:span>, relational, and existential trauma triggers, with their physiological, subjective, and diagnostic profiles.<text:line-break/></text:p>
      <text:p text:style-name="P77"><text:span text:style-name="T26">Table </text:span><text:span text:style-name="T35">4</text:span><text:span text:style-name="T26"> addresses a second category of trauma-related dysregulation involving sexual violence, forced displacement, caregiver loss, medical maltreatment, and ontological collapse. These events disrupt multisystem regulation at the neuroendocrine, oxytocinergic, and default mode levels, often producing states that mimic psychiatric syndromes but stem from relational rupture and failed safety signaling (Lanius et al., 2020; Herman, 1992; Kozlov et al., 2021). In Spain, these cases are common among institutionalized women, migrant populations, LGTBIQ+ youth, and those in coercive psychiatric care -Yet, practitioners lack both training and frameworks to understand or treat such cases with dignity. The EU Strategy on the Rights of the Child (2021) and the Council of Europe’s calls for trauma-informed justice and healthcare systems (CoE, 2023) underscore the failure of member states, including Spain, to provide structural protections. Critical voices -ranging from grassroots survivor groups to international monitors -warn that diagnostic abuse and institutional trauma constitute ongoing violations of human rights, often with public funding.<text:line-break/></text:span></text:p>
      <text:p text:style-name="P3"><text:span text:style-name="Strong_20_Emphasis"><text:span text:style-name="T19">Table </text:span></text:span><text:span text:style-name="Strong_20_Emphasis"><text:span text:style-name="T22">20</text:span></text:span><text:span text:style-name="Strong_20_Emphasis"><text:span text:style-name="T21">- </text:span></text:span><text:span text:style-name="Strong_20_Emphasis"><text:span text:style-name="T19">Neurobiology </text:span></text:span><text:span text:style-name="Strong_20_Emphasis"><text:span text:style-name="T24">o</text:span></text:span><text:span text:style-name="Strong_20_Emphasis"><text:span text:style-name="T19">f <text:s/></text:span></text:span><text:span text:style-name="Strong_20_Emphasis"><text:span text:style-name="T24">g</text:span></text:span><text:span text:style-name="Strong_20_Emphasis"><text:span text:style-name="T19">ut-</text:span></text:span><text:span text:style-name="Strong_20_Emphasis"><text:span text:style-name="T24">b</text:span></text:span><text:span text:style-name="Strong_20_Emphasis"><text:span text:style-name="T19">rain toxicology and barrier breakdown, </text:span></text:span><text:span text:style-name="Strong_20_Emphasis"><text:span text:style-name="T25">anxiety and fatigue</text:span></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8">Triggering Factor</text:p>
            </table:table-cell>
            <table:table-cell table:style-name="Table5.A1" office:value-type="string">
              <text:p text:style-name="P48">Key Pathophysiological Effects</text:p>
            </table:table-cell>
            <table:table-cell table:style-name="Table5.A1" office:value-type="string">
              <text:p text:style-name="P48">Subjective Experience</text:p>
            </table:table-cell>
            <table:table-cell table:style-name="Table5.A1" office:value-type="string">
              <text:p text:style-name="P48">Clinical Misinterpretation</text:p>
            </table:table-cell>
          </table:table-row>
        </table:table-header-rows>
        <table:table-row>
          <table:table-cell table:style-name="Table5.A1" office:value-type="string">
            <text:p text:style-name="P45">Chronic ultra-processed food intake</text:p>
          </table:table-cell>
          <table:table-cell table:style-name="Table5.A1" office:value-type="string">
            <text:p text:style-name="P45">Microbiota disruption, systemic inflammation</text:p>
          </table:table-cell>
          <table:table-cell table:style-name="Table5.A1" office:value-type="string">
            <text:p text:style-name="P45">Brain fog, low mood, fatigue</text:p>
          </table:table-cell>
          <table:table-cell table:style-name="Table5.A1" office:value-type="string">
            <text:p text:style-name="P45">Depression, chronic fatigue</text:p>
          </table:table-cell>
        </table:table-row>
        <table:table-row>
          <table:table-cell table:style-name="Table5.A1" office:value-type="string">
            <text:p text:style-name="P45">Recurrent food poisoning (bacterial)</text:p>
          </table:table-cell>
          <table:table-cell table:style-name="Table5.A1" office:value-type="string">
            <text:p text:style-name="P45">Tight junction breakdown, LPS translocation</text:p>
          </table:table-cell>
          <table:table-cell table:style-name="Table5.A1" office:value-type="string">
            <text:p text:style-name="P45">Cramping, mood lability, malaise</text:p>
          </table:table-cell>
          <table:table-cell table:style-name="Table5.A1" office:value-type="string">
            <text:p text:style-name="P45">Irritable bowel syndrome (IBS)</text:p>
          </table:table-cell>
        </table:table-row>
        <table:table-row>
          <table:table-cell table:style-name="Table5.A1" office:value-type="string">
            <text:p text:style-name="P45">Environmental toxins (e.g. pesticides)</text:p>
          </table:table-cell>
          <table:table-cell table:style-name="Table5.A1" office:value-type="string">
            <text:p text:style-name="P45">BBB permeability, oxidative stress</text:p>
          </table:table-cell>
          <table:table-cell table:style-name="Table5.A1" office:value-type="string">
            <text:p text:style-name="P45">Cognitive slowness, irritability</text:p>
          </table:table-cell>
          <table:table-cell table:style-name="Table5.A1" office:value-type="string">
            <text:p text:style-name="P45">Anxiety disorder, somatization</text:p>
          </table:table-cell>
        </table:table-row>
        <table:table-row>
          <table:table-cell table:style-name="Table5.A1" office:value-type="string">
            <text:p text:style-name="P45">Heavy metal accumulation (e.g. lead)</text:p>
          </table:table-cell>
          <table:table-cell table:style-name="Table5.A1" office:value-type="string">
            <text:p text:style-name="P45">Neurotoxicity, glial activation, mitochondrial injury</text:p>
          </table:table-cell>
          <table:table-cell table:style-name="Table5.A1" office:value-type="string">
            <text:p text:style-name="P45">Memory issues, sensory sensitivity</text:p>
          </table:table-cell>
          <table:table-cell table:style-name="Table5.A1" office:value-type="string">
            <text:p text:style-name="P45">Neurocognitive disorder</text:p>
          </table:table-cell>
        </table:table-row>
        <table:table-row>
          <table:table-cell table:style-name="Table5.A1" office:value-type="string">
            <text:p text:style-name="P45">Gut dysbiosis due to antibiotic overuse</text:p>
          </table:table-cell>
          <table:table-cell table:style-name="Table5.A1" office:value-type="string">
            <text:p text:style-name="P45">Microbial loss, serotonin metabolism disruption</text:p>
          </table:table-cell>
          <table:table-cell table:style-name="Table5.A1" office:value-type="string">
            <text:p text:style-name="P45">Mood swings, anxiety, disorientation</text:p>
          </table:table-cell>
          <table:table-cell table:style-name="Table5.A1" office:value-type="string">
            <text:p text:style-name="P45">Functional neurological disorder</text:p>
          </table:table-cell>
        </table:table-row>
      </table:table>
      <text:p text:style-name="P36">Dietary, microbial, and environmental causes of gut-brain disruption and their misdiagnosis in clinical settings.</text:p>
      <text:p text:style-name="P77"><text:span text:style-name="T26"><text:line-break/>Table </text:span><text:span text:style-name="T35">5</text:span><text:span text:style-name="T26"> synthesizes emerging evidence on how toxic dietary patterns, bacterial overexposure, environmental contaminants, and microbiota disruption contribute to gut-brain axis dysfunction -</text:span><text:soft-page-break/><text:span text:style-name="T26">often manifesting as fatigue, anxiety, cognitive slowness, or dissociation (Cryan et al., 2019; Ochoa-Repáraz &amp; Kasper, 2020; Rieder et al., 2017). These presentations are frequently misdiagnosed as idiopathic psychiatric syndromes. Spain is particularly vulnerable due to high consumption of ultra-processed foods (40% of average intake), widespread pesticide use, and antibiotic overprescription (Agencia Española de Seguridad Alimentaria y Nutrición, 2022). Catalonia’s biomedical infrastructure has the technical capacity to detect microbiome alterations, systemic inflammation, and toxic accumulation, Yet, such diagnostics remain rare in psychiatry. The failure to integrate this knowledge reflects a structural lag in translational practice, compounded by industry lobbies and fragmented health governance. European initiatives such as the EU4Health Programme and Horizon Europe’s mental health missions now explicitly call for microbiota-informed, environmentally aware approaches to neuropsychiatry. Still, the bleeding continues: biologically repairable injuries are managed through lifelong labeling and sedation.<text:line-break/></text:span></text:p>
      <text:p text:style-name="P35"><text:span text:style-name="Strong_20_Emphasis"><text:span text:style-name="T18">Table </text:span></text:span><text:span text:style-name="Strong_20_Emphasis"><text:span text:style-name="T21">2</text:span></text:span><text:span text:style-name="Strong_20_Emphasis"><text:span text:style-name="T22">1</text:span></text:span><text:span text:style-name="Strong_20_Emphasis"><text:span text:style-name="T21">- </text:span></text:span><text:span text:style-name="Strong_20_Emphasis"><text:span text:style-name="T18">Neurobiology of gut-brain toxicology and barrier breakdown, </text:span></text:span><text:span text:style-name="Strong_20_Emphasis"><text:span text:style-name="T25">psychotic experiences</text:span></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0"><text:span text:style-name="Strong_20_Emphasis"><text:span text:style-name="T41">Triggering Factor</text:span></text:span></text:p>
            </table:table-cell>
            <table:table-cell table:style-name="Table6.A1" office:value-type="string">
              <text:p text:style-name="P20"><text:span text:style-name="Strong_20_Emphasis"><text:span text:style-name="T41">Key Pathophysiological Effects</text:span></text:span></text:p>
            </table:table-cell>
            <table:table-cell table:style-name="Table6.A1" office:value-type="string">
              <text:p text:style-name="P20"><text:span text:style-name="Strong_20_Emphasis"><text:span text:style-name="T41">Subjective Experience</text:span></text:span></text:p>
            </table:table-cell>
            <table:table-cell table:style-name="Table6.A1" office:value-type="string">
              <text:p text:style-name="P20"><text:span text:style-name="Strong_20_Emphasis"><text:span text:style-name="T41">Clinical Misinterpretation</text:span></text:span></text:p>
            </table:table-cell>
          </table:table-row>
        </table:table-header-rows>
        <table:table-row>
          <table:table-cell table:style-name="Table6.A1" office:value-type="string">
            <text:p text:style-name="P45">Undiagnosed celiac disease or gluten sensitivity</text:p>
          </table:table-cell>
          <table:table-cell table:style-name="Table6.A1" office:value-type="string">
            <text:p text:style-name="P45">Zonulin increase, neuroinflammation, cerebellar dysfunction</text:p>
          </table:table-cell>
          <table:table-cell table:style-name="Table6.A1" office:value-type="string">
            <text:p text:style-name="P45">Derealization, sensory overload, paranoia</text:p>
          </table:table-cell>
          <table:table-cell table:style-name="Table6.A1" office:value-type="string">
            <text:p text:style-name="P45">Psychosis, schizophrenia spectrum disorder</text:p>
          </table:table-cell>
        </table:table-row>
        <table:table-row>
          <table:table-cell table:style-name="Table6.A1" office:value-type="string">
            <text:p text:style-name="P45">Severe malnutrition (B12, folate, omega-3 deficits)</text:p>
          </table:table-cell>
          <table:table-cell table:style-name="Table6.A1" office:value-type="string">
            <text:p text:style-name="P45">Neurotransmitter synthesis deficit, demyelination</text:p>
          </table:table-cell>
          <table:table-cell table:style-name="Table6.A1" office:value-type="string">
            <text:p text:style-name="P45">Cognitive disorganization, hallucinoid states</text:p>
          </table:table-cell>
          <table:table-cell table:style-name="Table6.A1" office:value-type="string">
            <text:p text:style-name="P45">Delusional disorder, bipolar disorder</text:p>
          </table:table-cell>
        </table:table-row>
        <table:table-row>
          <table:table-cell table:style-name="Table6.A1" office:value-type="string">
            <text:p text:style-name="P45">Psychoactive fungal ingestion (accidental or misused)</text:p>
          </table:table-cell>
          <table:table-cell table:style-name="Table6.A1" office:value-type="string">
            <text:p text:style-name="P45">Altered perception, serotonergic system disruption</text:p>
          </table:table-cell>
          <table:table-cell table:style-name="Table6.A1" office:value-type="string">
            <text:p text:style-name="P45">Visual distortions, altered thought patterns</text:p>
          </table:table-cell>
          <table:table-cell table:style-name="Table6.A1" office:value-type="string">
            <text:p text:style-name="P45">Substance-induced psychosis</text:p>
          </table:table-cell>
        </table:table-row>
        <table:table-row>
          <table:table-cell table:style-name="Table6.A1" office:value-type="string">
            <text:p text:style-name="P45">Nightshade sensitivity (e.g. eggplant, tomato)</text:p>
          </table:table-cell>
          <table:table-cell table:style-name="Table6.A1" office:value-type="string">
            <text:p text:style-name="P45">Cholinergic imbalance, gut-brain axis irritation</text:p>
          </table:table-cell>
          <table:table-cell table:style-name="Table6.A1" office:value-type="string">
            <text:p text:style-name="P45">Anxiety, sleep disturbance, somatic discomfort</text:p>
          </table:table-cell>
          <table:table-cell table:style-name="Table6.A1" office:value-type="string">
            <text:p text:style-name="P45">Generalized anxiety or mood disorder</text:p>
          </table:table-cell>
        </table:table-row>
        <table:table-row>
          <table:table-cell table:style-name="Table6.A1" office:value-type="string">
            <text:p text:style-name="P45">Chronic gut inflammation and leaky gut</text:p>
          </table:table-cell>
          <table:table-cell table:style-name="Table6.A1" office:value-type="string">
            <text:p text:style-name="P45">Persistent immune activation, astrocyte dysfunction</text:p>
          </table:table-cell>
          <table:table-cell table:style-name="Table6.A1" office:value-type="string">
            <text:p text:style-name="P45">Emotional dysregulation, paranoid ideation</text:p>
          </table:table-cell>
          <table:table-cell table:style-name="Table6.A1" office:value-type="string">
            <text:p text:style-name="P45">Schizoaffective disorder, borderline traits</text:p>
          </table:table-cell>
        </table:table-row>
      </table:table>
      <text:p text:style-name="P54"><text:span text:style-name="T39">This table focuses on microbiota disruption, blood-brain barrier permeability, mitochondrial injury, and neurotransmitter dysregulation, all of which are commonly misinterpreted in clinical practice as severe psychiatric disorders.</text:span><text:span text:style-name="T36"><text:line-break/></text:span></text:p>
      <text:p text:style-name="P63">The recognition of physiological dysregulation by individuals actively engaged in health-promoting behaviors is neither anecdotal nor subjective: it reflects the predictive, embodied intelligence of homeostatic and allostatic mechanisms. Subtle deviations -such as cognitive slowing, gastrointestinal irregularity, sleep disruption, and emotional lability -are early somatic indicators of dysregulation across endocrine, immune, and neural systems (McEwen &amp; Akil, 2020; Sterling, 2012). These indicators serve an adaptive role: they alert the organism before irreversible damage accrues. However, contemporary health systems systematically disregard these early signals, prioritizing diagnostic thresholds over <text:span text:style-name="T153">proper </text:span><text:span text:style-name="T154">needed</text:span><text:span text:style-name="T153"> </text:span>preclinical intervention<text:span text:style-name="T154">s at all levels required</text:span>.</text:p>
      <text:p text:style-name="P2"><text:span text:style-name="T49">R</text:span><text:span text:style-name="T47">esearch confirms the convergence of </text:span><text:span text:style-name="Strong_20_Emphasis"><text:span text:style-name="T47">neuroimmune-metabolic mechanisms</text:span></text:span><text:span text:style-name="T47"> underlying both psychiatric and somatic disease. Chronic low-grade inflammation and mitochondrial dysfunction, often triggered by lifestyle, environmental, and social adversity, are implicated in major depression, bipolar disorder, schizophrenia, and metabolic syndrome alike (Miller &amp; Raison, 2016; Osimo et </text:span><text:soft-page-break/><text:span text:style-name="T47">al., 2020). Furthermore, gut-brain barrier integrity -frequently compromised by poor diet, antibiotics, stress, or undiagnosed food sensitivities -plays a critical role in </text:span><text:span text:style-name="Strong_20_Emphasis"><text:span text:style-name="T47">neuroinflammatory priming</text:span></text:span><text:span text:style-name="T47">, shaping both vulnerability to psychiatric symptoms and resistance to psychopharmacological treatment (Foster et al., 2017; Kelly et al., 2015). Nevertheless, the biomedical establishment continues to treat these phenomena in silos, dismissing lived bodily awareness as unscientific, and reifying diagnostic categories that obscure systemic, reversible causes. The failure is compounded by </text:span><text:span text:style-name="Strong_20_Emphasis"><text:span text:style-name="T47">infrastructural and epistemic barriers, </text:span></text:span><text:span text:style-name="Strong_20_Emphasis"><text:span text:style-name="T48">as</text:span></text:span><text:span text:style-name="T47"> health professionals are not trained to detect or treat early metabolic-psychiatric distress; reimbursement models do not reward prevention; and most clinical guidelines remain anchored in pharmacological paradigms that address symptoms rather than systemic etiology (WHO, 2022; Cosgrove et al., 2020). In consequence, patients must hunt for competent practitioners -often outside of public systems -and are forced to navigate contradictory, under-resourced pathways while their conditions worsen. Those who notice early shifts in cognition, motivation, or somatic state are rarely believed, particularly when socially marginalized. Instead, they are framed as anxious, somaticizing, or noncompliant -until the health system reclassifies them as chronic, dependent, and incurable.</text:span></text:p>
      <text:p text:style-name="P2"><text:span text:style-name="T47">To reverse this trajectory, medicine must reorient toward </text:span><text:span text:style-name="Strong_20_Emphasis"><text:span text:style-name="T47">early warning integration</text:span></text:span><text:span text:style-name="T47">, inter-systemic diagnostics, and lived experience as a legitimate clinical tool. Embodied knowledge is not speculative -it is grounded in </text:span><text:span text:style-name="Strong_20_Emphasis"><text:span text:style-name="T47">millions of years of biological adaptation</text:span></text:span><text:span text:style-name="T47">, and in contemporary evidence from psychoneuroimmunology and nutritional psychiatry. Failure to heed it, particularly in young or vulnerable populations, results in chronicity, institutional dependency, and preventable death. Restoring the body’s signals to the center of clinical attention is not merely reform -it is the foundation of ethical, modern, translational medicine.</text:span><text:span text:style-name="T20"><text:line-break/></text:span></text:p>
      <text:p text:style-name="P78"><text:span text:style-name="T37">1.</text:span><text:span text:style-name="T35">3</text:span><text:span text:style-name="T37">. </text:span><text:span text:style-name="T30">General introduction: </text:span><text:span text:style-name="T35">state of the problem in Spain and the European Union</text:span><text:span text:style-name="T26"><text:line-break/><text:line-break/><text:line-break/>The institutional design of psychiatry in Spain bears the imprint of authoritarian, punitive, and disciplinary regimes inherited from the Franco dictatorship and never fully dismantled during the transition to democracy. Unlike other medical specialties, psychiatry retains exceptional legal mechanisms for the deprivation of liberty and forced intervention, justified not by acute somatic urgency but by vaguely defined behavioral risk. This exceptionality is not a scientific necessity but a sociohistorical legacy: the apparatus of control used to suppress dissent, marginalize political others, and maintain normative boundaries was never epistemically or ethically reformed. Instead, post-Francoist psychiatry preserved its juridical privileges under new biomedical rhetoric, consolidating a culture of impunity through diagnostic opacity, procedural ambiguity, and the performative use of clinical authority. In this configuration, coercion is not a pathological exception to be explained, but an ordinary feature of a system that normalizes medicalized forms of institutional violence under the sign of care. In the Spanish context, psychiatry historically served as an apparatus of ideological and political normalization, legitimized through state structures and exercised through institutions that concealed repressive functions under medical authority. From the Francoist era to contemporary neoliberalism, coercive practices -both symbolic and physical -have reflected a logic of social control rather than therapeutic intent. Medicalization was never neutral, and the profession’s complicity in institutional violence is neither circumstantial nor obsolete. On the contrary, it reveals the structural embedding of psychiatry within disciplinary and punitive frameworks that shaped its development and continue to define its boundaries.</text:span></text:p>
      <text:p text:style-name="P79"><text:soft-page-break/><text:span text:style-name="T26"><text:line-break/>The current configuration of mental health systems in Spain manifests a deep structural misalignment between accumulated scientific evidence, internationally accepted human rights standards, and actual practice. Despite extensive literature on the biological embedding of early adversity, the neurodevelopmental impact of trauma, and the socio-structural determinants of mental distress, mental health services remain locked into an inverted pyramid of priorities. The majority of economic and clinical resources are allocated to pharmacological containment, whereas the most effective, developmentally crucial, and socially restorative interventions -such as early education, housing stability, trauma prevention, and integrative psychosocial care -remain either minimally supported or completely absent from structural design. In high-level meetings with Catalan policy leaders, this inversion was acknowledged explicitly: psychotropic medication dominates spending, while foundational determinants such as child protection, educational reform, and intersectoral preventive systems lack dedicated infrastructure. According to national data, over 80% of psychotropic prescriptions in Spain are initiated in primary care settings, typically without adequate psychological assessment or trauma inquiry (Ministerio de Sanidad, 2023). In Catalonia, similar trends prevail: up to 75% of patients in mental health pathways receive medication without parallel diagnostic or longitudinal support, and few services engage in structured deprescription (CatSalut, 2022; Observatori de Salut Mental de Catalunya, 2021).</text:span></text:p>
      <text:p text:style-name="P79"><text:span text:style-name="T26">Spanish legislation permits the application of coercive psychiatric measures -such as involuntary hospitalization, forced drugging, and mechanical restraint -based on presumed danger and without judicial guarantees equivalent to those required in criminal proceedings. This regime of exceptionality is fundamentally incompatible with constitutional protections of bodily integrity and personal liberty. The legal fiction that psychiatric decisions are purely medical, and thus outside the purview of constitutional law, creates a structural loophole in which abuse becomes normalized and impunity entrenched. Such mechanisms, when examined in light of the European Convention on Human Rights and UN Convention on the Rights of Persons with Disabilities, reveal not only professional discretion misused, but a failure of the democratic rule of law itself. The resulting asymmetry allows for deprivation of rights under the guise of therapeutic concern, while rendering appeal mechanisms opaque, inaccessible, or altogether nonexistent for those most affected.<text:line-break/><text:line-break/>In Spain, the persistence of coercive paradigms is further entrenched by what could be termed epistemological authoritarianism: a closed clinical discourse that pathologizes dissent</text:span><text:span text:style-name="T38">ing experts</text:span><text:span text:style-name="T26"> and refuses </text:span><text:span text:style-name="T38">other explanations, violently and much more easily silencing victims as well</text:span><text:span text:style-name="T26">. Such closure perpetuates an asymmetry of power in clinical interactions, in which questioning diagnosis or treatment is viewed as symptomatology rather than valid critique. This epistemic violence -deepened by structural classism, gendered assumptions, and cultural bias -systematically undermines patient voice and fosters dependence rather than autonomy. In this light, psychiatric practice becomes not merely a site of contested care, but a vector of political subjectivation, erasing heterodoxy in favor of managed compliance.</text:span></text:p>
      <text:p text:style-name="P80">This clinical and policy architecture persists despite overwhelming consensus from international health bodies, neuroscientific consortia, and trauma research networks that coercion, medicalization of distress, and exclusion of context produce long-term harm, undermine recovery, and violate ethical mandates. The WHO (2022) has warned of widespread systemic failure in the treatment of individuals experiencing psychological crisis, noting that pharmacological dominance and institutional coercion reproduce harm under the guise of care. The Council of Europe (2023) has <text:soft-page-break/>called on member states to implement trauma-informed, rights-based mental health services, but no binding reforms have materialized in Spain. The Spanish Action Plan for Mental Health 2022–2024 and the Catalan Plan Integral de Salut Mental i Addiccions 2022–2026 contain language suggestive of community integration and prevention but lack enforceable financial mechanisms and remain disconnected from current neuroscientific and biocultural knowledge. Preventive investment in mental health in Spain amounts to less than 2% of the total health budget, one of the lowest rates among OECD countries (OECD, 2021), while trauma-informed schooling, ecological psychiatry, and social reintegration frameworks are structurally unsupported.</text:p>
      <text:p text:style-name="P13"><text:span text:style-name="T47"><text:line-break/></text:span><text:span text:style-name="Strong_20_Emphasis"><text:span text:style-name="T47">Table 19- </text:span></text:span><text:span text:style-name="Strong_20_Emphasis"><text:span text:style-name="T76">P</text:span></text:span><text:span text:style-name="Strong_20_Emphasis"><text:span text:style-name="T47">sychotropic drugging in Spain by substance type and diagnostic </text:span></text:span><text:span text:style-name="Strong_20_Emphasis"><text:span text:style-name="T76">trends </text:span></text:span><text:span text:style-name="Strong_20_Emphasis"><text:span text:style-name="T52">in Spain</text:span></text:span></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P48">Substance Type</text:p>
            </table:table-cell>
            <table:table-cell table:style-name="Table27.A1" office:value-type="string">
              <text:p text:style-name="P48">Diagnostic Category</text:p>
            </table:table-cell>
            <table:table-cell table:style-name="Table27.A1" office:value-type="string">
              <text:p text:style-name="P48">Trend in Prescription (2018–2024)</text:p>
            </table:table-cell>
            <table:table-cell table:style-name="Table27.A1" office:value-type="string">
              <text:p text:style-name="P48">Common Contexts of Forced Use</text:p>
            </table:table-cell>
            <table:table-cell table:style-name="Table27.A1" office:value-type="string">
              <text:p text:style-name="P48">Notes on Growth Factors</text:p>
            </table:table-cell>
          </table:table-row>
        </table:table-header-rows>
        <table:table-row>
          <table:table-cell table:style-name="Table27.A1" office:value-type="string">
            <text:p text:style-name="P45">Antipsychotics (oral)</text:p>
          </table:table-cell>
          <table:table-cell table:style-name="Table27.A1" office:value-type="string">
            <text:p text:style-name="P45">Schizophrenia, bipolar</text:p>
          </table:table-cell>
          <table:table-cell table:style-name="Table27.A1" office:value-type="string">
            <text:p text:style-name="P45">Moderate increase</text:p>
          </table:table-cell>
          <table:table-cell table:style-name="Table27.A1" office:value-type="string">
            <text:p text:style-name="P45">Inpatient wards, <text:span text:style-name="T135">outpatient, </text:span>geriatrics</text:p>
          </table:table-cell>
          <table:table-cell table:style-name="Table27.A1" office:value-type="string">
            <text:p text:style-name="P45">Protocolized use despite risk profiles</text:p>
          </table:table-cell>
        </table:table-row>
        <table:table-row>
          <table:table-cell table:style-name="Table27.A1" office:value-type="string">
            <text:p text:style-name="P45">Antipsychotics (injectable depot)</text:p>
          </table:table-cell>
          <table:table-cell table:style-name="Table27.A1" office:value-type="string">
            <text:p text:style-name="P45">Severe psychosis, SMI</text:p>
          </table:table-cell>
          <table:table-cell table:style-name="Table27.A1" office:value-type="string">
            <text:p text:style-name="P45">Sharp increase in long-term settings</text:p>
          </table:table-cell>
          <table:table-cell table:style-name="Table27.A1" office:value-type="string">
            <text:p text:style-name="P45">Compulsory outpatient treatment</text:p>
          </table:table-cell>
          <table:table-cell table:style-name="Table27.A1" office:value-type="string">
            <text:p text:style-name="P45">Justified by 'non-compliance' definitions</text:p>
          </table:table-cell>
        </table:table-row>
        <table:table-row>
          <table:table-cell table:style-name="Table27.A1" office:value-type="string">
            <text:p text:style-name="P45">Benzodiazepines</text:p>
          </table:table-cell>
          <table:table-cell table:style-name="Table27.A1" office:value-type="string">
            <text:p text:style-name="P45">Anxiety, insomnia</text:p>
          </table:table-cell>
          <table:table-cell table:style-name="Table27.A1" office:value-type="string">
            <text:p text:style-name="P45">Widespread stable use</text:p>
          </table:table-cell>
          <table:table-cell table:style-name="Table27.A1" office:value-type="string">
            <text:p text:style-name="P45">Emergency wards, elderly homes</text:p>
          </table:table-cell>
          <table:table-cell table:style-name="Table27.A1" office:value-type="string">
            <text:p text:style-name="P45">Low oversight, often non-consensual</text:p>
          </table:table-cell>
        </table:table-row>
        <table:table-row>
          <table:table-cell table:style-name="Table27.A1" office:value-type="string">
            <text:p text:style-name="P45">Mood stabilizers</text:p>
          </table:table-cell>
          <table:table-cell table:style-name="Table27.A1" office:value-type="string">
            <text:p text:style-name="P45">Bipolar disorder, aggression</text:p>
          </table:table-cell>
          <table:table-cell table:style-name="Table27.A1" office:value-type="string">
            <text:p text:style-name="P45">Slight rise</text:p>
          </table:table-cell>
          <table:table-cell table:style-name="Table27.A1" office:value-type="string">
            <text:p text:style-name="P45">Forensic and institutional use</text:p>
          </table:table-cell>
          <table:table-cell table:style-name="Table27.A1" office:value-type="string">
            <text:p text:style-name="P45">Often adjunct to antipsychotics</text:p>
          </table:table-cell>
        </table:table-row>
        <table:table-row>
          <table:table-cell table:style-name="Table27.A1" office:value-type="string">
            <text:p text:style-name="P45">Antidepressants (SSRIs, SNRIs)</text:p>
          </table:table-cell>
          <table:table-cell table:style-name="Table27.A1" office:value-type="string">
            <text:p text:style-name="P45">Depression, PTSD</text:p>
          </table:table-cell>
          <table:table-cell table:style-name="Table27.A1" office:value-type="string">
            <text:p text:style-name="P45">Generalized prescription increase</text:p>
          </table:table-cell>
          <table:table-cell table:style-name="Table27.A1" office:value-type="string">
            <text:p text:style-name="P45">Primary care, elderly</text:p>
          </table:table-cell>
          <table:table-cell table:style-name="Table27.A1" office:value-type="string">
            <text:p text:style-name="P45">Often prescribed without psychiatric oversight</text:p>
          </table:table-cell>
        </table:table-row>
        <table:table-row>
          <table:table-cell table:style-name="Table27.A1" office:value-type="string">
            <text:p text:style-name="P45">Polypharmacy</text:p>
          </table:table-cell>
          <table:table-cell table:style-name="Table27.A1" office:value-type="string">
            <text:p text:style-name="P45">Multi-diagnosis patients</text:p>
          </table:table-cell>
          <table:table-cell table:style-name="Table27.A1" office:value-type="string">
            <text:p text:style-name="P45">Significant increase</text:p>
          </table:table-cell>
          <table:table-cell table:style-name="Table27.A1" office:value-type="string">
            <text:p text:style-name="P45">Chronic inpatient and geriatric</text:p>
          </table:table-cell>
          <table:table-cell table:style-name="Table27.A1" office:value-type="string">
            <text:p text:style-name="P45">Heightened risks and low reversibility</text:p>
          </table:table-cell>
        </table:table-row>
      </table:table>
      <text:p text:style-name="P36">Trends in involuntary psychotropic medication use in Spain reveal a pattern of increased application, especially for long-acting injectable antipsychotics, frequently applied without proper safeguards. Benzodiazepines remain the most broadly used in non-consensual contexts, while polypharmacy in institutionalized individuals escalates despite evidence of long-term harm.</text:p>
      <text:p text:style-name="P59"><text:line-break/>The widespread acceptance of the biological model of mental illness in mainstream psychiatry has less to do with empirical consensus than with institutional inertia, commercial influence, and disciplinary coercion. As documented extensively in recent reviews, core assumptions such as the serotonin hypothesis for depression, dopamine dysregulation in schizophrenia, or any fixed neurochemical imbalance model lack replicable scientific support (Moncrieff et al., 2022; Gøtzsche, 2015; Lacasse &amp; Leo, 2005). Yet, these unsubstantiated frameworks continue to serve as the rhetorical bedrock for psychopharmacological intervention, legitimizing both mass overprescription and involuntary treatment regimes across Europe and beyond (Cosgrove et al., 2020; Rose et al., 2019).</text:p>
      <text:p text:style-name="P63">This disjunction between scientific knowledge and clinical practice reveals what can only be termed a pathological epistemology -an institutional refusal to course-correct despite mounting contradictory evidence. The persistence of drug-centered narratives, despite clear evidence of limited efficacy and widespread harm, including metabolic syndrome, cognitive impairment, dependency, and early mortality (De Hert et al., 2011; Vancampfort et al., 2015; Tiihonen et al., <text:soft-page-break/>2009), is not benign error but structural negligence. The pharmacocentric model has created a global multibillion-euro market that not only captures therapeutic attention but erodes all capacity to think and act differently within the systems of care (Angell, 2011; Whitaker, 2011).</text:p>
      <text:p text:style-name="P63">What makes this arrangement particularly devastating is the disciplinary violence enacted upon those professionals and researchers who challenge the dogma. From denial of funding to career obstruction and reputational attacks, dissenters -whether clinicians advocating for human rights, critical researchers uncovering bias, or service users demanding accountability -are systematically excluded (Burstow, 2015; Breggin, 1991). The requirement to conform to a dominant paradigm becomes a professional mandate, enforced through academic gatekeeping, institutional policies, and regulatory structures that function more as protectors of the industry than as guardians of scientific truth or patient welfare (Foucault, 1975/2003; Cosgrove et al., 2020).</text:p>
      <text:p text:style-name="P63"/>
      <text:p text:style-name="P2"><text:span text:style-name="Strong_20_Emphasis"><text:span text:style-name="T47">Table 14. Biological and Allegedly Biological Models of Psychiatry</text:span></text:span></text:p>
      <table:table table:name="Table31" table:style-name="Table31">
        <table:table-column table:style-name="Table31.A"/>
        <table:table-column table:style-name="Table31.B"/>
        <table:table-column table:style-name="Table31.C"/>
        <table:table-column table:style-name="Table31.D"/>
        <table:table-column table:style-name="Table31.E"/>
        <table:table-header-rows>
          <text:soft-page-break/>
          <table:table-row>
            <table:table-cell table:style-name="Table31.A1" office:value-type="string">
              <text:p text:style-name="P60">Model or Theory</text:p>
            </table:table-cell>
            <table:table-cell table:style-name="Table31.A1" office:value-type="string">
              <text:p text:style-name="P60">Key Assumptions</text:p>
            </table:table-cell>
            <table:table-cell table:style-name="Table31.A1" office:value-type="string">
              <text:p text:style-name="P60">Scientific Critiques</text:p>
            </table:table-cell>
            <table:table-cell table:style-name="Table31.A1" office:value-type="string">
              <text:p text:style-name="P60">Common Practices Derived</text:p>
            </table:table-cell>
            <table:table-cell table:style-name="Table31.A1" office:value-type="string">
              <text:p text:style-name="P60">Harmful Implications</text:p>
            </table:table-cell>
          </table:table-row>
        </table:table-header-rows>
        <table:table-row>
          <table:table-cell table:style-name="Table31.A1" office:value-type="string">
            <text:p text:style-name="P56">Monoamine Hypothesis</text:p>
          </table:table-cell>
          <table:table-cell table:style-name="Table31.A1" office:value-type="string">
            <text:p text:style-name="P56">Mental illness caused by neurotransmitter imbalance</text:p>
          </table:table-cell>
          <table:table-cell table:style-name="Table31.A1" office:value-type="string">
            <text:p text:style-name="P56">Lack of replicable biomarkers, oversimplification</text:p>
          </table:table-cell>
          <table:table-cell table:style-name="Table31.A1" office:value-type="string">
            <text:p text:style-name="P56">Antidepressants, SSRIs as first-line treatment</text:p>
          </table:table-cell>
          <table:table-cell table:style-name="Table31.A1" office:value-type="string">
            <text:p text:style-name="P56">Neglect of life context, side effects, chronic use</text:p>
          </table:table-cell>
        </table:table-row>
        <table:table-row>
          <table:table-cell table:style-name="Table31.A1" office:value-type="string">
            <text:p text:style-name="P56">Dopamine Hypothesis of Schizophrenia</text:p>
          </table:table-cell>
          <table:table-cell table:style-name="Table31.A1" office:value-type="string">
            <text:p text:style-name="P56">Excess dopamine leads to psychosis</text:p>
          </table:table-cell>
          <table:table-cell table:style-name="Table31.A1" office:value-type="string">
            <text:p text:style-name="P56">Based on drug action not causal proof</text:p>
          </table:table-cell>
          <table:table-cell table:style-name="Table31.A1" office:value-type="string">
            <text:p text:style-name="P56">Antipsychotic use for life, including injectables</text:p>
          </table:table-cell>
          <table:table-cell table:style-name="Table31.A1" office:value-type="string">
            <text:p text:style-name="P56">Tardive dyskinesia, cognitive decline, metabolic damage</text:p>
          </table:table-cell>
        </table:table-row>
        <table:table-row>
          <table:table-cell table:style-name="Table31.A1" office:value-type="string">
            <text:p text:style-name="P56">Genetic Predisposition Models</text:p>
          </table:table-cell>
          <table:table-cell table:style-name="Table31.A1" office:value-type="string">
            <text:p text:style-name="P56">Mental illness largely hereditary</text:p>
          </table:table-cell>
          <table:table-cell table:style-name="Table31.A1" office:value-type="string">
            <text:p text:style-name="P56">Polygenic risk scores inconclusive</text:p>
          </table:table-cell>
          <table:table-cell table:style-name="Table31.A1" office:value-type="string">
            <text:p text:style-name="P56">Family risk profiling, early pharmacological intervention</text:p>
          </table:table-cell>
          <table:table-cell table:style-name="Table31.A1" office:value-type="string">
            <text:p text:style-name="P56">Discrimination, fatalism, neglect of trauma</text:p>
          </table:table-cell>
        </table:table-row>
        <table:table-row>
          <table:table-cell table:style-name="Table31.A1" office:value-type="string">
            <text:p text:style-name="P56">Neuroimaging Correlates as Diagnosis</text:p>
          </table:table-cell>
          <table:table-cell table:style-name="Table31.A1" office:value-type="string">
            <text:p text:style-name="P56">Brain structure or activity patterns indicate disorder</text:p>
          </table:table-cell>
          <table:table-cell table:style-name="Table31.A1" office:value-type="string">
            <text:p text:style-name="P56">High variability, no diagnostic utility</text:p>
          </table:table-cell>
          <table:table-cell table:style-name="Table31.A1" office:value-type="string">
            <text:p text:style-name="P56">fMRI and CT scans for psychiatric justification</text:p>
          </table:table-cell>
          <table:table-cell table:style-name="Table31.A1" office:value-type="string">
            <text:p text:style-name="P56">Misdiagnosis, false scientific legitimacy</text:p>
          </table:table-cell>
        </table:table-row>
        <table:table-row>
          <table:table-cell table:style-name="Table31.A1" office:value-type="string">
            <text:p text:style-name="P56">Neurodevelopmental Deficit Theories</text:p>
          </table:table-cell>
          <table:table-cell table:style-name="Table31.A1" office:value-type="string">
            <text:p text:style-name="P56">Early brain abnormalities predict psychiatric outcomes</text:p>
          </table:table-cell>
          <table:table-cell table:style-name="Table31.A1" office:value-type="string">
            <text:p text:style-name="P56">Often confuse correlation with causation</text:p>
          </table:table-cell>
          <table:table-cell table:style-name="Table31.A1" office:value-type="string">
            <text:p text:style-name="P56">Preemptive labeling in children</text:p>
          </table:table-cell>
          <table:table-cell table:style-name="Table31.A1" office:value-type="string">
            <text:p text:style-name="P56">Stigmatization, lowered expectations, invasive surveillance</text:p>
          </table:table-cell>
        </table:table-row>
        <table:table-row>
          <table:table-cell table:style-name="Table31.A1" office:value-type="string">
            <text:p text:style-name="P56">Pharmacocentric Disease Models</text:p>
          </table:table-cell>
          <table:table-cell table:style-name="Table31.A1" office:value-type="string">
            <text:p text:style-name="P56">Medication corrects known brain dysfunction</text:p>
          </table:table-cell>
          <table:table-cell table:style-name="Table31.A1" office:value-type="string">
            <text:p text:style-name="P56">Drug effects often not specific nor curative</text:p>
          </table:table-cell>
          <table:table-cell table:style-name="Table31.A1" office:value-type="string">
            <text:p text:style-name="P56">Medication as standard, coercive use</text:p>
          </table:table-cell>
          <table:table-cell table:style-name="Table31.A1" office:value-type="string">
            <text:p text:style-name="P56">Iatrogenic harm, silencing of patient voice</text:p>
          </table:table-cell>
        </table:table-row>
        <table:table-row>
          <table:table-cell table:style-name="Table31.A1" office:value-type="string">
            <text:p text:style-name="P56">Epigenetic Reframing</text:p>
          </table:table-cell>
          <table:table-cell table:style-name="Table31.A1" office:value-type="string">
            <text:p text:style-name="P56">Environment affects gene expression, justifying interventions</text:p>
          </table:table-cell>
          <table:table-cell table:style-name="Table31.A1" office:value-type="string">
            <text:p text:style-name="P56">Promising but overused in policy justifications</text:p>
          </table:table-cell>
          <table:table-cell table:style-name="Table31.A1" office:value-type="string">
            <text:p text:style-name="P56">Broad health and psychiatric initiatives</text:p>
          </table:table-cell>
          <table:table-cell table:style-name="Table31.A1" office:value-type="string">
            <text:p text:style-name="P56">Biopolitical use to justify broad control strategies</text:p>
          </table:table-cell>
        </table:table-row>
      </table:table>
      <text:p text:style-name="P54"><text:span text:style-name="T136">K</text:span>ey biological models that dominate psychiatric discourse and practice, detailing their foundational assumptions, scientific critiques, common applications, and the major social and medical risks they pose when applied uncritically.</text:p>
      <text:p text:style-name="P63"/>
      <text:p text:style-name="P63">This is not only a failure of psychiatry but a broader indictment of the systems that allow science to be co-opted by profit, compliance, and convenience. To obscure this as mere difference in therapeutic philosophy is to legitimize fraud under the guise of pluralism. The consequence is a global structure of harm that continues to deny appropriate, person-centered, evidence-based care to millions -particularly the most vulnerable. Scientific integrity demands more than gestures of improvement; it requires the full abandonment of flawed foundations and the urgent elevation of relational, nutritional, ecological, and structurally informed interventions that have been sidelined, not because they failed, but because they were never profitable or compliant enough to be allowed their rightful place (Kirmayer &amp; Pedersen, 2014; Patel et al., 2018).</text:p>
      <text:p text:style-name="P23"><text:soft-page-break/><text:span text:style-name="T47">In this context, </text:span><text:span text:style-name="Emphasis"><text:span text:style-name="T47">Table </text:span></text:span><text:span text:style-name="Emphasis"><text:span text:style-name="T77">XX</text:span></text:span><text:span text:style-name="T47"> illustrates the prevailing biological and pseudobiological models that underpin and justify coercive psychiatric systems, demonstrating how core assumptions, while presented as clinical truths, are scientifically unsubstantiated, economically incentivized, and epistemologically corrupt. The scientific flotation line -what separates plausible theory from enforceable fact -has been strategically submerged in psychiatry to facilitate the appearance of legitimacy. This must be reversed. The science must again serve the people, not the market, and the cost of doing otherwise -human, social, and ethical -can no longer be tolerated.<text:line-break/><text:line-break/></text:span><text:span text:style-name="Strong_20_Emphasis"><text:span text:style-name="T47">Table 11. Legal and Institutional Enablers of Forced Drugging in Spain and the European Union</text:span></text:span></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P58">Enabling Mechanism</text:p>
            </table:table-cell>
            <table:table-cell table:style-name="Table32.A1" office:value-type="string">
              <text:p text:style-name="P58">Description</text:p>
            </table:table-cell>
            <table:table-cell table:style-name="Table32.A1" office:value-type="string">
              <text:p text:style-name="P58">Jurisdiction Level</text:p>
            </table:table-cell>
            <table:table-cell table:style-name="Table32.A1" office:value-type="string">
              <text:p text:style-name="P58">Operational Context</text:p>
            </table:table-cell>
            <table:table-cell table:style-name="Table32.A1" office:value-type="string">
              <text:p text:style-name="P58">Institutional Justification</text:p>
            </table:table-cell>
          </table:table-row>
        </table:table-header-rows>
        <table:table-row>
          <table:table-cell table:style-name="Table32.A1" office:value-type="string">
            <text:p text:style-name="P57">Involuntary Hospitalization Laws</text:p>
          </table:table-cell>
          <table:table-cell table:style-name="Table32.A1" office:value-type="string">
            <text:p text:style-name="P57">Allow detention for mental disorder if risk is alleged</text:p>
          </table:table-cell>
          <table:table-cell table:style-name="Table32.A1" office:value-type="string">
            <text:p text:style-name="P57">National (Spain)</text:p>
          </table:table-cell>
          <table:table-cell table:style-name="Table32.A1" office:value-type="string">
            <text:p text:style-name="P57">Psychiatric wards, emergency admissions</text:p>
          </table:table-cell>
          <table:table-cell table:style-name="Table32.A1" office:value-type="string">
            <text:p text:style-name="P57">Prevention of harm, public safety</text:p>
          </table:table-cell>
        </table:table-row>
        <table:table-row>
          <table:table-cell table:style-name="Table32.A1" office:value-type="string">
            <text:p text:style-name="P57">Article 763 LEC (Spain)</text:p>
          </table:table-cell>
          <table:table-cell table:style-name="Table32.A1" office:value-type="string">
            <text:p text:style-name="P57">Legalizes treatment without consent under judicial authorization</text:p>
          </table:table-cell>
          <table:table-cell table:style-name="Table32.A1" office:value-type="string">
            <text:p text:style-name="P57">National</text:p>
          </table:table-cell>
          <table:table-cell table:style-name="Table32.A1" office:value-type="string">
            <text:p text:style-name="P57">Civil proceedings</text:p>
          </table:table-cell>
          <table:table-cell table:style-name="Table32.A1" office:value-type="string">
            <text:p text:style-name="P57">Patient incapacity, substituted judgment</text:p>
          </table:table-cell>
        </table:table-row>
        <table:table-row>
          <table:table-cell table:style-name="Table32.A1" office:value-type="string">
            <text:p text:style-name="P57">EU Charter Exceptions</text:p>
          </table:table-cell>
          <table:table-cell table:style-name="Table32.A1" office:value-type="string">
            <text:p text:style-name="P57">Permits derogation from rights in interest of health and safety</text:p>
          </table:table-cell>
          <table:table-cell table:style-name="Table32.A1" office:value-type="string">
            <text:p text:style-name="P57">European</text:p>
          </table:table-cell>
          <table:table-cell table:style-name="Table32.A1" office:value-type="string">
            <text:p text:style-name="P57">Transnational coordination</text:p>
          </table:table-cell>
          <table:table-cell table:style-name="Table32.A1" office:value-type="string">
            <text:p text:style-name="P57">Public health necessity</text:p>
          </table:table-cell>
        </table:table-row>
        <table:table-row>
          <table:table-cell table:style-name="Table32.A1" office:value-type="string">
            <text:p text:style-name="P57">Penal Code Provisions</text:p>
          </table:table-cell>
          <table:table-cell table:style-name="Table32.A1" office:value-type="string">
            <text:p text:style-name="P57">Allows coercion when linked to criminal offense or legal incapacitation</text:p>
          </table:table-cell>
          <table:table-cell table:style-name="Table32.A1" office:value-type="string">
            <text:p text:style-name="P57">National</text:p>
          </table:table-cell>
          <table:table-cell table:style-name="Table32.A1" office:value-type="string">
            <text:p text:style-name="P57">Forensic psychiatry</text:p>
          </table:table-cell>
          <table:table-cell table:style-name="Table32.A1" office:value-type="string">
            <text:p text:style-name="P57">Legal responsibility, diminished capacity</text:p>
          </table:table-cell>
        </table:table-row>
        <table:table-row>
          <table:table-cell table:style-name="Table32.A1" office:value-type="string">
            <text:p text:style-name="P57">Administrative Protocols</text:p>
          </table:table-cell>
          <table:table-cell table:style-name="Table32.A1" office:value-type="string">
            <text:p text:style-name="P57">Institutional guidelines enable medication without full patient participation</text:p>
          </table:table-cell>
          <table:table-cell table:style-name="Table32.A1" office:value-type="string">
            <text:p text:style-name="P57">Regional / Hospital</text:p>
          </table:table-cell>
          <table:table-cell table:style-name="Table32.A1" office:value-type="string">
            <text:p text:style-name="P57">Hospitals, emergency services</text:p>
          </table:table-cell>
          <table:table-cell table:style-name="Table32.A1" office:value-type="string">
            <text:p text:style-name="P57">Efficiency, presumed best interest</text:p>
          </table:table-cell>
        </table:table-row>
        <table:table-row>
          <table:table-cell table:style-name="Table32.A1" office:value-type="string">
            <text:p text:style-name="P57">Judicial Endorsement Practices</text:p>
          </table:table-cell>
          <table:table-cell table:style-name="Table32.A1" office:value-type="string">
            <text:p text:style-name="P57">Routine court approval with limited scrutiny</text:p>
          </table:table-cell>
          <table:table-cell table:style-name="Table32.A1" office:value-type="string">
            <text:p text:style-name="P57">National</text:p>
          </table:table-cell>
          <table:table-cell table:style-name="Table32.A1" office:value-type="string">
            <text:p text:style-name="P57">Mental health tribunals</text:p>
          </table:table-cell>
          <table:table-cell table:style-name="Table32.A1" office:value-type="string">
            <text:p text:style-name="P57">Procedural formality, systemic inertia</text:p>
          </table:table-cell>
        </table:table-row>
        <table:table-row>
          <table:table-cell table:style-name="Table32.A1" office:value-type="string">
            <text:p text:style-name="P57">Psychiatric Risk Scales</text:p>
          </table:table-cell>
          <table:table-cell table:style-name="Table32.A1" office:value-type="string">
            <text:p text:style-name="P57">Tools used to predict aggression and justify preemptive drugging</text:p>
          </table:table-cell>
          <table:table-cell table:style-name="Table32.A1" office:value-type="string">
            <text:p text:style-name="P57">Clinical</text:p>
          </table:table-cell>
          <table:table-cell table:style-name="Table32.A1" office:value-type="string">
            <text:p text:style-name="P57">All institutional settings</text:p>
          </table:table-cell>
          <table:table-cell table:style-name="Table32.A1" office:value-type="string">
            <text:p text:style-name="P57">Preventive logic, actuarial assumptions</text:p>
          </table:table-cell>
        </table:table-row>
      </table:table>
      <text:p text:style-name="P23"><text:span text:style-name="Strong_20_Emphasis"><text:span text:style-name="T47"/></text:span></text:p>
      <text:p text:style-name="P23"><text:span text:style-name="Strong_20_Emphasis"><text:span text:style-name="T47">Caption</text:span></text:span><text:span text:style-name="T47">: Table 11 outlines the formal and informal legal, policy, and institutional mechanisms that sustain forced pharmacological treatment across Spain and the EU, illustrating the fusion of clinical discretion with judicial and administrative procedures.</text:span></text:p>
      <text:p text:style-name="P59"><text:line-break/>At the center of resistance to evidence-based reform is the institutional hegemony of biomedical psychiatry. Professional bodies and state-recognized networks of excellence such as CIBERSAM concentrate funding, agenda-setting power, and epistemological legitimacy within pharmacocentric <text:soft-page-break/>paradigms, privileging randomized trials of medications and neurogenetic biomarkers while ignoring or actively excluding complex systems research, participatory methodologies, and interdisciplinary integration. The dominance of clinical psychiatry in Spanish universities ensures that the next generation of professionals receives limited exposure to trauma science, neurodevelopmental epidemiology, or biocultural psychiatry (López-Muñoz et al., 2020; Rössler et al., 2022). Scholars working in these areas -especially those aligned with open science, community participation, or critical psychiatry -are routinely marginalized or treated as non-scientific. The defense of outdated paradigms is not merely discursive but institutional: critics of diagnostic inflation, coercive practices, or long-term polypharmacy face professional reprisal, legal threats, and research exclusion.</text:p>
      <text:p text:style-name="P63">The cost of this stagnation is not theoretical but existential. Suicidality remains the leading external cause of death in young people aged 15 to 29 in Spain (INE, 2023), and chronic mental health disability has become one of the principal causes of long-term public dependency. Iatrogenic harms -from medication side effects to forced hospitalization -are rarely investigated and never systematically reported. Survivors are often silenced by a system that treats dissent as symptomatology and misinterpretation as pathology. Families are disempowered by rigid clinical hierarchies. Professionals themselves suffer: rates of burnout among psychiatrists and psychologists exceed 50% (SEPB, 2022), exacerbated by high caseloads, low compensation, and the absence of collaborative or restorative practice environments. Structural inertia and defensive governance create conditions under which no learning from past mistakes is possible, and no correction can be institutionalized. The result is not simply inefficiency, but an ongoing cycle of epistemic injustice and clinical violence in which human lives are misread, controlled, and subdued, rather than understood, supported, and restored.</text:p>
      <text:p text:style-name="P2"><text:span text:style-name="T47">Among the most severely affected populations are those already structurally marginalized: women, gender-diverse persons, survivors of sexual violence, racialized groups, and individuals in migration, foster care, or precarious legal status. These groups are not only overexposed to the traumatic conditions that produce dysregulation across neuroendocrine, immune, and autonomic systems (Teicher &amp; Samson, 2016; Lanius et al., 2020), but are also consistently </text:span><text:span text:style-name="Strong_20_Emphasis"><text:span text:style-name="T47">misread by the diagnostic gaze</text:span></text:span><text:span text:style-name="T47">. Gendered stereotypes -emotional instability, manipulativeness, irrationality -remain embedded in clinical training and classification systems, leading to disproportionate diagnoses of personality disorders and somatoform syndromes among women and girls. Trans and non-binary individuals report disproportionately high rates of forced hospitalization and misdiagnosis, often underpinned by institutional ignorance of gender identity development and trauma (Kisely et al., 2017; Baril &amp; Trevenen, 2014). Migrant populations are frequently pathologized through culturally unadapted symptom interpretations, with expressions of suffering recoded as delusion, paranoia, or non-compliance (Kirmayer &amp; Ryder, 2016). Survivors of abuse who resist institutional narratives or medication regimens are often labeled treatment-resistant, while their trauma remains undocumented and untreated. As a result, these populations are maintained in a state of structural vulnerability -unable to report harm without being discredited, unable to seek justice without being reframed as unstable, and unable to recover without re-entering the same systems that inflicted harm.</text:span></text:p>
      <text:p text:style-name="P63">This systematic dispossession is neither incidental nor fully invisible: it is codified through the language of clinical neutrality, legitimized by outdated nosological frameworks, and perpetuated by the failure to implement truly interdisciplinary systems of care. Spain, like much of Europe, remains <text:soft-page-break/>caught between progressive discourse and regressive practice. National strategies cite equity and innovation, but the institutional logic remains deeply extractive, disciplinary, and pathologizing. Until these systems are rebuilt from the ground up -integrating neuroscience, law, education, and community healing -reform will remain superficial, and the reproduction of harm will continue under biomedical euphemism. As the scientific and ethical urgency deepens, the social legitimacy of psychiatry itself is at risk. To remain relevant and reparative, psychiatry must cede control, share authority, and rebuild trust -one corrected mistake at a time, and one emancipated system at a time.</text:p>
      <text:p text:style-name="P4"><text:span text:style-name="T19">The misuse of psychiatric language, authority, and institutional power to silence survivors of violence represents not merely an epistemological failure but an organized structure of domination. In Spain and across the European Union, the reclassification of abuse reports as signs of psychiatric pathology is widespread, especially when those reports emerge from historically marginalized or stigmatized groups. Women, migrants, survivors of institutional abuse, children under state custody, and individuals marked by visible or presumed neurodivergence are frequently discredited through diagnostic codes that recast their suffering as disorder, their resistance as symptoms, and their desire for accountability as dangerous instability. Involuntary hospitalizations, false attributions of psychosis, and clinical files weaponized against testimony are routine mechanisms through which violence is denied and repeated (Sangiorgio et al., 2023; Minkowitz, 2014; Breggin &amp; Breggin, 2021). The perpetrators of abuse -often within familial, medical, or institutional contexts -find in the psychiatric system a ready-made apparatus for </text:span><text:span text:style-name="Strong_20_Emphasis"><text:span text:style-name="T19">disqualifying the truth-teller</text:span></text:span><text:span text:style-name="T19">, with virtually no burden of proof.</text:span></text:p>
      <text:p text:style-name="P2"><text:span text:style-name="T47">This structural dynamic is deeply embedded in legal ambiguities and policy gaps. Although the </text:span><text:span text:style-name="Strong_20_Emphasis"><text:span text:style-name="T47">Spanish Constitution</text:span></text:span><text:span text:style-name="T47"> (Articles 15 and 17) guarantees freedom from inhuman treatment and unlawful detention, and international frameworks such as the </text:span><text:span text:style-name="Strong_20_Emphasis"><text:span text:style-name="T47">UN CRPD</text:span></text:span><text:span text:style-name="T47"> mandate equal legal capacity for all individuals regardless of disability, their implementation is structurally neutralized by </text:span><text:span text:style-name="Strong_20_Emphasis"><text:span text:style-name="T47">national laws that enable substitution of consent</text:span></text:span><text:span text:style-name="T47"> and override due process through the invocation of mental disorder (Kayess &amp; French, 2008; López-González et al., 2021). In Spain, </text:span><text:span text:style-name="Strong_20_Emphasis"><text:span text:style-name="T47">Ley 1/2000 on civil procedure</text:span></text:span><text:span text:style-name="T47">, </text:span><text:span text:style-name="Strong_20_Emphasis"><text:span text:style-name="T47">Ley Orgánica 2/2006 on public health</text:span></text:span><text:span text:style-name="T47">, and regional decrees allow professionals or relatives to instigate involuntary psychiatric evaluation without immediate judicial review, a process which routinely bypasses consent, silences contradictory testimony, and erases context. The role of professional bias -whether in clinicians, forensic experts, or court-appointed psychologists -is rarely questioned, and no independent forensic monitoring system exists. This means that psychiatric instruments can be deployed to remove custody, disqualify testimony, or forcibly medicate individuals who report abuse, dissent, or trauma -particularly when the alleged perpetrators occupy positions of medical, legal, or social authority (McWade, 2016; Busfield, 2013; WHO, 2022).</text:span></text:p>
      <text:p text:style-name="P2"><text:span text:style-name="T47">These practices are not simply clinical or legal anomalies -they reflect and reproduce </text:span><text:span text:style-name="Strong_20_Emphasis"><text:span text:style-name="T47">a deeper social logic of exclusion</text:span></text:span><text:span text:style-name="T47">, built upon </text:span><text:span text:style-name="Strong_20_Emphasis"><text:span text:style-name="T47">ideological hierarchies of value</text:span></text:span><text:span text:style-name="T47">. The diagnosis of borderline personality disorder, for instance, disproportionately applied to women who have survived sexual violence or coercive family systems, functions as a clinical category of moral discredit: accusations are reframed as manipulation, distress as instability, protest as danger (Shaw &amp; Proctor, 2005; Caplan, 2014). Among migrants, particularly racialized men, the interpretation of cultural idioms of distress or embodied protest often triggers diagnostic responses such as acute psychosis or schizoaffective disorder, even when the social roots of suffering are plain. These patterns are not accidental. They are shaped by </text:span><text:span text:style-name="Strong_20_Emphasis"><text:span text:style-name="T47">historically ingrained forms of domination</text:span></text:span><text:span text:style-name="T47">, where psychiatry -like other state institutions -becomes an active participant in the governance of bodies deemed unruly, </text:span><text:soft-page-break/><text:span text:style-name="T47">threatening, or politically inconvenient (Fanon, 1952/2008; Rose, 1985). There is no phobic reaction at play, no natural fear: this is not xenophobia, but </text:span><text:span text:style-name="Strong_20_Emphasis"><text:span text:style-name="T47">ideological racism</text:span></text:span><text:span text:style-name="T47">, a deliberate enactment of superiority through </text:span><text:span text:style-name="Strong_20_Emphasis"><text:span text:style-name="T47">the repeated humiliation, misrecognition, and forced dependency of the Other</text:span></text:span><text:span text:style-name="T47">. The claim that such actions emerge from cognitive bias or unconscious prejudice cannot withstand scrutiny; they are deliberate, repeated, and systemically reinforced. The perpetrators are often aware, and the system offers them cover -not only through diagnostic authority, but through moral legitimization.</text:span></text:p>
      <text:p text:style-name="P2"><text:span text:style-name="T47">In everyday interactions, this moral scaffolding allows </text:span><text:span text:style-name="Strong_20_Emphasis"><text:span text:style-name="T47">scorn, loathing, and derision to become normalized clinical attitudes</text:span></text:span><text:span text:style-name="T47">. Health professionals, judges, and police officers may openly express contempt, laugh at disclosures of trauma, or accuse victims of fabrication -all without consequence. These reactions are not merely unprofessional; they are the </text:span><text:span text:style-name="Strong_20_Emphasis"><text:span text:style-name="T47">emotional signature of institutional cruelty</text:span></text:span><text:span text:style-name="T47">, one that </text:span><text:span text:style-name="Strong_20_Emphasis"><text:span text:style-name="T47">enjoys participation in harm</text:span></text:span><text:span text:style-name="T47"> under the guise of expertise. Survivors are not simply disbelieved -they are humiliated, mocked, pathologized, and excluded. Their communications are recorded as symptomatic. Their history is rewritten in third-person summaries. Their suffering is reclassified as a risk to others. Once labeled, every future attempt to speak is reframed as further evidence of illness. This loop, once triggered, becomes nearly impossible to escape (Sweeney et al., 2016; Russo &amp; Sweeney, 2016).</text:span></text:p>
      <text:p text:style-name="P2"><text:span text:style-name="T47">This is not a problem of individual ignorance, but of </text:span><text:span text:style-name="Strong_20_Emphasis"><text:span text:style-name="T47">institutional permission</text:span></text:span><text:span text:style-name="T47">. At every level, the apparatus is configured to facilitate silence and reward complicity. Professionals who witness abuse or malpractice and attempt to intervene are met with retaliation, exclusion, or threats to their licensure. Academic researchers who publish critical findings on diagnostic bias, coercion, or psychiatric violence struggle to receive funding, face career marginalization, and are frequently accused of lacking scientific objectivity. Patients who attempt to document their own experiences -to gather audio evidence, produce narratives, or report violations -are accused of paranoia or delusional ideation. Their recordings are confiscated; their notes ignored. In Spain, as in much of the EU, </text:span><text:span text:style-name="Strong_20_Emphasis"><text:span text:style-name="T47">no structural mechanism exists to protect the psychiatric patient as a witness</text:span></text:span><text:span text:style-name="T47">. Instead, they are rendered into legal non-persons by a system that presumes incapacity the moment the word</text:span><text:span text:style-name="T50">s</text:span><text:span text:style-name="T47"> mental illness is invoked. Even when supported by professionals, the testimony of survivors is rarely given the same weight as that of clinicians -even when those clinicians are the accused (Agamben, 1998; Minkowitz, 2014; Liegghio, 2013).</text:span></text:p>
      <text:p text:style-name="P2"><text:span text:style-name="Strong_20_Emphasis"><text:span text:style-name="T47">Table 15. Values and Practices Lost in Contemporary Psychiatry</text:span></text:span></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60">Historical or Alternative Approach</text:p>
            </table:table-cell>
            <table:table-cell table:style-name="Table30.A1" office:value-type="string">
              <text:p text:style-name="P60">Valuable Element Lost in Dominant Psychiatry</text:p>
            </table:table-cell>
            <table:table-cell table:style-name="Table30.A1" office:value-type="string">
              <text:p text:style-name="P60">Context or Era of Origin</text:p>
            </table:table-cell>
            <table:table-cell table:style-name="Table30.A1" office:value-type="string">
              <text:p text:style-name="P60">Present-Day Absence or Deformation</text:p>
            </table:table-cell>
          </table:table-row>
        </table:table-header-rows>
        <table:table-row>
          <table:table-cell table:style-name="Table30.A1" office:value-type="string">
            <text:p text:style-name="P56">Ancient Greek Medicine</text:p>
          </table:table-cell>
          <table:table-cell table:style-name="Table30.A1" office:value-type="string">
            <text:p text:style-name="P56">Holistic integration of body, mind, and social life</text:p>
          </table:table-cell>
          <table:table-cell table:style-name="Table30.A1" office:value-type="string">
            <text:p text:style-name="P56">Hippocratic corpus, Classical Greece</text:p>
          </table:table-cell>
          <table:table-cell table:style-name="Table30.A1" office:value-type="string">
            <text:p text:style-name="P56">Fragmented care, absence of social meaning</text:p>
          </table:table-cell>
        </table:table-row>
        <table:table-row>
          <table:table-cell table:style-name="Table30.A1" office:value-type="string">
            <text:p text:style-name="P56">Islamic Medicine (9th–13th centuries)</text:p>
          </table:table-cell>
          <table:table-cell table:style-name="Table30.A1" office:value-type="string">
            <text:p text:style-name="P56">Ethical imperative and emphasis on dignity</text:p>
          </table:table-cell>
          <table:table-cell table:style-name="Table30.A1" office:value-type="string">
            <text:p text:style-name="P56">Al-Razi, Ibn Sina</text:p>
          </table:table-cell>
          <table:table-cell table:style-name="Table30.A1" office:value-type="string">
            <text:p text:style-name="P56">Coercion accepted in name of risk management</text:p>
          </table:table-cell>
        </table:table-row>
        <table:table-row>
          <table:table-cell table:style-name="Table30.A1" office:value-type="string">
            <text:p text:style-name="P56">Moral Treatment (18th–19th century)</text:p>
          </table:table-cell>
          <table:table-cell table:style-name="Table30.A1" office:value-type="string">
            <text:p text:style-name="P56">Environmental healing, relational trust</text:p>
          </table:table-cell>
          <table:table-cell table:style-name="Table30.A1" office:value-type="string">
            <text:p text:style-name="P56">Pinel, Tuke, Esquirol</text:p>
          </table:table-cell>
          <table:table-cell table:style-name="Table30.A1" office:value-type="string">
            <text:p text:style-name="P56">Replaced by custodial institutions</text:p>
          </table:table-cell>
        </table:table-row>
        <table:table-row>
          <table:table-cell table:style-name="Table30.A1" office:value-type="string">
            <text:p text:style-name="P56">Early 20th Century Psychoanalysis</text:p>
          </table:table-cell>
          <table:table-cell table:style-name="Table30.A1" office:value-type="string">
            <text:p text:style-name="P56">Exploration of symbolic life, meaning, and memory</text:p>
          </table:table-cell>
          <table:table-cell table:style-name="Table30.A1" office:value-type="string">
            <text:p text:style-name="P56">Freud, Jung, Lacan</text:p>
          </table:table-cell>
          <table:table-cell table:style-name="Table30.A1" office:value-type="string">
            <text:p text:style-name="P56">Supplanted by pharmacology and behavioral fix</text:p>
          </table:table-cell>
        </table:table-row>
        <text:soft-page-break/>
        <table:table-row>
          <table:table-cell table:style-name="Table30.A1" office:value-type="string">
            <text:p text:style-name="P56">Democratic Psychiatry (Italy, 1960s–80s)</text:p>
          </table:table-cell>
          <table:table-cell table:style-name="Table30.A1" office:value-type="string">
            <text:p text:style-name="P56">User participation, deinstitutionalization</text:p>
          </table:table-cell>
          <table:table-cell table:style-name="Table30.A1" office:value-type="string">
            <text:p text:style-name="P56">Basaglia, Trieste reforms</text:p>
          </table:table-cell>
          <table:table-cell table:style-name="Table30.A1" office:value-type="string">
            <text:p text:style-name="P56">Hollowed forms in community psychiatry</text:p>
          </table:table-cell>
        </table:table-row>
        <table:table-row>
          <table:table-cell table:style-name="Table30.A1" office:value-type="string">
            <text:p text:style-name="P56">Open Dialogue (Finland, 1980s–present)</text:p>
          </table:table-cell>
          <table:table-cell table:style-name="Table30.A1" office:value-type="string">
            <text:p text:style-name="P56">Shared understanding, non-hierarchical care</text:p>
          </table:table-cell>
          <table:table-cell table:style-name="Table30.A1" office:value-type="string">
            <text:p text:style-name="P56">Tornio region, Western Lapland</text:p>
          </table:table-cell>
          <table:table-cell table:style-name="Table30.A1" office:value-type="string">
            <text:p text:style-name="P56">Rarely implemented, treated as fringe</text:p>
          </table:table-cell>
        </table:table-row>
        <table:table-row>
          <table:table-cell table:style-name="Table30.A1" office:value-type="string">
            <text:p text:style-name="P56">Community-based, culturally informed models</text:p>
          </table:table-cell>
          <table:table-cell table:style-name="Table30.A1" office:value-type="string">
            <text:p text:style-name="P56">Local agency, language adaptation, narrative healing</text:p>
          </table:table-cell>
          <table:table-cell table:style-name="Table30.A1" office:value-type="string">
            <text:p text:style-name="P56">Latin America, Africa, Global South</text:p>
          </table:table-cell>
          <table:table-cell table:style-name="Table30.A1" office:value-type="string">
            <text:p text:style-name="P56">Ignored in standardized Western diagnostics</text:p>
          </table:table-cell>
        </table:table-row>
      </table:table>
      <text:p text:style-name="P54">Table <text:sequence text:ref-name="refTable0" text:name="Table" text:formula="ooow:Table+1" style:num-format="1">1</text:sequence>: Table 15 lists core values and practices embedded in earlier or alternative paradigms of care that contemporary biomedically-driven psychiatry has neglected or abandoned, emphasizing historical richness and lost potential for healing-based, participatory mental health systems.</text:p>
      <text:p text:style-name="P63"/>
      <text:p text:style-name="P2"><text:span text:style-name="T47">The consequences of this silencing are profound: </text:span><text:span text:style-name="T51">s</text:span><text:span text:style-name="T47">urvivors lose not only liberty, health, and recognition, but </text:span><text:span text:style-name="Strong_20_Emphasis"><text:span text:style-name="T47">their very capacity to resist</text:span></text:span><text:span text:style-name="T47">. Locked into institutions or dependent on professionals for certification of their sanity, they are denied the opportunity to build alternatives, to organize politically, or to seek justice through ordinary legal channels. Attempts to create peer networks are surveilled. Attempts to advocate are interpreted as dangerous overidentification. The system demands submission, not critique; gratitude, not truth. The </text:span><text:span text:style-name="Strong_20_Emphasis"><text:span text:style-name="T47">early demise</text:span></text:span><text:span text:style-name="T47"> of so many individuals with psychiatric histories -whether through suicide, medical neglect, or social abandonment -is not a by-product but a consequence of this design. It is the result of a system that chooses containment over connection, control over comprehension, and punishment over protection. The failure to reform is not a matter of resources or complexity, but of </text:span><text:span text:style-name="Strong_20_Emphasis"><text:span text:style-name="T47">institutional refusal to cede power</text:span></text:span><text:span text:style-name="T47">. That refusal costs lives, </text:span><text:span text:style-name="T52">and the growth and prevalence trends are in the wrong direction. <text:line-break/></text:span><text:span text:style-name="T19"><text:line-break/></text:span><text:span text:style-name="T47">Recent evidence indicates that the use of psychotropic substances under conditions of coercion in Spain is not only persistent but growing, particularly in institutional and elder care settings. Antipsychotic medication, including long-acting injectable forms, has shown a notable increase in forced application, typically justified by perceived treatment non-adherence or administrative expediency rather than individual clinical assessment (Gonzalez &amp; Romero, 2020). The use of benzodiazepines remains widespread, especially in emergency care and residential facilities, where sedation is prioritized over dialogical intervention or trauma-informed care (Huertas, 2022).</text:span></text:p>
      <text:p text:style-name="P63">Antidepressants, although often viewed as benign, are frequently administered without psychiatric supervision, especially in primary care contexts, leading to overprescription and neglect of root causes such as poverty or isolation (Olfson et al., 2015). Polypharmacy -particularly among institutionalized populations and individuals labeled with ‘serious mental illness’ -has risen steadily, despite its well-documented associations with reduced life expectancy, metabolic syndrome, and cognitive decline (De Hert et al., 2011; Vancampfort et al., 2015). These patterns reflect a systemic preference for pharmacological control as a substitute for adequate support structures, relational care, and respect for autonomy (Moncrieff, 2022; Kirmayer &amp; Pedersen, 2014). <text:line-break/><text:line-break/>The implementation of involuntary pharmacological regimes often bypasses informed consent and undermines international human rights guidelines, such as those endorsed by the WHO (2021) and UN Special Rapporteurs on the right to health (Puras, 2017; Sisti et al., 2021). These findings <text:soft-page-break/>reinforce the need for critical reassessment of psychiatric prescribing patterns and a shift toward more ethical, patient-centered, and evidence-based approaches in mental health care.</text:p>
      <text:p text:style-name="P14"><text:span text:style-name="T19"><text:line-break/></text:span><text:span text:style-name="Strong_20_Emphasis"><text:span text:style-name="T47">Table 16. Past Abuses in Psychiatry and Present-Day Echoes</text:span></text:span></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P60">Historical Abuse or Harm</text:p>
            </table:table-cell>
            <table:table-cell table:style-name="Table28.A1" office:value-type="string">
              <text:p text:style-name="P60">Timeframe or Regime</text:p>
            </table:table-cell>
            <table:table-cell table:style-name="Table28.A1" office:value-type="string">
              <text:p text:style-name="P60">Present Echo in Contemporary Psychiatry</text:p>
            </table:table-cell>
            <table:table-cell table:style-name="Table28.A1" office:value-type="string">
              <text:p text:style-name="P60">Shared Mechanism or Structure</text:p>
            </table:table-cell>
          </table:table-row>
        </table:table-header-rows>
        <table:table-row>
          <table:table-cell table:style-name="Table28.A1" office:value-type="string">
            <text:p text:style-name="P56">Forced sterilization of the 'unfit'</text:p>
          </table:table-cell>
          <table:table-cell table:style-name="Table28.A1" office:value-type="string">
            <text:p text:style-name="P56">Early-mid 20th century (e.g., Nazi Germany, USA)</text:p>
          </table:table-cell>
          <table:table-cell table:style-name="Table28.A1" office:value-type="string">
            <text:p text:style-name="P56">Non-consensual long-acting injectables, guardianship abuse</text:p>
          </table:table-cell>
          <table:table-cell table:style-name="Table28.A1" office:value-type="string">
            <text:p text:style-name="P56">Eugenic logic, denial of autonomy</text:p>
          </table:table-cell>
        </table:table-row>
        <table:table-row>
          <table:table-cell table:style-name="Table28.A1" office:value-type="string">
            <text:p text:style-name="P56">Confinement of political dissidents</text:p>
          </table:table-cell>
          <table:table-cell table:style-name="Table28.A1" office:value-type="string">
            <text:p text:style-name="P56">USSR, Francoist Spain, Latin America</text:p>
          </table:table-cell>
          <table:table-cell table:style-name="Table28.A1" office:value-type="string">
            <text:p text:style-name="P56">Labeling dissent as pathology, forced hospitalization</text:p>
          </table:table-cell>
          <table:table-cell table:style-name="Table28.A1" office:value-type="string">
            <text:p text:style-name="P56">Psychiatry as state apparatus</text:p>
          </table:table-cell>
        </table:table-row>
        <table:table-row>
          <table:table-cell table:style-name="Table28.A1" office:value-type="string">
            <text:p text:style-name="P56">Aversion therapy and conversion ‘treatments’</text:p>
          </table:table-cell>
          <table:table-cell table:style-name="Table28.A1" office:value-type="string">
            <text:p text:style-name="P56">1950s–70s (USA, UK)</text:p>
          </table:table-cell>
          <table:table-cell table:style-name="Table28.A1" office:value-type="string">
            <text:p text:style-name="P56">Pathologization of neurodiversity or gender variance</text:p>
          </table:table-cell>
          <table:table-cell table:style-name="Table28.A1" office:value-type="string">
            <text:p text:style-name="P56">Normative enforcement of behavior</text:p>
          </table:table-cell>
        </table:table-row>
        <table:table-row>
          <table:table-cell table:style-name="Table28.A1" office:value-type="string">
            <text:p text:style-name="P56">Physical restraint and isolation</text:p>
          </table:table-cell>
          <table:table-cell table:style-name="Table28.A1" office:value-type="string">
            <text:p text:style-name="P56">Asylums, 19th–20th centuries</text:p>
          </table:table-cell>
          <table:table-cell table:style-name="Table28.A1" office:value-type="string">
            <text:p text:style-name="P56">Seclusion rooms, mechanical restraints</text:p>
          </table:table-cell>
          <table:table-cell table:style-name="Table28.A1" office:value-type="string">
            <text:p text:style-name="P56">Carceral legacy, punitive containment</text:p>
          </table:table-cell>
        </table:table-row>
        <table:table-row>
          <table:table-cell table:style-name="Table28.A1" office:value-type="string">
            <text:p text:style-name="P56">Insulin coma, lobotomy</text:p>
          </table:table-cell>
          <table:table-cell table:style-name="Table28.A1" office:value-type="string">
            <text:p text:style-name="P56">1930s–1950s</text:p>
          </table:table-cell>
          <table:table-cell table:style-name="Table28.A1" office:value-type="string">
            <text:p text:style-name="P56">Overuse of ECT, experimental polypharmacy</text:p>
          </table:table-cell>
          <table:table-cell table:style-name="Table28.A1" office:value-type="string">
            <text:p text:style-name="P56">Risk disregard, technological supremacy</text:p>
          </table:table-cell>
        </table:table-row>
        <table:table-row>
          <table:table-cell table:style-name="Table28.A1" office:value-type="string">
            <text:p text:style-name="P56">Institutional neglect and warehousing</text:p>
          </table:table-cell>
          <table:table-cell table:style-name="Table28.A1" office:value-type="string">
            <text:p text:style-name="P56">Ongoing in underfunded settings</text:p>
          </table:table-cell>
          <table:table-cell table:style-name="Table28.A1" office:value-type="string">
            <text:p text:style-name="P56">Understaffed long-term facilities, misdiagnosis</text:p>
          </table:table-cell>
          <table:table-cell table:style-name="Table28.A1" office:value-type="string">
            <text:p text:style-name="P56">Dehumanization, social abandonment</text:p>
          </table:table-cell>
        </table:table-row>
        <table:table-row>
          <table:table-cell table:style-name="Table28.A1" office:value-type="string">
            <text:p text:style-name="P56">Diagnoses used to delegitimize</text:p>
          </table:table-cell>
          <table:table-cell table:style-name="Table28.A1" office:value-type="string">
            <text:p text:style-name="P56">Throughout 20th century</text:p>
          </table:table-cell>
          <table:table-cell table:style-name="Table28.A1" office:value-type="string">
            <text:p text:style-name="P56">Discrediting patient testimony via 'anosognosia'</text:p>
          </table:table-cell>
          <table:table-cell table:style-name="Table28.A1" office:value-type="string">
            <text:p text:style-name="P56">Epistemic invalidation, professional infallibility</text:p>
          </table:table-cell>
        </table:table-row>
      </table:table>
      <text:p text:style-name="P54">Table <text:sequence text:ref-name="refTable1" text:name="Table" text:formula="ooow:Table+1" style:num-format="1">2</text:sequence>: Table 16 highlights historical abuses in psychiatric institutions and traces their conceptual or procedural persistence in contemporary clinical practices, showing how structures of control endure even amid apparent reform.</text:p>
      <text:p text:style-name="P28">The dominant psychiatric model in Spain and much of Europe has progressively narrowed its epistemological lens, sidelining relational, ethical, and meaning-centered traditions in favor of pharmacological and behavioral control strategies (Bracken et al., 2012; Kirmayer &amp; Pedersen, 2014). The loss of therapeutic plurality is not merely cultural but structural: care practices once rooted in the moral, spiritual, and communal dimensions of healing have been replaced by algorithmic diagnostics and drug-based standardization. Traditions such as Islamic medical ethics emphasized patient dignity and collaborative meaning-making, while the Moral Treatment and later Open Dialogue models fostered trust, dialogical sense-making, and social integration (Fanon, 1961; Seikkula et al., 2006). These approaches often resisted coercion and prioritized contextual understanding. Conversely, the historical record of psychiatry’s coercive and carceral aspects -from sterilization and political repression to experimental interventions on marginalized groups -finds resonance in today’s routine use of chemical restraint, diagnostic overreach, and institutional violence under legal cover (Moncrieff, 2022; Gonzalez &amp; Romero, 2020; Huertas, 2022). The continuity of such harm reveals not progress but transformation of form, masked by medical terminology and bureaucratic authority.</text:p>
      <text:p text:style-name="P28"/>
      <text:p text:style-name="P28"><text:soft-page-break/><text:span text:style-name="Strong_20_Emphasis"><text:span text:style-name="T47">Table 17 – Contemporary Institutional Violence and Social Death</text:span></text:span><text:line-break/><text:span text:style-name="Emphasis">Mechanisms through which coercive psychiatric systems perpetuate structural harm and extinguish full social personhood.</text:span></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60">Institutional Mechanism</text:p>
            </table:table-cell>
            <table:table-cell table:style-name="Table29.A1" office:value-type="string">
              <text:p text:style-name="P60">Effect on Personhood or Autonomy</text:p>
            </table:table-cell>
            <table:table-cell table:style-name="Table29.A1" office:value-type="string">
              <text:p text:style-name="P60">Social Consequence</text:p>
            </table:table-cell>
            <table:table-cell table:style-name="Table29.A1" office:value-type="string">
              <text:p text:style-name="P60">Cumulative Outcome</text:p>
            </table:table-cell>
          </table:table-row>
        </table:table-header-rows>
        <table:table-row>
          <table:table-cell table:style-name="Table29.A1" office:value-type="string">
            <text:p text:style-name="P56">Involuntary hospitalization</text:p>
          </table:table-cell>
          <table:table-cell table:style-name="Table29.A1" office:value-type="string">
            <text:p text:style-name="P56">Loss of freedom and legal agency</text:p>
          </table:table-cell>
          <table:table-cell table:style-name="Table29.A1" office:value-type="string">
            <text:p text:style-name="P56">Social isolation and stigma</text:p>
          </table:table-cell>
          <table:table-cell table:style-name="Table29.A1" office:value-type="string">
            <text:p text:style-name="P56">Chronic institutional dependence</text:p>
          </table:table-cell>
        </table:table-row>
        <table:table-row>
          <table:table-cell table:style-name="Table29.A1" office:value-type="string">
            <text:p text:style-name="P56">Forced medication</text:p>
          </table:table-cell>
          <table:table-cell table:style-name="Table29.A1" office:value-type="string">
            <text:p text:style-name="P56">Suppression of emotional and cognitive agency</text:p>
          </table:table-cell>
          <table:table-cell table:style-name="Table29.A1" office:value-type="string">
            <text:p text:style-name="P56">Neurological and metabolic damage</text:p>
          </table:table-cell>
          <table:table-cell table:style-name="Table29.A1" office:value-type="string">
            <text:p text:style-name="P56">Learned helplessness, identity erosion</text:p>
          </table:table-cell>
        </table:table-row>
        <table:table-row>
          <table:table-cell table:style-name="Table29.A1" office:value-type="string">
            <text:p text:style-name="P56">Guardianship and loss of legal capacity</text:p>
          </table:table-cell>
          <table:table-cell table:style-name="Table29.A1" office:value-type="string">
            <text:p text:style-name="P56">Infantilization and legal invisibility</text:p>
          </table:table-cell>
          <table:table-cell table:style-name="Table29.A1" office:value-type="string">
            <text:p text:style-name="P56">Economic exclusion, vulnerability to abuse</text:p>
          </table:table-cell>
          <table:table-cell table:style-name="Table29.A1" office:value-type="string">
            <text:p text:style-name="P56">Permanent disempowerment</text:p>
          </table:table-cell>
        </table:table-row>
        <table:table-row>
          <table:table-cell table:style-name="Table29.A1" office:value-type="string">
            <text:p text:style-name="P56">Psychiatric labeling without appeal</text:p>
          </table:table-cell>
          <table:table-cell table:style-name="Table29.A1" office:value-type="string">
            <text:p text:style-name="P56">Imposed identity and diagnostic fixation</text:p>
          </table:table-cell>
          <table:table-cell table:style-name="Table29.A1" office:value-type="string">
            <text:p text:style-name="P56">Barriers to employment, education, parenting</text:p>
          </table:table-cell>
          <table:table-cell table:style-name="Table29.A1" office:value-type="string">
            <text:p text:style-name="P56">Internalized devaluation and hopelessness</text:p>
          </table:table-cell>
        </table:table-row>
        <table:table-row>
          <table:table-cell table:style-name="Table29.A1" office:value-type="string">
            <text:p text:style-name="P56">Mechanical restraints and seclusion</text:p>
          </table:table-cell>
          <table:table-cell table:style-name="Table29.A1" office:value-type="string">
            <text:p text:style-name="P56">Physical domination and sensory deprivation</text:p>
          </table:table-cell>
          <table:table-cell table:style-name="Table29.A1" office:value-type="string">
            <text:p text:style-name="P56">Trauma, dehumanization</text:p>
          </table:table-cell>
          <table:table-cell table:style-name="Table29.A1" office:value-type="string">
            <text:p text:style-name="P56">Long-term psychological harm and dissociation</text:p>
          </table:table-cell>
        </table:table-row>
        <table:table-row>
          <table:table-cell table:style-name="Table29.A1" office:value-type="string">
            <text:p text:style-name="P56">Disregard of complaints or reports</text:p>
          </table:table-cell>
          <table:table-cell table:style-name="Table29.A1" office:value-type="string">
            <text:p text:style-name="P56">Epistemic injustice</text:p>
          </table:table-cell>
          <table:table-cell table:style-name="Table29.A1" office:value-type="string">
            <text:p text:style-name="P56">Institutional impunity</text:p>
          </table:table-cell>
          <table:table-cell table:style-name="Table29.A1" office:value-type="string">
            <text:p text:style-name="P56">Total discrediting of lived experience</text:p>
          </table:table-cell>
        </table:table-row>
        <table:table-row>
          <table:table-cell table:style-name="Table29.A1" office:value-type="string">
            <text:p text:style-name="P56">Neglect of social, legal, nutritional needs</text:p>
          </table:table-cell>
          <table:table-cell table:style-name="Table29.A1" office:value-type="string">
            <text:p text:style-name="P56">Denial of holistic care</text:p>
          </table:table-cell>
          <table:table-cell table:style-name="Table29.A1" office:value-type="string">
            <text:p text:style-name="P56">Premature aging, marginalization</text:p>
          </table:table-cell>
          <table:table-cell table:style-name="Table29.A1" office:value-type="string">
            <text:p text:style-name="P56">Structural invisibility and premature death</text:p>
          </table:table-cell>
        </table:table-row>
      </table:table>
      <text:p text:style-name="P28"/>
      <text:p text:style-name="P28">Institutional psychiatry, in its dominant biomedical iteration, often claims therapeutic neutrality while operationalizing mechanisms that reproduce <text:span text:style-name="Emphasis">structural violence</text:span> and negate fundamental human dignity. These systems do not merely treat diagnosed disorders; they reshape identities, limit legal personhood, and erase narrative agency (Foucault, 2003; Metzl, 2009; Sisti et al., 2021). The imposition of diagnostic labels without transparent review, the use of involuntary treatments as routine administrative measures, and the stripping of legal autonomy through guardianship constructs collectively result in what social theorists term <text:span text:style-name="Emphasis">social death</text:span> -the systematic dismantling of an individual’s relational, civic, and existential presence (Rose et al., 2019; Moncrieff, 2022).</text:p>
      <text:p text:style-name="P63">What remains is a normalized structure of control in which those harmed are denied the ability to testify, to organize, or to recover outside the sanctioned bounds of institutional logic. This framework is not merely theoretical. It corresponds with statistical realities of reduced life expectancy, increased disability, and profound social exclusion among psychiatric survivors (De Hert et al., 2011; Vancampfort et al., 2015; WHO, 2021). The system, designed to protect and support, often ensures the very opposite -unless challenged with evidence, ethics, and sustained structural accountability. Current best practices in psychiatry emphasize that the application of coercive measures -including involuntary hospitalization, forced medication, and physical or chemical restraints -should be restricted to exceptional circumstances in which there is immediate and substantiated risk to life, and no other less invasive alternative is feasible. A growing corpus of international research demonstrates that coercion not only lacks robust evidence for improving long-term clinical outcomes, but is frequently associated with heightened risk of trauma, reduced trust in services, exacerbation of underlying distress, and increased all-cause mortality over time (Large et al., 2014; Sisti et al., 2021; Barbui et al., 2020). Physiological consequences of coerced pharmacological intervention include heightened risk of metabolic syndrome, cardiovascular <text:soft-page-break/>disease, and neurocognitive decline, as shown in extensive population-based and longitudinal studies (Vancampfort et al., 2015; De Hert et al., 2011; Tiihonen et al., 2009). Moreover, neuroimaging and neuropathological findings suggest that long-term exposure to antipsychotics, especially in the absence of therapeutic alliance, may lead to volumetric brain changes and functional impairments that are difficult to disentangle from the effects of psychiatric diagnosis itself (Moncrieff &amp; Leo, 2010; Ho et al., 2011).</text:p>
      <text:p text:style-name="P63">The clinical justification for coercion has historically rested on paternalistic interpretations of risk and incapacity that are not consistently applied across other medical domains, reflecting unique sociocultural and institutional biases embedded in psychiatric practice (Foucault, 1975/2003; Szasz, 1974; Rose, 2006). The failure to incorporate patient preferences and to adequately inform individuals of potential harms has been documented as a structural deficiency in mental health systems, particularly within high-income countries where pharmacological paradigms dominate service design (Cosgrove et al., 2020; WHO, 2021). While acute agitation or suicidal ideation are often cited as triggers for forced intervention, the lack of predictive validity in clinical risk assessments undermines the scientific basis for coercion as preventive strategy (Ryan et al., 2010; Large et al., 2011). Additionally, forced treatment is rarely followed by independent review or restorative mechanisms, and tends to initiate a trajectory of chronicity and disengagement, not recovery (Gøtzsche, 2015; Read &amp; Dillon, 2013).</text:p>
      <text:p text:style-name="P63">The most consistent predictors of psychiatric relapse and deterioration remain social exclusion, adverse childhood experiences, chronic poverty, and lack of meaning-making support -factors not addressed by pharmacological intervention alone (Kessler et al., 2010; Kirmayer &amp; Pedersen, 2014; Patel et al., 2018). Evidence from community-based, dialogical, and psychosocial models -including Open Dialogue, Soteria, and trauma-informed care -demonstrates reduced rates of hospitalization and medication use, greater patient satisfaction, and superior functional outcomes, even in populations with first-episode psychosis (Seikkula et al., 2006; Bergström et al., 2018; Hopper et al., 2007). The reluctance of dominant systems to adopt these models at scale cannot be explained by lack of evidence, but rather by entrenched structural incentives and the epistemic authority conferred upon biologically reductive frameworks. Therefore, the decision to use coercion in psychiatry today reflects not clinical necessity, but systemic defaults and institutional inertia. A rigorous application of medical ethics, human rights standards, and evidence-based public health would demand a reversal of this trend in favor of capacity-building, shared decision-making, and scalable structural support.</text:p>
      <text:p text:style-name="P28">This dissertation intervenes precisely where reform must begin: at the reconstitution of patient autonomy and the recognition of shared decision-making as the ethical and clinical core of legitimate psychiatric practice. At stake is not merely a methodological preference but the redefinition of what it means to care. True healing begins with the premise that each person possesses both the right and the capacity to participate actively in decisions affecting their body, mind, and life course. Shared decision-making, far from being a bureaucratic formality or therapeutic luxury, is the operationalization of autonomy in clinical terms: it is the structural antithesis of coercion. Its implementation marks the boundary between treatment and assault, between assistance and domination.</text:p>
      <text:p text:style-name="P63">Crucially, this process rests on the presence of trust, a factor repeatedly shown to be both a prerequisite and a product of effective therapeutic engagement. The therapeutic alliance -a robust predictor of clinical outcomes across diagnoses and modalities -is dismantled when care is imposed <text:soft-page-break/>rather than co-constructed (Horvath &amp; Symonds, 1991; Bordin, 1979; Flückiger et al., 2018). In mental health, where the suffering is often relational in origin or character, healing must be relational in method. The cultivation of trust enables openness, mitigates fear, and supports recovery through mutual recognition. Conversely, isolation, threat, and distrust -common consequences of coercive environments -disrupt neural integration, worsen affective regulation, and deepen psychological injury (Siegel, 2012; Read et al., 2005). Psychiatry that fails to foster safety cannot claim to offer care. Mental health is not to be monitored for compliance but to be nurtured through respect, presence, and shared humanity.</text:p>
      <text:p text:style-name="P63">Punishing patients for their vulnerability -whether through forced medication, seclusion, or disregard of their voice -, <text:span text:style-name="T143">and as prevention for their alleged dangerousness to themselves and others, stripping them of rights and dignity required for healing, </text:span>reflects a clinical failure and a systemic betrayal. The imposition of control in the name of safety often results in precisely the opposite: heightened risk, erosion of therapeutic engagement, and entrenchment of pathology through learned helplessness and internalized stigma (Slade et al., 2014; Rose et al., 2019). Mental health services must not reenact the very dynamics of dominance and humiliation that precipitate crisis. Instead, they must anchor their legitimacy in alliance, not authority; in dignity, not discipline. That principle is not ideological -it is scientific, ethical, and necessary.</text:p>
      <text:p text:style-name="P63">The scientific literature has consistently demonstrated that collaborative models yield superior outcomes in engagement, satisfaction, adherence, and long-term recovery. More importantly, they facilitate accountability, prevent abuse, and uphold the basic tenets of medical ethics -respect for autonomy, informed consent, and the principle of non-maleficence. Yet, in many psychiatric settings, particularly in Spain and other European countries with strong biomedical traditions, shared decision-making remains marginal, symbolic, or selectively applied. Patients are frequently excluded from treatment planning; families may be enlisted as enforcers of compliance rather than supporters of dialogue; and professionals often default to presumptions of incapacity rather than cultivating relational competence. Such omissions are not the result of knowledge gaps but of cultural inertia and institutional reluctance to decentralize authority.</text:p>
      <text:p text:style-name="P63">Responsibility, in this framework, is reconceptualized -not as an individual burden to justify the use of coercion, but as a shared condition within which persons, professionals, and systems must operate to promote agency. Autonomy is not an abstract ideal but a lived, supported process. It requires adequate information, time, relational trust, and space to consider alternatives. It requires that distress be understood, not suppressed; that behavior be interpreted, not pathologized; that suffering be met with companionship, not suspicion. Most of all, it demands that the professional role be redefined not as the arbiter of truth but as a facilitator of meaningful, plural, and informed choices.</text:p>
      <text:p text:style-name="P63">This dissertation therefore does not merely call for the reduction of coercion -it insists on the systematic integration of shared decision-making as a measurable, accountable, and enforceable standard of care. The transformation of psychiatry into a discipline of dignity and justice must pass through this gateway. To choose otherwise is to maintain the fiction that violence is care, and silence is consent. Shared decision-making is not the final goal but the minimal condition for ethical medicine. It is what distinguishes treatment from oppression, care from control, and a health system from a carceral apparatus. In placing autonomy at the center of this inquiry, this research restores psychiatry’s potential to serve -not regulate -those it claims to help. The stakes could not be higher, nor the path more clearly defined. What remains is the political and institutional will to walk it.</text:p>
      <text:p text:style-name="P81"><text:soft-page-break/><text:span text:style-name="T37">1.</text:span><text:span text:style-name="T27">4</text:span><text:span text:style-name="T37">. </text:span><text:span text:style-name="T27">Objectives of the action-research undertaken</text:span></text:p>
      <text:p text:style-name="P81"><text:span text:style-name="T27">The present action-research is grounded in the ethical and clinical imperative to transform psychiatric services from institutional frameworks that often perpetuate coercion, silencing, and depersonalization, into systems that foster true healing, structural dignity, and sustainable recovery. The general objective is to contribute to the eradication of psychiatric violence and epistemic injustice through the empirical development and validation of collaborative, non-coercive care models. These models center on active listening, trauma-informed practices, and the right of every individual to navigate their mental health journey without retraumatization, identity erasure, or status degradation. Rooted in a biocultural and rights-based framework, this research articulates its purpose through SMART objectives: specific, measurable, achievable, relevant, and time-bound goals aimed at facilitating recovery-oriented transformations in mental health services. </text:span><text:span text:style-name="T28">The objectives are as follows. Not all were fully reached. Some of them, </text:span><text:span text:style-name="T29">barely attained</text:span><text:span text:style-name="T28">, regretfully:</text:span></text:p>
      <text:p text:style-name="P2"><text:span text:style-name="Strong_20_Emphasis"><text:span text:style-name="T47">1</text:span></text:span><text:span text:style-name="T47">: To identify and describe the systemic mechanisms by which current psychiatric practices contribute to epistemic violence, retraumatization, and long-term iatrogenic harm, particularly through involuntary treatment and identity-defining diagnostic labeling. This objective entails both qualitative and quantitative exploration of professional behaviors, user experiences, and institutional incentives (Johnstone &amp; Boyle, 2018; Frances, 2013).</text:span></text:p>
      <text:p text:style-name="P2"><text:span text:style-name="Strong_20_Emphasis"><text:span text:style-name="T47">2</text:span></text:span><text:span text:style-name="T47">: To design and test non-coercive, personalized, trauma-informed intervention protocols that ensure mutual respect, informed consent, and real-time participatory decision-making. These protocols prioritize minimal systemic change with maximal protective effect: establishing healing boundaries, enhancing continuity of care, and promoting the irreducible dignity of the person across contexts (Slade et al., 2014; Davidson et al., 2009).</text:span></text:p>
      <text:p text:style-name="P2"><text:span text:style-name="Strong_20_Emphasis"><text:span text:style-name="T47">3</text:span></text:span><text:span text:style-name="T47">: To implement and evaluate collaborative medication management practices that reduce polypharmacy, enhance user autonomy, and prevent medication-related harm through informed deprescription and shared monitoring systems (Garcia Torrents, 2023a; Moncrieff et al., 2019). This includes deploying expert systems as supportive, not substitutive, technologies that integrate subjective narratives with biomedical data for precision and agency (Garcia Torrents, 2023b).</text:span></text:p>
      <text:p text:style-name="P2"><text:span text:style-name="Strong_20_Emphasis"><text:span text:style-name="T47">4</text:span></text:span><text:span text:style-name="T47">: To map, document, and compare international best practices in reducing coercion and promoting rights-based recovery, particularly Open Dialogue, Advance Directives, and peer-led support systems (Seikkula et al., 2006; O'Hagan et al., 2012), while adapting them to the Spanish and European context through stakeholder interviews and service evaluations.</text:span></text:p>
      <text:p text:style-name="P2"><text:span text:style-name="Strong_20_Emphasis"><text:span text:style-name="T47">5</text:span></text:span><text:span text:style-name="T47">: To co-produce, with users and practitioners, an ethical monitoring framework that identifies early warning signs of coercive drift, institutional betrayal, or structural silencing in clinical settings. This includes the development of training materials, operational ethics protocols, and cultural safety indicators (Watson et al., 2019; Bracken et al., 2012).</text:span></text:p>
      <text:p text:style-name="P2"><text:span text:style-name="Strong_20_Emphasis"><text:span text:style-name="T47">6</text:span></text:span><text:span text:style-name="T47">: To promote the recognition of lived experience and social determinants -including gender roles, migration, poverty, and historical violence -as essential variables in clinical care planning and systems design, ensuring that recovery is not framed as compliance but as the regaining of authorship and community participation (Morrow &amp; Weisser, 2012; WHO, 2021).</text:span></text:p>
      <text:p text:style-name="P2"><text:span text:style-name="Strong_20_Emphasis"><text:span text:style-name="T47">7</text:span></text:span><text:span text:style-name="T47">: To provide a validated roadmap for the implementation of EU BEACON One Health Education and Technology initiatives within psychiatric care, public education, and legal systems. This </text:span><text:soft-page-break/><text:span text:style-name="T47">roadmap will be based on the integration of fieldwork data, survey analysis, and system modeling conducted through this doctoral research.</text:span></text:p>
      <text:p text:style-name="P82">Each of these objectives converges toward the primary goal of restoring person-centered care in psychiatry by affirming individual autonomy, contextual intelligence, and collective responsibility. They are aligned with international mandates to eliminate coercion in mental health (United Nations, 2017; WHO, 2021), and framed within a cross-disciplinary commitment to ethical care systems that protect rather than destroy. </text:p>
      <text:p text:style-name="P82">The overarching goal of this doctoral action-research is to identify and implement the minimum effective systemic transformations required to end retraumatization and institutional abuse in mental health care, establishing in their place sustainable models for real recovery, trauma-informed practice, and person-led autonomy. This objective is embedded in the ethical responsibility to deliver care that heals rather than harms, respects rather than pathologizes, and affirms rather than degrades. Recovery, understood as a process of genuine personal and collective transformation, cannot occur where the clinical environment fosters fear, identity stripping, or resignation to chronic institutional dependence. The present work adopts a SMART framework -specific, measurable, achievable, relevant, and time-bound -in its formulation of action-oriented objectives, grounded in the premise that psychiatry must serve healing, not status preservation or epistemic control.</text:p>
      <text:p text:style-name="P2"><text:span text:style-name="Strong_20_Emphasis"><text:span text:style-name="T53">The o</text:span></text:span><text:span text:style-name="Strong_20_Emphasis"><text:span text:style-name="T47">bjective 1</text:span></text:span><text:span text:style-name="T47"> </text:span><text:span text:style-name="T53">was almost</text:span><text:span text:style-name="T47"> fully attained: the documentation and analysis of the mechanisms through which current psychiatric paradigms perpetuate coercion, loss of autonomy, and systemic retraumatization. This includes empirical and testimonial evidence of involuntary treatment, symbolic violence, and diagnostic overreach, all of which contribute to entrenched institutional betrayal and chronic identity damage (Boyle, 2022; Johnstone &amp; Boyle, 2018). These findings reveal how the routine reproduction of dependency, under the guise of treatment, structurally undermines the possibility of healing and restoration.</text:span></text:p>
      <text:p text:style-name="P2"><text:span text:style-name="Strong_20_Emphasis"><text:span text:style-name="T47">O</text:span></text:span><text:span text:style-name="Strong_20_Emphasis"><text:span text:style-name="T53">n the other hand, o</text:span></text:span><text:span text:style-name="Strong_20_Emphasis"><text:span text:style-name="T47">bjectives 2 to 5</text:span></text:span><text:span text:style-name="T47">, while partially advanced, remain ongoing. They reflect a long-term process of participatory construction and real-world adaptation over more than five years of multidisciplinary engagement. These objectives focus on designing and testing concrete, rights-based care protocols to replace the dominant coercive model. Among these, Open Dialogue has emerged as the most promising foundation. Substantial efforts have been devoted to its study, contextualization, and advocacy, both in Spain and internationally, with a view toward a culturally and institutionally feasible adaptation that addresses the severe limitations in interprofessional collaboration endemic to current service structures (Seikkula et al., 2006; García Torrents, 2023a). The necessary work of implementing one-on-one shared decision-making frameworks with psychiatrists and general practitioners is still unfolding, as it requires a paradigmatic shift in clinical authority, communication, and cooperation -conditions not Yet, present in the fragmented, hierarchical systems that dominate mental health care today. </text:span><text:span text:style-name="T53">Objective 7 is active, and funded, </text:span><text:span text:style-name="T78">set as teamwork with already about five hundred experts across the EU COST area and globally.</text:span></text:p>
      <text:p text:style-name="P63">A coordinated transformation is required: services must operate as truly interdisciplinary ecosystems, with joint deliberation across all professional actors, shared objectives, and a common understanding of the person as sovereign narrator of their own healing path (Slade et al., 2014; Davidson et al., 2009). Moreover, these clinical changes must be supported by technological and educational tools that empower both practitioners and users. The incorporation of wearables, trackers, and intelligent monitoring systems can support early warning responses, pattern <text:soft-page-break/>recognition, and the development of health-promoting habits without falling into surveillance or pathologizing logic (Garcia Torrents, 2023b). Likewise, psychoeducation, continuous skill enhancement, and structural humility among clinicians are essential to cultivate safe environments where fear no longer defines care-seeking behavior, and recovery is not the exception but the norm.</text:p>
      <text:p text:style-name="P63">The system must be re-engineered to respond proportionately and appropriately to distress, to prevent escalation and re-injury, and to ultimately resolve what now becomes entrenched. No human capital should be lost to preventable deterioration, and no community should accept the locked-in stasis of the “given up” syndrome: the reification of lifelong illness through professional despair and systemic resignation. It is both unethical and clinically fallacious to define persons as chronically ill by default, on the basis of presumptive genetic risk or untestable brain disease models, while ignoring context, environment, trauma, and structural neglect (Moncrieff et al., 2022). Such framing does not reflect scientific humility, but rather professional hubris defending privileges, epistemic control, and vertical power.</text:p>
      <text:p text:style-name="P63">The long-standing professional culture of resistance to reform -rooted in fear of losing institutional supremacy -must be named and dismantled. Humility must be reinstated as a clinical virtue. Many patients arrive in psychiatric settings in psychological tatters, Yet, instead of being lifted and restored, they are often subjected to coercive diagnoses, depersonalizing procedures, and a moral economy that rewards submission over self-direction. That this process is sometimes internalized and even thanked by users speaks not to its virtue, but to the total lack of safe, humane alternatives. This thesis posits that such resignation is not recovery. The transformation envisioned herein is not a dismantling of psychiatry, but a fulfillment of its original ethical mandate: to alleviate suffering, to support growth, and to protect the integrity of persons. This requires new tools, but above all, new orientations -toward listening, collaboration, material change, and unbroken continuity of care.</text:p>
      <text:p text:style-name="P63">This action-research aims to provide the evidentiary and structural basis for this transformation. It proposes the foundational conditions under which trauma-informed, rights-based psychiatry can flourish, not as idealized exception, but as institutional norm. In doing so, it reclaims the collective and clinical responsibility to ensure that those who seek help are not further harmed, that fear is not the price of care, and that true recovery -social, personal, and epistemic -is not only imaginable, but systematically supported.</text:p>
      <text:p text:style-name="P63"/>
      <text:p text:style-name="P81"><text:span text:style-name="T37">1.</text:span><text:span text:style-name="T27">5</text:span><text:span text:style-name="T37">. </text:span><text:span text:style-name="T27">Theoretical framework guiding the work</text:span></text:p>
      <text:p text:style-name="P30">This action-research is guided by a transdisciplinary theoretical framework that integrates operational design logic (SMART goals), evidence-based mental health promotion strategies (such as NEFF and the NHS Five Steps to Wellbeing), critical anthropological theory (cultural materialism), and biocultural explanatory models incorporating both emic and etic dimensions. Together, these theoretical axes support a methodological and ethical commitment to transforming mental health care into a participatory, trauma-informed, and dignity-preserving system capable of responding to suffering without reproducing it.</text:p>
      <text:p text:style-name="P63">At its core, the work adopts the SMART framework -Specific, Measurable, Achievable, Relevant, and Time-bound -as a structural tool for designing and evaluating operational objectives (Doran, 1981). The use of SMART criteria ensures that each aim of the research is not only theoretically coherent but also grounded in implementation logic. This model responds to the long-standing gap between declarative policy commitments to person-centered care and the chronic failure to realize <text:soft-page-break/>them in practice. Within the SMART logic, goals such as eliminating coercion, implementing collaborative medication management, and restoring continuity of care are translated into actionable, evaluable components that can be locally tested and globally scaled.</text:p>
      <text:p text:style-name="P2"><text:span text:style-name="Strong_20_Emphasis"><text:span text:style-name="T47">Table: Theoretical Frameworks Underpinning the Thesis</text:span></text:span><text:span text:style-name="T41"/></text:p>
      <table:table table:name="Table17" table:style-name="Table17">
        <table:table-column table:style-name="Table17.A"/>
        <table:table-column table:style-name="Table17.B"/>
        <table:table-header-rows>
          <table:table-row>
            <table:table-cell table:style-name="Table17.A1" office:value-type="string">
              <text:p text:style-name="P20"><text:span text:style-name="Strong_20_Emphasis"><text:span text:style-name="T41">Framework</text:span></text:span></text:p>
            </table:table-cell>
            <table:table-cell table:style-name="Table17.A1" office:value-type="string">
              <text:p text:style-name="P20"><text:span text:style-name="Strong_20_Emphasis"><text:span text:style-name="T41">Key Features / Application</text:span></text:span></text:p>
            </table:table-cell>
          </table:table-row>
        </table:table-header-rows>
        <table:table-row>
          <table:table-cell table:style-name="Table17.A1" office:value-type="string">
            <text:p text:style-name="P16"><text:span text:style-name="Strong_20_Emphasis"><text:span text:style-name="T41">SMART Goals</text:span></text:span></text:p>
          </table:table-cell>
          <table:table-cell table:style-name="Table17.A1" office:value-type="string">
            <text:p text:style-name="P45">Operational framework for setting specific, measurable, achievable, relevant, and time-bound objectives</text:p>
          </table:table-cell>
        </table:table-row>
        <table:table-row>
          <table:table-cell table:style-name="Table17.A1" office:value-type="string">
            <text:p text:style-name="P16"><text:span text:style-name="Strong_20_Emphasis"><text:span text:style-name="T41">NEF Five Ways to Wellbeing</text:span></text:span></text:p>
          </table:table-cell>
          <table:table-cell table:style-name="Table17.A1" office:value-type="string">
            <text:p text:style-name="P45">Evidence-based public mental health approach promoting well-being through social and personal engagement</text:p>
          </table:table-cell>
        </table:table-row>
        <table:table-row>
          <table:table-cell table:style-name="Table17.A1" office:value-type="string">
            <text:p text:style-name="P16"><text:span text:style-name="Strong_20_Emphasis"><text:span text:style-name="T41">Cultural Materialism</text:span></text:span></text:p>
          </table:table-cell>
          <table:table-cell table:style-name="Table17.A1" office:value-type="string">
            <text:p text:style-name="P45">Anthropological lens linking psychiatric practices to material and power structures</text:p>
          </table:table-cell>
        </table:table-row>
        <table:table-row>
          <table:table-cell table:style-name="Table17.A1" office:value-type="string">
            <text:p text:style-name="P16"><text:span text:style-name="Strong_20_Emphasis"><text:span text:style-name="T41">Emic–Etic Explanatory Models</text:span></text:span></text:p>
          </table:table-cell>
          <table:table-cell table:style-name="Table17.A1" office:value-type="string">
            <text:p text:style-name="P45">Integration of subjective, emic, and external, etic, perspectives to co-construct understanding</text:p>
          </table:table-cell>
        </table:table-row>
        <table:table-row>
          <table:table-cell table:style-name="Table17.A1" office:value-type="string">
            <text:p text:style-name="P16"><text:span text:style-name="Strong_20_Emphasis"><text:span text:style-name="T41">Epistemic Justice</text:span></text:span></text:p>
          </table:table-cell>
          <table:table-cell table:style-name="Table17.A1" office:value-type="string">
            <text:p text:style-name="P45">Ensures the credibility and inclusion of service-user knowledge in systems reform</text:p>
          </table:table-cell>
        </table:table-row>
        <table:table-row>
          <table:table-cell table:style-name="Table17.A1" office:value-type="string">
            <text:p text:style-name="P16"><text:span text:style-name="Strong_20_Emphasis"><text:span text:style-name="T41">Participatory Action-Research</text:span></text:span></text:p>
          </table:table-cell>
          <table:table-cell table:style-name="Table17.A1" office:value-type="string">
            <text:p text:style-name="P45">Field-based, co-constructive research methodology grounded in transformation and reflexivity</text:p>
          </table:table-cell>
        </table:table-row>
        <table:table-row>
          <table:table-cell table:style-name="Table17.A1" office:value-type="string">
            <text:p text:style-name="P16"><text:span text:style-name="Strong_20_Emphasis"><text:span text:style-name="T41">Power Threat Meaning Framework </text:span></text:span></text:p>
          </table:table-cell>
          <table:table-cell table:style-name="Table17.A1" office:value-type="string">
            <text:p text:style-name="P45">Narrative-based alternative to diagnosis that centers meaning, context, and social power</text:p>
          </table:table-cell>
        </table:table-row>
        <table:table-row>
          <table:table-cell table:style-name="Table17.A1" office:value-type="string">
            <text:p text:style-name="P16"><text:span text:style-name="Strong_20_Emphasis"><text:span text:style-name="T41">Trauma-Informed Care</text:span></text:span></text:p>
          </table:table-cell>
          <table:table-cell table:style-name="Table17.A1" office:value-type="string">
            <text:p text:style-name="P45">Recognizes trauma pervasiveness and prioritizes safety, empowerment, and collaboration</text:p>
          </table:table-cell>
        </table:table-row>
        <table:table-row>
          <table:table-cell table:style-name="Table17.A1" office:value-type="string">
            <text:p text:style-name="P16"><text:span text:style-name="Strong_20_Emphasis"><text:span text:style-name="T41">Recovery-Oriented Practice</text:span></text:span></text:p>
          </table:table-cell>
          <table:table-cell table:style-name="Table17.A1" office:value-type="string">
            <text:p text:style-name="P45">Defines recovery as agency, community participation, and social inclusion</text:p>
          </table:table-cell>
        </table:table-row>
        <table:table-row>
          <table:table-cell table:style-name="Table17.A1" office:value-type="string">
            <text:p text:style-name="P16"><text:span text:style-name="Strong_20_Emphasis"><text:span text:style-name="T41">Shared Decision-Making </text:span></text:span></text:p>
          </table:table-cell>
          <table:table-cell table:style-name="Table17.A1" office:value-type="string">
            <text:p text:style-name="P45">Collaborative care decisions respecting user preferences, values, and informed agency</text:p>
          </table:table-cell>
        </table:table-row>
        <table:table-row>
          <table:table-cell table:style-name="Table17.A1" office:value-type="string">
            <text:p text:style-name="P16"><text:span text:style-name="Strong_20_Emphasis"><text:span text:style-name="T41">Supported Decision-Making </text:span></text:span></text:p>
          </table:table-cell>
          <table:table-cell table:style-name="Table17.A1" office:value-type="string">
            <text:p text:style-name="P45">Legal model affirming autonomy with support rather than substitute decision-making</text:p>
          </table:table-cell>
        </table:table-row>
        <table:table-row>
          <table:table-cell table:style-name="Table17.A1" office:value-type="string">
            <text:p text:style-name="P16"><text:span text:style-name="Strong_20_Emphasis"><text:span text:style-name="T41">WHO QualityRights</text:span></text:span></text:p>
          </table:table-cell>
          <table:table-cell table:style-name="Table17.A1" office:value-type="string">
            <text:p text:style-name="P45">Rights-based WHO initiative promoting non-coercive, inclusive, and legally aligned services</text:p>
          </table:table-cell>
        </table:table-row>
        <table:table-row>
          <table:table-cell table:style-name="Table17.A1" office:value-type="string">
            <text:p text:style-name="P16"><text:span text:style-name="Strong_20_Emphasis"><text:span text:style-name="T41">UN Sustainable Development Goals</text:span></text:span></text:p>
          </table:table-cell>
          <table:table-cell table:style-name="Table17.A1" office:value-type="string">
            <text:p text:style-name="P45">Global policy framework aligning mental health goals with justice, equality, and sustainability</text:p>
          </table:table-cell>
        </table:table-row>
        <table:table-row>
          <table:table-cell table:style-name="Table17.A1" office:value-type="string">
            <text:p text:style-name="P16"><text:span text:style-name="Strong_20_Emphasis"><text:span text:style-name="T41">Open Dialogue</text:span></text:span></text:p>
          </table:table-cell>
          <table:table-cell table:style-name="Table17.A1" office:value-type="string">
            <text:p text:style-name="P45">Dialogic psychiatric model emphasizing minimal medication, relational care, and network inclusion</text:p>
          </table:table-cell>
        </table:table-row>
      </table:table>
      <text:p text:style-name="P49"/>
      <text:p text:style-name="P2"><text:span text:style-name="T47">In alignment with contemporary clinical recovery models, the framework incorporates NEFF’s (New Economics Foundation) </text:span><text:span text:style-name="Emphasis"><text:span text:style-name="T47">Five Ways to Wellbeing</text:span></text:span><text:span text:style-name="T47"> -connect, be active, take notice, keep learning, and give (Aked et al., 2008). These domains serve both as protective practices for service users and as evaluative dimensions of institutional performance. Far from being behavioral add-ons, these five principles constitute the psychosocial substrate of recovery, countering the reductive tendency to interpret psychiatric improvement exclusively through symptom reduction. Moreover, these principles provide a transversal reference point for professional behavior, organizational design, and peer-led support, reinforcing a logic of care that is non-extractive, non-punitive, and affirming of personhood (Slade et al., 2014).</text:span></text:p>
      <text:p text:style-name="P63">The research is also grounded in the theoretical contributions of cultural materialism (Harris, 2001), which holds that social practices, institutions, and ideologies must be understood in relation to their material conditions of production, reproduction, and control. From this perspective, psychiatry is not merely a clinical field but a historical apparatus embedded in broader systems of resource <text:soft-page-break/>allocation, labor discipline, and biopolitical governance. The persistence of coercion, the medicalization of social suffering, and the professional monopoly over explanatory legitimacy are analyzed as structurally reinforced patterns. These patterns serve to stabilize certain power asymmetries -particularly along lines of gender, class, race, and migration status -under the guise of therapeutic necessity. Through a cultural materialist lens, the apparent neutrality of diagnoses and interventions is problematized, and the distribution of mental health outcomes is read as the cumulative product of material inequalities and symbolic violence (Scheper-Hughes &amp; Lock, 1987; Farmer, 2004).</text:p>
      <text:p text:style-name="P63">In keeping with medical anthropology’s commitment to explanatory pluralism, this work integrates both emic and etic perspectives. Emic insights are foregrounded in the qualitative corpus of the research, particularly through narrative testimony, patient feedback, and lived experience reports. These data do not merely illustrate professional failings but serve as epistemically valid accounts of psychiatric harm and healing. Etic constructs, including clinical indicators, policy analysis, and diagnostic frameworks, are critically reinterpreted in light of these lived accounts, enabling a recalibration of institutional priorities and explanatory models. The synthesis of emic–etic approaches aims not to relativize evidence, but to ensure that institutional systems are accountable to those they affect, and that explanatory frameworks are co-constructed rather than imposed (Good, 1994; Kleinman, 1980).</text:p>
      <text:p text:style-name="P63">Additionally, this framework directly confronts the systemic gender asymmetries and class biases embedded in psychiatric theory and practice. Gender-based violence, economic precarity, and racialized exclusion are not contextual “risk factors” but structural determinants of mental distress. Theoretical approaches that obscure these determinants through pathologizing or individualized narratives are here rejected as inadequate and ethically indefensible. In their place, the research adopts a framework of epistemic justice (Fricker, 2007), insisting that lived experience -particularly from survivors of coercion and systemic harm -constitutes a primary evidentiary source for the redesign of care.</text:p>
      <text:p text:style-name="P63"><text:span text:style-name="T144">T</text:span>his framework posits structural humility as a cornerstone of ethical practice. It challenges the defense of professional status through the epistemic infantilization of users, the performative assertion of scientific authority, and the systemic minimization of user knowledge. The recovery envisioned herein is not symbolic but material: it entails not only internal transformation, but also the external transformation of the conditions that produce and perpetuate suffering. In that sense, this work rejects therapeutic fatalism and professional paternalism, advancing instead a science of repair that is collective, situated, and reparative. <text:line-break/><text:line-break/><text:span text:style-name="T145">This all, in the present work, is </text:span>inseparable from the methodological and ethical commitments of participatory action-research and open science. In contrast to hierarchical research designs that treat participants as data points, this work adopts a co-constructive model in which knowledge is generated with -and often from -those most affected by the mental health system. The methodology emerges not only from ethical imperatives, but from epistemological necessity: those with lived experience of psychiatric intervention, coercion, or neglect are the most credible witnesses to systemic violence, and the most qualified agents for shaping its alternatives (Faulkner, 2017; Beresford, 2019). This thesis rejects extractive epistemologies and embraces an iterative, field-based approach grounded in consent, narrative integrity, and the mutual construction of meaning. In <text:soft-page-break/>doing so, it upholds the core tenets of action-research: responsiveness, reflexivity, and social transformation (Reason &amp; Bradbury, 2008).</text:p>
      <text:p text:style-name="P63">Aligned with the principles of epistemic justice and the ethics of care, this work draws extensively on the Power Threat Meaning Framework (PTMF), developed as an alternative to diagnostic psychiatry (Johnstone &amp; Boyle, 2018). Rather than asking "what is wrong with you?" -the foundational question of the diagnostic paradigm -PTMF asks: "what has happened to you?", "how did it affect you?", "what sense did you make of it?", "what did you have to do to survive?", and "what are your strengths?" These shifts are not rhetorical; they constitute a paradigmatic reorientation of the mental health field from a biomedical, individualizing, and often pathologizing stance to one that situates distress within social, relational, and historical contexts. This perspective enables a conceptual transition from illness management to meaning restoration, from compliance to resistance, and from surveillance to solidarity.</text:p>
      <text:p text:style-name="P63">The PTMF provides the theoretical scaffolding for understanding how violence -whether institutional, interpersonal, or structural -manifests as psychological suffering and social alienation. In doing so, it facilitates the recognition of service users not as passive recipients of care but as active interpreters of their experiences and agents of their own recovery. The framework validates the central claim of this research: that the majority of what is labeled "mental illness" is in fact the legitimate expression of threat responses to sustained or acute adversity, mediated through cultural norms and social power relations (Boyle, 2022). It also foregrounds the necessity of addressing meaning and narrative in the therapeutic process -not as secondary concerns but as central clinical tasks.</text:p>
      <text:p text:style-name="P63">This reframing is operationalized through trauma-informed and recovery-oriented approaches. Trauma-informed care, as defined by the Substance Abuse and Mental Health Services Administration (SAMHSA, 2014), is grounded in the understanding that trauma is both pervasive and frequently unacknowledged within psychiatric systems. It calls for the active avoidance of re-traumatization, the creation of physically and emotionally safe environments, and the privileging of transparency, choice, collaboration, and empowerment. These principles are not add-ons to psychiatric practice; they are its preconditions, if care is to be understood as ethically legitimate. Recovery orientation further redefines success not as clinical stabilization or diagnostic compliance but as the restoration of self-determination, agency, and participation in community life (Davidson et al., 2009). Within this paradigm, the endpoint is not symptom management under authority but relational and structural healing through mutual recognition and social inclusion.<text:line-break/><text:line-break/>Within this framework, shared decision-making (SDM) and supported decision-making (SUDM) are treated not as optional enhancements but as foundational paradigms of lawful and ethical care. Shared decision-making refers to the collaborative process through which clinicians and service users make health-related decisions together, respecting user preferences, values, and lived knowledge while integrating clinical evidence (Elwyn et al., 2012). This model reframes the clinical encounter from one of expertise imposition to one of reciprocal deliberation and co-authorship. It demands transparency, adequate information sharing, and recognition of the service user’s epistemic and moral agency.</text:p>
      <text:p text:style-name="P63">Supported decision-making further extends this logic by affirming the legal capacity of all persons -regardless of cognitive, psychiatric, or social status -to make decisions about their lives, with the appropriate relational, communicative, or practical support (Arstein-Kerslake &amp; Flynn, 2016). <text:soft-page-break/>Unlike substitute decision-making models, which authorize coercive interventions based on perceived incapacity, SUDM insists that the role of systems and professionals is to uphold autonomy through facilitation, not override. This distinction is codified in the Convention on the Rights of Persons with Disabilities (CRPD, 2006), which affirms the right of individuals to legal recognition and self-determination on an equal basis with others. The ethical legitimacy of psychiatric interventions depends, therefore, on their alignment with these principles.</text:p>
      <text:p text:style-name="P2"><text:span text:style-name="T47">This research framework is fully committed to the legal and normative standards set by international human rights bodies, particularly the United Nations and the World Health Organization. It adopts the WHO’s </text:span><text:span text:style-name="Emphasis"><text:span text:style-name="T47">QualityRights</text:span></text:span><text:span text:style-name="T47"> initiative not only as a set of programmatic guidelines, but as a binding ethical framework that demands the elimination of coercion, the protection of legal capacity, and the transformation of services through rights-based approaches (WHO, 2019). QualityRights operationalizes the CRPD by providing actionable standards, implementation tools, and training protocols that guide mental health systems toward respect, safety, and user empowerment. This thesis follows those guidelines rigorously, using them both as an evaluative benchmark and as a developmental guide for practice reform.</text:span></text:p>
      <text:p text:style-name="P63">Furthermore, the theoretical and operational priorities of this research are situated within the broader agenda of the United Nations Sustainable Development Goals (SDGs), particularly SDG 3 (Good Health and Well-being), SDG 5 (Gender Equality), SDG 10 (Reduced Inequalities), and SDG 16 (Peace, Justice and Strong Institutions). The realization of these goals in the domain of mental health depends on the dismantling of systemic abuses, the implementation of inclusive care systems, and the recovery of citizen agency through lawful participation and institutional accountability (UN, 2015). Psychiatric transformation is not an isolated challenge but a necessary component of sustainable, rights-based development. Within this frame, coercion is not only clinically damaging but structurally regressive, reinforcing intergenerational exclusion and institutional violence.</text:p>
      <text:p text:style-name="P63">These commitments -shared and supported decision-making, full autonomy, and the alignment with QualityRights and the SDGs -do not sit beside the theoretical core of this work. They constitute it. They ensure that every model proposed, every protocol tested, and every policy critiqued is evaluated not only by clinical outcomes, but by its capacity to respect and advance fundamental human rights.</text:p>
      <text:p text:style-name="P63">Open Dialogue, finally, serves as the most developed and empirically supported instantiation of these principles in clinical form. Developed in Finland and now internationally replicated, Open Dialogue is a system of psychiatric crisis response and long-term care built on dialogic practice, network inclusion, and minimal medication. It refuses to separate the individual from their social context, or to define the problem in advance of relational exploration. Instead, clinicians and service users co-create understanding in real time, resisting premature closure and maintaining continuity of care through the entire process (Seikkula &amp; Arnkil, 2014). This model not only aligns with but enacts the ethical priorities outlined above: shared decision-making, contextual sensitivity, and enduring therapeutic alliances based on mutual trust and listening.</text:p>
      <text:p text:style-name="P63">The work presented here constitutes one of the first extended applications of Open Dialogue principles in the Spanish and European contexts under the dual logic of recovery and action-research. It documents both the promise and the institutional resistance encountered when such models confront entrenched hierarchies, fragmented services, and epistemic conservatism. <text:soft-page-break/>Nonetheless, the practical value and transformative potential of Open Dialogue -particularly when integrated with digital tools, community participation, and participatory governance -remain unmatched in contemporary psychiatry. Its dialogic principles are echoed across all domains of this thesis: in its survey design, field methods, analysis of systemic dysfunction, and the proposal of scalable, non-coercive models for ethical care.</text:p>
      <text:p text:style-name="P63">In conclusion, this theoretical framework is not merely conceptual. It is inseparable from the political, structural, and affective conditions necessary to rehumanize psychiatry. It affirms that care must be co-produced, accountability must be horizontal, and recovery must be real -not performative. The convergence of SMART logic, PTMF meaning-making, trauma-informed safety, and Open Dialogue’s radical relationality offers not only a theoretical foundation but a strategic path forward for transforming mental health systems toward justice, dignity, and healing.</text:p>
      <text:p text:style-name="P81"><text:span text:style-name="T27"/></text:p>
      <text:p text:style-name="P81"><text:span text:style-name="T37">1.</text:span><text:span text:style-name="T27">6</text:span><text:span text:style-name="T37">. </text:span><text:span text:style-name="T27">State of the art before starting the action-research</text:span></text:p>
      <text:p text:style-name="P30">Before the initiation of this action-research, the dominant psychiatric paradigm in Spain and across much of Europe continued to operate under a biomedical framework that, despite its medical label, frequently contradicted the core ethical and epistemological principles of both science and medicine. While presenting itself as evidence-based, this model often relied on unproven assumptions about the nature of mental distress -chief among them, the reduction of suffering to discrete brain pathologies or presumed chemical imbalances, which remain scientifically unverified (Moncrieff, 2008; Lacasse &amp; Leo, 2005; Davies, 2022). The uncritical adoption of diagnostic classification systems such as the DSM-5 and ICD-10 perpetuated a logic of categorization that preempted individualized understanding, blocked recovery pathways, and undermined the clinical duty to do no harm (Frances, 2013; Cosgrove &amp; Krimsky, 2012). These assumptions were not only scientifically weak but epistemologically closed, eliminating the necessary uncertainty and narrative openness required in ethically sound medical practice. Rather than foster care, they institutionalized resignation -the so-called “giving up given up syndrome,” in which professional identity is bound to chronicity and patient identity to pathology, negating the potential for real healing.</text:p>
      <text:p text:style-name="P63">This betrayal of science and medicine was not a marginal issue, but systemic. The entrenchment of these practices within university training, clinical protocols, and judicial interpretations created a self-reinforcing apparatus in which deviation from the biomedical standard was framed as unprofessional or dangerous (Rose, 2007; Bracken et al., 2012). In Spain, psychiatry has remained largely shielded from the interdisciplinary scrutiny to which other medical specialties are increasingly subject. Medical education programs have continued to emphasize pharmacology and diagnosis over communication, trauma literacy, or social determinants, while rarely teaching updated neurobiological findings that call into question the linear assumptions of psychiatric pathology (Kendler, 2005; Insel, 2022). The separation of neuroscience from context -biological from biographical -has resulted in a pseudoscientific gap between research and clinical translation. This is not merely an epistemic flaw; it is an ethical and legal failure, as it leads to care that is out of step with current evidence and in violation of rights-based health obligations enshrined in international treaties such as the CRPD and the Oviedo Convention (United Nations, 2006; Council of Europe, 1997).</text:p>
      <text:p text:style-name="P2"><text:span text:style-name="T47">Contrary to the defensive posture adopted by sectors of the old psychiatric guard, resistance to this paradigm shift cannot be accepted. The modernization of care, as demanded by the World Health </text:span><text:soft-page-break/><text:span text:style-name="T47">Organization (2021), the European Union Fundamental Rights Agency (2022), and national frameworks such as Spain’s </text:span><text:span text:style-name="Emphasis"><text:span text:style-name="T47">Estrategia de Salud Mental 2022–2026</text:span></text:span><text:span text:style-name="T47"> (Ministerio de Sanidad, 2022), is not optional. It is a professional, legal, and moral requirement. These documents converge on one demand: full respect for autonomy, non-harm, and recovery as the goal -not the maintenance of managed chronicity. The call is not only for updated knowledge but for updated institutions, including new training systems capable of preparing professionals to implement trauma-informed, non-coercive, and relational care practices grounded in contemporary neuroscience, phenomenology, and community engagement (Slade, 2013; Johnstone &amp; Boyle, 2018). The failure to translate this knowledge into practice is not due to scientific uncertainty but to organizational conservatism, power retention, and a fear of losing status rather than a fear of causing harm. This must end. The defense of outdated models in the face of superior evidence and legal clarity constitutes institutional negligence.</text:span></text:p>
      <text:p text:style-name="P63">Spanish professional bodies have increasingly recognized this tension. While some sectors of the Sociedad Española de Psiquiatría y Salud Mental (SEPSM) continue to cling to biomedical orthodoxy, organizations such as the Asociación Española de Neuropsiquiatría (AEN), the Consejo General de Trabajo Social, and nursing and primary care associations have called for integrated, rights-based, and non-coercive approaches (AEN, 2018; CGTS, 2020; SATSE, 2021). The public, too, has begun demanding accountability. Patient advocacy groups, survivor movements, and civic platforms such as Salud Mental España, Locura con Sentido, and ActivaMent have insisted on the full elimination of forced treatment, the end of mechanical restraints, and the implementation of supported decision-making in line with the CRPD (Salud Mental España, 2019; Locura con Sentido, 2020). These are not marginal demands -they represent the evolving ethical standard of care. They reflect a society no longer willing to tolerate psychiatric paternalism, institutional violence, or systemic neglect under the guise of science.</text:p>
      <text:p text:style-name="P63">This action-research is situated within that historical shift. It does not claim to lead it, but it does document and reinforce its legitimacy, its empirical grounding, and its ethical necessity. It shows that recovery is not a utopia, but a practical, systemically attainable goal when the assumptions that block it are removed. Health is not a fixed identity but a dynamic process -one that requires both medical knowledge and social repair, relational respect and scientific humility. The function of care is not to lock in suffering, but to release its grip. There is no clinical justification for giving up on people. The duty to care, in psychiatry as in all medicine, is not only to alleviate symptoms, but to ensure that the systems we build do not reproduce the harms they were created to heal.</text:p>
      <text:p text:style-name="P81"><text:span text:style-name="T27">The structural architecture of psychiatric and mental health care across Spain and most of Europe remains fatally fragmented. While the theoretical shift toward biopsychosocial integration has been declared for decades, in practice, care is still delivered through disconnected silos -primary care, psychiatry, social services, community mental health teams, emergency services -each functioning under separate institutional mandates, incompatible record systems, and often contradictory goals. Communication across these domains is rare and usually informal. No unified narrative of the person is allowed to emerge. As a result, professionals operate under procedural logics that override ethical reflection, and persons in crisis fall through institutional cracks, with each actor absolving themselves of responsibility. Family doctors, increasingly pressured by time constraints and bureaucratic overload, often resort to quick referrals or automatic prescription renewals, perpetuating pharmacological dependency without therapeutic accompaniment (WHO Europe, 2018; López-Casasnovas &amp; Rico, 2003). Generalists are trained to identify psychiatric categories </text:span><text:soft-page-break/><text:span text:style-name="T27">but rarely given tools to question their validity or address underlying social determinants. Even when aware of the trauma, loneliness, or injustice behind the distress, their hands remain tied by institutional protocols and a risk-averse culture.</text:span></text:p>
      <text:p text:style-name="P63">At the level of psychiatric services, this fragmentation produces chronic discontinuity and a depersonalized, episodic model of care. Individuals encounter psychiatrists who rotate frequently, receive contradictory diagnoses, or are discharged without follow-up. Continuity -essential for recovery, safety, and relational trust -is structurally impossible. Patients, reduced to diagnostic codes, are managed rather than understood. Treatment plans are dictated more by legal defensibility and resource availability than clinical appropriateness or narrative coherence. Interventions are often initiated with no clear exit strategy, leading to a situation in which cessation of medication is perceived as risk rather than a sign of recovery. Attempts at deprescribing are discouraged or ignored. In many settings, medication becomes a proxy for care -its continuation taken as an indicator of clinical legitimacy, and its withdrawal read as irresponsibility or relapse. This reductionist cycle blocks any attempt to view recovery as relational, contextual, and time-sensitive. Even where professionals aspire to deliver person-centered care, the institutional scaffolding undermines them at every turn.</text:p>
      <text:p text:style-name="P63">The structural deployment of diagnostic classifications contributes significantly to this dysfunction. Psychiatric diagnosis in Spain is typically based on the ICD-10 or DSM-5, Yet, both systems are widely acknowledged to lack empirical validity, internal consistency, and prognostic utility (Kirk &amp; Kutchins, 1992; Bentall, 2003; Frances, 2013). They offer the illusion of precision while masking profound heterogeneity and often pathologizing understandable responses to adversity. This is not merely a matter of conceptual error: it has operational consequences. Diagnostic labels, once applied, become institutional identities -triggering standardized treatment pathways, eligibility decisions, and legal judgments that may persist for life. They shape how professionals perceive the individual and how the individual sees themselves. In practice, diagnoses preclude rather than open recovery, especially when imposed early, without informed discussion, or in contexts of coercion. They lock users into a status of chronicity, vulnerability, and incapacity, even when these are not clinically justified. This results in what might be termed "iatrogenic prognosis": a future determined not by the person's capacities or context, but by the inertia of institutional expectation.</text:p>
      <text:p text:style-name="P63">This dysfunction is not limited to psychiatry. Social workers, educators, and even employment services are often forced to use psychiatric categories as gatekeeping tools. Access to income support, disability certification, or housing is frequently mediated through diagnosis, encouraging users to perform symptoms to access basic rights, and professionals to reinforce pathology as a precondition for social assistance (Mechanic, 2007; García de Vinuesa, 2014). These structural incentives reinforce passivity and chronicity, undermining both agency and accountability. Care becomes a matter of documentation rather than support. Social workers are overwhelmed by paperwork; users are infantilized by systems that respond to survival strategies with suspicion or neglect. Nurses, often at the front line of mental health services, find themselves executing protocols they disagree with -forced to administer forced medication, apply restraints, or justify care plans that violate their ethical commitments. Burnout is endemic. Moral injury becomes routine. Meanwhile, professional bodies offer little in terms of collective resistance, and institutional reform remains blocked by a bureaucratic culture that equates standardization with safety and change with threat.</text:p>
      <text:p text:style-name="P63"><text:soft-page-break/>Even where islands of good practice exist -centers trying to implement Open Dialogue, recovery-oriented frameworks, or interdisciplinary coordination -the lack of systemic support renders these efforts precarious. Innovation depends on individual will, not structural design. As soon as a key actor leaves, the initiative collapses. Pilot programs are praised but not scaled. Funding is inconsistent. Evaluation is often tokenistic. Institutional cultures, especially in large hospitals, remain hierarchical, defensive, and deeply resistant to change. These dysfunctions are not just barriers to efficiency -they are barriers to humanity. They render care impersonal, users voiceless, and professionals complicit. The system teaches everyone involved -whether doctor, nurse, patient, or family -to lower their expectations. It is a machinery that normalizes failure, routinizes harm, and then pathologizes those who resist.</text:p>
      <text:p text:style-name="P30">The persistence of coercion and institutional violence in psychiatric practice cannot be understood solely through clinical categories or resource limitations. It is deeply rooted in legal frameworks, administrative logics, and epistemic deference to medical authority that collectively render coercion not a deviation, but a routine, authorized, and often invisible function of the system. In Spain, the primary legal mechanism enabling involuntary psychiatric interventions is Article 763 of the Ley de Enjuiciamiento Civil, which allows for non-consensual hospitalization when a medical report justifies it and a judge approves the action -often post hoc, based on presumed necessity (Ley 1/2000, art. 763). In practice, this framework creates an expedited administrative pipeline: doctors write, judges sign, individuals are confined. There is no real adversarial process, no presumption of capacity, and often no informed legal representation. The very individuals most at risk of harm are those least likely to have their voices heard or their rights respected. The judicial process is symbolic, not protective. Its function is not to interrogate psychiatric decisions but to authorize them retroactively, thereby laundering clinical power through legal legitimacy.</text:p>
      <text:p text:style-name="P63">This legal delegation of coercion to psychiatry is not limited to hospitalization. It extends to forced medication, chemical restraint, physical immobilization, and the use of security personnel in clinical settings. Once hospitalized under coercion, individuals may be subjected to weeks or months of treatment without consent, under the authority of risk-prevention protocols or institutional regulations rarely subjected to external scrutiny. The notion of "risk" in this context functions as an empty signifier -invoked without transparent criteria, often based on vague professional impressions or behavioral deviation from normative expectations. Risk justifies restriction; restriction is equated with safety; safety becomes the moral cover for violence. No one is accountable. This epistemic collapse -where subjective judgment masquerades as objective necessity -grants extraordinary discretionary power to psychiatrists and institutional actors, while rendering service users structurally voiceless. The assumption is always that the doctor knows best, and that the individual’s objection is proof of illness. The system punishes dissent by diagnosing it.</text:p>
      <text:p text:style-name="P63">Judicial actors, far from serving as safeguards, often act as rubber stamps in a bureaucratic process designed for speed, not justice. In Spain, most judges lack any specialized training in mental health law, human rights standards such as the CRPD, or the social implications of psychiatric labels. Their decisions are based almost exclusively on medical reports, often one or two pages long, which summarize symptoms and assert the need for involuntary treatment. These documents are rarely challenged, and hearings -when held -are often perfunctory or skipped entirely. The logic of presumed incapacity reigns, supported by a civil code that still allows for guardianship regimes and plenary incapacitation, despite recent legislative reforms (Ley 8/2021). Even with the formal transition to supported decision-making, practical implementation has lagged far behind legal <text:soft-page-break/>mandates. Judges, clinicians, and social workers frequently operate under outdated assumptions, institutional routines, and implicit biases that invalidate the autonomy of those with psychiatric diagnoses. Reform on paper does not translate into transformation in practice.</text:p>
      <text:p text:style-name="P63">Administrative systems -especially in the health and social care sectors -reproduce this violence through structural omission. Public health authorities, hospital managers, and service directors rarely audit coercive practices, and when they do, they focus on procedural compliance rather than substantive harm. Documentation of restraint use or forced treatment is often incomplete, inaccurate, or unavailable. Complaints are handled internally, with no real mechanisms for independent review. The same institutions responsible for delivering care are tasked with investigating abuses, resulting in systemic impunity and survivor silencing. In many cases, families who attempt to report mistreatment are met with defensiveness, legal threats, or bureaucratic obstruction. Meanwhile, service users who speak out are often further pathologized, with their testimonies dismissed as symptoms of illness rather than credible accounts of violence. This is not a failure of individual actors but of institutional design: a system that positions clinicians as unquestionable experts and users as unreliable subjects cannot deliver justice. It can only reinforce harm.</text:p>
      <text:p text:style-name="P63">The media and professional codes of silence further entrench this dynamic. Scandals involving psychiatric abuse -such as deaths under restraint, sexual violence in locked units, or prolonged forced treatment -rarely make headlines, and when they do, they are presented as anomalies rather than indicators of systemic dysfunction. Professional colleges often close ranks to protect reputational integrity, framing criticism as anti-psychiatry or emotional overreaction. Meanwhile, human rights reports by international organizations, including the United Nations Special Rapporteur on the right to health and the Council of Europe Commissioner for Human Rights, have repeatedly condemned Spain’s reliance on coercive psychiatric practices, its failure to implement supported decision-making, and the lack of access to independent complaints mechanisms (UN, 2017; Council of Europe, 2018; WHO, 2021). Yet, institutional response has remained minimal, reactive, and often symbolic. The discourse of reform is deployed to appease criticism, not to effect change. Guidelines are published, but funding remains unchanged. Training is recommended, but not mandated. Evaluation is suggested, but never enforced.</text:p>
      <text:p text:style-name="P63"><text:span text:style-name="T146">The c</text:span>oercion persists <text:span text:style-name="T147">mostly </text:span>not because it is necessary, but because the system is built to allow it. Violence becomes rationalized through institutional procedures, disguised as care, and shielded by professional authority. This process does not require malice -only complicity, routine, and the suspension of ethical scrutiny. Professionals act under the illusion that their actions are scientifically justified and legally protected. Institutions act under the illusion that their mandates are benevolent. But the result is the same: suffering ignored, rights denied, lives disfigured in the name of treatment. Until this architecture of impunity is dismantled -not merely amended, but structurally reconfigured -no real reform is possible.</text:p>
      <text:p text:style-name="P81"><text:span text:style-name="T27">Despite the growing international consensus on the need to shift mental health systems toward non-coercive, rights-based, and recovery-oriented models, the practical implementation of these paradigms in Spain and much of Europe has remained marginal, fragmented, and institutionally precarious. Models such as Open Dialogue, Hearing Voices Networks, Soteria, trauma-informed care, and peer-led crisis alternatives have been developed and piloted in various contexts with strong empirical and ethical backing (Seikkula &amp; Arnkil, 2014; Romme &amp; Escher, 2000; Mosher, 1999; SAMHSA, 2014). Yet, these practices have rarely achieved structural integration. Instead, </text:span><text:soft-page-break/><text:span text:style-name="T27">they have been limited to local experiments, often reliant on temporary funding, isolated leadership, and external advocacy. Their implementation has faced substantial resistance -not due to lack of evidence, but due to a systemic fear of disrupting professional hierarchies, bureaucratic procedures, and power structures that benefit from the current status quo.</text:span></text:p>
      <text:p text:style-name="P63">In the Spanish context, initiatives aligned with Open Dialogue principles have been attempted in regions such as Catalonia, the Basque Country, and Andalusia. Yet, their uptake has remained largely informal, often led by motivated professionals acting without institutional mandate or long-term support. Training in dialogic practice, systemic family work, or trauma-informed care is not part of standard postgraduate curricula in psychiatry, psychology, or social work, and must instead be pursued through external or foreign programs. Where implemented, such approaches are often absorbed superficially into conventional services, stripped of their epistemological and structural critique. They are deployed as therapeutic techniques, not as paradigmatic alternatives. This appropriation renders their transformative potential null, serving instead as ethical alibis for systems that continue to operate through control and standardization.</text:p>
      <text:p text:style-name="P63">Peer work, though increasingly discussed in policy documents, remains functionally marginal. While the Spanish mental health strategy and various regional plans recognize the value of peer professionals and expert-by-experience involvement, their operationalization is obstructed by bureaucratic hurdles, undefined job categories, and ambiguous power relations (Ministerio de Sanidad, 2022). In many cases, peer workers are tokenized -invited to speak or share testimonials, but not empowered to shape services, challenge practices, or initiate structural change. Their experiential knowledge is welcomed as narrative, not as evidence. This epistemic asymmetry reinforces the dominance of biomedical expertise and limits the epistemological plurality that real innovation demands. Without structural support, adequate remuneration, and institutional authority, peer roles become symbolic, their potential instrumentalized rather than realized.</text:p>
      <text:p text:style-name="P63">Research agendas further reproduce this marginalization. Despite increasing recognition of the importance of service-user involvement and implementation science, the dominant funding streams in Spain and across Europe remain oriented toward biological psychiatry, pharmaceutical trials, and early detection initiatives grounded in individual pathology rather than social or systemic determinants. Universities rarely invest in survivor-led research, critical psychiatry, or participatory methods. When such projects are undertaken, they struggle to find legitimacy, publication venues, or institutional allies. The production of knowledge is monopolized by the same institutions and professionals whose authority is questioned by these alternatives. Structural humility, which would require these institutions to share power, admit error, and co-lead with those historically harmed, is largely absent.</text:p>
      <text:p text:style-name="P63">Even more insidiously, many of the terms once associated with transformative practice -“recovery,” “trauma-informed,” “person-centered,” “collaborative” -have been co-opted into mainstream institutional discourse without corresponding changes in practice. Services describe themselves as recovery-oriented while continuing to rely on coercion. Care plans are labeled collaborative while based on predetermined diagnostic scripts. Training sessions include trauma theory while ignoring the everyday retraumatization of locked wards, chemical restraints, and unvalidated assumptions. This discursive capture operates as a defense mechanism against reform. By adopting the language of rights without its content, institutions protect themselves from criticism while blocking substantive change. Reform becomes a matter of branding, not restructuring. Innovation is reduced to image management.</text:p>
      <text:p text:style-name="P2"><text:soft-page-break/><text:span text:style-name="Strong_20_Emphasis"><text:span text:style-name="T79">Table: state of the art in psychiatrc practice, f</text:span></text:span><text:span text:style-name="Strong_20_Emphasis"><text:span text:style-name="T47">rom </text:span></text:span><text:span text:style-name="Strong_20_Emphasis"><text:span text:style-name="T79">c</text:span></text:span><text:span text:style-name="Strong_20_Emphasis"><text:span text:style-name="T47">oercion </text:span></text:span><text:span text:style-name="Strong_20_Emphasis"><text:span text:style-name="T79">and punishment </text:span></text:span><text:span text:style-name="Strong_20_Emphasis"><text:span text:style-name="T47">to </text:span></text:span><text:span text:style-name="Strong_20_Emphasis"><text:span text:style-name="T80">full </text:span></text:span><text:span text:style-name="Strong_20_Emphasis"><text:span text:style-name="T79">recovery</text:span></text:span></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20"><text:span text:style-name="Strong_20_Emphasis"><text:span text:style-name="T41">Cause &amp; Action</text:span></text:span></text:p>
            </table:table-cell>
            <table:table-cell table:style-name="Table34.A1" office:value-type="string">
              <text:p text:style-name="P20"><text:span text:style-name="Strong_20_Emphasis"><text:span text:style-name="T41">Context / Origin</text:span></text:span></text:p>
            </table:table-cell>
            <table:table-cell table:style-name="Table34.A1" office:value-type="string">
              <text:p text:style-name="P20"><text:span text:style-name="Strong_20_Emphasis"><text:span text:style-name="T41">Consequences</text:span></text:span></text:p>
            </table:table-cell>
            <table:table-cell table:style-name="Table34.A1" office:value-type="string">
              <text:p text:style-name="P20"><text:span text:style-name="Strong_20_Emphasis"><text:span text:style-name="T41">Material &amp; Practical Solutions</text:span></text:span></text:p>
            </table:table-cell>
          </table:table-row>
        </table:table-header-rows>
        <table:table-row>
          <table:table-cell table:style-name="Table34.A1" office:value-type="string">
            <text:p text:style-name="P45">Involuntary hospitalization due to acute distress, confusion, or perceived danger</text:p>
          </table:table-cell>
          <table:table-cell table:style-name="Table34.A1" office:value-type="string">
            <text:p text:style-name="P45">Emergency, crisis response, post-conflict, overwhelmed families, social isolation</text:p>
          </table:table-cell>
          <table:table-cell table:style-name="Table34.A1" office:value-type="string">
            <text:p text:style-name="P45">Loss of autonomy, trauma, legal status loss, chronicity framing</text:p>
          </table:table-cell>
          <table:table-cell table:style-name="Table34.A1" office:value-type="string">
            <text:p text:style-name="P45">Network-based Open Dialogue; supported retreats (e.g. family respite holidays); mobile crisis teams with peer workers; 24/7 community respite homes; long-stay cooperative living environments with educational and emotional support</text:p>
          </table:table-cell>
        </table:table-row>
        <table:table-row>
          <table:table-cell table:style-name="Table34.A1" office:value-type="string">
            <text:p text:style-name="P45">Forced medication imposed without collaborative plan</text:p>
          </table:table-cell>
          <table:table-cell table:style-name="Table34.A1" office:value-type="string">
            <text:p text:style-name="P45">Psychiatric wards, supervised outpatient treatment, perceived refusal of care</text:p>
          </table:table-cell>
          <table:table-cell table:style-name="Table34.A1" office:value-type="string">
            <text:p text:style-name="P45">Neurological harm, learned helplessness, distrust, loss of future-oriented self</text:p>
          </table:table-cell>
          <table:table-cell table:style-name="Table34.A1" office:value-type="string">
            <text:p text:style-name="P45">Medication tapering services with diet and exercise interventions; co-designed care plans; wearable-supported monitoring; non-pharmacological recovery tracks (e.g. psychoeducation, peer mentoring)</text:p>
          </table:table-cell>
        </table:table-row>
        <table:table-row>
          <table:table-cell table:style-name="Table34.A1" office:value-type="string">
            <text:p text:style-name="P45">Mechanical or physical restraint in acute episodes</text:p>
          </table:table-cell>
          <table:table-cell table:style-name="Table34.A1" office:value-type="string">
            <text:p text:style-name="P45">Emergency rooms, inpatient wards, elderly care under strain</text:p>
          </table:table-cell>
          <table:table-cell table:style-name="Table34.A1" office:value-type="string">
            <text:p text:style-name="P45">Injury, PTSD, shame, systemic retraumatization, reduced trust in health providers</text:p>
          </table:table-cell>
          <table:table-cell table:style-name="Table34.A1" office:value-type="string">
            <text:p text:style-name="P45">Trauma-informed care units; open-sensory safe rooms; fully funded de-escalation staff training; peer-staff conflict mediators; crisis centers with 1:1 relational supports</text:p>
          </table:table-cell>
        </table:table-row>
        <table:table-row>
          <table:table-cell table:style-name="Table34.A1" office:value-type="string">
            <text:p text:style-name="P45">Seclusion used for behavioral management</text:p>
          </table:table-cell>
          <table:table-cell table:style-name="Table34.A1" office:value-type="string">
            <text:p text:style-name="P45">Forensic settings, youth residential units, high-agitation diagnoses</text:p>
          </table:table-cell>
          <table:table-cell table:style-name="Table34.A1" office:value-type="string">
            <text:p text:style-name="P45">Emotional shutdown, disassociation, retraumatization, denial of human contact</text:p>
          </table:table-cell>
          <table:table-cell table:style-name="Table34.A1" office:value-type="string">
            <text:p text:style-name="P45">Abolition policies with legal reinforcement; non-lockable sensory spaces; user-led cool-down protocols; open-space care architecture; funding for continuous interpersonal support</text:p>
          </table:table-cell>
        </table:table-row>
        <table:table-row>
          <table:table-cell table:style-name="Table34.A1" office:value-type="string">
            <text:p text:style-name="P45">Diagnosis without dialogue or consent</text:p>
          </table:table-cell>
          <table:table-cell table:style-name="Table34.A1" office:value-type="string">
            <text:p text:style-name="P45">Social services referrals, forced evaluations, school and court reports</text:p>
          </table:table-cell>
          <table:table-cell table:style-name="Table34.A1" office:value-type="string">
            <text:p text:style-name="P45">Pathologization, exclusion from decisions, identity foreclosure</text:p>
          </table:table-cell>
          <table:table-cell table:style-name="Table34.A1" office:value-type="string">
            <text:p text:style-name="P45">Case formulation workshops with users; PTMF training for staff; legal right to reject or co-write clinical notes; diagnostic dialogue protocols as standard</text:p>
          </table:table-cell>
        </table:table-row>
        <table:table-row>
          <table:table-cell table:style-name="Table34.A1" office:value-type="string">
            <text:p text:style-name="P45">Court-mandated interventions via outdated laws</text:p>
          </table:table-cell>
          <table:table-cell table:style-name="Table34.A1" office:value-type="string">
            <text:p text:style-name="P45">Article 763 LEC, guardianship rulings, substitute decision-making practices</text:p>
          </table:table-cell>
          <table:table-cell table:style-name="Table34.A1" office:value-type="string">
            <text:p text:style-name="P45">Structural disempowerment, loss of liberty, system-induced trauma</text:p>
          </table:table-cell>
          <table:table-cell table:style-name="Table34.A1" office:value-type="string">
            <text:p text:style-name="P45">Legislative overhaul; permanent legal advocacy offices in psychiatric institutions; widespread training on legal capacity and CRPD compliance; user-lawyer co-drafting teams</text:p>
          </table:table-cell>
        </table:table-row>
        <table:table-row>
          <table:table-cell table:style-name="Table34.A1" office:value-type="string">
            <text:p text:style-name="P45">Dismissal of user testimony based on diagnostic prejudice</text:p>
          </table:table-cell>
          <table:table-cell table:style-name="Table34.A1" office:value-type="string">
            <text:p text:style-name="P45">Discharge planning, psychiatric evaluations, institutional reviews</text:p>
          </table:table-cell>
          <table:table-cell table:style-name="Table34.A1" office:value-type="string">
            <text:p text:style-name="P45">Silencing, internalized stigma, alienation, mistrust</text:p>
          </table:table-cell>
          <table:table-cell table:style-name="Table34.A1" office:value-type="string">
            <text:p text:style-name="P45">Peer-led narrative validation circles; co-written evaluation reports; survivor testimony training for staff; narrative-based service audits</text:p>
          </table:table-cell>
        </table:table-row>
        <table:table-row>
          <table:table-cell table:style-name="Table34.A1" office:value-type="string">
            <text:p text:style-name="P45">Superficial user participation in planning</text:p>
          </table:table-cell>
          <table:table-cell table:style-name="Table34.A1" office:value-type="string">
            <text:p text:style-name="P45">Advisory boards, institutional “listening” events, research ethics boards</text:p>
          </table:table-cell>
          <table:table-cell table:style-name="Table34.A1" office:value-type="string">
            <text:p text:style-name="P45">Disillusionment, betrayal, symbolic inclusion without change</text:p>
          </table:table-cell>
          <table:table-cell table:style-name="Table34.A1" office:value-type="string">
            <text:p text:style-name="P45">Co-leadership structures; rotating user-resident budget allocations; participatory design for services; independent survivor-led audits with binding review power</text:p>
          </table:table-cell>
        </table:table-row>
        <table:table-row>
          <table:table-cell table:style-name="Table34.A1" office:value-type="string">
            <text:p text:style-name="P45">Risk obsession displacing ethical reflection</text:p>
          </table:table-cell>
          <table:table-cell table:style-name="Table34.A1" office:value-type="string">
            <text:p text:style-name="P45">Safety policy routines, discharge criteria, institutional risk aversion</text:p>
          </table:table-cell>
          <table:table-cell table:style-name="Table34.A1" office:value-type="string">
            <text:p text:style-name="P45">Institutional rigidity, punishment culture, innovation blockage</text:p>
          </table:table-cell>
          <table:table-cell table:style-name="Table34.A1" office:value-type="string">
            <text:p text:style-name="P45">Ethics-based care planning tools; risk replaced with relational concern indicators; collective reflection rounds with inter-professional and user participation</text:p>
          </table:table-cell>
        </table:table-row>
      </table:table>
      <text:p text:style-name="P49"><text:soft-page-break/></text:p>
      <text:p text:style-name="P63"><text:span text:style-name="T152">T</text:span>he evidence base for non-coercive, community-rooted, and dialogic approaches continues to grow. Longitudinal studies of Open Dialogue in Finland and replications in countries such as the UK, Italy, and Germany show significant reductions in hospitalization, medication use, and chronicity, alongside improvements in functioning, user satisfaction, and social integration (Bergström et al., 2018; Seikkula et al., 2006; Freeman et al., 2019). Trauma-informed frameworks have demonstrated significant improvements in service engagement, safety outcomes, and practitioner well-being (Bloom &amp; Farragher, 2013; Sweeney et al., 2018). Peer-led crisis alternatives reduce admissions and enhance self-efficacy without producing the harms associated with coercive interventions (Gillard et al., 2013). The problem is not that alternatives are lacking; it is that they are structurally excluded. Change is not blocked by uncertainty, but by institutional investment in practices that preserve control, reduce liability, and prioritize order over ethics.</text:p>
      <text:p text:style-name="P63">The marginalization of these alternatives cannot be addressed through isolated projects or moral appeals. It requires a systemic reorientation of training, funding, governance, and accountability. It demands that institutions relinquish monopoly over knowledge and include survivors as co-creators of care. It necessitates legal mechanisms that not only prohibit coercion but incentivize relational, rights-based practice. And above all, it requires recognition that the current system is not merely flawed, but harmful -actively impeding recovery, violating rights, and delegitimizing human agency. As long as alternatives are permitted only on the margins, the center will remain violent.</text:p>
      <text:p text:style-name="P30">The systemic violence of psychiatric care in Spain and Europe must ultimately be understood as the contemporary expression of much older historical processes: the institutional regulation of difference, the medicalization of deviance, and the biologization of inequality. Psychiatry, from its emergence as a modern discipline, has operated not merely as a healing profession but as a bureaucratic device of social sorting. It has defined, categorized, and confined those who fall outside sanctioned norms -whether in thought, behavior, emotion, or social position. This function, as Foucault (1961/2006) demonstrated, is inseparable from the broader historical apparatus of power: psychiatry did not arise to cure, but to manage, and in so doing it internalized the epistemologies of the penal system, the colonial archive, and the Christian moral economy. Contemporary practice -despite its technological sophistication and humanistic rhetoric -remains saturated by these genealogies. The clinical diagnosis of schizophrenia or personality disorder today functions as a cultural verdict, not a neutral label. It marks the subject as dangerous, irrational, unreliable. It invites containment, silences protest, and renders the person’s narrative epistemically inferior.</text:p>
      <text:p text:style-name="P63">In this context, the psychiatrist becomes a liminal figure, positioned between the promise of scientific objectivity and the lived experience of structural domination. Tasked with interpreting behavior, authorizing intervention, and negotiating institutional logics, the psychiatrist operates as both clinician and sovereign -holding the legal and symbolic authority to override consent, nullify legal capacity, and reassign personhood. While many psychiatrists seek sincerely to alleviate suffering, their professional position is structurally compromised by the entanglement of care with control. The exercise of clinical judgment is frequently distorted by institutional incentives, diagnostic inertia, fear of liability, and tacit alignment with conservative moral values. The doctor does not speak from a neutral place: they speak from within a system that has long legitimized violence against those deemed “mad,” “abnormal,” or socially inconvenient. Their authority is not only clinical -it is political, symbolic, and often, whether intended or not, exclusionary.</text:p>
      <text:p text:style-name="P63"><text:soft-page-break/>This exclusionary function has been particularly acute at the intersections of race, gender, class, and migration status. Across Spain and Europe, marginalized groups are disproportionately pathologized, misdiagnosed, and subjected to coercive interventions. Migrants, racialized minorities, women in situations of poverty or domestic violence, trans and queer individuals, children in care systems -these populations are more likely to be labeled, restrained, institutionalized, and silenced (Cénat et al., 2022; Fernando, 2017; Whitley et al., 2021). Psychiatry in this sense becomes not a response to suffering but a channel for the expression of societal xenophobia, sexism, and class violence under the cover of clinical concern. The diagnostic categories, risk assessments, and professional recommendations become tools through which structural injustice is re-inscribed and normalized. The vulnerable are not protected but vulnerabilized -rendered visible to the system only as problems to be managed, not persons to be supported.</text:p>
      <text:p text:style-name="P63">This dynamic extends into the family and community spheres, where psychiatric labels and interventions are often mobilized to enforce normative behavior, suppress dissent, or conceal violence. Children reacting to trauma are labeled disruptive. Women resisting control are diagnosed as borderline. Migrants confronting racism are deemed paranoid. These translations are not aberrations -they are the system functioning as designed. The psychiatric apparatus offers language, procedures, and institutional legitimacy for converting political, relational, or existential distress into individualized deficits. In doing so, it often protects abusers, exonerates institutions, and repositions victims as perpetrators of their own suffering. This is the cultural logic of what might be termed “psychiatric impunity”: the transformation of oppression into illness, and of survival strategies into pathology. The system cannot heal what it denies, and cannot protect those it does not recognize as fully human.</text:p>
      <text:p text:style-name="P63">Media, education, and popular discourse reinforce this structure. The archetype of the “mentally ill” as unstable, irrational, and potentially violent persists despite decades of anti-stigma campaigns. Public awareness is superficial; real understanding is rare. Psychiatric power is rarely questioned, and its failures are seldom addressed outside specialized spaces. Survivors of psychiatric violence are still broadly treated as unreliable witnesses, their critiques dismissed as symptoms rather than valid evidence. Those who try to resist are offered two choices: compliance or marginalization. Institutions co-opt reformist language while maintaining abusive practices. Professionals are trained to “manage” rather than understand, to “treat” rather than listen. Meanwhile, the system continues to produce preventable deaths, chronic trauma, and intergenerational harm -often invisibly, silently, and with full bureaucratic approval.</text:p>
      <text:p text:style-name="P63">In this context, the central challenge is not to improve psychiatric services within the current model, but to unmake the conditions that render harm systemic. This requires a fundamental redefinition of what counts as care, who counts as credible, and how suffering is conceptualized, responded to, and resolved. It requires that psychiatry abandon its role as arbiter of personhood and instead accept a humble, dialogic, and rights-bound position within a broader ecology of healing. The transition from coercion to consent, from authority to accountability, from categorization to understanding, is not optional -it is required by science, by law, and by ethics. It is also demanded by those most affected: users, families, survivors, professionals, and communities who know that better care is not only possible but necessary. We must not lock anyone into a diagnostic status they did not choose, or accept the logic of chronicity as destiny. No one should be left behind, <text:span text:style-name="T149">further harmed and trapped in worse and worsening conditions </text:span><text:s/>-not by neglect, not by fear, and certainly not by the <text:span text:style-name="T150">act </text:span><text:soft-page-break/><text:span text:style-name="T150">and professionals and the</text:span> very systems <text:span text:style-name="T151">with the duty and mandate </text:span>to protect life, <text:span text:style-name="T148">destroying it instead</text:span>.</text:p>
      <text:p text:style-name="P81"><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28T17:43:09.946793872</dc:date>
    <meta:editing-duration>P1DT13H10M1S</meta:editing-duration>
    <meta:editing-cycles>156</meta:editing-cycles>
    <meta:generator>LibreOffice/24.2.7.2$Linux_X86_64 LibreOffice_project/420$Build-2</meta:generator>
    <meta:print-date>2025-06-21T15:55:05.630597510</meta:print-date>
    <meta:printed-by>PDF files</meta:printed-by>
    <meta:document-statistic meta:table-count="34" meta:image-count="0" meta:object-count="0" meta:page-count="62" meta:paragraph-count="1197" meta:word-count="28117" meta:character-count="213576" meta:non-whitespace-character-count="186603"/>
  </office:meta>
</office:document-meta>
</file>